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Verdana6"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Para_20_05">
      <style:paragraph-properties fo:text-align="center" style:justify-single-word="false"/>
    </style:style>
    <style:style style:name="P2" style:family="paragraph" style:parent-style-name="Text_20_body">
      <style:text-properties style:use-window-font-color="true"/>
    </style:style>
    <style:style style:name="P3" style:family="paragraph" style:parent-style-name="Text_20_body">
      <style:text-properties style:use-window-font-color="true" fo:font-weight="bold" style:font-weight-asian="bold" style:font-weight-complex="bold"/>
    </style:style>
    <style:style style:name="P4" style:family="paragraph" style:parent-style-name="Text_20_body">
      <style:paragraph-properties fo:text-align="justify" style:justify-single-word="false"/>
      <style:text-properties style:use-window-font-color="true" fo:font-weight="bold" style:font-weight-asian="bold" style:font-weight-complex="bold"/>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font-style="normal" style:font-style-asian="normal" style:font-style-complex="normal"/>
    </style:style>
    <style:style style:name="P7" style:family="paragraph" style:parent-style-name="Text_20_body">
      <style:paragraph-properties fo:text-align="justify" style:justify-single-word="false"/>
      <style:text-properties style:use-window-font-color="true" fo:background-color="#ffffff"/>
    </style:style>
    <style:style style:name="P8" style:family="paragraph" style:parent-style-name="Text_20_body">
      <style:paragraph-properties fo:text-align="justify" style:justify-single-word="false"/>
      <style:text-properties style:use-window-font-color="true"/>
    </style:style>
    <style:style style:name="P9" style:family="paragraph" style:parent-style-name="Text_20_body">
      <style:text-properties style:use-window-font-color="true" fo:language="ru" fo:country="RU"/>
    </style:style>
    <style:style style:name="P10" style:family="paragraph" style:parent-style-name="Text_20_body">
      <style:text-properties style:use-window-font-color="true" fo:language="ru" fo:country="RU" style:text-underline-style="none"/>
    </style:style>
    <style:style style:name="P11" style:family="paragraph" style:parent-style-name="Text_20_body">
      <style:text-properties style:use-window-font-color="true" style:text-underline-style="none"/>
    </style:style>
    <style:style style:name="P12" style:family="paragraph" style:parent-style-name="Text_20_body">
      <style:text-properties style:use-window-font-color="true" style:text-underline-style="solid" style:text-underline-width="auto" style:text-underline-color="font-color"/>
    </style:style>
    <style:style style:name="P13" style:family="paragraph" style:parent-style-name="Text_20_body">
      <style:text-properties style:use-window-font-color="true" fo:font-style="italic" fo:font-weight="bold" style:font-style-asian="italic" style:font-weight-asian="bold" style:font-style-complex="italic" style:font-weight-complex="bold"/>
    </style:style>
    <style:style style:name="P14" style:family="paragraph" style:parent-style-name="Text_20_body">
      <style:text-properties style:use-window-font-color="true" fo:language="uk" fo:country="UA"/>
    </style:style>
    <style:style style:name="P15" style:family="paragraph" style:parent-style-name="Text_20_body">
      <style:text-properties style:use-window-font-color="true" fo:language="uk" fo:country="UA" fo:font-style="normal" style:font-style-asian="normal" style:font-style-complex="normal"/>
    </style:style>
    <style:style style:name="P16" style:family="paragraph" style:parent-style-name="Text_20_body">
      <style:text-properties fo:color="#ff3333"/>
    </style:style>
    <style:style style:name="P17" style:family="paragraph" style:parent-style-name="Text_20_body">
      <style:paragraph-properties fo:text-align="justify" style:justify-single-word="false"/>
      <style:text-properties fo:color="#ff3333"/>
    </style:style>
    <style:style style:name="P18" style:family="paragraph" style:parent-style-name="Text_20_body">
      <style:text-properties fo:color="#ff3333" fo:background-color="#ffffff"/>
    </style:style>
    <style:style style:name="P19" style:family="paragraph" style:parent-style-name="Text_20_body">
      <style:paragraph-properties fo:text-align="justify" style:justify-single-word="false"/>
      <style:text-properties fo:color="#ff3333" fo:background-color="#ffffff"/>
    </style:style>
    <style:style style:name="P20" style:family="paragraph" style:parent-style-name="Text_20_body">
      <style:text-properties fo:color="#ff3333"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2" style:family="paragraph" style:parent-style-name="Text_20_body">
      <style:text-properties fo:color="#ff3333" fo:language="ru" fo:country="RU"/>
    </style:style>
    <style:style style:name="P23" style:family="paragraph" style:parent-style-name="Text_20_body">
      <style:paragraph-properties fo:text-align="justify" style:justify-single-word="false"/>
    </style:style>
    <style:style style:name="P24" style:family="paragraph" style:parent-style-name="Text_20_body">
      <style:text-properties fo:font-size="18pt" style:font-size-asian="18pt" style:font-size-complex="18pt"/>
    </style:style>
    <style:style style:name="P25" style:family="paragraph" style:parent-style-name="Text_20_body">
      <style:text-properties fo:language="ru" fo:country="RU"/>
    </style:style>
    <style:style style:name="P26" style:family="paragraph" style:parent-style-name="Text_20_body">
      <style:text-properties fo:language="ru" fo:country="RU" fo:font-weight="normal" style:font-weight-asian="normal" style:font-weight-complex="normal"/>
    </style:style>
    <style:style style:name="P27" style:family="paragraph" style:parent-style-name="Text_20_body">
      <style:text-properties fo:language="ru" fo:country="RU" fo:font-weight="bold" style:font-weight-asian="bold" style:font-weight-complex="bold"/>
    </style:style>
    <style:style style:name="P28" style:family="paragraph" style:parent-style-name="Text_20_body">
      <style:text-properties fo:language="ru" fo:country="RU" fo:font-style="normal" style:font-style-asian="normal" style:font-style-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master-page-name="">
      <style:paragraph-properties style:page-number="auto"/>
      <style:text-properties style:use-window-font-color="true"/>
    </style:style>
    <style:style style:name="P34"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5"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6"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7"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8"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39" style:family="paragraph" style:parent-style-name="Цитата_20_-_20_автор">
      <style:text-properties style:use-window-font-color="true"/>
    </style:style>
    <style:style style:name="P40" style:family="paragraph" style:parent-style-name="Цитата_20_-_20_автор">
      <style:text-properties fo:language="ru" fo:country="RU"/>
    </style:style>
    <style:style style:name="P41" style:family="paragraph" style:parent-style-name="Эпиграф_20__2b__20_автор">
      <style:text-properties style:use-window-font-color="true"/>
    </style:style>
    <style:style style:name="P42" style:family="paragraph" style:parent-style-name="Subtitle">
      <style:text-properties style:use-window-font-color="true"/>
    </style:style>
    <style:style style:name="P43" style:family="paragraph" style:parent-style-name="Subtitle">
      <style:text-properties style:use-window-font-color="true" style:text-underline-style="none"/>
    </style:style>
    <style:style style:name="P44" style:family="paragraph" style:parent-style-name="Subtitle">
      <style:text-properties fo:color="#ff3333"/>
    </style:style>
    <style:style style:name="P45" style:family="paragraph" style:parent-style-name="Subtitle">
      <style:text-properties fo:color="#ff3333" fo:font-style="normal" style:font-style-asian="normal" style:font-style-complex="normal"/>
    </style:style>
    <style:style style:name="P46" style:family="paragraph" style:parent-style-name="Subtitle">
      <style:paragraph-properties fo:margin-top="0.706cm" fo:margin-bottom="0.706cm"/>
      <style:text-properties style:use-window-font-color="true"/>
    </style:style>
    <style:style style:name="P47" style:family="paragraph" style:parent-style-name="Subtitle">
      <style:paragraph-properties fo:margin-top="0.706cm" fo:margin-bottom="0.706cm"/>
      <style:text-properties style:use-window-font-color="true" fo:font-weight="normal" style:font-weight-asian="normal" style:font-weight-complex="normal"/>
    </style:style>
    <style:style style:name="P48" style:family="paragraph" style:parent-style-name="Subtitle">
      <style:paragraph-properties fo:margin-top="0.706cm" fo:margin-bottom="0.706cm"/>
      <style:text-properties fo:color="#ff3333"/>
    </style:style>
    <style:style style:name="P49" style:family="paragraph" style:parent-style-name="Эпиграф_20_-_20_автор">
      <style:text-properties style:use-window-font-color="true"/>
    </style:style>
    <style:style style:name="P50" style:family="paragraph" style:parent-style-name="Quotations">
      <style:text-properties style:use-window-font-color="true"/>
    </style:style>
    <style:style style:name="P51" style:family="paragraph" style:parent-style-name="Quotations">
      <style:paragraph-properties fo:text-align="justify" style:justify-single-word="false"/>
      <style:text-properties style:use-window-font-color="true"/>
    </style:style>
    <style:style style:name="P52" style:family="paragraph" style:parent-style-name="Quotations">
      <style:paragraph-properties fo:text-align="justify" style:justify-single-word="false"/>
    </style:style>
    <style:style style:name="P53" style:family="paragraph" style:parent-style-name="Quotations">
      <style:text-properties fo:color="#ff3333"/>
    </style:style>
    <style:style style:name="P54" style:family="paragraph" style:parent-style-name="Quotations">
      <style:paragraph-properties fo:text-align="justify" style:justify-single-word="false"/>
      <style:text-properties fo:color="#ff3333" fo:background-color="#ffffff"/>
    </style:style>
    <style:style style:name="P55" style:family="paragraph" style:parent-style-name="Цитата_20__2b__20_автор">
      <style:text-properties style:use-window-font-color="true"/>
    </style:style>
    <style:style style:name="P56" style:family="paragraph" style:parent-style-name="Цитата_20__2b__20_автор">
      <style:paragraph-properties fo:text-align="justify" style:justify-single-word="false"/>
      <style:text-properties style:use-window-font-color="true"/>
    </style:style>
    <style:style style:name="P57" style:family="paragraph" style:parent-style-name="Цитата_20__2b__20_автор">
      <style:text-properties fo:language="ru" fo:country="RU"/>
    </style:style>
    <style:style style:name="P58" style:family="paragraph" style:parent-style-name="Text_20_body">
      <style:paragraph-properties fo:break-before="page"/>
      <style:text-properties fo:font-size="18pt" style:font-size-asian="18pt" style:font-size-complex="18pt"/>
    </style:style>
    <style:style style:name="P59"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60" style:family="paragraph" style:parent-style-name="Standard">
      <style:paragraph-properties fo:break-before="page"/>
      <style:text-properties fo:language="ru" fo:country="RU" fo:font-weight="normal" style:font-weight-asian="normal" style:font-weight-complex="normal"/>
    </style:style>
    <style:style style:name="P61"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2" style:family="paragraph" style:parent-style-name="Text_20_body">
      <style:paragraph-properties fo:margin-left="0cm" fo:margin-right="0cm" fo:text-indent="0cm" style:auto-text-indent="false"/>
      <style:text-properties style:use-window-font-color="true" style:text-underline-style="none"/>
    </style:style>
    <style:style style:name="P63"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4" style:family="paragraph" style:parent-style-name="Caption">
      <style:text-properties fo:font-weight="normal" style:font-weight-asian="normal" style:font-weight-complex="normal"/>
    </style:style>
    <style:style style:name="P65" style:family="paragraph" style:parent-style-name="Standard">
      <style:text-properties style:use-window-font-color="true" style:text-underline-style="none"/>
    </style:style>
    <style:style style:name="P66" style:family="paragraph" style:parent-style-name="Table_20_Contents">
      <style:paragraph-properties fo:text-align="justify" style:justify-single-word="false"/>
      <style:text-properties style:font-name="Verdana1"/>
    </style:style>
    <style:style style:name="P67"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8" style:family="paragraph" style:parent-style-name="Quotations">
      <style:paragraph-properties fo:margin-left="0.998cm" fo:margin-right="0.998cm" fo:text-indent="0cm" style:auto-text-indent="false"/>
      <style:text-properties fo:language="ru" fo:country="RU"/>
    </style:style>
    <style:style style:name="P69"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0"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1"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2" style:family="paragraph" style:parent-style-name="Footnote">
      <style:text-properties fo:font-weight="bold" style:font-weight-asian="bold" style:font-weight-complex="bold"/>
    </style:style>
    <style:style style:name="P73" style:family="paragraph" style:parent-style-name="Text_20_body">
      <style:paragraph-properties style:shadow="none"/>
      <style:text-properties style:use-window-font-color="true"/>
    </style:style>
    <style:style style:name="P74" style:family="paragraph" style:parent-style-name="Heading_20_1" style:master-page-name="Right_20_Page">
      <style:paragraph-properties style:page-number="3"/>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3">
      <style:paragraph-properties fo:break-before="page"/>
    </style:style>
    <style:style style:name="P78" style:family="paragraph" style:parent-style-name="Heading_20_3">
      <style:paragraph-properties fo:break-before="page"/>
      <style:text-properties fo:language="ru" fo:country="RU"/>
    </style:style>
    <style:style style:name="P79" style:family="paragraph" style:parent-style-name="Heading_20_3">
      <style:paragraph-properties fo:break-before="page"/>
      <style:text-properties fo:language="ru" fo:country="RU" fo:font-weight="bold" style:font-weight-asian="bold" style:font-weight-complex="bold"/>
    </style:style>
    <style:style style:name="P80" style:family="paragraph" style:parent-style-name="Heading_20_3">
      <style:paragraph-properties fo:break-before="page"/>
      <style:text-properties fo:font-weight="bold" style:font-weight-asian="bold" style:font-weight-complex="bold"/>
    </style:style>
    <style:style style:name="P81" style:family="paragraph" style:parent-style-name="Para_20_05" style:master-page-name="MP0">
      <style:paragraph-properties fo:text-align="center" style:justify-single-word="false" style:page-number="auto" fo:break-before="page"/>
    </style:style>
    <style:style style:name="P82" style:family="paragraph" style:parent-style-name="Quotations" style:list-style-name="L9">
      <style:paragraph-properties fo:margin-left="0.998cm" fo:margin-right="0.998cm" fo:text-indent="0cm" style:auto-text-indent="false"/>
      <style:text-properties fo:language="ru" fo:country="RU"/>
    </style:style>
    <style:style style:name="P83" style:family="paragraph" style:parent-style-name="Text_20_body" style:list-style-name="диалог"/>
    <style:style style:name="P84" style:family="paragraph" style:parent-style-name="Text_20_body" style:list-style-name="диалог">
      <style:paragraph-properties fo:text-align="justify" style:justify-single-word="false"/>
      <style:text-properties fo:color="#ff3333"/>
    </style:style>
    <style:style style:name="P85" style:family="paragraph" style:parent-style-name="Text_20_body" style:list-style-name="L18">
      <style:paragraph-properties fo:text-align="justify" style:justify-single-word="false"/>
      <style:text-properties fo:color="#ff3333"/>
    </style:style>
    <style:style style:name="P86" style:family="paragraph" style:parent-style-name="Text_20_body" style:list-style-name="L2">
      <style:paragraph-properties fo:text-align="justify" style:justify-single-word="false"/>
      <style:text-properties fo:color="#ff3333" fo:background-color="#ffffff"/>
    </style:style>
    <style:style style:name="P87" style:family="paragraph" style:parent-style-name="Text_20_body" style:list-style-name="диалог">
      <style:text-properties fo:color="#ff3333"/>
    </style:style>
    <style:style style:name="P88" style:family="paragraph" style:parent-style-name="Text_20_body" style:list-style-name="диалог">
      <style:text-properties fo:color="#ff3333" fo:font-style="normal" style:font-style-asian="normal" style:font-style-complex="normal"/>
    </style:style>
    <style:style style:name="P89" style:family="paragraph" style:parent-style-name="Text_20_body" style:list-style-name="L18">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90"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L3">
      <style:paragraph-properties fo:text-align="justify" style:justify-single-word="false"/>
      <style:text-properties style:use-window-font-color="true"/>
    </style:style>
    <style:style style:name="P94" style:family="paragraph" style:parent-style-name="Text_20_body" style:list-style-name="L4">
      <style:paragraph-properties fo:text-align="justify" style:justify-single-word="false"/>
      <style:text-properties style:use-window-font-color="true"/>
    </style:style>
    <style:style style:name="P95" style:family="paragraph" style:parent-style-name="Text_20_body" style:list-style-name="L5">
      <style:paragraph-properties fo:text-align="justify" style:justify-single-word="false"/>
      <style:text-properties style:use-window-font-color="true"/>
    </style:style>
    <style:style style:name="P96" style:family="paragraph" style:parent-style-name="Text_20_body" style:list-style-name="L6">
      <style:paragraph-properties fo:text-align="justify" style:justify-single-word="false"/>
      <style:text-properties style:use-window-font-color="true"/>
    </style:style>
    <style:style style:name="P97" style:family="paragraph" style:parent-style-name="Text_20_body" style:list-style-name="List_20_1">
      <style:paragraph-properties fo:text-align="justify" style:justify-single-word="false"/>
      <style:text-properties style:use-window-font-color="true"/>
    </style:style>
    <style:style style:name="P98" style:family="paragraph" style:parent-style-name="Text_20_body" style:list-style-name="диалог">
      <style:text-properties style:use-window-font-color="true"/>
    </style:style>
    <style:style style:name="P99" style:family="paragraph" style:parent-style-name="Text_20_body" style:list-style-name="List_20_1">
      <style:text-properties style:use-window-font-color="true"/>
    </style:style>
    <style:style style:name="P100" style:family="paragraph" style:parent-style-name="Text_20_body" style:list-style-name="L7">
      <style:text-properties style:use-window-font-color="true"/>
    </style:style>
    <style:style style:name="P101" style:family="paragraph" style:parent-style-name="Text_20_body" style:list-style-name="L8">
      <style:text-properties style:use-window-font-color="true"/>
    </style:style>
    <style:style style:name="P102" style:family="paragraph" style:parent-style-name="Text_20_body" style:list-style-name="L17">
      <style:text-properties style:use-window-font-color="true" fo:language="ru" fo:country="RU"/>
    </style:style>
    <style:style style:name="P103" style:family="paragraph" style:parent-style-name="Text_20_body" style:list-style-name="диалог">
      <style:text-properties style:use-window-font-color="true" fo:language="ru" fo:country="RU"/>
    </style:style>
    <style:style style:name="P104" style:family="paragraph" style:parent-style-name="Text_20_body" style:list-style-name="L17">
      <style:text-properties style:use-window-font-color="true"/>
    </style:style>
    <style:style style:name="P105" style:family="paragraph" style:parent-style-name="Text_20_body" style:list-style-name="диалог">
      <style:text-properties style:use-window-font-color="true" style:text-underline-style="none"/>
    </style:style>
    <style:style style:name="P106" style:family="paragraph" style:parent-style-name="Text_20_body" style:list-style-name="L19">
      <style:text-properties style:use-window-font-color="true" style:text-underline-style="none"/>
    </style:style>
    <style:style style:name="P107" style:family="paragraph" style:parent-style-name="Text_20_body" style:list-style-name="диалог">
      <style:text-properties style:use-window-font-color="true" style:text-underline-style="solid" style:text-underline-width="auto" style:text-underline-color="font-color"/>
    </style:style>
    <style:style style:name="P108" style:family="paragraph" style:parent-style-name="Text_20_body" style:list-style-name="L19">
      <style:text-properties style:use-window-font-color="true"/>
    </style:style>
    <style:style style:name="P109" style:family="paragraph" style:parent-style-name="Text_20_body" style:list-style-name="L20">
      <style:text-properties style:use-window-font-color="true"/>
    </style:style>
    <style:style style:name="P110" style:family="paragraph" style:parent-style-name="Text_20_body" style:list-style-name="диалог">
      <style:text-properties style:use-window-font-color="true" fo:font-weight="normal" style:font-weight-asian="normal" style:font-weight-complex="normal"/>
    </style:style>
    <style:style style:name="P111" style:family="paragraph" style:parent-style-name="Text_20_body" style:list-style-name="L3">
      <style:paragraph-properties fo:text-align="justify" style:justify-single-word="false"/>
    </style:style>
    <style:style style:name="P112" style:family="paragraph" style:parent-style-name="Text_20_body" style:list-style-name="диалог">
      <style:paragraph-properties fo:text-align="justify" style:justify-single-word="false"/>
    </style:style>
    <style:style style:name="P113" style:family="paragraph" style:parent-style-name="Text_20_body">
      <style:text-properties fo:language="ru" fo:country="RU"/>
    </style:style>
    <style:style style:name="P114" style:family="paragraph" style:parent-style-name="Text_20_body" style:list-style-name="диалог">
      <style:text-properties fo:language="ru" fo:country="RU" fo:font-style="normal" style:font-style-asian="normal" style:font-style-complex="normal"/>
    </style:style>
    <style:style style:name="P115"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16"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L21">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fo:font-style="normal" fo:font-weight="bold" style:font-style-asian="normal" style:font-weight-asian="bold" style:font-style-complex="normal" style:font-weight-complex="bold"/>
    </style:style>
    <style:style style:name="P119" style:family="paragraph" style:parent-style-name="Text_20_body">
      <style:text-properties fo:language="ru" fo:country="RU" fo:font-weight="normal" style:font-weight-asian="normal" style:font-weight-complex="normal"/>
    </style:style>
    <style:style style:name="P120" style:family="paragraph" style:parent-style-name="Text_20_body" style:list-style-name="List_20_2">
      <style:text-properties fo:language="ru" fo:country="RU" fo:font-weight="normal" style:font-weight-asian="normal" style:font-weight-complex="normal"/>
    </style:style>
    <style:style style:name="P121" style:family="paragraph" style:parent-style-name="Text_20_body" style:list-style-name="L12">
      <style:text-properties fo:language="ru" fo:country="RU" fo:font-weight="normal" style:font-weight-asian="normal" style:font-weight-complex="normal"/>
    </style:style>
    <style:style style:name="P122" style:family="paragraph" style:parent-style-name="Text_20_body" style:list-style-name="L13">
      <style:text-properties fo:language="ru" fo:country="RU" fo:font-weight="normal" style:font-weight-asian="normal" style:font-weight-complex="normal"/>
    </style:style>
    <style:style style:name="P123" style:family="paragraph" style:parent-style-name="Text_20_body" style:list-style-name="L14">
      <style:text-properties fo:language="ru" fo:country="RU" fo:font-weight="normal" style:font-weight-asian="normal" style:font-weight-complex="normal"/>
    </style:style>
    <style:style style:name="P124" style:family="paragraph" style:parent-style-name="Text_20_body" style:list-style-name="List_20_4">
      <style:text-properties fo:language="ru" fo:country="RU" fo:font-weight="normal" style:font-weight-asian="normal" style:font-weight-complex="normal"/>
    </style:style>
    <style:style style:name="P125" style:family="paragraph" style:parent-style-name="Text_20_body" style:list-style-name="L15">
      <style:text-properties fo:language="ru" fo:country="RU" fo:font-weight="normal" style:font-weight-asian="normal" style:font-weight-complex="normal"/>
    </style:style>
    <style:style style:name="P126" style:family="paragraph" style:parent-style-name="Text_20_body" style:list-style-name="L16">
      <style:text-properties fo:language="ru" fo:country="RU" fo:font-weight="normal" style:font-weight-asian="normal" style:font-weight-complex="normal"/>
    </style:style>
    <style:style style:name="P127" style:family="paragraph" style:parent-style-name="Text_20_body" style:list-style-name="L22">
      <style:text-properties fo:language="ru" fo:country="RU" fo:font-weight="normal" style:font-weight-asian="normal" style:font-weight-complex="normal"/>
    </style:style>
    <style:style style:name="P128" style:family="paragraph" style:parent-style-name="Text_20_body" style:list-style-name="L11">
      <style:text-properties fo:language="ru" fo:country="RU"/>
    </style:style>
    <style:style style:name="P129" style:family="paragraph" style:parent-style-name="Text_20_body" style:list-style-name="List_20_4">
      <style:text-properties fo:language="ru" fo:country="RU" fo:font-weight="bold" style:font-weight-asian="bold" style:font-weight-complex="bold"/>
    </style:style>
    <style:style style:name="P130" style:family="paragraph" style:parent-style-name="Text_20_body" style:list-style-name="List_20_5">
      <style:text-properties fo:language="ru" fo:country="RU"/>
    </style:style>
    <style:style style:name="P131" style:family="paragraph" style:parent-style-name="Text_20_body" style:list-style-name="List_20_2"/>
    <style:style style:name="P132" style:family="paragraph" style:parent-style-name="Text_20_body">
      <style:text-properties fo:font-weight="bold" style:font-weight-asian="bold" style:font-weight-complex="bold"/>
    </style:style>
    <style:style style:name="P133" style:family="paragraph" style:parent-style-name="Text_20_body" style:list-style-name="List_20_2">
      <style:text-properties fo:font-weight="bold" style:font-weight-asian="bold" style:font-weight-complex="bold"/>
    </style:style>
    <style:style style:name="P134" style:family="paragraph" style:parent-style-name="Text_20_body" style:list-style-name="List_20_1">
      <style:text-properties fo:font-weight="bold" style:font-weight-asian="bold" style:font-weight-complex="bold"/>
    </style:style>
    <style:style style:name="P135" style:family="paragraph" style:parent-style-name="Text_20_body" style:list-style-name="List_20_2">
      <style:text-properties fo:font-weight="normal" style:font-weight-asian="normal" style:font-weight-complex="normal"/>
    </style:style>
    <style:style style:name="P136" style:family="paragraph" style:parent-style-name="Text_20_body" style:list-style-name="List_20_3">
      <style:text-properties fo:font-weight="normal" style:font-weight-asian="normal" style:font-weight-complex="normal"/>
    </style:style>
    <style:style style:name="P137" style:family="paragraph" style:parent-style-name="Text_20_body" style:list-style-name="List_20_1">
      <style:text-properties fo:font-weight="normal" style:font-weight-asian="normal" style:font-weight-complex="normal"/>
    </style:style>
    <style:style style:name="P138" style:family="paragraph" style:parent-style-name="Text_20_body" style:list-style-name="L10"/>
    <style:style style:name="P139" style:family="paragraph" style:parent-style-name="Text_20_body" style:list-style-name="L13"/>
    <style:style style:name="P140" style:family="paragraph" style:parent-style-name="Text_20_body" style:list-style-name="List_20_4"/>
    <style:style style:name="P141" style:family="paragraph" style:parent-style-name="Text_20_body" style:list-style-name="L16"/>
    <style:style style:name="P142" style:family="paragraph" style:parent-style-name="Text_20_body" style:list-style-name="List_20_5"/>
    <style:style style:name="P143" style:family="paragraph" style:parent-style-name="Text_20_body" style:list-style-name="L19"/>
    <style:style style:name="P144" style:family="paragraph" style:parent-style-name="Text_20_body" style:list-style-name="L20"/>
    <style:style style:name="P145" style:family="paragraph" style:parent-style-name="Text_20_body" style:list-style-name="диалог">
      <style:paragraph-properties fo:margin-left="0cm" fo:margin-right="0cm" fo:text-indent="0cm" style:auto-text-indent="false"/>
      <style:text-properties style:use-window-font-color="true"/>
    </style:style>
    <style:style style:name="P146"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7"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style>
    <style:style style:name="P14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50"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51"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style="normal" fo:font-weight="bold" style:font-style-asian="normal" style:font-weight-asian="bold" style:font-style-complex="normal" style:font-weight-complex="bold"/>
    </style:style>
    <style:style style:name="T19" style:family="text">
      <style:text-properties fo:language="ru" fo:country="RU"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Verdana5" fo:font-size="14pt" style:font-size-asian="14pt" style:font-size-complex="14pt" style:language-complex="ru" style:country-complex="RU"/>
    </style:style>
    <style:style style:name="T22" style:family="text">
      <style:text-properties style:use-window-font-color="true" style:font-name="Verdana5" style:language-complex="ru" style:country-complex="RU"/>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normal" style:font-style-asian="normal" style:font-style-complex="normal"/>
    </style:style>
    <style:style style:name="T27" style:family="text">
      <style:text-properties style:use-window-font-color="true" style:text-line-through-style="none"/>
    </style:style>
    <style:style style:name="T28" style:family="text">
      <style:text-properties style:use-window-font-color="true" style:text-line-through-style="none" style:text-underline-style="none"/>
    </style:style>
    <style:style style:name="T29" style:family="text">
      <style:text-properties style:use-window-font-color="true" fo:font-weight="normal" style:font-weight-asian="normal" style:font-weight-complex="normal"/>
    </style:style>
    <style:style style:name="T30" style:family="text">
      <style:text-properties style:use-window-font-color="true" style:text-underline-style="none"/>
    </style:style>
    <style:style style:name="T31" style:family="text">
      <style:text-properties style:use-window-font-color="true" style:text-underline-style="none" fo:font-weight="bold" style:font-weight-asian="bold" style:font-weight-complex="bold"/>
    </style:style>
    <style:style style:name="T32" style:family="text">
      <style:text-properties fo:language="en" fo:country="US"/>
    </style:style>
    <style:style style:name="T33" style:family="text">
      <style:text-properties fo:language="en" fo:country="US" fo:font-style="italic" style:font-style-asian="italic" style:font-style-complex="italic"/>
    </style:style>
    <style:style style:name="T34" style:family="text">
      <style:text-properties fo:language="en" fo:country="US" fo:font-style="italic" fo:font-weight="normal" style:font-style-asian="italic" style:font-weight-asian="normal" style:font-style-complex="italic" style:font-weight-complex="normal"/>
    </style:style>
    <style:style style:name="T35" style:family="text">
      <style:text-properties fo:language="en" fo:country="US" fo:font-style="normal" fo:font-weight="normal" style:font-style-asian="normal" style:font-weight-asian="normal" style:font-style-complex="normal" style:font-weight-complex="normal"/>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bold" style:font-weight-asian="bold" style:font-weight-complex="bold"/>
    </style:style>
    <style:style style:name="T38" style:family="text">
      <style:text-properties fo:font-variant="normal" fo:text-transform="none" fo:color="#ff3333" style:text-line-through-style="none" style:font-name="Verdana7"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39" style:family="text">
      <style:text-properties fo:font-variant="normal" fo:text-transform="none" fo:color="#ff3333"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0" style:family="text">
      <style:text-properties fo:font-variant="normal" fo:text-transform="none" fo:color="#ff3333" style:font-name="Verdana7" fo:font-size="11pt" fo:letter-spacing="normal" fo:font-style="italic" fo:background-color="#ffffff" style:font-size-asian="11pt" style:font-style-asian="italic" style:font-size-complex="11pt" style:font-style-complex="italic"/>
    </style:style>
    <style:style style:name="T41" style:family="text">
      <style:text-properties fo:color="#ff3333"/>
    </style:style>
    <style:style style:name="T42" style:family="text">
      <style:text-properties fo:color="#ff3333" fo:background-color="#ffffff"/>
    </style:style>
    <style:style style:name="T43" style:family="text">
      <style:text-properties fo:color="#ff3333" fo:font-style="italic" fo:background-color="#ffffff" style:font-style-asian="italic" style:font-style-complex="italic"/>
    </style:style>
    <style:style style:name="T44" style:family="text">
      <style:text-properties fo:color="#ff3333" fo:language="ru" fo:country="RU" fo:background-color="#ffffff"/>
    </style:style>
    <style:style style:name="T45" style:family="text">
      <style:text-properties fo:color="#ff3333" style:text-line-through-style="none"/>
    </style:style>
    <style:style style:name="T46" style:family="text">
      <style:text-properties fo:color="#ff3333" fo:font-style="normal" style:font-style-asian="normal" style:font-style-complex="normal"/>
    </style:style>
    <style:style style:name="T47" style:family="text">
      <style:text-properties fo:language="uk" fo:country="UA"/>
    </style:style>
    <style:style style:name="T48" style:family="text">
      <style:text-properties fo:language="uk" fo:country="UA" fo:font-style="normal" style:font-style-asian="normal" style:font-style-complex="normal"/>
    </style:style>
    <style:style style:name="T49" style:family="text">
      <style:text-properties fo:background-color="#ffffff"/>
    </style:style>
    <style:style style:name="T50" style:family="text">
      <style:text-properties style:font-name="Verdana1"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6"/>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Default_20_Paragraph_20_Font"><text:span text:style-name="T21">Янина Каминская</text:span></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2"><text:s/></text:span></text:span></text:p>
      <text:p text:style-name="Caption">Реквием по любви</text:p>
      <text:p text:style-name="P64">или</text:p>
      <text:p text:style-name="P64">мемуары о манипуляторе</text:p>
      <text:h text:style-name="P74" text:outline-level="1"><text:s/><text:bookmark-start text:name="Vviedieniie"/>П<text:bookmark-end text:name="Vviedieniie"/>ролог </text:h>
      <text:p text:style-name="P41">Опыт – дитя мысли, а мысль – дитя действия. Мы не можем изучать людей по книгам.</text:p>
      <text:p text:style-name="P49">Бенджамин Дизраэли</text:p>
      <text:p text:style-name="P17">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7">Проблемы в отношениях есть, и есть у всех. Такова уж наша жизнь. И мои отношения не стали исключением. Вроде бы все, как <text:soft-page-break/>у всех — ссоры и примирения, хорошие моменты и плохие... Но каждый день с любимым делал меня несчастной и оставлял какой-то необъяснимый осадок.</text:p>
      <text:p text:style-name="P17">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7">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7">Что-то не так и никто не мог мне объяснить, что именно. А потом пришло прозрение. Совершенно неожиданно, как гром среди ясного неба. И появилась эта книга.</text:p>
      <text:p text:style-name="P17">Вы сейчас, наверное, подумали, мол:</text:p>
      <text:list xml:id="list2908282622994402092" text:style-name="диалог">
        <text:list-item>
          <text:p text:style-name="P84">Не любит она мужиков! Злая она! Такая злая, что вот аж целую книгу сочинила! Мужененавистница! Феминистка!</text:p>
        </text:list-item>
      </text:list>
      <text:p text:style-name="P17"><text:soft-page-break/>О нет! Я люблю мужчин!</text:p>
      <text:p text:style-name="P17">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7">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8">Согласны ли вы со следующими утверждениями?</text:p>
      <text:list xml:id="list2635068137189460361" text:style-name="L1">
        <text:list-item>
          <text:p text:style-name="P91">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1">Вы не понимаете, что нужно вашему партнеру. Вам кажется, что вы делаете <text:soft-page-break/>все, но, как правило, этого мало или недостаточно. У вас складывается ощущение, что вас принимают за ваши заслуги;</text:p>
        </text:list-item>
        <text:list-item>
          <text:p text:style-name="P91">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text:soft-page-break/>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8">Если вы согласны хотя бы с несколькими из этих утверждений, мне жаль — вы попали в клуб жертв психологического манипулирования.</text:p>
      <text:p text:style-name="P42">* * *</text:p>
      <text:p text:style-name="P8">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8"><text:soft-page-break/>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8">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8">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8">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text:soft-page-break/>мулировать свои мысли по этому поводу, они часто говорят вам:</text:p>
      <text:list xml:id="list38625183" text:continue-list="list2908282622994402092" text:style-name="диалог">
        <text:list-item>
          <text:p text:style-name="P92">Ты переживаешь напрасно!</text:p>
        </text:list-item>
      </text:list>
      <text:p text:style-name="P8">Или:</text:p>
      <text:list xml:id="list38621698" text:continue-numbering="true" text:style-name="диалог">
        <text:list-item>
          <text:p text:style-name="P92">Тебе нужно просто успокоиться!</text:p>
        </text:list-item>
      </text:list>
      <text:p text:style-name="P8">А если ваши отношения уже закончились, то вы, скорее всего, в отчаянии, но слышите:</text:p>
      <text:list xml:id="list38615601" text:continue-numbering="true" text:style-name="диалог">
        <text:list-item>
          <text:p text:style-name="P92">Тебе нужно просто отпустить и забыть.</text:p>
        </text:list-item>
      </text:list>
      <text:p text:style-name="P8">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8">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все «на бума<text:soft-page-break/>ге», можно смело облегчить свою голову от воспоминаний. Не забыть, а облегчить.</text:p>
      <text:p text:style-name="P23"><text:span text:style-name="T20">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0">психопатом</text:span></text:span><text:span text:style-name="T20">.</text:span></text:p>
      <text:p text:style-name="P42">* * *</text:p>
      <text:p text:style-name="P17">Расстройство личности — это вид психического расстройства в клинической психологии и психиатрии. Личностным расстройством характеризуют поведенческую тенденцию человека отклоненную от принятых обществом норм. Такое поведение несет в себе тяжелое нарушение свойств характера, которое <text:soft-page-break/>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3">de —</text:span><text:span text:style-name="T14"> отсутствие, от фр. </text:span><text:span text:style-name="T3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7">В<text:span text:style-name="T4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8">Сразу хочу сказать (и акцентирую на этом ваше внимание!), что псих (психическое <text:span text:style-name="T1">заболевание</text:span>) и психопат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имеющий возникновение, течение и исход. В то время, как личностное расстройство — это <text:span text:style-name="T1">особенность</text:span> самой структуры личности. Не стоит их путать!</text:p>
      <text:p text:style-name="P7"><text:soft-page-break/>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9">Психопат, это несколько другое понятие. Это психически здоровый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9">По сути, разница в поведении психа и психопата лежит в понятии эмпатия.</text:p>
      <text:p text:style-name="P23"><text:span text:style-name="T42">Эмпатия (</text:span><text:span text:style-name="T43">от </text:span><text:a xlink:type="simple" xlink:href="https://ru.wikipedia.org/wiki/Греческий_язык" text:style-name="Internet_20_link" text:visited-style-name="Visited_20_Internet_20_Link"><text:span text:style-name="T38">греч.</text:span></text:a><text:span text:style-name="T39"> </text:span><text:span text:style-name="T38">empatheia</text:span><text:span text:style-name="T40"> </text:span><text:span text:style-name="T43">— страсть, сопереживание, чувство</text:span><text:span text:style-name="T42">) – </text:span><text:span text:style-name="T44">это способность осознанно переживать эмоции по отношению к эмоциональному состоянию другого человека. Э</text:span><text:span text:style-name="T42">то, так сказать, социальный механизм, </text:span><text:soft-page-break/><text:span text:style-name="T42">который помогает сопереживать любому эмоциональному состоянию другого.</text:span></text:p>
      <text:p text:style-name="P19">Существует несколько видов эмпатии:</text:p>
      <text:list xml:id="list7764500771858852576" text:style-name="L2">
        <text:list-item>
          <text:p text:style-name="P86">эмоциональная эмпатия— основана на механизмах проекции и подражания реакциям другого человека;</text:p>
        </text:list-item>
        <text:list-item>
          <text:p text:style-name="P86">когнитивная эмпатия — сравнение, аналогия;</text:p>
        </text:list-item>
        <text:list-item>
          <text:p text:style-name="P86">предикативная эмпатия — способность предсказывать реакции другого человека.</text:p>
        </text:list-item>
      </text:list>
      <text:p text:style-name="P19">Прародитель понятия «психоанализ» Зигмунд Фрейд в 1905 году одним из первых дал определение термину «эмпатия»:</text:p>
      <text:p text:style-name="P19"/>
      <text:p text:style-name="P54">«Мы учитываем психическое состояние пациента, ставим себя в это состояние и стараемся понять его, сравнивая со своим собственным.»</text:p>
      <text:p text:style-name="P54"/>
      <text:p text:style-name="P19"><text:soft-page-break/>С точки зрения психологии способность к эмпатии считается нормой.</text:p>
      <text:p text:style-name="P19">Так вот псих, в силу своей эмоциональности, способен ощутить как легкий эмоциональный отклик, так и всецело погрузиться в мир чувств другого. Т. е.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9">Для того, чтобы в полной мере понять различие между психом и психопатом, я приведу пару чисто гипотетических примеров:</text:p>
      <text:p text:style-name="P19">Псих: Я совершил этот поступок, потому, что Дарт Вейдер так сказал мне!</text:p>
      <text:p text:style-name="P19">Психопат: Я совершил этот поступок, потому что мне нужны были деньги! Что мне было еще делать?!</text:p>
      <text:p text:style-name="P19">И, как вы понимаете, под «этим поступком» можно иметь в виду как психологическое давление, грабеж и мошенничество, так и убийство младенцев и поедание людей. <text:soft-page-break/>Обращать внимание нужно на то, как человек себя оправдывает — винит себя или других людей и обстоятельства.</text:p>
      <text:p text:style-name="P19">Тема психиатр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дорог и ценен — отношения и семья.</text:p>
      <text:p text:style-name="P42">* * *</text:p>
      <text:p text:style-name="P8">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идеализация — обесценивание — утилизация».</text:p>
      <text:p text:style-name="P23"><text:soft-page-break/><text:span text:style-name="T29">Итак, расстройство</text:span><text:span text:style-name="_31__20_Text"><text:span text:style-name="T29"> личности</text:span></text:span><text:span text:style-name="T29"> </text:span><text:span text:style-name="T20">—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8">Расстройство личности стабильно (не исчезает со временем), тотально (проявляется в любой жизненной ситуации) и приводит к социальной дезадаптации. Как правило, диагностируется это расстройство наличием от трех и более критериев, приведенных ниже:</text:p>
      <text:list xml:id="list6228940868496225111" text:style-name="L3">
        <text:list-item>
          <text:p text:style-name="P93">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text:soft-page-break/>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днообраз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text:soft-page-break/>обязанностей. Нарушенная дисциплина и отсутствие самоорганизованности.</text:p>
          <text:p text:style-name="P111"><text:span text:style-name="Default_20_Paragraph_20_Font"><text:span text:style-name="T24"/></text:span></text:p>
        </text:list-item>
      </text:list>
      <text:p text:style-name="P56">«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6">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6"><text:soft-page-break/>…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39">Американский психиатр-криминолог Харви Клекли, «Маска нормальности»</text:p>
      <text:p text:style-name="Text_20_body"><text:span text:style-name="Default_20_Paragraph_20_Font"><text:span text:style-name="T24"/></text:span></text:p>
      <text:p text:style-name="Subtitle"><text:span text:style-name="Default_20_Paragraph_20_Font"><text:span text:style-name="T24">* * *</text:span></text:span></text:p>
      <text:p text:style-name="P8">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text:soft-page-break/>поведением главного персонажа всей этой истории.</text:p>
      <text:p text:style-name="P8">Один компетентный в этом вопросе человек (который знаком с главным персонажем) разъяснил мне его поведение этим понятием (расстройством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8">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8">Это моя история.</text:p>
      <text:p text:style-name="P8"><text:soft-page-break/>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2">* * *</text:p>
      <text:p text:style-name="P8">Для начала я попробую описать себя.</text:p>
      <text:p text:style-name="P8">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text:soft-page-break/>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8">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8">Потом я поняла, что все люди хотят быть счастливыми, но, в большинстве своем, делятся на два типа: одни добиваются счастья сами, другие за счет окружающих, делая их несчастными и нанося ущерб, будь то психологический, физический или материальный.</text:p>
      <text:p text:style-name="P8">Не люблю второй тип. Очень часто замечаю таких людей. Обычно вокруг них несчастные лица людей, за счет которых они <text:soft-page-break/>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8">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8">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8"><text:soft-page-break/>Очень часто дралась. Всегда защищаясь или защищая. При этом я выбирала себе равных соперников, и слабаков среди них не было.</text:p>
      <text:p text:style-name="P8">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8">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8"><text:soft-page-break/>Очень привязываюсь к людям, потом остро переживаю их нехватку или предательство.</text:p>
      <text:p text:style-name="P8">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8">Верю в людей. Раньше это еще было доверие людям, но я и это переросла.</text:p>
      <text:p text:style-name="P8">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8">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text:soft-page-break/>человек всегда должен оставаться человеком.</text:p>
      <text:p text:style-name="P8">А еще раньше я была очень веселой, уверенной в себе, практически бесстрашной и волевой. Теперь наверстываю...</text:p>
      <text:p text:style-name="P8">Коротко, но далеко не все.</text:p>
      <text:p text:style-name="P42">* * *</text:p>
      <text:p text:style-name="P8">А теперь давайте разберем «портрет» жертвы.</text:p>
      <text:p text:style-name="P8">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8"><text:soft-page-break/>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42">* * *</text:p>
      <text:p text:style-name="P8">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8">Приведу пример психопатии из истории, дабы у скептиков было меньше комментариев вроде:</text:p>
      <text:list xml:id="list38620498" text:continue-list="list38615601" text:style-name="диалог">
        <text:list-item>
          <text:p text:style-name="P92"><text:soft-page-break/>Еще одна сопливая история сопливой девочки, которая сама все испортила и сама во всем виновата. Кто ей лекарь?!</text:p>
        </text:list-item>
      </text:list>
      <text:p text:style-name="P8">Вот отрывок из книги о лагерях смерти А. Чернявской «Психология господства и подчинения: Хрестоматия»:</text:p>
      <text:p text:style-name="P8"/>
      <text:p text:style-name="P51">«...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52"><text:span text:style-name="Default_20_Paragraph_20_Font"><text:span text:style-name="T24"/></text:span></text:p>
      <text:p text:style-name="P23"><text:span text:style-name="T20">Все, что нужно было нацистам, это чтобы их заключенные были относительно здоровы </text:span><text:soft-page-break/><text:span text:style-name="T20">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5">специально разработанным </text:span><text:span text:style-name="_30__20_Text"><text:span text:style-name="T25">методом</text:span></text:span><text:span text:style-name="T20">, с единственной целью — получить абсолютное повиновение.</text:span></text:p>
      <text:p text:style-name="P8">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7">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7">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text:soft-page-break/>за «окончательное решение еврейского вопроса».</text:p>
      <text:p text:style-name="P8">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8"/>
      <text:p text:style-name="P56">«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39">Х. Арендт, «Банальность зла: Эйхман в Иерусалиме»</text:p>
      <text:p text:style-name="P39"/>
      <text:p text:style-name="P17">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text:soft-page-break/>исполнители в этой войне. Они — инструменты в умелых руках предводителей.</text:p>
      <text:p text:style-name="P17">К слову, сидя в суде и слушая обвинительный приговор за преступления против человечества, Эйхман улыбался.</text:p>
      <text:p text:style-name="P8">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8">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42">* * *</text:p>
      <text:p text:style-name="P8">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text:soft-page-break/>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8">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8">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text:soft-page-break/>го распада личности. Контрастирует, не так ли?</text:p>
      <text:p text:style-name="P8">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8">Я приведу пример.</text:p>
      <text:p text:style-name="P8">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P23"><text:span text:style-name="T20">Вы отметили, что сыр действительно вкусный, и уже было направились к колбасному ряду, как она предлагает вам </text:span><text:span text:style-name="_30__20_Text"><text:span text:style-name="T20">купить</text:span></text:span><text:span text:style-name="T20">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span></text:p>
      <text:p text:style-name="P8"><text:soft-page-break/>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3188673542457056009" text:style-name="L4">
        <text:list-item>
          <text:p text:style-name="P94">когнитивный консонанс — согласованность знаний и поведения;</text:p>
        </text:list-item>
        <text:list-item>
          <text:p text:style-name="P94">когнитивный диссонанс — противоречивость знаний и поведения.</text:p>
        </text:list-item>
      </text:list>
      <text:p text:style-name="P8">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8">Но бывают обстоятельства, при которых гармония нарушается, что порождает массу <text:soft-page-break/>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8">Итак, подошло время заканчивать это затянувшееся вступление и переходить к делу. Поехали.</text:p>
      <text:p text:style-name="P8">Говным гавно жили были...</text:p>
      <text:p text:style-name="P59"/>
      <text:p text:style-name="P31"/>
      <text:p text:style-name="P31"/>
      <text:p text:style-name="P31"/>
      <text:p text:style-name="P31">Часть 1.<text:line-break/>Как это было...</text:p>
      <text:p text:style-name="P61"/>
      <text:h text:style-name="P75" text:outline-level="1"><text:s/><text:bookmark-start text:name="Glava_1__Eto_ieshchie_nie_koniets"/>Глава 1. <text:line-break/>Это еще не конец</text:h>
      <text:p text:style-name="P8"><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8">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text:soft-page-break/>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8">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8">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text:soft-page-break/>Это было впервые и единожды. Но я подозреваю, как можно это назвать. Не побоюсь предположить — это была любовь с первого взгляда.</text:p>
      <text:p text:style-name="P8">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8">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8">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8">Он улыбается или корчит «рожи», позирует или снимок спонтанный — везде один вз<text:soft-page-break/>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8">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8">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8">Каждый жил. Где-то бродил. Чудил. Взрослел. А мое эхо периодически ни с того, ни с сего, вдруг раздавалось в голове, вибрируя в <text:soft-page-break/>мыслях, и так же быстро стихало. Не принося ни ожиданий, ни трепета, не заливая лицо красным. Оно приходило и уходило. Все.</text:p>
      <text:p text:style-name="P8">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8">Оно здесь, со мной, внутри меня, никуда не уходит и дарит спокойствие. Это было волшебно.</text:p>
      <text:p text:style-name="P8">Так я влюбилась.</text:p>
      <text:h text:style-name="P75"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8">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8"><text:soft-page-break/>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8">Так я и жила. Веселилась никому не в ущерб. И была счастлива.</text:p>
      <text:list xml:id="list38622175" text:continue-list="list38620498" text:style-name="диалог">
        <text:list-item>
          <text:p text:style-name="P92">У меня депресс!!!! Помоги! — пишу однажды мартовским днем другу, тому самому — общему.</text:p>
        </text:list-item>
        <text:list-item>
          <text:p text:style-name="P92">Да. Я тут. Излагай. Жалуйся.</text:p>
        </text:list-item>
        <text:list-item>
          <text:p text:style-name="P92">Не жалей — подбодри, ты умеешь.</text:p>
        </text:list-item>
        <text:list-item>
          <text:p text:style-name="P92">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text:soft-page-break/>А не хочешь N. вызвонить? Он парень шабутной и весёлый...</text:p>
        </text:list-item>
        <text:list-item>
          <text:p text:style-name="P92">Хочу...</text:p>
        </text:list-item>
        <text:list-item>
          <text:p text:style-name="P92">Ну я его таки набрал и дозвонился. Он с удовольствием с тобой затусить рад бы. Набери его. Договоритесь...</text:p>
        </text:list-item>
      </text:list>
      <text:p text:style-name="P8">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8">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8623143" text:continue-numbering="true" text:style-name="диалог">
        <text:list-item>
          <text:p text:style-name="P92">Будешь много думать — сойдешь с ума...</text:p>
        </text:list-item>
      </text:list>
      <text:p text:style-name="P8"><text:soft-page-break/>Но я постоянно думала. И — сходила с ума. Блин, как она была права!</text:p>
      <text:p text:style-name="P8">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чему-то не работало.</text:p>
      <text:p text:style-name="P8">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8">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8"><text:soft-page-break/>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8">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8">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8">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8"><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2">* * *</text:p>
      <text:p text:style-name="P8">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8">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8"><text:soft-page-break/>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8">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8">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text:soft-page-break/>дет диалог, поэтому перед ними он особо не церемонится. Он церемонится перед вами.</text:p>
      <text:p text:style-name="P8">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8">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P8">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text:soft-page-break/>обязательно заметите эту надменность, только чуть позже.</text:p>
      <text:p text:style-name="P8">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8">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8">Это происходит довольно незаметно, но вы должны понимать, что он уже проверяет вас <text:soft-page-break/>на выдержку, смотрит, на сколько охотно вы заглатываете наживку.</text:p>
      <text:p text:style-name="P17">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должен знать наверняка, что его эго ни коем образом не пострадает.</text:p>
      <text:p text:style-name="P8">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8">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text:soft-page-break/>настойчивы, насколько быстро вы готовы бежать за ней.</text:p>
      <text:p text:style-name="P8">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8">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8">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8"><text:soft-page-break/>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8">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42">* * *</text:p>
      <text:p text:style-name="P8">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text:soft-page-break/>мент я не понимала этого чувства. Но оно было и грело. Он есть и все тут. Примерно это я ответила своей подруге на ее предложение:</text:p>
      <text:list xml:id="list38617211" text:continue-numbering="true" text:style-name="диалог">
        <text:list-item>
          <text:p text:style-name="P92">А почему бы тебе с ним не попробовать? Хороший парень...</text:p>
        </text:list-item>
      </text:list>
      <text:p text:style-name="P8">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8615596" text:continue-numbering="true" text:style-name="диалог">
        <text:list-item>
          <text:p text:style-name="P92">Любви не существует — повторяла я, — есть отношения, которые всегда заканчиваются.</text:p>
        </text:list-item>
      </text:list>
      <text:p text:style-name="P8">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42"><text:soft-page-break/>* * *</text:p>
      <text:p text:style-name="P8">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8">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8">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text:soft-page-break/>доме с бассейном. Мы веселились и отрывались.</text:p>
      <text:p text:style-name="P8">Они пришли под вечер. Я отметила, что она очень красивая и ухоженная. Я заметила между ними какое-то напряжение, и подумала, что они накануне,<text:span text:style-name="T4">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8">В тот вечер она держалась молодцом — была общительная, сразу же влилась нашу уже поддатую компанию, была естественной и вела себя просто...</text:p>
      <text:p text:style-name="P8">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3"><text:span text:style-name="_30__20_Text"><text:span text:style-name="T26">Это еще один пунктик, на который нужно обратить особое внимание — е</text:span></text:span><text:span text:style-name="T26">сли манипулятор проявляет к вам внимание, но при этом </text:span><text:soft-page-break/><text:span text:style-name="T26">находится в паре, будьте уверены и даже не сомневайтесь — с вами будет тоже самое.</text:span><text:span text:style-name="_30__20_Text"><text:span text:style-name="T26"> Я еще вернусь к этой теме. Обязательно запомните этот момент.</text:span></text:span></text:p>
      <text:p text:style-name="P8">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8">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42"><text:soft-page-break/>* * *</text:p>
      <text:p text:style-name="P8">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8616713"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8">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8">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text:soft-page-break/>вайте посмотрим внимательнее, о чем говорит его фраза.</text:p>
      <text:p text:style-name="P23"><text:span text:style-name="T20">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0">Если</text:span></text:span><text:span text:style-name="T20"> я приеду — </text:span><text:span text:style-name="_30__20_Text"><text:span text:style-name="T20">то</text:span></text:span><text:span text:style-name="T20"> буду приставать», прекрасно понимая, что мне и в голову не придет ему ответить что-то вроде: «А, да? Ну тогда не приезжай!»</text:span></text:p>
      <text:p text:style-name="P23"><text:span text:style-name="T20">Либо так — либо так. А теперь смотрите чего он этим добился — </text:span><text:span text:style-name="_30__20_Text"><text:span text:style-name="T20">я приняла решение</text:span></text:span><text:span text:style-name="T20">.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span></text:p>
      <text:p text:style-name="P8">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text:soft-page-break/>ко. Как всегда, ни о чем и обо всем. Все как всегда...</text:p>
      <text:p text:style-name="P8">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8">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8">— Хорошо, что тогда между нами ничего не было...</text:p>
      <text:p text:style-name="P23"><text:span text:style-name="T26">Оказалось, что он сошелся со своей девушкой. П</text:span><text:span text:style-name="_30__20_Text"><text:span text:style-name="T26">редыдущие его отношения на тот момент еще были</text:span></text:span><text:span text:style-name="T26">. Бесповоротно заканчивались, но еще были. И он уехал. На полгода.</text:span></text:p>
      <text:h text:style-name="P75" text:outline-level="1"><text:s/><text:bookmark-start text:name="Glava_3__Ostaniesh_sia_"/>Глава 3. <text:line-break/>Останешься?<text:bookmark-end text:name="Glava_3__Ostaniesh_sia_"/></text:h>
      <text:p text:style-name="P8">Поздним весенним вечером зазвенел телефон. Новое сообщение:</text:p>
      <text:list xml:id="list38630228"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8">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text:soft-page-break/>Элис. Тяжелый, только что политый подвесной вазон с белоснежной красавицей, купленной по пути... Потом он будет вспоминать:</text:p>
      <text:list xml:id="list38603968"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8">Как романтично!</text:p>
      <text:p text:style-name="P8">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8">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8">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text:soft-page-break/>Зашел разговор о такси. Нашлись попутчики — странные люди оказались моими соседями и машину уже вызывали на два адреса.</text:p>
      <text:p text:style-name="P8">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8">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8625474" text:continue-numbering="true" text:style-name="диалог">
        <text:list-item>
          <text:p text:style-name="P92">Останешься?</text:p>
        </text:list-item>
        <text:list-item>
          <text:p text:style-name="P92">Останусь. — ответила я.</text:p>
        </text:list-item>
      </text:list>
      <text:p text:style-name="P8">Совершенно не подозревая подвоха, я согласилась. Да я уже была по уши влюблена! Но согласилась на что? Меня пригласили <text:soft-page-break/>остаться? Нет. Меня попросили остаться? Тоже нет. Мне предложили остаться? Нет!</text:p>
      <text:p text:style-name="P23"><text:span text:style-name="T20">Он спросил меня, останусь ли я... Он просто поинтересовался, а своим «останусь» — я </text:span><text:span text:style-name="_30__20_Text"><text:span text:style-name="T20">опять приняла решение</text:span></text:span><text:span text:style-name="T20">, а он снова, по сути, ничего не предпринял. Я сама пришла к нему в руки. Он не </text:span><text:span text:style-name="T20">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8">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8">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text:soft-page-break/>никогда не предлагает прямо и открыто. Он интересуется. Создает иллюзию как раз в тот момент, когда точно знает, что это сработает.</text:p>
      <text:p text:style-name="P23"><text:span text:style-name="T20">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20">одна</text:span></text:span><text:span text:style-name="T20"> и </text:span><text:span text:style-name="_30__20_Text"><text:span text:style-name="T20">для него</text:span></text:span><text:span text:style-name="T20">. Постепенно эта живость и </text:span><text:span text:style-name="T20">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8">Меня никто не звал — я сама. То, что он мне задал вопрос именно в такой форме, свидетельствует о том, что он просто «умыл руки». Я приняла решение.</text:p>
      <text:p text:style-name="P8">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8">И да, оргазма не было.</text:p>
      <text:h text:style-name="P75" text:outline-level="1"><text:s/><text:bookmark-start text:name="Glava_4__Zachiem_platit__bol_shie_"/>Глава 4. <text:line-break/>Зачем платить больше?<text:bookmark-end text:name="Glava_4__Zachiem_platit__bol_shie_"/></text:h>
      <text:p text:style-name="P8">Он жил в пригороде. Снимал однушку за больше, чем половину своей мизерной ставки. <text:span text:style-name="T41">Фрилансил</text:span><text:note text:id="ftn2" text:note-class="footnote"><text:note-citation text:label="*">*</text:note-citation><text:note-body><text:p text:style-name="Footnote"><text:span text:style-name="T8">Фрилансер</text:span> (от англ. <text:span text:style-name="T3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8">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23"><text:soft-page-break/><text:span text:style-name="T20">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0">себе</text:span></text:span><text:span text:style-name="T20"> купил по пути ко мне, но всегда угощался. Моя мама как-то спросила: «А что он приносит? Конфеты, вино?...» Я ответила:</text:span></text:p>
      <text:list xml:id="list38628574" text:continue-numbering="true" text:style-name="диалог">
        <text:list-item>
          <text:p text:style-name="P92">Ничего.</text:p>
        </text:list-item>
        <text:list-item>
          <text:p text:style-name="P92">Как? Что, приходит с пустыми руками?!</text:p>
        </text:list-item>
        <text:list-item>
          <text:p text:style-name="P92">Мам, ну мы же взрослые люди, все все понимают. К чему эта показуха?</text:p>
        </text:list-item>
      </text:list>
      <text:p text:style-name="P8">Ох, как мама была права!</text:p>
      <text:p text:style-name="P8">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8">На не застекленном балконе была криво натянутая веревка, на которой сушились его <text:soft-page-break/>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8">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8">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8">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8"><text:soft-page-break/>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лову не могло придти, что это правда. А это оказалась правда...</text:p>
      <text:p text:style-name="P8">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8">Единственное, что в его доме было чистым, так это компьютерный стол, за которым он фрилансил и шпилил<text:note text:id="ftn3" text:note-class="footnote"><text:note-citation text:label="*">*</text:note-citation><text:note-body><text:p text:style-name="Footnote"><text:span text:style-name="T8">Шпилить</text:span> <text:span text:style-name="T1">(от нем. </text:span><text:span text:style-name="T3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text:soft-page-break/>его вакуум. И именно поэтому он всегда уделял ему особое внимание.</text:p>
      <text:p text:style-name="P8">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42">* * *</text:p>
      <text:p text:style-name="P8">Первое время все было хорошо. Обнимая меня он часто говорил:</text:p>
      <text:list xml:id="list38614366" text:continue-numbering="true" text:style-name="диалог">
        <text:list-item>
          <text:p text:style-name="P92">Блин, Каминская, я не могу поверить, что это ты!</text:p>
        </text:list-item>
      </text:list>
      <text:p text:style-name="P8">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8"><text:soft-page-break/>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8">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8">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8">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text:soft-page-break/>меня полюбил. Теперь они вызывали у него отвращение и стыд.</text:p>
      <text:p text:style-name="P8">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8">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75" text:outline-level="1"><text:s/><text:bookmark-start text:name="Glava_5__Introviert"/>Глава 5. <text:line-break/>Интроверт<text:bookmark-end text:name="Glava_5__Introviert"/></text:h>
      <text:p text:style-name="P41">Но одна лишь склонность к интроверсии не сделает из вас мыслителя.</text:p>
      <text:p text:style-name="P49">Автор неизвестен</text:p>
      <text:p text:style-name="P8">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8"><text:soft-page-break/>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8618584" text:continue-numbering="true" text:style-name="диалог">
        <text:list-item>
          <text:p text:style-name="P92">Мы же живем вместе, что тебе еще надо?!</text:p>
        </text:list-item>
      </text:list>
      <text:p text:style-name="P8">Он очень поглощен идеей о собственной свободе от любых пра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8">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8"><text:soft-page-break/>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8">На свой вопрос «почему?» он искал ответы не в той области.</text:p>
      <text:p text:style-name="P8">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8">Зато, если ему что-нибудь от меня надо — мы будем говорить до трех ночи, и ему наплевать, что я зеваю 20 раз в минуту и мне <text:soft-page-break/>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8">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list xml:id="list38602022" text:continue-numbering="true" text:style-name="диалог">
        <text:list-item>
          <text:p text:style-name="P92">Ты же знаешь — я интроверт. Давай потом.</text:p>
        </text:list-item>
      </text:list>
      <text:p text:style-name="P42">* * *</text:p>
      <text:p text:style-name="P8">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8"><text:soft-page-break/>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8">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8">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8">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8"><text:soft-page-break/>Не интроверт и не экстраверт. Ни вы, ни я, ни кто бы то ни было. Это просто банальные отговорки с единственной целью — оправдать <text:span text:style-name="T1">склонность</text:span> или свое поведение в данный конкретный момент времени.</text:p>
      <text:p text:style-name="P8">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2">* * *</text:p>
      <text:p text:style-name="P8">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8"><text:soft-page-break/>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8">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P23"><text:span text:style-name="T20">На мой вопрос: «Как это понимать?», он ответил, что это ничего не значит, и, как и всегда, замял эту тему так, </text:span><text:span text:style-name="T26">что </text:span><text:span text:style-name="_30__20_Text"><text:span text:style-name="T26">я даже не поняла, как он так просто ушел от объяснений</text:span></text:span><text:span text:style-name="T26">!</text:span></text:p>
      <text:p text:style-name="P8">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7">К слову, в последствии я ловила его еще пару раз за этим увлекательным делом...</text:p>
      <text:p text:style-name="P23"><text:soft-page-break/><text:span text:style-name="T20">Так или иначе, его отношение и поведение тогда говорило мне о том, что </text:span><text:span text:style-name="_30__20_Text"><text:span text:style-name="T20">со мной что-то не так</text:span></text:span><text:span text:style-name="T20">,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8">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P23"><text:span text:style-name="T20">Что не так? Что-то во мне? Ну да, раз </text:span><text:span text:style-name="_30__20_Text"><text:span text:style-name="T20">он</text:span></text:span><text:span text:style-name="T20">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3"><text:span text:style-name="T20">И я задавала и задавала себе эти вопросы, не представляя даже куда смотреть, где ис</text:span><text:soft-page-break/><text:span text:style-name="T20">кать на них ответы. И нашла — я недостаточно хороша для него</text:span><text:span text:style-name="_30__20_Text"><text:span text:style-name="T20">, надо стараться стать лучше!</text:span></text:span><text:span text:style-name="T20"> Для него.</text:span></text:p>
      <text:p text:style-name="P8">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list xml:id="list38611193" text:continue-numbering="true" text:style-name="диалог">
        <text:list-item>
          <text:p text:style-name="P92">У меня создается впечатление, будто тебе кроме секса и обнимашек больше ничего не нужно!</text:p>
        </text:list-item>
      </text:list>
      <text:p text:style-name="P8">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3"><text:soft-page-break/><text:span text:style-name="T20">Конечно меня это обижало, и я обижалась, но — </text:span><text:span text:style-name="T25">старалась</text:span><text:span text:style-name="T20"> быть еще лучше, чтоб не расстраивать, чтоб не злить. Я уже старалась реже подходить, но, чем реже я проявляла свои желания, тем крепче он привыкал к тому, что</text:span><text:span text:style-name="T26"> </text:span><text:span text:style-name="_30__20_Text"><text:span text:style-name="T26">мне ничего не нужно — я</text:span></text:span><text:span text:style-name="T20"> же молчу!</text:span></text:p>
      <text:p text:style-name="P8">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3"><text:span text:style-name="T20">Получается, что кто-то </text:span><text:span text:style-name="_30__20_Text"><text:span text:style-name="T20">одна</text:span></text:span><text:span text:style-name="T20"> из нас хочет близости, стремясь к нормальным отношениям, прояв</text:span><text:span text:style-name="T20">ляет инициативу, ничего не получает, остается каждый раз отвергнутая, и еще получает сверху поток упреков за то, что надоедает.</text:span></text:p>
      <text:p text:style-name="P17">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3">Существует множество факторов, в связи с которыми п</text:span>оловая жизнь не вызывает уже былого трепета, <text:soft-page-break/>как, например, в конфетно-цветочный период...</text:p>
      <text:p text:style-name="P17">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7">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7">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7"><text:soft-page-break/>Защитник, воин и — самец. Удовлетворяя свою женщину, мужчина чувствует свою силу, свое мужское начало, что удовлетворяет и его самого.</text:p>
      <text:p text:style-name="P17">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7">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list xml:id="list38616193" text:continue-numbering="true" text:style-name="диалог">
        <text:list-item>
          <text:p text:style-name="P92">Мы же живем вместе, что тебе еще надо?!</text:p>
        </text:list-item>
      </text:list>
      <text:p text:style-name="P8"><text:soft-page-break/>Или:</text:p>
      <text:list xml:id="list38623327" text:continue-numbering="true" text:style-name="диалог">
        <text:list-item>
          <text:p text:style-name="P92">Ты же знаешь - я интроверт.</text:p>
        </text:list-item>
      </text:list>
      <text:p text:style-name="P8">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 Сиди и жди.»</text:p>
      <text:p text:style-name="P8">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42">* * *</text:p>
      <text:p text:style-name="P8">У меня в руках был меч, но сражалась я с ветром, в то время, как мне устраивали засады на пути к отступлению. Я уже тогда была <text:soft-page-break/>на крючке. Я и не думала бежать. Я осталась строить отношения с человеком, который меня поддерживает, просто он сейчас... немного занят...</text:p>
      <text:p text:style-name="P8">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8">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8">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text:p>
      <text:p text:style-name="P8"><text:soft-page-break/>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42">* * *</text:p>
      <text:p text:style-name="P8">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23"><text:span text:style-name="T20">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6">: «Ч</text:span><text:span text:style-name="_30__20_Text"><text:span text:style-name="T26">то со мной не </text:span></text:span><text:span text:style-name="_30__20_Text"><text:span text:style-name="T26">так?»</text:span></text:span><text:span text:style-name="T26">.</text:span><text:span text:style-name="T20"> Что-то выпало из моего внимания и я не понимала, что именно.</text:span></text:p>
      <text:p text:style-name="P8"><text:soft-page-break/>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8">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8">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8">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8"><text:soft-page-break/>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8">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8">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2"><text:soft-page-break/>* * *</text:p>
      <text:p text:style-name="P8">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P23"><text:span text:style-name="T20">Это нормально. Но! Когда это занятие отбирает </text:span><text:span text:style-name="_30__20_Text"><text:span text:style-name="T20">все</text:span></text:span><text:span text:style-name="T20"> свободное время, отношения перестают быть здоровыми и начинают приносить боль.</text:span></text:p>
      <text:p text:style-name="P23"><text:span text:style-name="T20">Когда один из партнеров </text:span><text:span text:style-name="_30__20_Text"><text:span text:style-name="T20">слишком часто</text:span></text:span><text:span text:style-name="T20">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8"><text:soft-page-break/>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догонять его.</text:p>
      <text:p text:style-name="P8">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P8">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text:soft-page-break/>еще?» — ведь снова отвлекла его от размышлений или любимой музыки.</text:p>
      <text:p text:style-name="P8">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8">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P23"><text:span text:style-name="T20">Мои просьбы стали восприниматься в «штыки». Уже тогда он мог пообещать что-то сделать, но</text:span><text:span text:style-name="T26"> </text:span><text:span text:style-name="_30__20_Text"><text:span text:style-name="T26">не сдерживал свое слово в самый последний момент</text:span></text:span><text:span text:style-name="T26">.</text:span><text:span text:style-name="T20"> Это порождало во мне ощущение, что меня обманули и вызывало чувство обиды, хоть он и красноречиво описывал причины.</text:span></text:p>
      <text:p text:style-name="P23"><text:soft-page-break/><text:span text:style-name="T20">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text:span><text:span text:style-name="T26"> </text:span><text:span text:style-name="_30__20_Text"><text:span text:style-name="T26">нас</text:span></text:span><text:span text:style-name="T26"> </text:span><text:span text:style-name="T20">были договоренности.</text:span></text:p>
      <text:p text:style-name="P8">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8">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8">Он ругал меня за непонимание и обижался на меня, за то, что я его не поддерживаю. <text:soft-page-break/>Всегда категорично, не ставя передо мной возможность выбора. Сейчас объясню.</text:p>
      <text:p text:style-name="P42">* * *</text:p>
      <text:p text:style-name="P8">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8">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P23"><text:span text:style-name="T20">Мы выбираем жанры, характер развлечений и </text:span><text:span text:style-name="_30__20_Text"><text:span text:style-name="T20">людей</text:span></text:span><text:span text:style-name="T20">, сущность которых нам, так или иначе, близка или подходит по ряду качеств, </text:span><text:soft-page-break/><text:span text:style-name="T20">руководствуясь своим отношением к этим качествам и, соответственно, выбираем людей, суждения которых похожи на наши.</text:span></text:p>
      <text:p text:style-name="P8">Мы выбираем сами, как нам реагировать, и эта реакция основывается как раз на ряде убеждений и принципов, которые формируют наши характеры.</text:p>
      <text:p text:style-name="P8">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23"><text:span text:style-name="T41">И вот тут стоит напомнить об эмпатии. Ведь, говоря простыми словами, эмпатия — это понимание </text:span><text:span text:style-name="T41">и, своего рода, </text:span><text:span text:style-name="_30__20_Text"><text:span text:style-name="T41">способность поставить себя на место другого.</text:span></text:span><text:span text:style-name="T41">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17">В моих отношениях сначала было также. Я выбрала человека, который продемонстриро<text:soft-page-break/>вал мне невероятную схожесть между нами. Ключевое слово — продемонстрировал.</text:p>
      <text:p text:style-name="P17">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17">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8">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7">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text:soft-page-break/>попросить он говорил, что ему нужен «надежный тыл», явно заставляя меня признать, что я таковым не являюсь.</text:p>
      <text:p text:style-name="P8">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8">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7">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8">Представьте, что вас кто-то поранил. Кто-то, кого вы очень любите. И вы знаете... вы верите... вы хотите верить, что это — случайность. Просто небольшое <text:soft-page-break/>недоразумение... Ранка кровоточит и болит, но этот кто-то бинтиком так опа... и замотал, и сказал: «Пустяки. Там ничего нет. Не выдумывай.»</text:p>
      <text:p text:style-name="P8">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8">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8">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text:soft-page-break/>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8">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8">В ходе разговора я получала свое «заслуженное»:</text:p>
      <text:list xml:id="list38618901" text:continue-numbering="true" text:style-name="диалог">
        <text:list-item>
          <text:p text:style-name="P92">Что ты выдумываешь?</text:p>
        </text:list-item>
      </text:list>
      <text:p text:style-name="P8">Или:</text:p>
      <text:list xml:id="list38609657" text:continue-numbering="true" text:style-name="диалог">
        <text:list-item>
          <text:p text:style-name="P92">Ты поражаешь меня своей иррациональностью!</text:p>
        </text:list-item>
      </text:list>
      <text:p text:style-name="P8">И шла в угол зализывать свои ранки и думать, как сделать так, чтоб теперь за эту иррациональность простили.</text:p>
      <text:p text:style-name="P8"><text:soft-page-break/>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8">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8">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8">Все, во что я влюбилась постепенно куда-то исчезало, оставляя меня ни с чем. Это уже не было заботой о нас. Он заботился о <text:soft-page-break/>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2">* * *</text:p>
      <text:p text:style-name="P8">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8">Проведем параллель.</text:p>
      <text:p text:style-name="P4">Немногословность.</text:p>
      <text:p text:style-name="P8">Сложно описать его манеру ведения диалога. Точнее — монолога. Именно такими были <text:soft-page-break/>обычно наши, так называемые, разговоры. Сказать, что что он немногословен, все равно, что утверждать, что у собаки пять лап.</text:p>
      <text:p text:style-name="P4">Пунктуальность.</text:p>
      <text:p text:style-name="P8">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4">Педантичность.</text:p>
      <text:p text:style-name="P8">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8"><text:soft-page-break/>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8">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4">Независимость в суждениях.</text:p>
      <text:p text:style-name="P8">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4">Сила воли.</text:p>
      <text:p text:style-name="P8"><text:soft-page-break/>Если я правильно понимаю, то здесь речь идет о самодисциплине, способности преодолевать препятствия на пути к достижению своих целей.</text:p>
      <text:p text:style-name="P8">Цель: стать качком.</text:p>
      <text:p text:style-name="P8">Действия: покупка абонемента и дорогой брендовой спортивной сумки (стоимостью, как годовой абонемент).</text:p>
      <text:p text:style-name="P8">Достижение: спортивная сумка превратилась в дорожную, абонемент использовался лишь в течении месяца.</text:p>
      <text:p text:style-name="P8">Цель: стать водителем байка.</text:p>
      <text:p text:style-name="P8">Действия: ходил на курсы по вождению.</text:p>
      <text:p text:style-name="P8">Достижение: курсы не закончил.</text:p>
      <text:p text:style-name="P8">Этот список можно продолжить, но зачем, когда итак все ясно?</text:p>
      <text:p text:style-name="P4">Самоанализ.</text:p>
      <text:p text:style-name="P8">Самоанализ, как и самокритика — это инструмент самосовершенствования. Но человек, которого приходилось просить при<text:soft-page-break/>нять душ и почистить уши, явно не обладает этим инструментом.</text:p>
      <text:p text:style-name="P8">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42">* * *</text:p>
      <text:p text:style-name="P8">Рассматривая характеристику его характера,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8"><text:soft-page-break/>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17">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7">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7">Только сейчас, оглядываясь назад, я понимаю, что моя влюбленность уже тогда превратилась в зависимость.</text:p>
      <text:p text:style-name="P17"><text:soft-page-break/>Только сейчас я задаю себе вопрос: «Я влюбилась в его отношение ко мне или в красивую демонстрацию?»</text:p>
      <text:p text:style-name="P17">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8"/>
      <text:p text:style-name="P51">«Большинство людей не видят ловушки, в которой находятся.»</text:p>
      <text:p text:style-name="P39">Роберт Кийосаки</text:p>
      <text:p text:style-name="P39"/>
      <text:p text:style-name="P8">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8603382" text:continue-numbering="true" text:style-name="диалог">
        <text:list-item>
          <text:p text:style-name="P92"><text:soft-page-break/>Не мешай мне жить, женщина! — якобы в шутку, часто говорил он.</text:p>
        </text:list-item>
      </text:list>
      <text:p text:style-name="P8">Но, как мы знаем, в каждой шутке есть доля шутки, а остальное — правда.</text:p>
      <text:p text:style-name="P42">* * *</text:p>
      <text:p text:style-name="P8">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8">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8">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text:soft-page-break/>выслушала кучу упреков за то, что — оставила его одного!</text:p>
      <text:p text:style-name="P8">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38619388" text:continue-numbering="true" text:style-name="диалог">
        <text:list-item>
          <text:p text:style-name="P92">Погуляй без меня. — говорил он.</text:p>
        </text:list-item>
      </text:list>
      <text:p text:style-name="P8">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42">* * *</text:p>
      <text:p text:style-name="P8">Эта тактика очень проста. Сначала он выработал у меня зависимость от его поддержки, ведь когда наши отношения еще были дружескими — он выслушивал меня, «рас<text:soft-page-break/>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8">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8">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8">Надев маску жертвы, он упреками вызвал во мне чувство вины за то, что я «бросила <text:soft-page-break/>его одного», а так в отношениях не поступают! Либо вместе, либо никак.</text:p>
      <text:p text:style-name="P8">И что мы видим — снова противоречия. «Почему ты не можешь провести время без меня!?» - «Как ты могла оставить меня одного!?»</text:p>
      <text:p text:style-name="P8">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text:span text:style-name="T41">хозяина</text:span> и увеличивало его власть надо мной.</text:p>
      <text:p text:style-name="P42"><text:soft-page-break/>* * *</text:p>
      <text:p text:style-name="P8">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text:p>
      <text:p text:style-name="P8">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7">Вы также можете предположить, что он меня не любил, и будете правы. Он лишен этой способности, но ее хорошо компенсирует другая — изображение великого чувства. И поверьте мне, изображал он так, что я бы и сейчас, наверное, поверила.</text:p>
      <text:p text:style-name="P17">Я неоднократно пыталась уйти. Но, каждый раз оказывалось, что я ему нужна, что он не представляет жизни без меня, что я самая <text:soft-page-break/>лучшая из всех, кого он встречал, хотя еще пять минут назад он высказывал мне крайне обидные замечания и упреки.</text:p>
      <text:p text:style-name="P8"><text:span text:style-name="T41">Однажды после ссоры, когда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любит!.. </text:span>Так что нет. Я склонна полагать, что ему это было нужно. Он утверждался за счет таких вот действий, за счет меня и моей любви.</text:p>
      <text:p text:style-name="P8">Да, в этой главе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8">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text:soft-page-break/>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8">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8">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75" text:outline-level="1"><text:s/><text:bookmark-start text:name="Glava_6__Straziki"/>Глава 6. <text:line-break/>Стразики<text:bookmark-end text:name="Glava_6__Straziki"/></text:h>
      <text:p text:style-name="P8">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8">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text:soft-page-break/>настроено под него. Он меняет хоткеи<text:note text:id="ftn4"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5"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8">Его, вроде бы, безобидные замечания были ни чем иным, как успешной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8">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text:soft-page-break/>вершенствованиями. Я и опомниться не успела, как его забота и поддержка превратилась в унижение.</text:p>
      <text:p text:style-name="P8">«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8">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8">Да, я ждала одобрения, пока он проецировал на мне свою точку зрения, не принимая во внимание мою. Еще одна манипуляция — <text:soft-page-break/>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8">Таким образом он обеспечил себе мою зависимость от его мнения, и, как следствие — подготовил почву для новых манипуляций.</text:p>
      <text:p text:style-name="P8">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сделать как лучше. Ты доверяешь ему, потому что это близкий тебе человек, который любит тебя...</text:p>
      <text:p text:style-name="P8">Я так тоже думала. Но все равно не могла понять, что такого в моих действиях, внешности не так, и почему на меня сыпятся постоянные замечания?</text:p>
      <text:p text:style-name="P8">Наивная! Я не могла поверить в то, что он лишь использует мою привязанность к нему для достижения собственных целей. А его <text:soft-page-break/>основная цель — самоутверждение. Но не за счет собственных достойных поступков, как мы уже поняли, а за счет окружающих близких людей.</text:p>
      <text:p text:style-name="P8">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2">* * *</text:p>
      <text:p text:style-name="P8">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8">Вот и я была такой же, как всегда, носила то же что и всегда, но постепенно большая часть моих вещей перестала ему нравиться! <text:soft-page-break/>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8615847" text:continue-numbering="true" text:style-name="диалог">
        <text:list-item>
          <text:p text:style-name="P92">О боже! Что это?</text:p>
        </text:list-item>
      </text:list>
      <text:p text:style-name="P8">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38630751" text:continue-numbering="true" text:style-name="диалог">
        <text:list-item>
          <text:p text:style-name="P92">Уже лучше.</text:p>
        </text:list-item>
        <text:list-item>
          <text:p text:style-name="P112"><text:span text:style-name="T20">Ну это уже куда не шло!..</text:span></text:p>
        </text:list-item>
      </text:list>
      <text:p text:style-name="P8">Или:</text:p>
      <text:list xml:id="list38602434" text:continue-numbering="true" text:style-name="диалог">
        <text:list-item>
          <text:p text:style-name="P92">Нормально.</text:p>
        </text:list-item>
      </text:list>
      <text:p text:style-name="P8">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text:soft-page-break/>во всей своей красе и неоспоримости! И продолжение следует.</text:p>
      <text:p text:style-name="P8">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42">* * *</text:p>
      <text:p text:style-name="P8">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38632420" text:continue-numbering="true" text:style-name="диалог">
        <text:list-item>
          <text:p text:style-name="P92">Почему ты с ними общаешься?</text:p>
        </text:list-item>
      </text:list>
      <text:p text:style-name="P8"><text:soft-page-break/>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8">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23"><text:span text:style-name="T20">Следующим этапом, как вы поняли, является </text:span><text:span text:style-name="_30__20_Text"><text:span text:style-name="T26">изоляция жертвы от ее привычного окружения</text:span></text:span><text:span text:style-name="T26">.</text:span><text:span text:style-name="T20"> До него у меня был свой собственный мир, который, как и меня, начали обесценивать и отменять. Мой </text:span><text:span text:style-name="T20">мир — в нем комфортно и уютно, я знала, что мои близкие в любой момент окажут мне помощь и поддержку — такие вот у меня друзья. Были.</text:span></text:p>
      <text:p text:style-name="P8">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8"><text:soft-page-break/>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8609991"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8">Хочу отметить, что речь не шла о том, чтобы пригласить моих друзей.</text:p>
      <text:p text:style-name="P8"/>
      <text:p text:style-name="P56">«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text:soft-page-break/>можете отделить жертву от ее привычного окружения. В идеале у нее должно появиться ощущение, что она покидает один мир и вступает в другой.</text:p>
      <text:p text:style-name="P56">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39">В. Адамчик, «Манипулятор. Секреты успешной манипуляции человеком»</text:p>
      <text:p text:style-name="P39"/>
      <text:p text:style-name="P8">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text:soft-page-break/>манеры поведения и введения в заблуждение путем обмана.</text:p>
      <text:p text:style-name="P17">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2">* * *</text:p>
      <text:p text:style-name="P8">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23"><text:span text:style-name="_30__20_Text"><text:span text:style-name="T20">Если</text:span></text:span><text:span text:style-name="T20"> я приглашу, </text:span><text:span text:style-name="_30__20_Text"><text:span text:style-name="T20">то</text:span></text:span><text:span text:style-name="T20"> это повлечет дискомфорт. Это двойное послание — метод психологического насилия, так сказать, подтек</text:span><text:soft-page-break/><text:span text:style-name="T20">стом. Суть этой концепции описывается противоречивостью двух посылов в одном — забота и осуждение, но подразумевает запрет.</text:span></text:p>
      <text:p text:style-name="P8">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8">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8">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text:soft-page-break/>жертвы окажется под сомнением — непослушание значит неуважение. Тогда жертва уступает, чтобы доказать свои чувства.</text:p>
      <text:p text:style-name="P8">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8">Другими словами, при воспитании ребенка родители выдвигали сразу два одновременно невыполнимых или противоречивых послания:</text:p>
      <text:list xml:id="list38619319"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8">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2"><text:soft-page-break/>* * *</text:p>
      <text:p text:style-name="P8">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text:span text:style-name="T41">(по большей части)</text:span>, как и он, деструктивного окружения.</text:p>
      <text:p text:style-name="P8">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8">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8">Естественно я прогулялась и вернулась. Не потому, что хотела. А чтобы не лишать его возможности меня поздравить в полночь. <text:soft-page-break/>Жесть, я вот пишу и прозреваю с себя — я тогда шла домой не потому, что хотела, ведь он меня обидел, отбирая право распоряжаться приглашенными <text:span text:style-name="T41">в единственный в году мой личный праздник,</text:span> а потому, что он наверняка хотел меня поздравить.</text:p>
      <text:p text:style-name="P8">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8">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8">Я разревелась. Будучи уже на взводе от негативных мыслей, получить такую дозу счастья было слишком резким перепадом. Как <text:soft-page-break/>из парной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8">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8">Харриет Брейкер идентифицировала этот способ манипулирования, как «положительное подкрепление». К нему относится:</text:p>
      <text:list xml:id="list4372473934358522093" text:style-name="L5">
        <text:list-item>
          <text:p text:style-name="P95">похвала, поверхностное очарование, поверхностное сочувствие, чрезмерные извинения;</text:p>
        </text:list-item>
        <text:list-item>
          <text:p text:style-name="P95">деньги, одобрение, подарки;</text:p>
        </text:list-item>
        <text:list-item>
          <text:p text:style-name="P95">внимание, выражения лица, такое как притворный смех или улыбка;</text:p>
        </text:list-item>
        <text:list-item>
          <text:p text:style-name="P95">общественное признание.</text:p>
        </text:list-item>
      </text:list>
      <text:p text:style-name="P8"><text:soft-page-break/>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8">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42">* * *</text:p>
      <text:p text:style-name="P8">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дабы не развивать конфликт. Это же важно для него. Я-то переживу...</text:p>
      <text:p text:style-name="P8"><text:soft-page-break/>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P8">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8">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8">Итак, спустя где-то год гражданского брака, я перестала носить стразики, прекратила <text:soft-page-break/>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75" text:outline-level="1"><text:s/><text:bookmark-start text:name="Glava_7__Z____Zabota"/>Глава 7. <text:line-break/>З — Забота<text:bookmark-end text:name="Glava_7__Z____Zabota"/></text:h>
      <text:p text:style-name="P41">В пустой душе и в сердце эгоиста не может быть божественной любви.</text:p>
      <text:p text:style-name="P49">Автор неизвестен</text:p>
      <text:p text:style-name="P8">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8"><text:soft-page-break/>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8609878" text:continue-list="list38619319"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8">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8">Анализ показал, что у меня тяжелая степень анемии — железодефицит, который был причиной всем симптомам: головокружение, <text:soft-page-break/>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8">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8">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8">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8"><text:soft-page-break/>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8">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8">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8">Возможно кто-то подумает, что мне нравилось сидеть дома. Но для меня это был ад. Мне было безумно скучно. Каждый день был <text:soft-page-break/>такой же, как и предыдущий, и проходил в одиночестве. А я привыкла к большим коллективам и подвижности, а тут даже в магазин боюсь одна выйти...</text:p>
      <text:p text:style-name="P8">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был именно таким.</text:p>
      <text:p text:style-name="P8">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text:soft-page-break/>ких невзрачных намеков, я сходила на несколько собеседований.</text:p>
      <text:p text:style-name="P8">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8">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8">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8"><text:soft-page-break/>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и даже потенциально не являюсь домохозяйкой.</text:p>
      <text:p text:style-name="P8">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8">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8">Через полгода я нашла работу. В целом, мой парень обеспечил мне возможность обу<text:soft-page-break/>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46">* * *</text:p>
      <text:p text:style-name="P8">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8">Пару раз я просила его о помощи и пыталась слегка распределить обязанности. Что-то вроде:</text:p>
      <text:list xml:id="list38606245" text:continue-numbering="true" text:style-name="диалог">
        <text:list-item>
          <text:p text:style-name="P92">Мне так было бы приятно, если бы ты встретил меня с работы с ужином...</text:p>
        </text:list-item>
      </text:list>
      <text:p text:style-name="P8">Он был, скажем так, согласен, точнее — не противоречил и даже грозился приготовить, <text:soft-page-break/>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8">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8">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46"><text:soft-page-break/>* * *</text:p>
      <text:p text:style-name="P8">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8">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8">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8">Накладывая гипс, врач не заметил смещение, и через месяц пришлось делать операцию. 4 болта, 18 швов, 2 месяца на костылях, 3 месяца с тростью... В целом — ничего осо<text:soft-page-break/>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8">Сразу после операции меня привезли домой. Когда начал отходить наркоз, мне было очень больно, и обезболивающие не справлялись, но я даже не могу представить, что было бы без них.</text:p>
      <text:p text:style-name="P8">Хорошо, что в то время он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8">Он не был злым, или обиженным. Он не был растерянным или сильно занятым. Он. Просто. Перестал. Со. Мной. Разговаривать.</text:p>
      <text:p text:style-name="P8">Я совершенно не знала, что мне делать, кроме как, пытаться увидеть свою значимость для него. Как мне было выяснить, чего <text:soft-page-break/>я стою, когда я в раз превратилась в сплошное сомнение в себе?</text:p>
      <text:p text:style-name="P8">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8">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8">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8">Хорошо, что моя сестра жила в соседнем доме и приходила меня купать, потому, что <text:soft-page-break/>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8">Но он совершенно не испытывал ни малейшего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8">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8">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text:soft-page-break/>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8">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text:span text:style-name="T41">Что я буду</text:span> оправдывать его отношение ко мне собственными ошибками, погружаясь в бесконечные их поиски. <text:span text:style-name="T41">Иначе я была бы ему не нужна.</text:span> Я изматывала себя до сумасшествия, пытаясь найти, где же я ошиблась.</text:p>
      <text:p text:style-name="P8">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8">Факт остается фактом. Он в прямом смысле слова переступал через меня на протяжении <text:soft-page-break/>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8">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8">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8">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text:soft-page-break/>ся. Но это были только цветочки. Потом он начал делать вид, что меня просто не существует.</text:p>
      <text:p text:style-name="P23"><text:span text:style-name="T20">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0">только себе</text:span></text:span><text:span text:style-name="T20"> и доедал последнее, что было в холодильнике.</text:span></text:p>
      <text:p text:style-name="P8">Чувство ущербности, которое переполняло меня, настолько обострилось, что я просто начала себя ненавидеть. Сейчас я была беспомощнее некуда.</text:p>
      <text:p text:style-name="P8">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8">На деле же это пустая бесстрастная оболочка, не знающая, что такое настоящее живое чувство или эмоция. Ведь равнодушие и <text:soft-page-break/>страсть два совершенно несовместимых понятия.</text:p>
      <text:p text:style-name="P8">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8">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6"><text:soft-page-break/>* * *</text:p>
      <text:p text:style-name="P8">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8">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8">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8">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text:soft-page-break/>любимому, следовательно. Раб сломался и теперь ему приходится все делать самому.</text:p>
      <text:p text:style-name="P8"/>
      <text:p text:style-name="P56">«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39">Личко А.Е., «Синдром неустойчивого поведения»</text:p>
      <text:p text:style-name="P39"/>
      <text:p text:style-name="P8">Итак, я с рюкзачком на костылях выходила каждый вечер в магазин, брала себе каких-то сосисок, потому что голодная, пива, чтоб уснуть, и сигарет.</text:p>
      <text:p text:style-name="P8">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text:soft-page-break/>нельзя опускать ногу, но спокойно смотрел, как я одеваюсь и ковыляю в магазин.</text:p>
      <text:p text:style-name="P8">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8">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8">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8625643" text:continue-numbering="true" text:style-name="диалог">
        <text:list-item>
          <text:p text:style-name="P92"><text:soft-page-break/>Я еду! — сказала она и приехала.</text:p>
        </text:list-item>
      </text:list>
      <text:p text:style-name="P8">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8">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8">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6">* * *</text:p>
      <text:p text:style-name="P8">Спустя несколько дней, однажды поздним вечером, он принял душ и просто ушел... Он принял душ! Сам! Его никто не просил! Он ис<text:soft-page-break/>купался и ушел, понимаете? Молча и в неизвестном направлении! Конечно, он не сказал куда и когда вернется. Это был пик моей боли.</text:p>
      <text:p text:style-name="P8">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8">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8">Это сложно описать, но ощущение было очень болезненным. Помимо того, что я совершенно не понимала, что происходит, я <text:soft-page-break/>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8">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8">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8">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8"><text:soft-page-break/>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8">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8">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8">Так я и сделала — доковыляла до ближайшего ларька, и, возвращаясь уже домой, поняла, что не передумала. И мне стало очень страшно. Очень. Я боялась, потому что <text:soft-page-break/>— не передумала. Я села на качели на детской площадке и заплакала. Была зима, я курила, пила пиво, рядом стояли костыли и было чуть за полночь.</text:p>
      <text:p text:style-name="P8">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8">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8">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P8"><text:soft-page-break/>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8">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8">«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8">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text:span text:style-name="T41">... К тому же </text:span><text:soft-page-break/><text:span text:style-name="T41">признание возлагало на него ничего себе какие обязательства!..</text:span> Кстати, на практике ничего не поменялось, кроме того, что список отсутствующих качеств его личности все пополнялся.</text:p>
      <text:p text:style-name="P42">* * *</text:p>
      <text:p text:style-name="P8">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8">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23"><text:span text:style-name="T20">Это была моя ошибка, пожалуй самая горькая для меня, ведь в то время, как я </text:span><text:span text:style-name="T26">и</text:span><text:span text:style-name="_30__20_Text"><text:span text:style-name="T26">скала в </text:span></text:span><text:soft-page-break/><text:span text:style-name="_30__20_Text"><text:span text:style-name="T26">себе причины</text:span></text:span><text:span text:style-name="T26"> наших разногласий, </text:span><text:span text:style-name="_30__20_Text"><text:span text:style-name="T26">он продолжал паразитировать</text:span></text:span><text:span text:style-name="T26"> на</text:span><text:span text:style-name="T20"> моей к нему привязанности. Я строила отношения, в то время, как он ими пользовался.</text:span></text:p>
      <text:h text:style-name="P75" text:outline-level="1"><text:s/><text:bookmark-start text:name="Glava_8__Sama__kotik"/>Глава 8. <text:line-break/>Сама, котик<text:bookmark-end text:name="Glava_8__Sama__kotik"/></text:h>
      <text:p text:style-name="P8">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8">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text:soft-page-break/>чание, обиды, разочарование. Помню, как отрицала все это.</text:p>
      <text:p text:style-name="P8">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8">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8">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8"><text:soft-page-break/>«Я желаю тебе добра»,</text:p>
      <text:p text:style-name="P8">«Для тебя так будет лучше».</text:p>
      <text:p text:style-name="P8">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2">* * *</text:p>
      <text:p text:style-name="P8">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8623868" text:continue-numbering="true" text:style-name="диалог">
        <text:list-item>
          <text:p text:style-name="P92">Я вчера ходил в кино.</text:p>
        </text:list-item>
      </text:list>
      <text:p text:style-name="P8"><text:soft-page-break/>Мы едем в за город отдыхать, он скажет:</text:p>
      <text:list xml:id="list38623830" text:continue-numbering="true" text:style-name="диалог">
        <text:list-item>
          <text:p text:style-name="P92">Я еду...</text:p>
        </text:list-item>
      </text:list>
      <text:p text:style-name="P23"><text:span text:style-name="T20">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20">он</text:span></text:span><text:span text:style-name="T20">, и он красноречиво об этом расскажет, не упоминая обо мне.</text:span></text:p>
      <text:p text:style-name="P8">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3"><text:span text:style-name="T20">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0">нас</text:span></text:span><text:span text:style-name="T20">, где я стояла на втором месте, а не в одной иерархии с ним. Я — дополнение.</text:span></text:p>
      <text:p text:style-name="P23"><text:soft-page-break/><text:span text:style-name="T20">Еще раз повторю это противное </text:span><text:span text:style-name="T26">«</text:span><text:span text:style-name="_30__20_Text"><text:span text:style-name="T26">я до сих пор не понимаю</text:span></text:span><text:span text:style-name="T26">»</text:span><text:span text:style-name="T20">,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text:span><text:span text:style-name="T20">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8">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list xml:id="list38623516" text:continue-numbering="true" text:style-name="диалог">
        <text:list-item>
          <text:p text:style-name="P92">Что, ручки из жопы? — при друзьях, да с такой радостью на лице, будто его ребенок сделал первые шаги.</text:p>
        </text:list-item>
      </text:list>
      <text:p text:style-name="P46"><text:soft-page-break/>* * *</text:p>
      <text:p text:style-name="P8">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8">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8">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8"><text:soft-page-break/>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8">Да, я хотела семью, но у меня не было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8">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8">И я была уверена — он все спланировал и, под видом романтического ужина, на этот раз <text:soft-page-break/>— сделает мне предложение. Не может же он подарить два одинаковых подарка?! Может...</text:p>
      <text:p text:style-name="P8">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38626173" text:continue-numbering="true" text:style-name="диалог">
        <text:list-item>
          <text:p text:style-name="P92">Ого, ты что, предложение делаешь?</text:p>
        </text:list-item>
      </text:list>
      <text:p text:style-name="P8">Он засмеялся и ответил:</text:p>
      <text:list xml:id="list38628148" text:continue-numbering="true" text:style-name="диалог">
        <text:list-item>
          <text:p text:style-name="P112"><text:span text:style-name="_30__20_Text"><text:span text:style-name="T20">Конечно</text:span></text:span><text:span text:style-name="T20"> нет! Мы тут запутались...</text:span></text:p>
        </text:list-item>
      </text:list>
      <text:p text:style-name="P8">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6"><text:soft-page-break/>* * *</text:p>
      <text:p text:style-name="P8">Часто его просьбы были провокацией и сопровождались:</text:p>
      <text:list xml:id="list38629040" text:continue-numbering="true" text:style-name="диалог">
        <text:list-item>
          <text:p text:style-name="P92">Слабо? Ты сможешь!</text:p>
        </text:list-item>
      </text:list>
      <text:p text:style-name="P23"><text:span text:style-name="T20">Откажись я, это означало бы, что я открыто призн</text:span><text:span text:style-name="_30__20_Text"><text:span text:style-name="T20">а</text:span></text:span><text:span text:style-name="T20">юсь, что не смогу, хотя смогла бы, но просто не хочу. Ну и конечно — разочарование на его лице.</text:span></text:p>
      <text:p text:style-name="P8">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8">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text:soft-page-break/>и всячески пытается доказать, что способна на большее.</text:p>
      <text:p text:style-name="P8">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8">Кстати, родители, хотите покалечить ребенку психику — говорите ему почаще: «Я думал, ты справишься»...</text:p>
      <text:p text:style-name="P8">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8"><text:soft-page-break/>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8">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8">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3"><text:soft-page-break/><text:span text:style-name="T20">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0">ты,</text:span></text:span><text:span text:style-name="T20"> на самом деле, хочешь.</text:span></text:p>
      <text:p text:style-name="P8">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8">Но будьте готовы заплатить за эту его доброту... собой, потому именно себя вы лишитесь, возможно, раз и навсегда, если не начнете действовать.</text:p>
      <text:p text:style-name="P8">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17">Ой, мы лишь на полпути к развязке, а я уже на «ты» перешла...</text:p>
      <text:p text:style-name="P46"><text:soft-page-break/>* * *</text:p>
      <text:p text:style-name="P8">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8610630" text:continue-numbering="true" text:style-name="диалог">
        <text:list-item>
          <text:p text:style-name="P92">Давай сама, котик. Я не хочу/занят/мне ничего нужно/там дождь/голова болит...</text:p>
        </text:list-item>
      </text:list>
      <text:p text:style-name="P8">Или его коронное:</text:p>
      <text:list xml:id="list38616983" text:continue-numbering="true" text:style-name="диалог">
        <text:list-item>
          <text:p text:style-name="P92">Давай, но без меня...</text:p>
        </text:list-item>
      </text:list>
      <text:p text:style-name="P8">Не говоря уже о разных бытовых штуках, и плевать, мужская это работа по дому или женская. Это всегда «сама».</text:p>
      <text:p text:style-name="P8">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list xml:id="list38623202" text:continue-numbering="true" text:style-name="диалог">
        <text:list-item>
          <text:p text:style-name="P92">Ты что, сама не справишься? Я тебе такси вызову...</text:p>
        </text:list-item>
      </text:list>
      <text:p text:style-name="P8"><text:soft-page-break/>Он был не на работе. Он вызвал мне машину и остался дома играть по сети с друзьями!</text:p>
      <text:p text:style-name="P8">А как дойти до такси?!</text:p>
      <text:p text:style-name="P8">Как выйти из такси и дойти до входа в больницу?!</text:p>
      <text:p text:style-name="P8">Дойти до регистратуры?!</text:p>
      <text:p text:style-name="P8">Найти кабинет врача?!</text:p>
      <text:p text:style-name="P8">Дойти до рентгена?!</text:p>
      <text:p text:style-name="P8">Обратно к врачу?!</text:p>
      <text:p text:style-name="P8">До такси?!</text:p>
      <text:p text:style-name="P8">До квартиры?!</text:p>
      <text:p text:style-name="P8">Учитывая ступеньки, двери?!..</text:p>
      <text:p text:style-name="P8">Это же нога, а не рука! Но зачем об этом думать?!</text:p>
      <text:list xml:id="list38614265" text:continue-numbering="true" text:style-name="диалог">
        <text:list-item>
          <text:p text:style-name="P92">Ты же у меня баба сильная, справишься сама...</text:p>
        </text:list-item>
      </text:list>
      <text:p text:style-name="P8">«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text:soft-page-break/>больно физически, в момент моих переживаний или когда мне нужна его помощь.</text:p>
      <text:p text:style-name="P8">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8">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38633792"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8">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text:soft-page-break/>ста, портил весь интерьер и, самое важное — он не был нам нужен!</text:p>
      <text:p text:style-name="P23"><text:span text:style-name="T20">Этот прием манипулирования называется </text:span><text:span text:style-name="_30__20_Text"><text:span text:style-name="T20">виктимблейминг</text:span></text:span><text:span text:style-name="T20">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0">это было моим решением</text:span></text:span><text:span text:style-name="T20">, это давало ему право освободить себя от ответственности за меня и заботы обо мне, ведь я получила, как он считал, по заслугам.</text:span></text:p>
      <text:p text:style-name="P8">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8">Как-то к нам пришли гости — наш друг и его знакомый, который оказался нашим соседом и снимал квартиру через дорогу от нас. <text:soft-page-break/>Он зашел в квартиру, осмотрелся и говорит, мол:</text:p>
      <text:list xml:id="list38613368" text:continue-numbering="true" text:style-name="диалог">
        <text:list-item>
          <text:p text:style-name="P92">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8">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8">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8">Конкуренция? Зависть? Да. Это соперничество, которое тщательно скрывалось под мас<text:soft-page-break/>кой равнодушия. Он всегда был недостаточно признан, или недостаточно успешен, но при этом не считал нужным прилагать какие-то усилия.</text:p>
      <text:p text:style-name="P8">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8">Потом с новым другом я долго смеялась, рассказывая, как тот уродливый шкаф рухнул мне на ногу!</text:p>
      <text:p text:style-name="P46">* * *</text:p>
      <text:p text:style-name="P8">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8">4 часа и я отыскала транспорт на всех 5-х человек, кто ехал. Это был автобус. Придя домой, я, с гордым видом, заявила, что у <text:soft-page-break/>меня есть хорошая новость — поездка не отменяется! Едем автобусом все вместе!</text:p>
      <text:list xml:id="list38625949" text:continue-numbering="true" text:style-name="диалог">
        <text:list-item>
          <text:p text:style-name="P92">Автобусом?! Лучше бы ты мне не говорила!..</text:p>
        </text:list-item>
      </text:list>
      <text:p text:style-name="P8">Я потратила 4 часа на поиски. Я дошла до восьмой страницы гугла. Сделала несколько десятков звонков — а он остался недоволен!</text:p>
      <text:p text:style-name="P23"><text:span text:style-name="T20">Из-за высокого роста, его ноги никуда не помещаются. Я не предусмотрела. Я виновата. Теперь он будет мучиться </text:span><text:span text:style-name="_30__20_Text"><text:span text:style-name="T20">из-за меня</text:span></text:span><text:span text:style-name="T20">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8">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8">Я тщательно следила за тем, что говорю и надеваю, чтоб не нарваться на очередное за<text:soft-page-break/>мечание. А теперь еще усерднее хотела быть идеальной и делать все безупречно, ведь надо же что-то делать со своими «недостатками»!</text:p>
      <text:p text:style-name="P8">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38618869" text:continue-numbering="true" text:style-name="диалог">
        <text:list-item>
          <text:p text:style-name="P92">Спасибо, котик, все было очень вкусно/круто/весело...</text:p>
        </text:list-item>
      </text:list>
      <text:p text:style-name="P8">В такие редкие моменты я светилась от счастья и все умилялись и твердили, какая мы замечательная пара!</text:p>
      <text:p text:style-name="P8"/>
      <text:p text:style-name="P56">«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text:soft-page-break/>абсолютно все, даже самые яркие девушки, становятся невольными заложницами другой формулы отношений с мудаком: "Я хороший, а она — стерва".»</text:p>
      <text:p text:style-name="P39">Ирина Мельниченко, «Мудаки и игра на публику»</text:p>
      <text:p text:style-name="P39"/>
      <text:p text:style-name="P42">* * *</text:p>
      <text:p text:style-name="P8">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8">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list xml:id="list38615815" text:continue-numbering="true" text:style-name="диалог">
        <text:list-item>
          <text:p text:style-name="P92"><text:soft-page-break/>Почему каждый раз после вечеринок мы с тобой опять ссоримся? — злился он.</text:p>
        </text:list-item>
      </text:list>
      <text:p text:style-name="P8">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8">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list xml:id="list38609458"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8">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text:soft-page-break/>строения/давай потом/давай сама, ты же у меня баба сильная»...</text:p>
      <text:p text:style-name="P8">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8">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8">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text:soft-page-break/>отказ, или же, в случае, если я настаивала — гнев, упреки, обвинения, обида и молчание (пассивная агрессия).</text:p>
      <text:p text:style-name="P8">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8">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8628988" text:continue-numbering="true" text:style-name="диалог">
        <text:list-item>
          <text:p text:style-name="P92">Да сколько же можно!? Тебе что, больше заняться нечем?</text:p>
        </text:list-item>
      </text:list>
      <text:p text:style-name="P8">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8">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5" text:outline-level="1"><text:s/><text:bookmark-start text:name="Glava_9__My_tak_obshchaiemsia"/>Глава 9. <text:line-break/>Мы так общаемся<text:bookmark-end text:name="Glava_9__My_tak_obshchaiemsia"/></text:h>
      <text:p text:style-name="P41">Скажи мне, кто твой друг и я скажу кто ты.</text:p>
      <text:p text:style-name="P49">Еврипид</text:p>
      <text:p text:style-name="P8">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8"><text:soft-page-break/>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8"/>
      <text:p text:style-name="P56">«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6">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39"><text:soft-page-break/>Я.А. Волкова, «Деструктивное общение: к определению понятия»</text:p>
      <text:p text:style-name="Цитата_20_-_20_автор"><text:span text:style-name="_31__20_Text"><text:span text:style-name="T20"/></text:span></text:p>
      <text:p text:style-name="P23"><text:span text:style-name="T20">Его </text:span><text:span text:style-name="_30__20_Text"><text:span text:style-name="T20">лучший друг</text:span></text:span><text:span text:style-name="T20">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8">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8">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text:soft-page-break/>ла, что, например не знаю, что это за термин — объясните. Но стоило мне высказать свое мнение, на него накидывались, как волки на дичь.</text:p>
      <text:p text:style-name="P8">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8">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8">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8"><text:soft-page-break/>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8">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на унижении и высмеивании точки зрения собеседника.</text:p>
      <text:p text:style-name="P8"/>
      <text:p text:style-name="P56">«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56">В отличие от оборонительной агрессивной реакции, когда собеседник вынужден дей<text:soft-page-break/>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39">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8">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8">А тут друзья. И они ни за что не борются. Это простой вечер в компании, который перерастает в отчаянную попытку самоутвердить<text:soft-page-break/>ся и потешить себя напряженностью собеседника.</text:p>
      <text:p text:style-name="P17">Стоит ли привести пример такого «дружеского» общения? Пожалуй, да!</text:p>
      <text:p text:style-name="P17">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38625395" text:continue-numbering="true" text:style-name="диалог">
        <text:list-item>
          <text:p text:style-name="P84">Тю! Ты серьезно?! Посмотри на себя! Это был вопрос времени! Она слишком хороша для тебя! Хватит нюни распускать!..</text:p>
        </text:list-item>
      </text:list>
      <text:p text:style-name="P46">* * *</text:p>
      <text:p text:style-name="P8">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text:soft-page-break/>«правильного» оно не вписывается. Зато они были в полной гармонии друг с другом и их факты взаимного принижения не волновали.</text:p>
      <text:p text:style-name="P8">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8">Однажды мы компанией праздновали Новый год. Сидим ночью, все уже порядком выпившие, и тут его Странный друг говорит:</text:p>
      <text:list xml:id="list38613381" text:continue-numbering="true" text:style-name="диалог">
        <text:list-item>
          <text:p text:style-name="P112"><text:span text:style-name="T20">Если на земле не останется ни одной </text:span><text:span text:style-name="_30__20_Text"><text:span text:style-name="T20">бабы</text:span></text:span><text:span text:style-name="T20">, иметь первым мы будем тебя.</text:span></text:p>
        </text:list-item>
      </text:list>
      <text:p text:style-name="P8">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8">Я выждала пару минут обсуждений, в надежде, что он хоть как-то отреагирует и по<text:soft-page-break/>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8602532" text:continue-numbering="true" text:style-name="диалог">
        <text:list-item>
          <text:p text:style-name="P112"><text:span text:style-name="T20">Ну он же у нас самый красивый, вот его и пустим первым по кругу...</text:span><text:span text:style-name="Default_20_Paragraph_20_Font"><text:span text:style-name="T24"> </text:span></text:span></text:p>
        </text:list-item>
      </text:list>
      <text:p text:style-name="P8">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8"/>
      <text:p text:style-name="P56">«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6">Зависть — ущербное чувство, которое пытается заполнить пустоту или какой-нибудь <text:soft-page-break/>личностный недостаток, отсутствие психологического равновесия и гармонии.»</text:p>
      <text:p text:style-name="P39">Я. А. Волкова, «Деструктивное общение в когнитивно-дискурсивном аспекте»</text:p>
      <text:p text:style-name="P39"/>
      <text:p text:style-name="P8">Позже, как и всегда, когда заходили подобного рода разговоры, а они заходили довольно часто, я аккуратно ему намекала, что это неправильно. И:</text:p>
      <text:list xml:id="list38613687" text:continue-numbering="true" text:style-name="диалог">
        <text:list-item>
          <text:p text:style-name="P92">Неужели тебе нравятся такое общение!?</text:p>
        </text:list-item>
      </text:list>
      <text:p text:style-name="P23">Ответ всегда был один:</text:p>
      <text:list xml:id="list38622683" text:continue-numbering="true" text:style-name="диалог">
        <text:list-item>
          <text:p text:style-name="P92">Ты слишком остро реагируешь. Мы так общаемся...</text:p>
        </text:list-item>
      </text:list>
      <text:p text:style-name="P8">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text:soft-page-break/>дружба всегда превращается в враждебность. Его Странный лучший друг стал врагом.</text:p>
      <text:p text:style-name="P8">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8">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8">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8"><text:soft-page-break/>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8">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46"><text:soft-page-break/>* * *</text:p>
      <text:p text:style-name="P8">Вернемся к делу. Основных тем у них было несколько:</text:p>
      <text:list xml:id="list8351131926247183008" text:style-name="L6">
        <text:list-item>
          <text:p text:style-name="P96">Женские жопы;</text:p>
        </text:list-item>
        <text:list-item>
          <text:p text:style-name="P96">Как изменить девушке/жене и сделать так, чтоб об этом никто не узнал;</text:p>
        </text:list-item>
        <text:list-item>
          <text:p text:style-name="P96">Печальная история о том, как одна их общая подруга «дала» им всем, кроме одного, чем жестоко задела самолюбие оного;</text:p>
        </text:list-item>
        <text:list-item>
          <text:p text:style-name="P96">Размер мужского достоинства;</text:p>
        </text:list-item>
        <text:list-item>
          <text:p text:style-name="P96">HOTS<text:note text:id="ftn6" text:note-class="footnote"><text:note-citation text:label="*">*</text:note-citation><text:note-body><text:p text:style-name="Footnote"><text:span text:style-name="T32">HOTS (Heroes of the Storm) – </text:span><text:span text:style-name="T13">компьютерная игра, разработанная </text:span><text:span text:style-name="T32">Blizzard Entertainment.</text:span></text:p></text:note-body></text:note>;</text:p>
        </text:list-item>
        <text:list-item>
          <text:p text:style-name="P96">Ну и конечно — обсуждения отсутствующих за их спиной не в лучшей форме.</text:p>
        </text:list-item>
      </text:list>
      <text:p text:style-name="P8">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text:soft-page-break/>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8"/>
      <text:p text:style-name="P56">«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39">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8">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8"><text:soft-page-break/>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8">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8">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8">—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text:soft-page-break/>что мне неприятно! И вообще жена у него — сука...</text:p>
      <text:p text:style-name="P8">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8">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8">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8"><text:soft-page-break/>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8">Когда они между собой начали ссориться, потекло, как говорится, дерьмо по трубам. Он гово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8">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46">* * *</text:p>
      <text:p text:style-name="P23"><text:span text:style-name="T20">Так вот, все это о </text:span><text:span text:style-name="_30__20_Text"><text:span text:style-name="T20">его</text:span></text:span><text:span text:style-name="T20"> окружении, именно о </text:span><text:span text:style-name="_30__20_Text"><text:span text:style-name="T20">его</text:span></text:span><text:span text:style-name="T20"> друзьях. Но есть еще другое окружение — </text:span><text:soft-page-break/><text:span text:style-name="T20">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20">своим</text:span></text:span><text:span text:style-name="T20"> друзьям он говорил:</text:span></text:p>
      <text:list xml:id="list38615368" text:continue-list="list38622683" text:style-name="диалог">
        <text:list-item>
          <text:p text:style-name="P92">Она неадекватная...</text:p>
        </text:list-item>
      </text:list>
      <text:p text:style-name="P23"><text:span text:style-name="T20">И дальше по тексту, то </text:span><text:span text:style-name="_30__20_Text"><text:span text:style-name="T20">нашим</text:span></text:span><text:span text:style-name="T20"> друзьям говорилось все в другой форме:</text:span></text:p>
      <text:list xml:id="list38612265" text:continue-numbering="true" text:style-name="диалог">
        <text:list-item>
          <text:p text:style-name="P92">Я ее люблю, но...</text:p>
        </text:list-item>
      </text:list>
      <text:p text:style-name="P8">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8">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23"><text:span text:style-name="T20">Банальная фраза: «Мы поругались» может произвести впечатление, что он жертва, осо</text:span><text:soft-page-break/><text:span text:style-name="T20">бенно если приправить ее, сказав «снова» или «опять». Это закладывает в голову людей мнение: «Она </text:span><text:span text:style-name="_30__20_Text"><text:span text:style-name="T20">снова</text:span></text:span><text:span text:style-name="T20"> что-то делает не так», то есть — постоянно что-то делает не так.</text:span></text:p>
      <text:p text:style-name="P8">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равнодушным и эгоистичным зверем, в костюме несчастной овечки.</text:p>
      <text:p text:style-name="P8">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8">Я об этом узнала позже, уже когда апофеоз отношений был достигнут. Именно поэтому <text:soft-page-break/>я хотела бы обратить ваше внимание на этот аспект взаимодействия и деления окружения.</text:p>
      <text:p text:style-name="P8">«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P8">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46"><text:soft-page-break/>* * *</text:p>
      <text:p text:style-name="P8">Не могу не вставить пару слов о его семье... Точнее — 4 слова:</text:p>
      <text:list xml:id="list8283485681038565360" text:style-name="List_20_1">
        <text:list-item>
          <text:p text:style-name="P97">Все</text:p>
        </text:list-item>
        <text:list-item>
          <text:p text:style-name="P97">Друг</text:p>
        </text:list-item>
        <text:list-item>
          <text:p text:style-name="P97">Друга</text:p>
        </text:list-item>
        <text:list-item>
          <text:p text:style-name="P97">Ненавидят</text:p>
        </text:list-item>
      </text:list>
      <text:p text:style-name="P8">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8">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text:soft-page-break/>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8">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8">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8">Вся ситуация с его родными поменялась прямо пропорционально при последующем общении.</text:p>
      <text:p text:style-name="P8"><text:soft-page-break/>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8">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8">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8"><text:soft-page-break/>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8">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8">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8">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text:soft-page-break/>няла свой стиль и образ. К многочисленным пирсингам и небольшой татуировке на руке прибавились выбритые виски.</text:p>
      <text:p text:style-name="P8">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8">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8611209" text:continue-list="list38612265" text:style-name="диалог">
        <text:list-item>
          <text:p text:style-name="P92">Да перестань! Они же простые ребята — даже внимание не обратят...</text:p>
        </text:list-item>
      </text:list>
      <text:p text:style-name="P8">И я заплела косу.</text:p>
      <text:p text:style-name="P8">Потом он мне расскажет, за что и как сильно меня ненавидят его родители, ведь я име<text:soft-page-break/>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8">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8">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8"><text:soft-page-break/>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8">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8">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38623499" text:continue-numbering="true" text:style-name="диалог">
        <text:list-item>
          <text:p text:style-name="P98">Мам, я сделал свой выбор, и не собираюсь менять это решение. Она нормальная! Ну что ты начинаешь?!</text:p>
        </text:list-item>
      </text:list>
      <text:p text:style-name="P2">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text:soft-page-break/>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2">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5" text:outline-level="1"><text:s/><text:bookmark-start text:name="Glava_10__Eto_nie_ia"/>Глава 10. <text:line-break/>Это не я<text:bookmark-end text:name="Glava_10__Eto_nie_ia"/></text:h>
      <text:p text:style-name="P41">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1">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0"><text:s/></text:span></text:span><text:span text:style-name="T20">Хайек Ф.</text:span></text:p>
      <text:p text:style-name="P2"><text:soft-page-break/>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2">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2">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2"><text:soft-page-break/>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2">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2">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2">В первые дни нашего совместного проживания, я сразу установила правило — в моем доме мужик с половой тряпкой ходить не бу<text:soft-page-break/>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list xml:id="list38608786" text:continue-numbering="true" text:style-name="диалог">
        <text:list-item>
          <text:p text:style-name="P98">Это не я.</text:p>
        </text:list-item>
      </text:list>
      <text:p text:style-name="P2">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2"><text:soft-page-break/>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pan text:style-name="T20">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20">говорить</text:span></text:span><text:span text:style-name="T20"> сколько угодно, но когда приходило время </text:span><text:span text:style-name="_30__20_Text"><text:span text:style-name="T20">делать</text:span></text:span><text:span text:style-name="T20">, ему всегда что-то «мешало». Но чаще всего было:</text:span></text:p>
      <text:list xml:id="list38618128" text:continue-numbering="true" text:style-name="диалог">
        <text:list-item>
          <text:p text:style-name="P98">Обещал? Я этого не помню, а если я не помню, значит этого не было.</text:p>
        </text:list-item>
      </text:list>
      <text:p text:style-name="P2">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2"><text:soft-page-break/>Я не помню ни дня, чтоб он пришел домой вовремя, как и обещал. Всегда находились отговорки или он просто мог потерять счет времени.</text:p>
      <text:p text:style-name="P2">Когда дело касалось его работы, я просила его:</text:p>
      <text:p text:style-name="P2">— Не обещай, пока не будешь уверен.</text:p>
      <text:p text:style-name="P2">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2">Каждый раз это было что-то «поважнее» данного мне обещания, и он не мог. При этом он никогда не просил прощения за несдержанное слово.</text:p>
      <text:p text:style-name="P2">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text:soft-page-break/>ней. Меня выворачивало на изнанку от всех навязанных мне ощущений.</text:p>
      <text:p text:style-name="P2">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2">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2">Он никогда не виноват, а если вдруг его вина становится очевидной — это мелочь, которая не стоит внимания. Ему все сходило с рук.</text:p>
      <text:p text:style-name="P46"><text:soft-page-break/>* * *</text:p>
      <text:p text:style-name="P2">Как-то я поехала в другой город. На похороны. Это был долгий путь и в целом очень тяжелая поездка. Меня не было две недели.</text:p>
      <text:p text:style-name="P2">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2">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8615897" text:continue-numbering="true" text:style-name="диалог">
        <text:list-item>
          <text:p text:style-name="P98">Когда ты уже вернешься?</text:p>
        </text:list-item>
      </text:list>
      <text:p text:style-name="P2">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2"><text:soft-page-break/>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46">* * *</text:p>
      <text:p text:style-name="P2">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от того, что он никак не мог его смыть.</text:p>
      <text:p text:style-name="P2">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text:soft-page-break/>пока он не понял что это просто шутка его друзей.</text:p>
      <text:p text:style-name="P2">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2">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2">Помимо нежелания наводить порядки, игнорировались даже просьбы его поддерживать. Он клал что угодно куда угодно, только <text:soft-page-break/>не на место, постоянно ходил в заляпанной пятнами от еды одежде, пачкал, мусорил, разливал, и каждый раз я слышала:</text:p>
      <text:list xml:id="list38633568" text:continue-numbering="true" text:style-name="диалог">
        <text:list-item>
          <text:p text:style-name="P98">Это не я...</text:p>
        </text:list-item>
      </text:list>
      <text:p text:style-name="P2">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8626581" text:continue-numbering="true" text:style-name="диалог">
        <text:list-item>
          <text:p text:style-name="P98">Мне не обязательно стирать трусы каждый день!</text:p>
        </text:list-item>
      </text:list>
      <text:p text:style-name="Text_20_body"><text:span text:style-name="T20">Мне приходилось просить его чистить уши, потому, что </text:span><text:span text:style-name="_30__20_Text"><text:span text:style-name="T20">мне было стыдно</text:span></text:span><text:span text:style-name="T20">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2">Я сидела со спиртом и ватной палочкой, подавляя рвотные позывы, и делала все, что могла, чтобы его вид был более или менее опрятным.</text:p>
      <text:p text:style-name="P2"><text:soft-page-break/>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2">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2">Он спал, ходил на природу, ходил по дому и на работу в одной и той же одежде, за месяц занашивая до дыр новые вещи, и на предложение:</text:p>
      <text:list xml:id="list38616651" text:continue-numbering="true" text:style-name="диалог">
        <text:list-item>
          <text:p text:style-name="P98">Пойдем купим тебе что-нибудь новое.</text:p>
        </text:list-item>
      </text:list>
      <text:p text:style-name="P2">Он отвечал:</text:p>
      <text:list xml:id="list38630553" text:continue-numbering="true" text:style-name="диалог">
        <text:list-item>
          <text:p text:style-name="P98">У меня все есть, мне ничего не надо.</text:p>
        </text:list-item>
      </text:list>
      <text:p text:style-name="P2">И ходил мятый и грязный, как бомж, а я просто не могла за этим уследить.</text:p>
      <text:p text:style-name="P2"><text:soft-page-break/>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20">Это было еще одно чувство вины. Но в отличии от всех остальных, навязанных мне, это был стыд. </text:span><text:span text:style-name="_30__20_Text"><text:span text:style-name="T20">Мне было стыдно</text:span></text:span><text:span text:style-name="T20"> от того, я не справляюсь, как его девушка, и мой мужчина не выглаженный и не накрахмаленный, как я бы этого хотела.</text:span></text:p>
      <text:p text:style-name="P2">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42"><text:soft-page-break/>* * *</text:p>
      <text:p text:style-name="Text_20_body"><text:span text:style-name="T20">А вы знали, что </text:span><text:span text:style-name="_30__20_Text"><text:span text:style-name="T20">неряшливость является одним из симптомов психического отклонения</text:span></text:span><text:span text:style-name="T20">?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2">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8618127" text:continue-numbering="true" text:style-name="диалог">
        <text:list-item>
          <text:p text:style-name="P98">Котик, поставь, пожалуйста кружку в раковину, можешь не мыть...</text:p>
        </text:list-item>
      </text:list>
      <text:p text:style-name="P2">Даже такая формулировка могла быть причиной 3-х дневного молчания. Потому, что я его обидела, сделав замечание. Он никак не <text:soft-page-break/>объяснял это, не аргументировал. Он просто прекращал со мной разговаривать.</text:p>
      <text:p text:style-name="P2">Вот так все просто. Этот способ манипуляцией чувством вины. Он строил из себя «жертву» после малейшего замечания, озвучивая это простой фразой:</text:p>
      <text:list xml:id="list38606334" text:continue-numbering="true" text:style-name="диалог">
        <text:list-item>
          <text:p text:style-name="P98">Я не буду тебе ничего доказывать.</text:p>
        </text:list-item>
      </text:list>
      <text:p text:style-name="P2">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38623466" text:continue-numbering="true" text:style-name="диалог">
        <text:list-item>
          <text:p text:style-name="P98">Это не я...</text:p>
        </text:list-item>
        <text:list-item>
          <text:p text:style-name="P98">Если я этого не помню, значит этого не было.</text:p>
        </text:list-item>
        <text:list-item>
          <text:p text:style-name="P98">Я имею право хранить молчание.</text:p>
        </text:list-item>
        <text:list-item>
          <text:p text:style-name="P98">Я ничего не обещал.</text:p>
        </text:list-item>
      </text:list>
      <text:p text:style-name="P46"><text:soft-page-break/>* * *</text:p>
      <text:p text:style-name="P2">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2">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2">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2"><text:soft-page-break/>Разбудить его так и не удалось, но на утро он, конечно же, ничего не помнил. У него и в мыслях не было — попросить прощение за испорченный праздник.</text:p>
      <text:list xml:id="list38615278" text:continue-numbering="true" text:style-name="диалог">
        <text:list-item>
          <text:p text:style-name="P98">Я ничего не помню. А, если я ничего не помню — значит этого не было. — улыбаясь, повторял он.</text:p>
        </text:list-item>
      </text:list>
      <text:p text:style-name="P2">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6">* * *</text:p>
      <text:p text:style-name="Text_20_body"><text:span text:style-name="T20">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0">триггера</text:span></text:span><text:span text:style-name="T20">.</text:span></text:p>
      <text:p text:style-name="P2">Однажды со мной кое что приключилось — на меня напали. Мне было 17 лет и, с тех пор, года три я боялась находиться наедине с <text:soft-page-break/>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2">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2">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2">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2"><text:soft-page-break/>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2">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2">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2">Он упрекал меня в том, что я кричу на него просто так, ведь он не виноват в том, что когда-то кто-то пытался меня изнасиловать, и <text:soft-page-break/>обижался на мою злость. Это ведь не он тогда напугал меня. Он просто пошутил...</text:p>
      <text:p text:style-name="P46">* * *</text:p>
      <text:p text:style-name="P2">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2">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2">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2"><text:soft-page-break/>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2">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2">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2">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2">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text:soft-page-break/>мо на электронную почту! Я отыскала его. Вот оно:</text:p>
      <text:p text:style-name="P2"/>
      <text:p text:style-name="P50">«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0">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0">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0">В судьбу я не верю, я верю только в свои силы. Если ты считаешь, что сил больше нет — я не вправе тебе ничего навязывать.»</text:p>
      <text:p text:style-name="P50"/>
      <text:p text:style-name="P2">«Невооруженным» взглядом очень сложно увидеть подвох в этом, казалось бы, безобид<text:soft-page-break/>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3">«У нас все прекрасно»</text:p>
      <text:p text:style-name="P2">Это ложь. Мы постоянно ссоримся. У нас все плохо настолько, что мы решили расстаться.</text:p>
      <text:p text:style-name="P2"><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3">«У нас отлично получается»</text:p>
      <text:p text:style-name="P5">Что получается? Жить? Строить семью? Делать друг-друга счастливыми? Заботиться друг о друге? Не понятно...</text:p>
      <text:p text:style-name="P2"><text:span text:style-name="T10">Цель</text:span>: внушить утверждение, что ошибок не было. Все идет по плану, как и должно быть.</text:p>
      <text:p text:style-name="P3">«Нас любят. В нас верят»</text:p>
      <text:p text:style-name="Text_20_body"><text:span text:style-name="T20">На первый взгляд ничего странного. Мы кому-то нравимся — это же хорошо. Но, на </text:span><text:soft-page-break/><text:span text:style-name="T20">самом деле, это — </text:span><text:span text:style-name="_30__20_Text"><text:span text:style-name="T20">триангуляция</text:span></text:span><text:span text:style-name="T20"> — метод, в котором манипуляторы оперируют чужими, а порой даже выдуманными мнениями, приводя их, как аргументы, с которыми не поспоришь.</text:span></text:p>
      <text:p text:style-name="P2">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2">Но его устраивало не то, что мы хорошая пара, ведь это не так — у нас слишком много проблем, а то, что мы создаем видимость хорошей пары.</text:p>
      <text:p text:style-name="P2">В этом утверждении он объединил нас в одно целое. Ты и я — мы пара, и нас — любят. То есть — и я хороший, и ты.</text:p>
      <text:p text:style-name="P2"><text:span text:style-name="T10">Цель</text:span>: утвердиться в позиции — я такой же хороший, как и ты, что отрицает — я плохой, я тебя обидел.</text:p>
      <text:p text:style-name="P3">«Верю в тебя. Ты большая умница и нужно быть слепым, чтоб не заметить это»</text:p>
      <text:p text:style-name="P2"><text:soft-page-break/>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20">Этот метод называется </text:span><text:span text:style-name="_30__20_Text"><text:span text:style-name="T20">манипуляцией тщеславием (положительное подкрепление)</text:span></text:span><text:span text:style-name="T20">.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2"><text:span text:style-name="T10">Цель</text:span>: ввести в заблуждение похвалой, что ослабляет жертву в ее позиции сопротивления.</text:p>
      <text:p text:style-name="P3">«Никто не говорил, что будет легко»</text:p>
      <text:p text:style-name="P2">И снова триангуляция, но уже более обобщающая. Тебе никто не обещал, что все будет гладко. Будет сложно. Смирись.</text:p>
      <text:p text:style-name="P2"><text:soft-page-break/><text:span text:style-name="T10">Цель</text:span>: внушить жертве, что сложности, которыми он ее изматывает — нормальны, оперируя тем, что, якобы, все так живут.</text:p>
      <text:p text:style-name="P3">«Я не согласен рушить все из-за какой-то фигни. Это несправедливо»</text:p>
      <text:p text:style-name="P2">Еще пару часов назад он сказал мне собирать вещи, а теперь несогласен все рушить...</text:p>
      <text:p text:style-name="Text_20_body"><text:span text:style-name="T20">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20">манипуляция чувством вины</text:span></text:span><text:span text:style-name="T20"> — он надевает маску «жертвы» обвиняет меня в несправедливости уже моих действий.</text:span></text:p>
      <text:p text:style-name="P2"><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3">«Я не верну назад всех гадостей, которые тебе пришлось услышать»</text:p>
      <text:p text:style-name="P2">Он не чувствует свою вину за сказанное и демонстрирует это, иначе бы он сказал: <text:soft-page-break/>«Жаль, что не могу вернуть...», но при этом он жалеет жертву за услышанное: «Тебе пришлось».</text:p>
      <text:p text:style-name="P2"><text:span text:style-name="T10">Цель</text:span>: сбить с толку жалостью к жертве, не сожалея о сказанном.</text:p>
      <text:p text:style-name="P3">«Все мои попытки отстраниться, уйти, сбежать это страх и бессилие»</text:p>
      <text:p text:style-name="Text_20_body"><text:span text:style-name="_30__20_Text"><text:span text:style-name="T20">Манипуляция жалостью</text:span></text:span><text:span text:style-name="T20"> — посмотри, как мне страшно!</text:span></text:p>
      <text:p text:style-name="P2"><text:span text:style-name="T10">Цель</text:span>: вызвать жалость, сострадание и понимание, что притупляет желание жертвы дать отпор и стоять на своем.</text:p>
      <text:p text:style-name="P3">«Да, это все описывается простой фразой — "я люблю тебя"»</text:p>
      <text:p text:style-name="P2">Контрольный выстрел в голову — признание в любви. Якобы — ведь это не обращение, если вы заметили.</text:p>
      <text:p text:style-name="P2">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text:soft-page-break/>так, например: «Я просто тебя люблю и не могу себя взять в руки...» Или как-то так...</text:p>
      <text:p text:style-name="P2"><text:span text:style-name="T10">Цель</text:span>: ввести в заблуждение завуалированным признанием, дабы ослабить попытки жертвы к сопротивлению.</text:p>
      <text:p text:style-name="P3">«Любящий человек способен делать глупости»</text:p>
      <text:p text:style-name="P2">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2"><text:span text:style-name="T10">Цель</text:span>: попытка оправдаться за счет общепринятого мнения.</text:p>
      <text:p text:style-name="P3">«Если ты поймешь, что история заканчивается здесь — да будет так»</text:p>
      <text:p text:style-name="P2"><text:span text:style-name="T10">Цель</text:span><text:span text:style-name="T11">:</text:span> заставить жертву нести ответственность, демонстрируя свое смирение.</text:p>
      <text:p text:style-name="P3">«В судьбу я не верю, я верю только в свои силы»</text:p>
      <text:p text:style-name="P2"><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2">Цель: сбить с толку завуалированным обманчивым утверждением — я прилагаю все усилия.</text:p>
      <text:p text:style-name="P3">«Если ты считаешь, что сил больше нет — я не вправе тебе ничего навязывать»</text:p>
      <text:p text:style-name="P2">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2"><text:span text:style-name="T10">Цель</text:span>: либо заставить жертву признать, что она слаба, либо заставить доказать, что это не так.</text:p>
      <text:p text:style-name="P2">Итак, что у нас получается:</text:p>
      <text:p text:style-name="P2"><text:soft-page-break/></text:p>
      <text:p text:style-name="P50">«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50">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0">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0">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0">Никто не говорил, что будет легко. Все говорят, будет сложно и ты должна с этим сми<text:soft-page-break/>риться. Этого не избежать — так все сказали, они знают лучше.</text:p>
      <text:p text:style-name="P50">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50">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0">Я растерян и не знаю, что мне делать. Мне страшно и я обессилен. Ты не можешь быть такой бесчувственной и бросить меня, когда ты мне так нужна!</text:p>
      <text:p text:style-name="P50">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text:soft-page-break/>глупости. Это оправдывает меня, хоть я и не сказал, что влюблен и что считаю свои поступки глупыми.</text:p>
      <text:p text:style-name="P50">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0">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50">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0"/>
      <text:p text:style-name="P2"><text:soft-page-break/>Впечатляет, не правда ли? Я не зря включила это письмо именно в эту главу. Ведь все, что там описано можно сказать этими тремя словами: «это не я».</text:p>
      <text:h text:style-name="P75" text:outline-level="1"><text:s/><text:bookmark-start text:name="Glava_11__Trio"/>Глава 11. <text:line-break/>Трио<text:bookmark-end text:name="Glava_11__Trio"/></text:h>
      <text:p text:style-name="P2">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8626752" text:continue-numbering="true" text:style-name="диалог">
        <text:list-item>
          <text:p text:style-name="P98">Лучшая измена та, о которой никто ничего не знает!</text:p>
        </text:list-item>
      </text:list>
      <text:p text:style-name="P2">И обсуждали они это при мне и при своих девушках и женах. Я человек не ревнивый, так что я отшучивалась, мол:</text:p>
      <text:list xml:id="list38626101" text:continue-numbering="true" text:style-name="диалог">
        <text:list-item>
          <text:p text:style-name="P98">Спасибо, что сказали... Буду знать!</text:p>
        </text:list-item>
      </text:list>
      <text:p text:style-name="P2"><text:soft-page-break/>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8625229" text:continue-numbering="true" text:style-name="диалог">
        <text:list-item>
          <text:p text:style-name="P98">И, будь уверен, я это сделаю...</text:p>
        </text:list-item>
      </text:list>
      <text:p text:style-name="P2">Я думаю, что именно это его останавливало — моя готовность поступить так же. Как-то он спросил у меня, что я сделаю, если узнаю, что он мне изменил.</text:p>
      <text:list xml:id="list38619409" text:continue-numbering="true" text:style-name="диалог">
        <text:list-item>
          <text:p text:style-name="P98">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2">И я действительно не знала. Теперь знаю, но тогда — нет...</text:p>
      <text:p text:style-name="P2">Бывало, идем по улице, а он такой:</text:p>
      <text:list xml:id="list38630993" text:continue-numbering="true" text:style-name="диалог">
        <text:list-item>
          <text:p text:style-name="P98">Смотри, какая жопа!</text:p>
        </text:list-item>
      </text:list>
      <text:p text:style-name="P2"><text:soft-page-break/>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
      <text:p text:style-name="P55">«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5">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39"><text:soft-page-break/>Шейнов В. П., «Скрытое управление человеком»</text:p>
      <text:p text:style-name="Цитата_20_-_20_автор"><text:span text:style-name="Default_20_Paragraph_20_Font"><text:span text:style-name="T24"><text:s/></text:span></text:span></text:p>
      <text:p text:style-name="P2">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2">— Смотри какая спинка... И куртка у него классная, надо и тебе такую купить...</text:p>
      <text:p text:style-name="P2">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2">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7"><text:soft-page-break/>* * *</text:p>
      <text:p text:style-name="P2">Постепенно его намеки и акцентирование внимания на удовлетворении его больного либидо переросли в новую тему — «трио».</text:p>
      <text:p text:style-name="P2">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2">Конечно, я говорила в шутку, но старалась, чтоб прозвучало это, как можно убедительнее. Так смешно вспоминать его удивленное лицо:</text:p>
      <text:list xml:id="list38625499" text:continue-numbering="true" text:style-name="диалог">
        <text:list-item>
          <text:p text:style-name="P98">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2"><text:soft-page-break/>Не, ну вы поняли? А я значит представляю! Насчет третьей девочки он говорил, что даже прикасаться к ней не будет:</text:p>
      <text:list xml:id="list38633997" text:continue-numbering="true" text:style-name="диалог">
        <text:list-item>
          <text:p text:style-name="P98">Я просто на вас посижу посмотрю...</text:p>
        </text:list-item>
      </text:list>
      <text:p text:style-name="P2">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2">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2">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2"><text:soft-page-break/>Что тут сказать? Любила — безумно. Боготворила — да. Дорожила — да. Ну не ревнивая я!</text:p>
      <text:p text:style-name="P2">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2">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2">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2">Вне зависимости от того, кто кем манипулирует — мужчина над женщиной или наоборот, жертв обесценивают и вводят в заблу<text:soft-page-break/>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0">Обычно такое давление происходит в тот момент, когда жертва совершенно не способна сопротивляться, и она понимает, что она — ничто, </text:span><text:span text:style-name="T20">совершенно обесцененное существо, которым </text:span><text:span text:style-name="_30__20_Text"><text:span text:style-name="T20">пользуются, но при этом не бросают</text:span></text:span><text:span text:style-name="T20">. И факт измены ее идеализированного мучителя уходит на второй план, лишь бы он оставался рядом и не рвал отношения с жертвой.</text:span></text:p>
      <text:p text:style-name="P2">На этой стадии жертва много раз слышала:</text:p>
      <text:list xml:id="list38606069" text:continue-numbering="true" text:style-name="диалог">
        <text:list-item>
          <text:p text:style-name="P98">Да кому ты нужна, кроме меня?! — и понимала, что и правда, ведь в ней столько недостатков! Она ведь постоянно в чем-то виновата...</text:p>
        </text:list-item>
        <text:list-item>
          <text:p text:style-name="P98">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8"><text:soft-page-break/>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2">Список можно продолжать.</text:p>
      <text:p text:style-name="P2">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2">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oft-page-break/><text:span text:style-name="T20">В процессе </text:span><text:span text:style-name="_30__20_Text"><text:span text:style-name="T20">отмены</text:span></text:span><text:span text:style-name="T20">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2">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2">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2"><text:soft-page-break/>* * *</text:p>
      <text:p text:style-name="P2">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2">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2">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2"><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2">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2">Я знала, что ему хорошо, и мне было хорошо. В эмоциональном плане. На уровне чувств. Искренне...</text:p>
      <text:p text:style-name="P2">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38628861" text:continue-numbering="true" text:style-name="диалог">
        <text:list-item>
          <text:p text:style-name="P98"><text:soft-page-break/>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2">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2">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5" text:outline-level="1"><text:s/><text:bookmark-start text:name="Glava_12__Nie_noi"/>Глава 12. <text:line-break/>Не ной<text:bookmark-end text:name="Glava_12__Nie_noi"/></text:h>
      <text:p text:style-name="P2">Если со всеми остальными недостатками я могла смириться, то с одним я мириться не хотела. По быту — да. Я задавала себе вопросы:</text:p>
      <text:list xml:id="list38604318" text:continue-numbering="true" text:style-name="диалог">
        <text:list-item>
          <text:p text:style-name="P98">Я могу с этим жить? — Да.</text:p>
        </text:list-item>
        <text:list-item>
          <text:p text:style-name="P98">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2">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text:soft-page-break/>с которым мы дружили, и я не могла понять — почему? Что я ему такого сделала?</text:p>
      <text:p text:style-name="P2">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38619843" text:continue-numbering="true" text:style-name="диалог">
        <text:list-item>
          <text:p text:style-name="P98">Не ной.</text:p>
        </text:list-item>
        <text:list-item>
          <text:p text:style-name="P98">Мне неинтересно это слушать.</text:p>
        </text:list-item>
        <text:list-item>
          <text:p text:style-name="P98">Это ты виновата, это ты допустила.</text:p>
        </text:list-item>
        <text:list-item>
          <text:p text:style-name="P98">Разберись с этим сама...</text:p>
        </text:list-item>
      </text:list>
      <text:p text:style-name="P2">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2"><text:soft-page-break/>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8609321" text:continue-numbering="true" text:style-name="диалог">
        <text:list-item>
          <text:p text:style-name="P98">А я тут при чем?!</text:p>
        </text:list-item>
      </text:list>
      <text:p text:style-name="P2">Или:</text:p>
      <text:list xml:id="list38603426" text:continue-numbering="true" text:style-name="диалог">
        <text:list-item>
          <text:p text:style-name="P98">Почему я должен это выслушивать?!</text:p>
        </text:list-item>
      </text:list>
      <text:p text:style-name="P2">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2">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2"><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навсегда потеряла возможность с ним познакомиться и узнать какой он.</text:p>
      <text:p text:style-name="P2">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8603305" text:continue-numbering="true" text:style-name="диалог">
        <text:list-item>
          <text:p text:style-name="P98">Я сейчас выключу, если ты не успокоишься! Хватит нюни распускать — это же просто фильм!</text:p>
        </text:list-item>
      </text:list>
      <text:p text:style-name="P2">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42"><text:soft-page-break/><text:s/>* * *</text:p>
      <text:p text:style-name="P2">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2">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8605294" text:continue-numbering="true" text:style-name="диалог">
        <text:list-item>
          <text:p text:style-name="P98">Хватит ныть! Соберись, тряпка!</text:p>
        </text:list-item>
      </text:list>
      <text:p text:style-name="P2">Он не хотел слушать о моих проблемах и называл это «дипломатией». Его «спину» он <text:soft-page-break/>называл дипломатической реакцией на мое иррациональное поведение.</text:p>
      <text:p text:style-name="P46">* * *</text:p>
      <text:p text:style-name="P2">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2">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2"><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2">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2">Он просто не способен оказывать поддержку. Он понимал, что социум и общество имеет несколько негласных правил, которые зовут<text:soft-page-break/>ся — нормами поведения, и если не будут выполнены такие нормы, как сопереживать, радоваться, стыдиться, то социум решит, что с тобой что-то не так.</text:p>
      <text:p text:style-name="P2">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2">Я ему рассказывала, что, в принципе-то, ничего делать и не надо, — подойти и обнять, всего-то делов.</text:p>
      <text:list xml:id="list38602368" text:continue-numbering="true" text:style-name="диалог">
        <text:list-item>
          <text:p text:style-name="P83"><text:span text:style-name="T20">Объятия, — говорила я, — это как стена, которая ограждает меня от всех проблем и дарит чувство защищенности, что особенно помогает в </text:span><text:span text:style-name="T20">минуты, когда тяжело. Просто обними и все... Я не жду советов и не прошу тебя что-то решить за меня...</text:span></text:p>
        </text:list-item>
      </text:list>
      <text:p text:style-name="P2">И знаете, сколько раз он меня обнял за три года? Один — в последнюю ссору. Просто все <text:soft-page-break/>остальное время я была «виновата», и обнимать меня было не за что.</text:p>
      <text:p text:style-name="P2">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2">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2">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47"><text:soft-page-break/>* * *</text:p>
      <text:p text:style-name="P2">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20">Он берет стакан, набирает воды, запивает таблетку и просто </text:span><text:span text:style-name="_30__20_Text"><text:span text:style-name="T20">бросает</text:span></text:span><text:span text:style-name="T20"> 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text:span></text:p>
      <text:p text:style-name="P2">А сейчас вспоминаем мои походы с рюкзачком на костылях за сосисками, и, заодно, — шкаф и: «Ты что, сама не доедешь?»</text:p>
      <text:p text:style-name="P2">Ну конечно! Это же головная боль! Что может быть хуже?!</text:p>
      <text:p text:style-name="P42"><text:soft-page-break/>* * *</text:p>
      <text:p text:style-name="P2">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2">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8627422" text:continue-numbering="true" text:style-name="диалог">
        <text:list-item>
          <text:p text:style-name="P98">Тебе что совсем наплевать на мои проблемы?! ВОТ ТАК ВСЕГДА! Иди спи. Главное, чтоб тебе было хорошо...</text:p>
        </text:list-item>
      </text:list>
      <text:p text:style-name="P2">И я сидела, куняла, но слушала, потому, что я ему нужна. Ему тяжело и для него это важно, и — я его люблю... А со своими <text:soft-page-break/>проблемами разбиралась сама. И всегда это сопровождалось его «заботливым»:</text:p>
      <text:list xml:id="list38607484" text:continue-numbering="true" text:style-name="диалог">
        <text:list-item>
          <text:p text:style-name="P98">Хватит ныть! Соберись, тряпка!</text:p>
        </text:list-item>
      </text:list>
      <text:p text:style-name="Text_20_body"><text:span text:style-name="T20">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0">ему это неинтересно</text:span></text:span><text:span text:style-name="T20">, говорил, что </text:span><text:span text:style-name="_30__20_Text"><text:span text:style-name="T20">я выношу ему мозг</text:span></text:span><text:span text:style-name="T20">. Он поучительно наваливал, что мне нужно меняться и быть сильной, и всегда показывал спину, обвиняя меня в сверхчувствительности.</text:span></text:p>
      <text:p text:style-name="P2">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2">Даже сейчас мне говорят друзья, когда уже весь это ад закончился:</text:p>
      <text:list xml:id="list38631852" text:continue-numbering="true" text:style-name="диалог">
        <text:list-item>
          <text:p text:style-name="P98"><text:soft-page-break/>Ты же девочка, ты должна быть слабой... (в понимании женственности).</text:p>
        </text:list-item>
      </text:list>
      <text:p text:style-name="P2">У меня один ответ:</text:p>
      <text:list xml:id="list38618480" text:continue-numbering="true" text:style-name="диалог">
        <text:list-item>
          <text:p text:style-name="P98">Я не могу себе этого позволить!</text:p>
        </text:list-item>
      </text:list>
      <text:p text:style-name="P2">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2">Если бы я расслабилась в этих отношениях, то, боюсь, от меня вообще ничего не осталось бы.</text:p>
      <text:p text:style-name="P2">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2">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text:soft-page-break/>это всего лишь вещь. Война? — Какое тебе дело? Пусть воюют! Смерть близкого? Он скажет, что плакать нет смысла, это ни к чему...</text:p>
      <text:p text:style-name="P2">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2">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2">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2">Все мои отношения (а их на пальцах одной руки пересчитать) начинались с дружбы, а в этом случае конфетно-цветочный период <text:soft-page-break/>как-то терялся... Все отношения, что у меня были, делали меня только сильнее, и сейчас я просто оказалась в тупике.</text:p>
      <text:p text:style-name="P2">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2">Так что пора бы взять себя в руки и перестать ныть!..</text:p>
      <text:h text:style-name="P75" text:outline-level="1"><text:s/><text:bookmark-start text:name="Glava_13__Nieadiekvatnaia"/>Глава 13. <text:line-break/>Неадекватная<text:bookmark-end text:name="Glava_13__Nieadiekvatnaia"/></text:h>
      <text:p text:style-name="P41">Если вдруг вы стали для кого-то плохим, значит много хорошего было сделано для этого человека!</text:p>
      <text:p text:style-name="P49">Фаина Раневская</text:p>
      <text:p text:style-name="P37">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2"><text:soft-page-break/>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2">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pan text:style-name="T26">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6">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6">Он проделал очень много работы за всю свою жизнь. И вот одна из них.</text:p>
      <text:p text:style-name="P2"><text:soft-page-break/>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2">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8602845" text:continue-numbering="true" text:style-name="диалог">
        <text:list-item>
          <text:p text:style-name="P98">Я никогда не говорил это!</text:p>
        </text:list-item>
      </text:list>
      <text:p text:style-name="P2">И вот вы начинаете сомневаться в том, что слышали.</text:p>
      <text:list xml:id="list38626911" text:continue-numbering="true" text:style-name="диалог">
        <text:list-item>
          <text:p text:style-name="P98">Тебе кажется, что ты переживаешь!</text:p>
        </text:list-item>
      </text:list>
      <text:p text:style-name="P2">И вы сомневаетесь, что ваши переживания реальны.</text:p>
      <text:list xml:id="list38620076" text:continue-numbering="true" text:style-name="диалог">
        <text:list-item>
          <text:p text:style-name="P98">С тобой что-то в последнее время происходит... Нет нет, это не усталость. Может нервный срыв?</text:p>
        </text:list-item>
      </text:list>
      <text:p text:style-name="P2">И вы сомневаетесь в том, что с вами все в порядке.</text:p>
      <text:list xml:id="list38634167" text:continue-numbering="true" text:style-name="диалог">
        <text:list-item>
          <text:p text:style-name="P98">Это была не твоя идея, а моя...</text:p>
        </text:list-item>
      </text:list>
      <text:p text:style-name="P2"><text:soft-page-break/>И вы сомневаетесь в своей памяти.</text:p>
      <text:p text:style-name="P2">Даже такое распространенное выражение, как «делать из мухи слона», является прекрасным примером 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2">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2">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text:soft-page-break/>вам несколько раз, происходит внушение, и вот вы уже убеждены, что он прав.</text:p>
      <text:list xml:id="list38615534" text:continue-numbering="true" text:style-name="диалог">
        <text:list-item>
          <text:p text:style-name="P98">Ну не говорил, так не говорил...</text:p>
        </text:list-item>
      </text:list>
      <text:p text:style-name="P42">* * *</text:p>
      <text:p text:style-name="Text_20_body"><text:span text:style-name="T20">Знаете, я не просто так пишу об этом. Это описание моей жизни на протяжении нескольких лет. </text:span><text:span text:style-name="_30__20_Text"><text:span text:style-name="T20">Психоз порождает психоз.</text:span></text:span><text:span text:style-name="T20">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20">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0">все</text:span></text:span><text:span text:style-name="T20"> имеем право на свободу действий. Согласны? Ключевое слово — «все»!</text:span></text:p>
      <text:p text:style-name="Text_20_body"><text:span text:style-name="T20">Он так не считал. </text:span><text:span text:style-name="_30__20_Text"><text:span text:style-name="T20">Он</text:span></text:span><text:span text:style-name="T20"> имел право, а мое право отрицалось, что проявлялось в его не</text:span><text:soft-page-break/><text:span text:style-name="T20">способности идти на уступки и компромиссы, в отвержении им моих переживаний и эмоций.</text:span></text:p>
      <text:p text:style-name="P2">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2">Он будет биться головой о стену после тяжелого телефонного разговора, но упрекнет меня в оплакивании моего отца.</text:p>
      <text:p text:style-name="P2">Он прав, и будет утверждать, что я, на самом деле, с ним согласна.</text:p>
      <text:list xml:id="list38603696" text:continue-numbering="true" text:style-name="диалог">
        <text:list-item>
          <text:p text:style-name="P98">Ты преувеличиваешь — не болит у тебя ничего, ведь так?</text:p>
        </text:list-item>
      </text:list>
      <text:p text:style-name="P2">И я в замешательстве.</text:p>
      <text:p text:style-name="P2">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text:soft-page-break/>ного уровня, мышление не совсем корректное, стараний не достаточно, достижения сомнительные, с памятью не все в порядке...</text:p>
      <text:p text:style-name="P2">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2">Этот полный непонимания процесс стартует с сопротивления и отторжения:</text:p>
      <text:list xml:id="list38619877" text:continue-numbering="true" text:style-name="диалог">
        <text:list-item>
          <text:p text:style-name="P98">Как же так? Я же слышала!</text:p>
        </text:list-item>
      </text:list>
      <text:p text:style-name="P2">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8625220" text:continue-numbering="true" text:style-name="диалог">
        <text:list-item>
          <text:p text:style-name="P98">Я снова все напутала.</text:p>
          <text:p text:style-name="P145"/>
        </text:list-item>
      </text:list>
      <text:p text:style-name="P55">«Для того чтобы сидеть в клетке, не всегда нужны прутья.»</text:p>
      <text:p text:style-name="P39">Рональд Дэвид Лэйнг, «Политика семьи»</text:p>
      <text:p text:style-name="P39"><text:soft-page-break/></text:p>
      <text:p text:style-name="P2">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2">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2">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text:soft-page-break/>мысли, адекватно оценивать ситуацию, уверенность в правильности всего, к чему я имею отношение...</text:p>
      <text:p text:style-name="P2">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2">Я доказывала и доказывала:</text:p>
      <text:list xml:id="list38607325" text:continue-numbering="true" text:style-name="диалог">
        <text:list-item>
          <text:p text:style-name="P98">Но ведь было же!</text:p>
        </text:list-item>
      </text:list>
      <text:p text:style-name="P2">Но мне повторяли и повторяли:</text:p>
      <text:list xml:id="list38629606" text:continue-numbering="true" text:style-name="диалог">
        <text:list-item>
          <text:p text:style-name="P98">Да что ты опять придумываешь?! Тебе что, драмы не хватает?</text:p>
        </text:list-item>
      </text:list>
      <text:p text:style-name="P2">Мне было трудно понять... Да что там, мне было сложно представить, что меня специально вводят в эти заблуждения, сбивают с толку...</text:p>
      <text:p text:style-name="P2">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2"><text:soft-page-break/>В случае моей непреклонности, он, обычно, использовал контрманевр. Ты уверена? — На тебе разряд! — Ах ты настаиваешь?</text:p>
      <text:list xml:id="list38620553" text:continue-numbering="true" text:style-name="диалог">
        <text:list-item>
          <text:p text:style-name="P98">Ты так говоришь, потому, что тебе на меня наплевать!</text:p>
        </text:list-item>
      </text:list>
      <text:p text:style-name="P2">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8632790" text:continue-numbering="true" text:style-name="диалог">
        <text:list-item>
          <text:p text:style-name="P98">Ты неадекватная, я не собираюсь продолжать с тобой разговор!</text:p>
        </text:list-item>
      </text:list>
      <text:p text:style-name="P2">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2"><text:soft-page-break/>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2">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2">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8607869" text:continue-numbering="true" text:style-name="диалог">
        <text:list-item>
          <text:p text:style-name="P98">С тобой невозможно разговаривать. Поговорим, когда ты успокоишься!</text:p>
        </text:list-item>
      </text:list>
      <text:p text:style-name="P2">Любая попытка поговорить начиналась с того, что стоило мне открыть рот, как мои ар<text:soft-page-break/>гументы тут же опровергались. Он перебивал, задавал вопросы, и, не давая на них ответить, задавал следующие, и так до бесконечности.</text:p>
      <text:p text:style-name="P2">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2">В процессе такого прессинга, он мог вспомнить о какой-то прошлой ситуации, например:</text:p>
      <text:list xml:id="list38631504" text:continue-numbering="true" text:style-name="диалог">
        <text:list-item>
          <text:p text:style-name="P98">Ты уже так вела себя на прошлой неделе.</text:p>
        </text:list-item>
      </text:list>
      <text:p text:style-name="P2">Я пыталась оправдаться, и говорила, что в той ситуации были те же причины:</text:p>
      <text:list xml:id="list38613813" text:continue-numbering="true" text:style-name="диалог">
        <text:list-item>
          <text:p text:style-name="P98">Потому что тогда, как и сегодня, ты меня перебивал и не давал мне сказать...</text:p>
        </text:list-item>
      </text:list>
      <text:p text:style-name="P2">И тут же получала в ответ «подзатыльник», например:</text:p>
      <text:list xml:id="list38627551" text:continue-numbering="true" text:style-name="диалог">
        <text:list-item>
          <text:p text:style-name="P98"><text:soft-page-break/>Почему ты постоянно возвращаешься к старым конфликтам!?</text:p>
        </text:list-item>
      </text:list>
      <text:p text:style-name="P2">Что вводило меня в еще большее заблуждение, ведь он же сам вспомнил о той прошлой ситуации!</text:p>
      <text:p text:style-name="P2">Ну и конечно:</text:p>
      <text:list xml:id="list38621956" text:continue-numbering="true" text:style-name="диалог">
        <text:list-item>
          <text:p text:style-name="P98">Поговорим, когда ты успокоишься!</text:p>
        </text:list-item>
      </text:list>
      <text:p text:style-name="P2">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2">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2">Невербальному? О да! Он знал, что я никогда не «нападаю» первая. Он никогда не <text:soft-page-break/>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2">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2">* * *</text:p>
      <text:p text:style-name="P2">Но на что стоило обратить тогда свое внимание?</text:p>
      <text:p text:style-name="P2">Он не оспаривал мои доводы. Он их опровергал. Оспаривать — значит приводить свои, <text:soft-page-break/>другие аргументы, которые имеют отношение к делу и являются жизнеспособными в этом споре. Но, получается, спора, как такового, не было.</text:p>
      <text:p text:style-name="P2">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2">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2">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text:soft-page-break/>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2">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2">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2">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text:soft-page-break/>званием — «кто-кого». Да, в какой-то момент, вместо пары влюбленных, наши отношения стали похожи на боевые действия.</text:p>
      <text:p text:style-name="P2">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2">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2">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2"><text:soft-page-break/>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2">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2">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8631580" text:continue-numbering="true" text:style-name="диалог">
        <text:list-item>
          <text:p text:style-name="P98">Да все считают, что ты неадекватная!</text:p>
        </text:list-item>
      </text:list>
      <text:p text:style-name="P2">Или:</text:p>
      <text:list xml:id="list38603626" text:continue-numbering="true" text:style-name="диалог">
        <text:list-item>
          <text:p text:style-name="P98">Все знают, что ты истеричка!</text:p>
        </text:list-item>
      </text:list>
      <text:p text:style-name="P2">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46"><text:soft-page-break/>* * *</text:p>
      <text:p text:style-name="Text_20_body"><text:span text:style-name="T20">Вот реальный тому пример. В последнюю нашу поездку в другой город мы всю дорогу ругались, обсуждая </text:span><text:span text:style-name="_30__20_Text"><text:span text:style-name="T20">замявшийся накануне конфликт</text:span></text:span><text:span text:style-name="T20">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2">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2">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2"><text:soft-page-break/>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2">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2">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2">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text:soft-page-break/>и никаких преимуществ. Оставалось лишь повторять:</text:p>
      <text:list xml:id="list38631723" text:continue-numbering="true" text:style-name="диалог">
        <text:list-item>
          <text:p text:style-name="P98">Мне это неприятно! Как ты не понимаешь?!</text:p>
        </text:list-item>
      </text:list>
      <text:p text:style-name="P2">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2">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2">Ему было откровенно неприятно мое присутствие, и он рассказывал мне об этом всю дорогу. Как можно быть таким жестоким?!...</text:p>
      <text:p text:style-name="P2">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text:soft-page-break/>ла рыдать, как только мы выехали за пределы города.</text:p>
      <text:p text:style-name="P2">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2">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2">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16">Я уже говорила, что к этому времени он периодически «покапывал» друзьям своими жалобами на меня, но забыла уточнить один <text:soft-page-break/>нюанс. При мне он друзьям не жаловался. Условием его печальных повествований о моих издевательствах над ним было мое отсутствие.</text:p>
      <text:p text:style-name="P16">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2"/>
      <text:p text:style-name="P55">«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5">Жаль только, что лишь на публике… И, когда её не станет, всё вернется на свои ме<text:soft-page-break/>ста. И вместо щедрости, чуткости и внимания женщина получит привычный шиш.»</text:p>
      <text:p text:style-name="P39">Ирина Мельниченко, «Мудаки и игра на публику»</text:p>
      <text:p text:style-name="Цитата_20_-_20_автор"><text:span text:style-name="Default_20_Paragraph_20_Font"><text:span text:style-name="T24"><text:s/></text:span></text:span></text:p>
      <text:p text:style-name="P42">* * *</text:p>
      <text:p text:style-name="P2">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2">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2">И все это было, как серпом по яйцам, потому что я его очень любила и мне еще большую боль доставляло то, что он этого не замечает, а он, в свою очередь, очень де<text:soft-page-break/>монстративно игнорировал этот факт. Зверство.</text:p>
      <text:p text:style-name="P2">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2">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2">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text:soft-page-break/>меня и в мыслях такого не было! Любое, сказанное мною слово было глупым, тупым, иррациональным, даже абсурдным.</text:p>
      <text:p text:style-name="P2">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2">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6">* * *</text:p>
      <text:p text:style-name="P2">Есть еще один момент. Я его опишу, так как он имеет отношение к общему «сюжету». Ну, <text:soft-page-break/>и конечно, это еще один деструктивный случай в этих деструктивных отношениях.</text:p>
      <text:p text:style-name="P2">Наши общие друзья пригласили нас в гости.</text:p>
      <text:p text:style-name="P2">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2">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2">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2">Он не позвонил и не сказал, что освободился, он не позвонил сказать, что он уже у друзей, не позвонил узнать, как дела у кота, он <text:soft-page-break/>просто молча, скосив под дурака, поехал без меня.</text:p>
      <text:list xml:id="list38627996" text:continue-numbering="true" text:style-name="диалог">
        <text:list-item>
          <text:p text:style-name="P98">Я на полчасика. — сказал он мне примерно в 3 часа дня в ответ на мое удивление. </text:p>
        </text:list-item>
      </text:list>
      <text:p text:style-name="P2">А домой пришел в полночь. Потом я узнаю, почему он не взял меня с собой. Но об этом чуть позже.</text:p>
      <text:p text:style-name="P2">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2">И вот брожу я по району — звонит:</text:p>
      <text:list xml:id="list38608545" text:continue-numbering="true" text:style-name="диалог">
        <text:list-item>
          <text:p text:style-name="P98">Я уже дома. А ты где? - по голосу было понятно, что он улыбается.</text:p>
        </text:list-item>
        <text:list-item>
          <text:p text:style-name="P98">Я гуляю.</text:p>
        </text:list-item>
      </text:list>
      <text:p text:style-name="P2">Бросает трубку. Прям просто кладет трубку!</text:p>
      <text:p text:style-name="P2">Я погуляла еще примерно полчаса и пошла домой. Сидел он с видом, будто бы я ему в борщ насрала. Естественно, не говоря ни сло<text:soft-page-break/>ва. На утро — молчание. То есть, как всегда — он обиделся на обиду.</text:p>
      <text:p text:style-name="P2">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2">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8633537" text:continue-numbering="true" text:style-name="диалог">
        <text:list-item>
          <text:p text:style-name="P98">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0">Но речь о том, что сейчас мы </text:span><text:span text:style-name="_30__20_Text"><text:span text:style-name="T20">договорились</text:span></text:span><text:span text:style-name="T20">! Он этот факт проигнорировал. Мало того, что он перечеркнул все мои планы на этот день, заставив меня его ждать еще полчасика, и еще </text:span><text:span text:style-name="T20">полчасика..., так еще и постоянными от</text:span><text:soft-page-break/><text:span text:style-name="T20">срочками не позволял мне запланировать что-то без него.</text:span></text:p>
      <text:p text:style-name="P2">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2">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8624838" text:continue-numbering="true" text:style-name="диалог">
        <text:list-item>
          <text:p text:style-name="P98">Помнишь, утром коту вкололи лекарство?</text:p>
        </text:list-item>
        <text:list-item>
          <text:p text:style-name="P98">Помню.</text:p>
        </text:list-item>
        <text:list-item>
          <text:p text:style-name="P98">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98"><text:soft-page-break/>Помню. Мы договорились, что ты останешься дома с котом, потому, что не можешь его оставить больного одного дома.</text:p>
        </text:list-item>
        <text:list-item>
          <text:p text:style-name="P98">Да, но с небольшой поправкой — пока не буду уверена в том, что лекарство подействовало, и ему легче.</text:p>
        </text:list-item>
        <text:list-item>
          <text:p text:style-name="P98">Я тебя неправильно понял...</text:p>
        </text:list-item>
        <text:list-item>
          <text:p text:style-name="P98">А что конкретно ты не так понял? Тебе нужно было просто набрать меня, когда ты освободишься и узнать, пойду я с тобой или нет?</text:p>
        </text:list-item>
        <text:list-item>
          <text:p text:style-name="P98">Я подумал, что если коту плохо, то ты никуда не пойдешь.</text:p>
        </text:list-item>
        <text:list-item>
          <text:p text:style-name="P98">Но мы договорились, что если ему станет лучше, то я пойду. Было?</text:p>
        </text:list-item>
        <text:list-item>
          <text:p text:style-name="P98">Было.</text:p>
        </text:list-item>
        <text:list-item>
          <text:p text:style-name="P98">Так почему ты не позвонил?</text:p>
        </text:list-item>
        <text:list-item>
          <text:p text:style-name="P98">Я тебя не так понял...</text:p>
          <text:p text:style-name="P98"/>
        </text:list-item>
      </text:list>
      <text:p text:style-name="P55"><text:soft-page-break/>«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5">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39">С. А. Зелинский, «Психотехнологии гипнотического манипулирования сознанием»</text:p>
      <text:p text:style-name="P39"/>
      <text:p text:style-name="P2">И эта техника прекрасно прослеживается здесь:</text:p>
      <text:list xml:id="list38602679" text:continue-numbering="true" text:style-name="диалог">
        <text:list-item>
          <text:p text:style-name="P83"><text:span text:style-name="T26">Помнишь, мы договорились, что ты меня наберешь и узнаешь, как обстоят дела и, </text:span><text:span text:style-name="_30__20_Text"><text:span text:style-name="T26">если все хорошо, то я поеду</text:span></text:span><text:span text:style-name="T26"> с тобой? — говорю я.</text:span></text:p>
        </text:list-item>
        <text:list-item>
          <text:p text:style-name="P83"><text:soft-page-break/><text:span text:style-name="T20">Помню. Мы договорились, что ты </text:span><text:span text:style-name="_30__20_Text"><text:span text:style-name="T20">останешься дома</text:span></text:span><text:span text:style-name="T20"> с котом, потому, что не можешь его оставить больного одного дома. — отвечают мне.</text:span></text:p>
        </text:list-item>
      </text:list>
      <text:p text:style-name="P2">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2">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2">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text:soft-page-break/>когда ты придешь просить прощение, за то, что попыталась меня нагнуть».</text:p>
      <text:p text:style-name="P2">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2">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2">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2"><text:soft-page-break/>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2">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2">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2">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2">Догадаетесь, что он сделал? Нет? О! Приготовьтесь! Он достал телефон. Включил каме<text:soft-page-break/>ру. И начал все это снимать. Меня и мое растерянно-обезумевшее состояние, разлитый кофе под ногами... Это был треш!</text:p>
      <text:p text:style-name="P2">Он снимал и повторял:</text:p>
      <text:list xml:id="list38607959" text:continue-numbering="true" text:style-name="диалог">
        <text:list-item>
          <text:p text:style-name="P98">О, какая молодец! И после этого ты будешь говорить, что ты нормальная? Давай-давай, продолжай!</text:p>
        </text:list-item>
      </text:list>
      <text:p text:style-name="P2">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2">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2">Очевидно, что к тому времени его жалобы порядком надоели друзьям. К тому же, никто <text:soft-page-break/>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2">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2">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2">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text:soft-page-break/>попытками сбить меня с толку. Я верила, потому что хотела верить, что все наладится, и он это знал.</text:p>
      <text:p text:style-name="P2">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2">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5" text:outline-level="1"><text:s/><text:bookmark-start text:name="Glava_14__Vozhak"/>Глава 14. <text:line-break/>Вожак<text:bookmark-end text:name="Glava_14__Vozhak"/></text:h>
      <text:p text:style-name="P41">Для неверных нет любви, для порочных нет радости.</text:p>
      <text:p text:style-name="P49">Мария Корелли, «Скорбь Сатаны»</text:p>
      <text:p text:style-name="P2">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2">К слову, Странный друг был боссом и мой парень был ему нужен. Организовали что-то <text:soft-page-break/>вроде компании, не по бумагам конечно, без бухгалтерии и учета и без четкого плана на развитие... Но называли они это «компанией».</text:p>
      <text:p text:style-name="P2">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8623579" text:continue-numbering="true" text:style-name="диалог">
        <text:list-item>
          <text:p text:style-name="P98">Так легче переносить такой напряженный график, — говорил он мне.</text:p>
        </text:list-item>
      </text:list>
      <text:p text:style-name="P2">Дома его постоянно не было, и я снова за ним заскучала.</text:p>
      <text:list xml:id="list38627483" text:continue-numbering="true" text:style-name="диалог">
        <text:list-item>
          <text:p text:style-name="P98">Выдели хоть выходные для меня! — просила я.</text:p>
        </text:list-item>
        <text:list-item>
          <text:p text:style-name="P98">Хотя бы день!</text:p>
        </text:list-item>
        <text:list-item>
          <text:p text:style-name="P98">Хотя бы вечер!..</text:p>
        </text:list-item>
      </text:list>
      <text:p text:style-name="P2">Он говорил, что постарается, иногда даже обещал, но обещаний выполнять никто не собирался. Мы так прожили несколько меся<text:soft-page-break/>цев. За это время я возненавидела его этого Странного друга. Конечно, ненависть была взаимной, ведь я отвлекаю его ценного раба от работы!</text:p>
      <text:p text:style-name="P2">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2">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2">Вместо моего парня домой возвращалось его тело. Всегда в состоянии опьянения, всегда злое и уставшее.</text:p>
      <text:p text:style-name="P2">— Тебе нужно отдохнуть! — твердила я уже через неделю такого графика.</text:p>
      <text:p text:style-name="P2"><text:soft-page-break/>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Тот умел убеждать, как и мой благоверный меня — давя на слабые места.</text:p>
      <text:p text:style-name="P2">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2">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2">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2">Мне обещали, что выходной будет, но когда подходило время идти домой — <text:soft-page-break/>«всплывала» новая срочная задача, которую нужно было обязательно выполнить.</text:p>
      <text:p text:style-name="P2">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2">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2">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38601507" text:continue-numbering="true" text:style-name="диалог">
        <text:list-item>
          <text:p text:style-name="P98">Я съем кусочек пиццы и домой. — сказал он мне в 9 вечера.</text:p>
        </text:list-item>
      </text:list>
      <text:p text:style-name="P2">А домой вернулся под утро.</text:p>
      <text:p text:style-name="P2"><text:soft-page-break/>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2">Во всех случаях, где была третья сторона — он выбирал третью сторону, отодвигая меня на второй план и мне это в край надоело!</text:p>
      <text:p text:style-name="P2">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2">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6"><text:soft-page-break/>* * *</text:p>
      <text:p text:style-name="P2">На работу я поехала от сестры. Здесь нужно обратить внимание на последовательность событий, которые будут происходить дальше. Это важно.</text:p>
      <text:p text:style-name="P2">Он позвонил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2">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2">Он взял листок бумаги и спросил меня, сколько у меня пунктов. Я ответила — семь. Он что-то написал, и отложил в сторону. Еще один ловкий ход.</text:p>
      <text:p text:style-name="P2"><text:soft-page-break/>Открыв мою писанину, он мгновенно разозлился:</text:p>
      <text:list xml:id="list38619425" text:continue-numbering="true" text:style-name="диалог">
        <text:list-item>
          <text:p text:style-name="P98">Все не так! Я ожидал совсем другого! Ты все неправильно сделала!</text:p>
        </text:list-item>
        <text:list-item>
          <text:p text:style-name="P98">А что конкретно тебя не устраивает — манера письма?</text:p>
        </text:list-item>
        <text:list-item>
          <text:p text:style-name="P98">Здесь просто — все не так!!!</text:p>
        </text:list-item>
      </text:list>
      <text:p text:style-name="Text_20_body"><text:span text:style-name="T20">Да. Вместо того, чтобы обратить внимание на то, </text:span><text:span text:style-name="_30__20_Text"><text:span text:style-name="T20">что</text:span></text:span><text:span text:style-name="T20"> написано — он же сам предложил, он обра</text:span><text:span text:style-name="T20">тил внимание на то, </text:span><text:span text:style-name="_30__20_Text"><text:span text:style-name="T20">как</text:span></text:span><text:span text:style-name="T20">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2">Потом он преподнес мне свой список. Точно не помню формулировку, но смысл был такой:</text:p>
      <text:list xml:id="list38611734" text:continue-list="list8283485681038565360" text:style-name="List_20_1">
        <text:list-item text:start-value="1">
          <text:p text:style-name="P99">У меня</text:p>
        </text:list-item>
        <text:list-item>
          <text:p text:style-name="P99">Идеальная</text:p>
        </text:list-item>
        <text:list-item>
          <text:p text:style-name="P99">Девушка</text:p>
        </text:list-item>
        <text:list-item>
          <text:p text:style-name="P99"><text:soft-page-break/>Которую</text:p>
        </text:list-item>
        <text:list-item>
          <text:p text:style-name="P99">Я очень</text:p>
        </text:list-item>
        <text:list-item>
          <text:p text:style-name="P99">Сильно</text:p>
        </text:list-item>
        <text:list-item>
          <text:p text:style-name="P99">Люблю</text:p>
        </text:list-item>
      </text:list>
      <text:p text:style-name="P2">Понимаете, да? Этим он выставил меня той самой «вечно всем недовольной стервой». Типа мне все не так, а он всем доволен, значит проблемы во мне.</text:p>
      <text:p text:style-name="P2">Через несколько минут он уничтожил мою психику ко всем чертям.</text:p>
      <text:p text:style-name="P2">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2">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2"><text:soft-page-break/>В самом начале моего повествования были такие слова:</text:p>
      <text:p text:style-name="P2"/>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2">Именно к этим словам он и прицепился. Именно на них обсуждение закончилось.</text:p>
      <text:p text:style-name="P2">Тут очень важный момент. Что бы понять всю суть этого конфликта, нужно представить себе все, что я сейчас опишу.</text:p>
      <text:p text:style-name="P2">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0">Нужно отметить, что </text:span><text:span text:style-name="_30__20_Text"><text:span text:style-name="T20">я его таким никогда не видела</text:span></text:span><text:span text:style-name="T20">. У него были «шальные» глаза и </text:span><text:soft-page-break/><text:span text:style-name="T20">он просто агрессивно накинулся на меня с вопросами, но не дал ответить ни на один из них.</text:span></text:p>
      <text:p text:style-name="P2">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2">Я не успевала за ним. За ходом мысли. Я не успевала реагировать на этот поток агрессии, что меня и сбило с толку — я не понимала, что ее вызвало.</text:p>
      <text:p text:style-name="P2">«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6">Психологический термин, который описывает данное поведение, звучит как «Паратимия<text:note text:id="ftn7"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2"><text:soft-page-break/></text:p>
      <text:p text:style-name="P55">«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5">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5">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text:soft-page-break/>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39">С. А. Зелинский, «Методы, приемы и способы манипуляций. (Современные психотехнологии манипулирования)»</text:p>
      <text:p text:style-name="P39"/>
      <text:p text:style-name="P2">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2">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2">На удивление для самой себя я была спокойна, даже слишком. Но, как оказалось — <text:soft-page-break/>это был еще один тактический ход.</text:p>
      <text:p text:style-name="P2"/>
      <text:p text:style-name="P55">«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5">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39">С. А. Зелинский, «Методы, приемы и способы манипуляций. (Современные психотехнологии манипулирования)»</text:p>
      <text:p text:style-name="P39"/>
      <text:p text:style-name="P2"><text:soft-page-break/>Когда я спокойным тоном попросила его расслабиться и не перебивать меня, мол, мы ведь разговариваем.</text:p>
      <text:list xml:id="list38619994" text:continue-list="list38619425" text:style-name="диалог">
        <text:list-item>
          <text:p text:style-name="P98">Я не собираюсь с тобой ссориться, — сказала я. — Мы же хотим помириться! А ты обращаешься со мной, как с шавкой, и затыкаешь мне рот.</text:p>
        </text:list-item>
      </text:list>
      <text:p text:style-name="P2">Он просто вышел из комнаты...</text:p>
      <text:p text:style-name="P2">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2">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2">Сценарий поменялся и, казалось, он был к этому не готов. Но это был очередной такти<text:soft-page-break/>ческий ход. Его действия я смогла себе объяснить совсем недавно.</text:p>
      <text:p text:style-name="P2">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2">Это были самые странные и страшные минуты наших отношений.</text:p>
      <text:p text:style-name="P2">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2">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2"><text:soft-page-break/>Он побежал к окну.</text:p>
      <text:p text:style-name="P2">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2">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2">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2">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text:soft-page-break/>стало настолько страшно, что я начала кричать:</text:p>
      <text:list xml:id="list38613598" text:continue-numbering="true" text:style-name="диалог">
        <text:list-item>
          <text:p text:style-name="P98">Помогите! Кто-нибудь! Помогите!</text:p>
        </text:list-item>
      </text:list>
      <text:p text:style-name="P2">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8606680" text:continue-numbering="true" text:style-name="диалог">
        <text:list-item>
          <text:p text:style-name="P98">Помогите! Кто-нибудь! Я не знаю, что мне делать! Он сейчас упадет! Я не удержу...</text:p>
        </text:list-item>
      </text:list>
      <text:p text:style-name="P2">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2">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2"><text:soft-page-break/>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2">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2">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2">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2">Я встала, взяла маникюрные ножницы и начала пытаться содрать татуировку с руки — его подарок на новый год. Я сейчас хочу, <text:soft-page-break/>чтоб вы поняли, в каком я была состоянии — у меня не было мыслей.</text:p>
      <text:p text:style-name="P2">Я не подумала:</text:p>
      <text:list xml:id="list38602246" text:continue-numbering="true" text:style-name="диалог">
        <text:list-item>
          <text:p text:style-name="P98"><text:s/>Что же мне делать? Я знаю! Нужно содрать татуировку, чтоб он не напоминала мне о нем!</text:p>
        </text:list-item>
      </text:list>
      <text:p text:style-name="P2">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2">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2">Потом он вернулся. Не один — он привел своих друзей посмотреть на все это шоу. Я была еще «жива», и меня нужно было «добить».</text:p>
      <text:p text:style-name="P2"><text:soft-page-break/>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8624796" text:continue-numbering="true" text:style-name="диалог">
        <text:list-item>
          <text:p text:style-name="P98">Что ты с ним сделала? — спрашивали они. — Он сказал, что ты взбесилась, что ты кричала, что он хотел уйти, а ты не пускала...</text:p>
        </text:list-item>
      </text:list>
      <text:p text:style-name="P2">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2">* * *</text:p>
      <text:p text:style-name="P2">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2"><text:soft-page-break/>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20">Итак, ему нужны были доказательства своих жалоб и он все спланировал. Он, впервые </text:span><text:span text:style-name="_30__20_Text"><text:span text:style-name="T20">сам</text:span></text:span><text:span text:style-name="T20"> </text:span><text:span text:style-name="_30__20_Text"><text:span text:style-name="T20">позвонил</text:span></text:span><text:span text:style-name="T20"> мне и </text:span><text:span text:style-name="_30__20_Text"><text:span text:style-name="T20">сам предложил</text:span></text:span><text:span text:style-name="T20"> поговорить о наших проблемах, хотя </text:span><text:span text:style-name="_30__20_Text"><text:span text:style-name="T20">всегда</text:span></text:span><text:span text:style-name="T20"> отлынивал от любых выяснений отношений.</text:span></text:p>
      <text:p text:style-name="P2">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2">Весь разговор занял не больше 2-3-х минут, а ведь Жена уже ждала под окнами! До начала разговора он отправил ей сигнал <text:span text:style-name="T3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2"><text:soft-page-break/>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2">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2">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2">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text:soft-page-break/>кватности» своим друзьям, что вполне успешно сошло за доказательство. В их глазах он был «жертвой», а я агрессором.</text:p>
      <text:p text:style-name="P2">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2">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2">Это как с тем кофе, что я вылила под ноги. На записи видно, что я не в себе, но причины такого поведения никто не зафиксировал...</text:p>
      <text:p text:style-name="P2">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text:soft-page-break/>ставив меня жесткой и бездушной — выйти в окно.</text:p>
      <text:p text:style-name="P2">Попытка выйти в окно была очень убедительной, а я — очень наивной, ведь это было не более, не менее, чем заранее отрепетированное шоу.</text:p>
      <text:p text:style-name="P2">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2">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2">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text:soft-page-break/>который произошел дома. Конечно, в своем рассказе поменяв местами стороны:</text:p>
      <text:p text:style-name="P2">Я — агрессор. Он жертва.</text:p>
      <text:p text:style-name="P2">Я кричу — он страдает.</text:p>
      <text:p text:style-name="P2">Он хочет уйти — я не пускаю.</text:p>
      <text:p text:style-name="P2">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2">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2">Они заслужили увидеть это зрелище. Они ведь выслушали столько его жалоб! Сколько было сказано обвинений в мой адрес!</text:p>
      <text:p text:style-name="P2"><text:soft-page-break/>Блюдо готово — уважаемые гости, прошу к столу!</text:p>
      <text:p text:style-name="Text_20_body"><text:span text:style-name="T20">Он привел свидетелей для подтверждения всех своих жалоб и застал меня — в </text:span><text:span text:style-name="_30__20_Text"><text:span text:style-name="T20">Совершенно Неадекватном Состоянии</text:span></text:span><text:span text:style-name="T20">.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2">Он прятался за их спинами от меня, как от зверя, насилию которого он больше не может противостоять... и его защищали. Все, как он и запланировал.</text:p>
      <text:p text:style-name="P46">* * *</text:p>
      <text:p text:style-name="P2">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2"><text:soft-page-break/>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2">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2">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2">Уроборос, который поедает свой хвост. Это — бесконечный цикл, который невозможно <text:soft-page-break/>было остановить. По крайней мере, мне это было не под силу.</text:p>
      <text:p text:style-name="P2">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2">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5" text:outline-level="1"><text:s/><text:bookmark-start text:name="Glava_15__Ad"/>Глава 15. <text:line-break/>Ад<text:bookmark-end text:name="Glava_15__Ad"/></text:h>
      <text:p text:style-name="P41">И, улыбаясь, мне ломали крылья,</text:p>
      <text:p text:style-name="P41">Мой хрип порой похожим был на вой,</text:p>
      <text:p text:style-name="P41">И я немел от боли и бессилья</text:p>
      <text:p text:style-name="P41">И лишь шептал: «Спасибо, что живой».</text:p>
      <text:p text:style-name="P49">А. Высоцкий</text:p>
      <text:p text:style-name="P2">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text:soft-page-break/>одиночества и безысходности, в которое меня окунули.</text:p>
      <text:p text:style-name="P2">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2">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2">Начала брать уроки гитары. Я завела дневник и старалась описать все мысли, что были в моей голове. Вот первая запись:</text:p>
      <text:p text:style-name="P2"/>
      <text:p text:style-name="P50">«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text:soft-page-break/>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0"/>
      <text:p text:style-name="P2">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2">«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2">Это не перелом, не головная боль... Эта боль не сравнится с зубной. Это боль в области груди как ожег — острая, ноющая и полностью берущая верх над всеми чувствами. Я <text:soft-page-break/>ничего не ощущала, кроме боли. Сон, голод, страх — нет. Только боль.</text:p>
      <text:p text:style-name="P2">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2">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2">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2"><text:soft-page-break/>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2">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2">Так, как я вела всегда активный образ жизни, когда жир «ушел», моя фигура была похожа на комплекцию взрослеющего жилистого мальчика.</text:p>
      <text:p text:style-name="P46">* * *</text:p>
      <text:p text:style-name="P2">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text:soft-page-break/>через дорогу. Я курила по 2 пачки сигарет в день и пила. Много пила.</text:p>
      <text:p text:style-name="P2">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8613676" text:continue-numbering="true" text:style-name="диалог">
        <text:list-item>
          <text:p text:style-name="P98">Забери меня, рак, я больше не хочу жить...</text:p>
        </text:list-item>
      </text:list>
      <text:p text:style-name="P2">Было адски больно, будто меня сжигали заживо.</text:p>
      <text:p text:style-name="P2">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2">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text:soft-page-break/>мои действия, как крики, порезанную руку и потерю контроля над собой.</text:p>
      <text:p text:style-name="P2">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text:note text:id="ftn8"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2">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2">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text:soft-page-break/>обострялось и сопровождалось постоянными нервными срывами.</text:p>
      <text:p text:style-name="P2">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2">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2">Потом, спустя некоторое время, когда я поняла, что не вернусь к нему, я разобрала и подключила свой компьютер. И обнаружила, что мне на мессенджер<text:note text:id="ftn9" text:note-class="footnote"><text:note-citation text:label="**">**</text:note-citation><text:note-body><text:p text:style-name="Footnote"><text:span text:style-name="T8">Мессенджер</text:span> <text:span text:style-name="T1">(от </text:span><text:span text:style-name="T14">ст.</text:span><text:span text:style-name="T33">-фр</text:span><text:span text:style-name="T14">анц</text:span><text:span text:style-name="T33">.</text:span><text:span text:style-name="T1"> </text:span><text:span text:style-name="T33">message — </text:span><text:span text:style-name="T14"><text:s/>в</text:span><text:span text:style-name="T1">ыпускать, посылать)</text:span> — приложение для обмена мгновенными сообщениями.</text:p></text:note-body></text:note> прислал сообщение его этот Странный друг. И очень удивилась, ведь мы ненавидели друг друга!</text:p>
      <text:p text:style-name="P2"><text:soft-page-break/>На этом череда моих удивлений не закончилась, ибо открыв чат с ним, я поняла, что сообщение это было адресовано не мне, а моему мучителю.</text:p>
      <text:p text:style-name="P2">Мой парень залогинился<text:note text:id="ftn10"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2">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6">* * *</text:p>
      <text:p text:style-name="P2">Его Университетская Подруга — я много о ней слышала и всегда только хорошее. Познакомил он меня с ней незадолго как вы<text:soft-page-break/>гнать меня. До этого я лишь знала, что у него есть умная, красивая знакомая, которая такой и оказалась, на самом деле.</text:p>
      <text:p text:style-name="P2">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2">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2">Запомните этот момент. Я позже объясню, к чему я веду.</text:p>
      <text:p text:style-name="P2">Сидя в баре и выпивая за знакомство, я увидела на ее руке браслет — шамбалу, кото<text:soft-page-break/>рую я сплела пару лет назад своему любимому парню. Как-то я его спрашивала:</text:p>
      <text:list xml:id="list38601474" text:continue-numbering="true" text:style-name="диалог">
        <text:list-item>
          <text:p text:style-name="P98">А где тот браслет, который я тебе подарила?</text:p>
        </text:list-item>
      </text:list>
      <text:p text:style-name="P2">Он ответил, что не помнит, и что, скорее всего, потерял его.</text:p>
      <text:p text:style-name="P2">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2">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2">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2"><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2">Я очень захотела посмотреть ему в глаза. Отчетливо помню, что это желание появилось у меня сразу после прочтения той переписки.</text:p>
      <text:p text:style-name="P2">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2">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text:soft-page-break/>попытки выйти в окно. Я попросила ее позвать ко мне любимого.</text:p>
      <text:p text:style-name="P2">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2">Я была в ее глазах загнанным зверем, и, стало быть, моя любовь была настолько сильной, что со стороны пугала.</text:p>
      <text:p text:style-name="P2">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2">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2"><text:soft-page-break/>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2">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2">Тогда она обыскивала зависимое слабое безвольное ничтожество, которое отчаянно хотело заслужить милость хозяина.</text:p>
      <text:p text:style-name="P2">Тщательно осмотрев меня, она его позвала.</text:p>
      <text:p text:style-name="P46">* * *</text:p>
      <text:p text:style-name="P2">Вспоминаю и улыбаюсь! Вот это мастерство! Сначала он не хотел выходить ко мне. <text:soft-page-break/>Он боялся меня. Но согласился, конечно же, не без условий.</text:p>
      <text:p text:style-name="P2">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2">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2">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2">Любой нормальный человек на его месте, приняв решение расстаться, сказал бы «нет». Ведь это было бы справедливо — рас<text:soft-page-break/>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2">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16">Это высказанное вслух сомнение. Это всего лишь два коротких простых слова. Но давайте попробуем понять, какой смысл они несут.</text:p>
      <text:p text:style-name="P16"/>
      <text:p text:style-name="P53">«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3">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text:soft-page-break/></text:p>
      <text:p text:style-name="P2">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2">И я ждала. Изо дня в день я ждала, пока он наконец не поймет, пока его «не знаю» не превратится в «да» или «нет». Опять ждала. Это ожидание было настолько напряженным для меня, что я просто сходила с ума.</text:p>
      <text:p text:style-name="P2">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2">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text:soft-page-break/>историю с отцом, где я была недостаточно настойчивой и потеряла его навсегда.</text:p>
      <text:list xml:id="list38615717" text:continue-numbering="true" text:style-name="диалог">
        <text:list-item>
          <text:p text:style-name="P98">Больше я не допущу такой ошибки!</text:p>
        </text:list-item>
      </text:list>
      <text:p text:style-name="P2">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2">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38609353" text:continue-numbering="true" text:style-name="диалог">
        <text:list-item>
          <text:p text:style-name="P98">Он любит! Я спрашивала, и он не сказал «нет»!!!</text:p>
        </text:list-item>
      </text:list>
      <text:p text:style-name="P2">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2"><text:soft-page-break/>* * *</text:p>
      <text:p text:style-name="P2">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2">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2">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text:soft-page-break/>разрыв», что звучало... глупо. Мне советовали проспаться.</text:p>
      <text:p text:style-name="P2">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5" text:outline-level="1"><text:s/><text:bookmark-start text:name="Glava_16__Nosce_te_ipsum"/>Глава 16. <text:line-break/>Nosce te ipsum<text:bookmark-end text:name="Glava_16__Nosce_te_ipsum"/></text:h>
      <text:p text:style-name="P2">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2">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2"><text:span text:style-name="T1">Случайно</text:span> проболтался?..</text:p>
      <text:p text:style-name="P2">Понимая, сколько времени ему идти, я мигом вызвала такси и поехала к нему.</text:p>
      <text:p text:style-name="P2"><text:soft-page-break/>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20">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20">показалось</text:span></text:span><text:span text:style-name="T20">.</text:span></text:p>
      <text:p text:style-name="P2">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2">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2"><text:soft-page-break/>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2">Таксист оказался приятным человеком и очень неравнодушным, несмотря на молодой возраст. Я спросила его, не спешит ли он:</text:p>
      <text:list xml:id="list38627944" text:continue-numbering="true" text:style-name="диалог">
        <text:list-item>
          <text:p text:style-name="P98">Мне нужно с кем-нибудь поговорить...</text:p>
        </text:list-item>
      </text:list>
      <text:p text:style-name="P2">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2">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text:soft-page-break/>ворил, что все проходит и даже рассказал свою печальную историю.</text:p>
      <text:p text:style-name="P2">Я запомнила это вечер, как вечер откровений с неравнодушным незнакомцем. Я с теплом вспоминаю его, хоть он скорее всего и не подозревает, как много для меня сделал, просто выслушав меня.</text:p>
      <text:p text:style-name="P2">И вот он мне говорит:</text:p>
      <text:list xml:id="list38624733" text:continue-numbering="true" text:style-name="диалог">
        <text:list-item>
          <text:p text:style-name="P98">А это не он идет?</text:p>
        </text:list-item>
      </text:list>
      <text:p text:style-name="P2">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2">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2"><text:soft-page-break/>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2">Забавно, ведь позже у меня получится свести все эти обстоятельства в одну целую картину. Всему ведь есть объяснение, не так ли?</text:p>
      <text:p text:style-name="P2">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2">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2"><text:soft-page-break/>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2">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2">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2">Попробую сформулировать мысли, которые тогда орудовали в моей голове:</text:p>
      <text:list xml:id="list38602049" text:continue-numbering="true" text:style-name="диалог">
        <text:list-item>
          <text:p text:style-name="P98"><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2">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2">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2">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2">В том разговоре он рассказал мне, как меня ненавидят его родители и перекрутил <text:soft-page-break/>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2">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2">Что я могу сказать — я повелась и нет мне оправдания.</text:p>
      <text:p text:style-name="P2">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text:soft-page-break/>бить? Неужели, я такая плохая? Что же мне еще сделать, чтобы меня полюбили?...»</text:p>
      <text:p text:style-name="P2">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2">Он безжалостно «добивал» мою психику, втаптывая меня в землю огромным молотом своих издевательств.</text:p>
      <text:p text:style-name="P2">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2">—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2"><text:soft-page-break/>Он высказал свою уверенность в том, что в этом случае между нами не может ничего быть, и — попросил уйти. Ба-бах.</text:p>
      <text:p text:style-name="P46">* * *</text:p>
      <text:p text:style-name="P2">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2">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2">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text:soft-page-break/>дила сестру и попросила вызвать мне скорую.</text:p>
      <text:p text:style-name="P2">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2">К слову, я понимала это, но сидеть спокойно не могла, меня трусило изнутри, заставляя качаться, и я не могла остановиться.</text:p>
      <text:p text:style-name="P2">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8603961" text:continue-numbering="true" text:style-name="диалог">
        <text:list-item>
          <text:p text:style-name="P98">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2">Я ответила на все вопросы, которые мне задали. Ответила честно, не скрывая суицидальных мыслей и не утаивая мелочей и по<text:soft-page-break/>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2">Они пообещали мне, что я буду спать 6 часов. Я поспала около 3-х часов и была им безумно за это благодарна. Наконец это был здоровый крепкий сон.</text:p>
      <text:p text:style-name="P2">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2">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2">Если раньше я считала, что могу справится сама, а любая подобного рода терапия — <text:soft-page-break/>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2">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2">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2">Он безболезненно для меня начал со мной диалог и я ему полностью открылась. Я рыдала, рассказывая о боли, которая меня мучает, <text:soft-page-break/>а он, впервые за долгие три года, оказался собеседником, который меня внимательно слушал и ни разу не перебил.</text:p>
      <text:p text:style-name="P2">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2">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5" text:outline-level="1"><text:s/><text:bookmark-start text:name="Glava_17__Ia_vsie_ponial"/>Глава 17. <text:line-break/>Я все понял<text:bookmark-end text:name="Glava_17__Ia_vsie_ponial"/></text:h>
      <text:p text:style-name="P2">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2">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2">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2"><text:soft-page-break/>Я не понимала, что бы это могло значить:</text:p>
      <text:list xml:id="list38614166" text:continue-numbering="true" text:style-name="диалог">
        <text:list-item>
          <text:p text:style-name="P98">Я хочу провести с тобой ночь, но тебе это вряд ли понравится...</text:p>
        </text:list-item>
      </text:list>
      <text:p text:style-name="P2">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2">На сообщение я ответила, что не девочка на побегушках и не прибегу по первому зову.</text:p>
      <text:list xml:id="list38608036" text:continue-numbering="true" text:style-name="диалог">
        <text:list-item>
          <text:p text:style-name="P98">Тебе что, потрахаться не с кем? — спросила я его.</text:p>
        </text:list-item>
      </text:list>
      <text:p text:style-name="P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2">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2"><text:soft-page-break/>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0">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20">ждала</text:span></text:span><text:span text:style-name="T20">. Конечно же он опоздал.</text:span></text:p>
      <text:p text:style-name="P2">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2">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2">Завязался разговор. Я отметила про себя, будто разговариваю с незнакомым мне чело<text:soft-page-break/>веком. Сейчас я это могу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2">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2">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2">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2"><text:soft-page-break/>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2">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он сказал, что «влюбился в меня заново»!</text:p>
      <text:p text:style-name="P2">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2">Я помню, что помимо эйфории, у меня остался осадок от этого его признания. Но ведь он меня любит! Еще пару недель назад я <text:soft-page-break/>была в полном отчаянии и даже мечтать не могла о таком повороте событий. Но сейчас, мысля трезво и здраво, я могу расшифровать эту его фразу.</text:p>
      <text:p text:style-name="P2">«Раньше тебя любить было не за что, а теперь есть за что». Ну ведь правильно же? Смысл именно такой получается?</text:p>
      <text:p text:style-name="P2">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8614590" text:continue-numbering="true" text:style-name="диалог">
        <text:list-item>
          <text:p text:style-name="P98">Ты очень хорошо выглядишь.</text:p>
        </text:list-item>
        <text:list-item>
          <text:p text:style-name="P98">Я очень за тобой соскучился.</text:p>
        </text:list-item>
        <text:list-item>
          <text:p text:style-name="P98">Я рад, что ты согласилась со мной встретиться.</text:p>
        </text:list-item>
      </text:list>
      <text:p text:style-name="P2">Все это свидетельствовало о том, что он тоже рад — и я была рада вдвойне. Он спро<text:soft-page-break/>сил меня, чем я занимаюсь, и я начала перечислять:</text:p>
      <text:list xml:id="list38625817" text:continue-numbering="true" text:style-name="диалог">
        <text:list-item>
          <text:p text:style-name="P83"><text:span text:style-name="T20">По понедельникам, средам и пятницам я хожу на бокс, по субботам работаю в кофейне, по воскресеньем договорилась с другом заниматься </text:span><text:span text:style-name="T20">уроками игры на гитаре, четверги оставила для встреч с друзьями...</text:span></text:p>
        </text:list-item>
        <text:list-item>
          <text:p text:style-name="P98">А по вторникам? — спросил он.</text:p>
        </text:list-item>
        <text:list-item>
          <text:p text:style-name="P98">А по вторникам я хожу на сеансы к психологу...</text:p>
        </text:list-item>
      </text:list>
      <text:p text:style-name="P2">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2">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text:soft-page-break/>способен справится с таким сильным чувством. Особенно, если человек этот — полное ничтожество.</text:p>
      <text:p text:style-name="P2">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2">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2">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75" text:outline-level="1"><text:s/><text:bookmark-start text:name="Glava_18__A_zachiem_vam_Ona_"/>Глава 18. <text:line-break/>А зачем вам Она?<text:bookmark-end text:name="Glava_18__A_zachiem_vam_Ona_"/></text:h>
      <text:p text:style-name="P2">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2">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text:soft-page-break/>нирующее положение, ведь я вела его к настоящему Профессионалу.</text:p>
      <text:p text:style-name="P2">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2">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2">Я переживала, правда. Любимый демонстрировал мне свое желание все исправить, а я искренне на все это велась. И — была несказанно счастлива.</text:p>
      <text:p text:style-name="P2">Мы пришли к психологу. Теперь я могу только предполагать его (психолога) реакцию. Он на протяжении нескольких сеансов слушал о том, как мне больно, видел мои <text:soft-page-break/>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2">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2">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2">Доктор уже знает, что я снова подсела на крючок, ведь он видит главного персонажа всей этой истории, который смело проходит, <text:soft-page-break/>достаточно легко себя ведет, не пряча при этом откровенного любопытства, но не более.</text:p>
      <text:p text:style-name="P2">Мы здороваемся с ним, проходим в кабинет, и тут я уже «намылилась» уходить, дабы оставить их наедине, но доктор сказал мне:</text:p>
      <text:list xml:id="list38628033" text:continue-numbering="true" text:style-name="диалог">
        <text:list-item>
          <text:p text:style-name="P98">Останьтесь, Яна...</text:p>
        </text:list-item>
      </text:list>
      <text:p text:style-name="P2">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2">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2">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text:soft-page-break/>меня, держит меня за руку и так нежно поглаживает.</text:p>
      <text:p text:style-name="P2">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2">В общем, весь его монолог ничем не отличался от его обвинений и раньше. Он, упуская причины, минут сорок описывал мое неадекватное поведение. Он не стеснялся называть вещи «своими именами» и звучало много обидных слов в мой адрес.</text:p>
      <text:p text:style-name="P2">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2">Ну и конечно, при этом он нежно, успокаивающе поглаживал мою руку, слегка приоб<text:soft-page-break/>няв, не останавливался в своем повествовании.</text:p>
      <text:p text:style-name="P2">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2">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2">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text:soft-page-break/>отдавая отсчет своим действиям, была готова сделать все, чтоб эта боль утихла. Делая ударение на слове «все».</text:p>
      <text:p text:style-name="P2">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2">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2">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8603153" text:continue-numbering="true" text:style-name="диалог">
        <text:list-item>
          <text:p text:style-name="P98">А скажите мне, пожалуйста, зачем вам Яна?</text:p>
        </text:list-item>
        <text:list-item>
          <text:p text:style-name="P98">В смысле: «зачем мне Яна»? <text:span text:style-name="T13">Я ее люблю!</text:span></text:p>
        </text:list-item>
        <text:list-item>
          <text:p text:style-name="P98"><text:soft-page-break/>Вот вы говорите, что Яна очень плохая: обижает вас и неправильно себя ведет. Делает вас несчастным. Так зачем она вам?</text:p>
        </text:list-item>
      </text:list>
      <text:p text:style-name="P16">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16">«Я ее люблю!..»</text:p>
      <text:p text:style-name="P2">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2">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P2"><text:soft-page-break/>Но это были вполне обоснованные беспристрастные попытки доктора научными методами позволить человеку открыться.</text:p>
      <text:p text:style-name="P2">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2">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2">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2"><text:soft-page-break/>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2">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2">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38611582" text:continue-numbering="true" text:style-name="диалог">
        <text:list-item>
          <text:p text:style-name="P98">С вами все в полном порядке, — сказал он, — но вот Его я бы хотел видеть.</text:p>
        </text:list-item>
      </text:list>
      <text:p text:style-name="P2">Доктор сказал, что набирает какую-то группу, и ему, моему благоверному, не поме<text:soft-page-break/>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2">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2">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2">Тогда я совершенно не придала этому значение, но эта ситуация, тем не менее, отложилась в моей памяти и теперь, спустя вре<text:soft-page-break/>мя, за которое я нашла множество ответов для себя, я понимаю к чему доктор вел.</text:p>
      <text:p text:style-name="P2">Он всячески давал мне понять, с кем я имею дело, но врачебная этика запрещает делать это напрямую.</text:p>
      <text:h text:style-name="P75" text:outline-level="1"><text:s/><text:bookmark-start text:name="Glava_19__Ia_podumaiu"/>Глава 19. <text:line-break/>Я подумаю<text:bookmark-end text:name="Glava_19__Ia_podumaiu"/></text:h>
      <text:p text:style-name="P2">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2">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2">Я уже не боялась высказаться, по другому реагировала на замечания — не склоняла го<text:soft-page-break/>лову, а отвечала на них решительно, блокируя его попытки пошатнуть мою уверенность.</text:p>
      <text:p text:style-name="P2">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2">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2">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2">Судя по всему, он рассказал о своем намерении нескольким нашим друзьям. Не всем — нескольким. Особенным людям. Помните, <text:soft-page-break/>«мое окружение — наше окружение»? И они мне проболтались.</text:p>
      <text:p text:style-name="P2">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2">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2">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2">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text:soft-page-break/>даже сами купили эти свечи, и он до сих пор должен им деньги... Так мило!..</text:p>
      <text:p text:style-name="P2">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2">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2">И вот я стою и рыдаю от счастья. Он спрашивает меня, выйду ли я за него. Я говорю: «Я подумаю...», как в своей заветной мечте...</text:p>
      <text:p text:style-name="P2">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2"><text:soft-page-break/>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2">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2">Конечно, все были на эмоциях и пошли курить. Мы собираемся на террасе, я трепещу от счастья, мы закуриваем и я спрашиваю...</text:p>
      <text:list xml:id="list38606993" text:continue-numbering="true" text:style-name="диалог">
        <text:list-item>
          <text:p text:style-name="P98">Котик, а когда ты принял такое решение — на мне жениться?</text:p>
        </text:list-item>
        <text:list-item>
          <text:p text:style-name="P98">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2">Вот так. Он открытым текстом сказал, что я очень плохо себя вела, и он каждый раз <text:soft-page-break/>передумывал. Веди я себя хорошо, он бы уже давно сделал этот шаг, но я все портила...</text:p>
      <text:p text:style-name="P2">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2">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2">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2">а) мне это не нравится;</text:p>
      <text:p text:style-name="P2">б) это ненормально.</text:p>
      <text:p text:style-name="P2"><text:soft-page-break/>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2">Что тут скажешь — к сестре уже так просто не сбежишь. И я стала думать головой, а не слепым любящим сердцем.</text:p>
      <text:p text:style-name="P2">Я невеста. Это непривычно!</text:p>
      <text:list xml:id="list38617347" text:continue-numbering="true" text:style-name="диалог">
        <text:list-item>
          <text:p text:style-name="P98">Ну и когда же мы поженимся? — спросила я.</text:p>
        </text:list-item>
        <text:list-item>
          <text:p text:style-name="P98">Давай летом. — предложил он.</text:p>
        </text:list-item>
      </text:list>
      <text:p text:style-name="P2">Отличная идея.</text:p>
      <text:p text:style-name="P2">Я не знаю, как мы вообще до лета дожили.</text:p>
      <text:h text:style-name="P75" text:outline-level="1"><text:s/><text:bookmark-start text:name="Glava_20__Mien_shie_niuansov"/>Глава 20. <text:line-break/>Меньше нюансов<text:bookmark-end text:name="Glava_20__Mien_shie_niuansov"/></text:h>
      <text:p text:style-name="P2">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2">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2">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text:soft-page-break/>тов от психотерапевта и бесконечных тяжб по расторжению брака.</text:p>
      <text:p text:style-name="P2">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2">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2">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2">Завтра рабочий день, и Жена Странного друга пошла домой спать. Но мне было не суждено в эту ночь выспаться. На улице света<text:soft-page-break/>ло, когда этот разговор закончился. Я, конечно же, была в слезах, а он, конечно же, был зол и обижен.</text:p>
      <text:p text:style-name="P2">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2">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2">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8633505" text:continue-numbering="true" text:style-name="диалог">
        <text:list-item>
          <text:p text:style-name="P98">Так будет меньше нюансов при разводе! — сказал он мне.</text:p>
        </text:list-item>
      </text:list>
      <text:p text:style-name="P2"><text:soft-page-break/>Я не выдержала и сказала, что если он хочет «подстраховаться», то пусть составляет сам этот договор, но чтоб моего имени там не было:</text:p>
      <text:list xml:id="list38610970" text:continue-numbering="true" text:style-name="диалог">
        <text:list-item>
          <text:p text:style-name="P98">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еще не нажитое имущество?!</text:p>
        </text:list-item>
      </text:list>
      <text:p text:style-name="P2">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2">Он был взбешен. Я потом горько поплатилась за эту свою «выходку». Завтра меня попытаются снова выгнать из дома.</text:p>
      <text:p text:style-name="P42"><text:soft-page-break/>* * *</text:p>
      <text:p text:style-name="P33">У меня сохранилась переписка, где на следующий день он идет на попятную — забирает свои слова обратно:</text:p>
      <text:list xml:id="list38605859" text:continue-numbering="true" text:style-name="диалог">
        <text:list-item>
          <text:p text:style-name="P98">...Я не хотел никогда никаких бумажек. Вчера это был просто разговор, из которого ты нашифровала!</text:p>
        </text:list-item>
        <text:list-item>
          <text:p text:style-name="P83"><text:span text:style-name="T20">Просто разговор заканчивается на фразе «мне не приятен этот разговор», — отвечаю я, — а </text:span><text:span text:style-name="T20">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8">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8">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98"><text:soft-page-break/>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3"><text:span text:style-name="T20">Если бы этот разговор был </text:span><text:span text:style-name="_30__20_Text"><text:span text:style-name="T20">до</text:span></text:span><text:span text:style-name="T20"> твоего предложения — сказала бы!</text:span></text:p>
        </text:list-item>
        <text:list-item>
          <text:p text:style-name="P98">Поэтому я не понимаю, почему ты так упорно ее пытаешься пропихнуть. Когда причина не в этом.</text:p>
        </text:list-item>
        <text:list-item>
          <text:p text:style-name="P98">Короче, хватит. Мне надоело. Мне тут работать надо... — попыталась я закончить этот бред.</text:p>
        </text:list-item>
      </text:list>
      <text:p text:style-name="P2">Что мы видим?</text:p>
      <text:p text:style-name="P3">«Я не хотел никогда никаких бумажек.»</text:p>
      <text:p text:style-name="P2">Он пытается убедить меня в том, что я услышала не то, что услышала.</text:p>
      <text:p text:style-name="P3">«Но думать, что я всерьез намерен с тобой договор заключать это плохая причина... Когда причина не в этом.»</text:p>
      <text:p text:style-name="P16"><text:soft-page-break/>«Всерьез намерен?»... А что, можно быть намеренным не всерьез?</text:p>
      <text:p text:style-name="P16">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6">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6">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6">Я ничего не упустила? Ах да — куда я только смотрела?!</text:p>
      <text:p text:style-name="P3"><text:soft-page-break/>«Вчера это был просто разговор, из которого ты нашифровала.»</text:p>
      <text:p text:style-name="P2">Ну понятно. Ту он пытается внушить мне, что я ненормальная, выдумываю то, чего, на самом деле, не было... Все стандартно.</text:p>
      <text:p text:style-name="P3">«Думал проснется — может дойдет.»</text:p>
      <text:p text:style-name="P2">Обвинение в тупости: до тебя не доходит, ведь ты тупая.</text:p>
      <text:p text:style-name="P3">«Скажет, чет реально мне пригорело. А нет. Набрала аргументов и говна на лопате на! Главное что ты права.»</text:p>
      <text:p text:style-name="P2">Обвинение в иррациональности, тупости, конфликтности, необоснованности в суждениях. Ну и, конечно, маска «жертвы»: поливаешь меня говном.</text:p>
      <text:p text:style-name="P3">«Главное, что ты права.»</text:p>
      <text:p text:style-name="P2">Двойной смысл, который «кричит» о том, что я не права, осуждает в иррациональности.</text:p>
      <text:p text:style-name="P3">«А чего ты не сказала «нет», мне чисто интересно? Дай угадаю. Ты про бумажки не <text:soft-page-break/>знала?»</text:p>
      <text:p text:style-name="P2">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3">«Дурацкие разговоры были всегда.»</text:p>
      <text:p text:style-name="P2">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3">«Поэтому я не понимаю, почему ты так упорно ее пытаешься пропихнуть.»</text:p>
      <text:p text:style-name="P2">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46"><text:soft-page-break/>* * *</text:p>
      <text:p text:style-name="P2">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2">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2">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oft-page-break/><text:span text:style-name="T20">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20">причины</text:span></text:span><text:span text:style-name="T20"> подобных моих действий его не интересуют.</text:span></text:p>
      <text:p text:style-name="P2">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38611040" text:continue-numbering="true" text:style-name="диалог">
        <text:list-item>
          <text:p text:style-name="P98">Когда вещи заберешь? — пишет он в тот же день.</text:p>
        </text:list-item>
        <text:list-item>
          <text:p text:style-name="P98">Сегодня, — отвечаю я, на что он отвечает:</text:p>
        </text:list-item>
        <text:list-item>
          <text:p text:style-name="P98">Целую в шею...</text:p>
        </text:list-item>
      </text:list>
      <text:p text:style-name="P2">Понимаете, что происходит!? Он выгоняет меня, я с этим соглашаюсь, но он тут же, получив мое согласие, делает «шаг на встречу», с единственной целью — зацепить <text:soft-page-break/>меня. Напоминает ту историю: «Нас любят. В нас верят... Ты умница...» не так ли?</text:p>
      <text:p text:style-name="P2">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2">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8606360" text:continue-numbering="true" text:style-name="диалог">
        <text:list-item>
          <text:p text:style-name="P98">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2">Мне должно быть стыдно, наверное, за то, что я такая слабачка и не смогла еще на пер<text:soft-page-break/>вых порах прекратить эти отношения, еще тогда, когда он запретил мне приглашать друзей на мой день рождения.</text:p>
      <text:p text:style-name="P2">За то, что вернулась к нему, когда он переступал через меня две недели после операции.</text:p>
      <text:p text:style-name="P2">Когда он говорил со мной о измене и пытался склонить меня к групповухе.</text:p>
      <text:p text:style-name="P2">Из-за того, что я на протяжении трех лет просила у него прощение за его жестокое обращение со мной...</text:p>
      <text:p text:style-name="P2">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2">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text:soft-page-break/>мить. Принес мне окрошку в постель. Так заботливо кормил меня с ложки...</text:p>
      <text:p text:style-name="P2">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2">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5"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5">«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text:soft-page-break/>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9">Анджей Сапковский, «Крещение огнём»</text:p>
      <text:p text:style-name="P39"/>
      <text:p text:style-name="P2">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2">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2"/>
      <text:p text:style-name="P55">«Мы все должны бояться злых людей. Но есть другое зло, которого мы должны бояться еще больше. Это зло — равнодушие хороших людей.»</text:p>
      <text:p text:style-name="P39">Х/Ф «Святые из Бундока»</text:p>
      <text:p text:style-name="P39"><text:soft-page-break/></text:p>
      <text:p text:style-name="P2">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2">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2">Он говорит то, что в конкретный момент выгоднее всего сказать, и получает свою награду — признание в нем достойного человека окружающими.</text:p>
      <text:p text:style-name="P2">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text:soft-page-break/>говор, в ходе которого стало ясно — мнение, которое он высказывает не его.</text:p>
      <text:p text:style-name="P2">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2">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2">Проблема его провала в том, что он не заботится о завтрашнем дне. Ему важно быть уважаемым здесь и сейчас.</text:p>
      <text:p text:style-name="P2"><text:soft-page-break/>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2">* * *</text:p>
      <text:p text:style-name="P2">Жена Странного друга... Не могу о ней не вспомнить, ведь она оказалась ключевым персонажем в этой истории.</text:p>
      <text:p text:style-name="P2">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text:soft-page-break/>мню, что когда мы с милым расстались, ее муж жил у него около месяца.</text:p>
      <text:p text:style-name="P2">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8630232" text:continue-numbering="true" text:style-name="диалог">
        <text:list-item>
          <text:p text:style-name="P98">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2">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2"><text:soft-page-break/>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2">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2">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8614871" text:continue-numbering="true" text:style-name="диалог">
        <text:list-item>
          <text:p text:style-name="P98">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text:soft-page-break/>риод тоже нет твоей вины. Он же начальник, он должен был все продумать. Он тебя не слушал, но ведь ты сделала все, что могла...</text:p>
        </text:list-item>
      </text:list>
      <text:p text:style-name="P2">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2">В общем, мы разобщались и начали дружить. Как-то мы втроем сидели у нас, как всегда о чем-то общались и она мне говорит, мол:</text:p>
      <text:list xml:id="list38611801" text:continue-numbering="true" text:style-name="диалог">
        <text:list-item>
          <text:p text:style-name="P98">Давай завтра созвонимся и обсудим (уже не помню что)...</text:p>
        </text:list-item>
        <text:list-item>
          <text:p text:style-name="P98">Давай, — отвечаю я, — только ты сначала мой номер из черного списка удали — потом и созвонимся...</text:p>
        </text:list-item>
      </text:list>
      <text:p text:style-name="Text_20_body"><text:span text:style-name="T20">И тут я увидела ее </text:span><text:span text:style-name="T26">Л</text:span><text:span text:style-name="_30__20_Text"><text:span text:style-name="T26">ицо</text:span></text:span><text:span text:style-name="T26">...</text:span><text:span text:style-name="T20"> Она совершенно не понимала, о чем я говорю. А мой суженый сидел на полу на подушках, пафосно так курил, и на выдохе так сказал:</text:span></text:p>
      <text:list xml:id="list38622661" text:continue-numbering="true" text:style-name="диалог">
        <text:list-item>
          <text:p text:style-name="P98"><text:soft-page-break/>Это я тебя заблокировал у нее на телефоне.</text:p>
        </text:list-item>
      </text:list>
      <text:p text:style-name="P2">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2">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2">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2"><text:soft-page-break/>Ему было невыгодно, чтобы мы поддерживали связь, ведь тогда бы я узнала, как, по его словам он «познаёт себя». Но об этом позже.</text:p>
      <text:p text:style-name="P2">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2">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2">Много. Много вечеров мы провели вместе. Из нас получилась отличная троица. Мы все такие разные но время проводили хорошо. <text:soft-page-break/>Мне нравилось то время. Казалось, все стабильно.</text:p>
      <text:p text:style-name="P2">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6">* * *</text:p>
      <text:p text:style-name="P2">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2"><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2">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2">Но это оказалось очередным увиливанием, ведь, когда он получил свои деньги, то я услышала следующее:</text:p>
      <text:p text:style-name="P2">— «Ведьмак 3»<text:note text:id="ftn11"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text:soft-page-break/>тивная память, монитор другой хочу, такой, как у Гуру-друга...</text:p>
      <text:p text:style-name="P2">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2">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2">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6"><text:soft-page-break/>* * *</text:p>
      <text:p text:style-name="P2">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2">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2">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2">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2"><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8612950" text:continue-numbering="true" text:style-name="диалог">
        <text:list-item>
          <text:p text:style-name="P98">Да, мать, ты такая сильная! Я бы так не смогла...</text:p>
        </text:list-item>
        <text:list-item>
          <text:p text:style-name="P98">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98">Я бы не смогла простить, но ты молодец!</text:p>
        </text:list-item>
        <text:list-item>
          <text:p text:style-name="P98">Что простить?</text:p>
        </text:list-item>
        <text:list-item>
          <text:p text:style-name="P98">Ну, он ведь трахал двух баб...</text:p>
        </text:list-item>
      </text:list>
      <text:p text:style-name="P2">Она продолжала что-то говорить, а я «застряла» на этой фразе. Даже не знаю сколько времени прошло, когда я спросила:</text:p>
      <text:list xml:id="list38604692" text:continue-numbering="true" text:style-name="диалог">
        <text:list-item>
          <text:p text:style-name="P98">Что значит — трахал двух баб?</text:p>
        </text:list-item>
      </text:list>
      <text:p text:style-name="P2"><text:soft-page-break/>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2">Я посмотрела на нее. Она, такая маленькая, потрепанная жизнью, сидела и смотрела на мена такими испуганно-удивленными глазами... Она не знала.</text:p>
      <text:p text:style-name="P2">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2">Многое про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38631613" text:continue-numbering="true" text:style-name="диалог">
        <text:list-item>
          <text:p text:style-name="P98">Рассказывай. Рассказывай все!</text:p>
        </text:list-item>
      </text:list>
      <text:p text:style-name="P2"><text:soft-page-break/>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2">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2">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6">* * *</text:p>
      <text:p text:style-name="P2">Ох, я узнала еще кое что в тот вечер от нее. И это был еще один удар для меня. Я поняла, <text:soft-page-break/>что живу с предателем, с жестоким человеком. А именно вот, что я узнала:</text:p>
      <text:p text:style-name="P2">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2">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2">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2">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2"><text:soft-page-break/>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8628744" text:continue-numbering="true" text:style-name="диалог">
        <text:list-item>
          <text:p text:style-name="P98">Все в порядке;</text:p>
        </text:list-item>
        <text:list-item>
          <text:p text:style-name="P98">Ты себе накручиваешь;</text:p>
        </text:list-item>
        <text:list-item>
          <text:p text:style-name="P98">Ты придумываешь драму на пустом месте;</text:p>
        </text:list-item>
        <text:list-item>
          <text:p text:style-name="P98">Ты паришься без причины...</text:p>
        </text:list-item>
        <text:list-item>
          <text:p text:style-name="P98">и так далее по тексту выше/ниже — стандартные фразочки.</text:p>
        </text:list-item>
      </text:list>
      <text:p text:style-name="P2">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2">Это состояние привело ее к психотерапевту и антидепрессантам, за что уже потом она получит свои «заслуженные» обвинения от <text:soft-page-break/>своего мужа в том, что компания потерпела крах из-за ее неспособности выполнять свои задачи. Жесть.</text:p>
      <text:p text:style-name="P2">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2">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2">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2">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2"><text:soft-page-break/>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2">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2">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2">Я ее простила, как оказалось, за то, чего она не делала. Мне жаль.</text:p>
      <text:p text:style-name="P2"><text:soft-page-break/>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2">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16">А теперь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6"><text:soft-page-break/>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6">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6">* * *</text:p>
      <text:p text:style-name="P2">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2">Он понимал, что я не смогу стоять в сторонке и наблюдать, как она сходит с ума. Он понимал, что я потребую рассказать ей все. Он <text:soft-page-break/>не знал, что мы разобщаемся настолько, что начнем разговаривать на такие деликатные темы, как измены и предательства.</text:p>
      <text:p text:style-name="P2">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2">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2">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2"><text:soft-page-break/>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2">Не могу удержаться и не продублировать его любимую цитату:</text:p>
      <text:p text:style-name="P2"/>
      <text:p text:style-name="P55">«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9">Анджей Сапковский, «Крещение огнём»</text:p>
      <text:p text:style-name="P39"><text:soft-page-break/></text:p>
      <text:p text:style-name="P2">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41">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2">Но поверьте мне и моему горькому опыту, вы априори в проигрыше в своих попытках воззвать к его человечности.</text:p>
      <text:p text:style-name="P2">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2">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text:soft-page-break/>свои эмоции. И кипела внутри. И не знала, что со всем этим делать. Это был ее кошмар.</text:p>
      <text:p text:style-name="P2">Наши с ней ситуации похожи, и несложно объяснить и это — ее муж и мой несостоявшийся муж был лучшими друзьями. Не исключено, что они это все спланировали и отрабатывали каждый на своей бабе...</text:p>
      <text:p text:style-name="P46">* * *</text:p>
      <text:p text:style-name="P2">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8625803" text:continue-numbering="true" text:style-name="диалог">
        <text:list-item>
          <text:p text:style-name="P98">Что с тобой? — спросил он, когда заметил, что со мной что-то не так.</text:p>
        </text:list-item>
      </text:list>
      <text:p text:style-name="P2">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text:soft-page-break/>немного сил и уверенности. Но все, что мне было нужно — это хорошенько все взвесить.</text:p>
      <text:p text:style-name="P2">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8609105" text:continue-numbering="true" text:style-name="диалог">
        <text:list-item>
          <text:p text:style-name="P98">И что тебе приснилось? — спросил он.</text:p>
        </text:list-item>
        <text:list-item>
          <text:p text:style-name="P98">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8">В смысле: «обманываю»? Что я тебе изменил?</text:p>
        </text:list-item>
        <text:list-item>
          <text:p text:style-name="P98">Да, — ответила я, — с темноволосой девочкой.</text:p>
        </text:list-item>
        <text:list-item>
          <text:p text:style-name="P98">Прекрати, это всего лишь сон, нам пора собираться. Не накручивай себе.</text:p>
        </text:list-item>
      </text:list>
      <text:p text:style-name="P2"><text:soft-page-break/>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2"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0">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0">посмеялся</text:span></text:span><text:span text:style-name="T20">, обнял меня и попытался успокоить, мол — это всего лишь сон.</text:span></text:p>
      <text:list xml:id="list38604995" text:continue-numbering="true" text:style-name="диалог">
        <text:list-item>
          <text:p text:style-name="P98">Это тебе в голову солнышко припекло...</text:p>
        </text:list-item>
      </text:list>
      <text:p text:style-name="P2">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6"><text:soft-page-break/>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2">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2">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42"><text:soft-page-break/>* * *</text:p>
      <text:p text:style-name="P2">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2">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2">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text:soft-page-break/>темы и на обвинение меня в иррациональности.</text:p>
      <text:p text:style-name="P2">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2">Несколько минут он упрашивал меня выключить диктофон, потом сдался, со словами:</text:p>
      <text:list xml:id="list38631569" text:continue-numbering="true" text:style-name="диалог">
        <text:list-item>
          <text:p text:style-name="P98">Хрен с тобой — записывай... Ты вокруг меня плетешь какую-то западню...</text:p>
        </text:list-item>
      </text:list>
      <text:p text:style-name="P2">Вот так. Разговор еще не начался, а меня уже обвиняют. Маска «жертвы» уже красуется на его «благородном» лице.</text:p>
      <text:p text:style-name="P2">Приготовьтесь к тотальному абсурду, ведь я даже не знаю, получится ли у меня описать весь тот бред, который извергали его лживые уста.</text:p>
      <text:p text:style-name="P2">Разговор начался с моего вопроса:</text:p>
      <text:list xml:id="list38610160" text:continue-numbering="true" text:style-name="диалог">
        <text:list-item>
          <text:p text:style-name="P98"><text:soft-page-break/>Есть ли что-то, что я должна знать, как твоя девушка, как твоя будущая жена? То, что может в будущем причинить мне боль?</text:p>
        </text:list-item>
      </text:list>
      <text:p text:style-name="P2">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2">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2">Вот несколько его реплик:</text:p>
      <text:list xml:id="list38605934" text:continue-numbering="true" text:style-name="диалог">
        <text:list-item>
          <text:p text:style-name="P83"><text:span text:style-name="T20">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20">. Назовем это так...</text:span></text:p>
        </text:list-item>
      </text:list>
      <text:p text:style-name="P2">«Назовем это так». Как? Попытки? А они все-таки были? Не увенчались успехом? С чьей стороны? На что мне ответили:</text:p>
      <text:list xml:id="list38619222" text:continue-numbering="true" text:style-name="диалог">
        <text:list-item>
          <text:p text:style-name="P83"><text:soft-page-break/><text:span text:style-name="T20">Ну, тут не бывает почти. Либо было, либо не было, и под </text:span><text:span text:style-name="_30__20_Text"><text:span text:style-name="T20">было</text:span></text:span><text:span text:style-name="T20">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2">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38618345" text:continue-numbering="true" text:style-name="диалог">
        <text:list-item>
          <text:p text:style-name="P98">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2"><text:soft-page-break/>«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2">В этой реплике он применяет сразу три приема.</text:p>
      <text:p text:style-name="P2"><text:span text:style-name="T8">Признание</text:span> — хотел потрахаться. Что звучит довольно честно, да?</text:p>
      <text:p text:style-name="P2"><text:span text:style-name="T8">Попытка оправдаться</text:span> — мужская полигамность. Что сразу избавляет его от чувства вины.</text:p>
      <text:p text:style-name="P2"><text:span text:style-name="T8">Попытка навесить ярлык</text:span>, скрытый упрек — ревность. Мимо — я не ревнивая.</text:p>
      <text:p text:style-name="P2">Сказал правду, прикрыл ее общественным мнением и тут же упрекнул меня, завуалированно внушая мне, что я просто ревную.</text:p>
      <text:p text:style-name="P46"><text:soft-page-break/>* * *</text:p>
      <text:p text:style-name="P2">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8627321" text:continue-numbering="true" text:style-name="диалог">
        <text:list-item>
          <text:p text:style-name="P98">Мне было стыдно от мысли о том, что эта информация может докатиться до нее... — сказал он.</text:p>
        </text:list-item>
      </text:list>
      <text:p text:style-name="P2">А ведь это лишь пятая минута разговора! Да, это всё цитаты записи. Без преувеличений и неточностей — все как есть.</text:p>
      <text:p text:style-name="P2">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2"><text:soft-page-break/>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0">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20">относится к ней лучше, чем ко мне</text:span></text:span><text:span text:style-name="T20">. Он продемонстрировал мне контраст его чувств ко мне и его чувств к ней — более глубокое уважение.</text:span></text:p>
      <text:p text:style-name="P2">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2">Вот диалог с его другом, к которому он обратился за советом по ухаживанию за ней:</text:p>
      <text:list xml:id="list38621019" text:continue-numbering="true" text:style-name="диалог">
        <text:list-item>
          <text:p text:style-name="P98"><text:soft-page-break/>Я тонко намекну, так сказать. И либо намек будет услышан, либо нет. — пишет он.</text:p>
        </text:list-item>
        <text:list-item>
          <text:p text:style-name="P98">А ты рассматривал вариант, что тебя просто попробуют, а потом скажут, что это было так — просто для души отдохнуть?</text:p>
        </text:list-item>
        <text:list-item>
          <text:p text:style-name="P83"><text:span text:style-name="T20">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20">)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2">Давайте разберем его текст.</text:p>
      <text:p text:style-name="P3">«Я тонко намекну, так сказать. И либо намек будет услышан, либо нет.»</text:p>
      <text:p text:style-name="P2">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41">Я даже не удивлюсь, если это намек — что-то вроде «Останешься?» или «Если я приеду, то буду приставать»...</text:span></text:p>
      <text:p text:style-name="P2"><text:soft-page-break/>При этом ему даже не важно получить ответ. Ему важно, чтоб его намек «был услышан». Ну тут все ясно...</text:p>
      <text:p text:style-name="P3">«Я склонен считать, что мы хорошо друг друга понимаем.»</text:p>
      <text:p text:style-name="P2">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3">«И такой расклад — это просто абсурд.»</text:p>
      <text:p text:style-name="P2">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3">«Тут либо дружить, либо больше. А дружеский секс — это явно не та идея, которая тут уместна. Фу. Даже думать о такой не хочу.»</text:p>
      <text:p text:style-name="Text_20_body"><text:soft-page-break/><text:span text:style-name="T20">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0">Либо — либо</text:span></text:span><text:span text:style-name="T20">, или никак.</text:span></text:p>
      <text:p text:style-name="P2">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2">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2">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2"><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16">Помимо меня, я знаю еще двоих девушек, кто подвергся его влиянию: Бывшая до меня и Университетская подруга. Мы все подходим под это описание...</text:p>
      <text:p text:style-name="P42">* * *</text:p>
      <text:p text:style-name="P2">Стоит отметить, что я когда-то была на месте каждой из них.</text:p>
      <text:p text:style-name="P2">Говоря о девушке Бывшей до меня, <text:span text:style-name="T13">я упоминала, что о</text:span>на «неадекватная истеричка, которой только обнимашки и нужны». Помните?</text:p>
      <text:p text:style-name="P2"><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2">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2">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2">То есть, простыми словами его посыл:</text:p>
      <text:list xml:id="list38606512" text:continue-numbering="true" text:style-name="диалог">
        <text:list-item>
          <text:p text:style-name="P98">Мне было стыдно от мысли о том, что эта информация может докатиться до нее...</text:p>
        </text:list-item>
      </text:list>
      <text:p text:style-name="P2">Будет звучать так:</text:p>
      <text:p text:style-name="P2"><text:soft-page-break/></text:p>
      <text:p text:style-name="P53">«Она меня понимает, а ты нет. Кто ты вообще такая, чтобы втягивать ее в наши разборки? Ты не должна этого делать!</text:p>
      <text:p text:style-name="P53">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3">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0"/>
      <text:p text:style-name="P2">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2">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2"><text:soft-page-break/>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2">А теперь давайте вспомним хронологию:</text:p>
      <text:p text:style-name="P3">Знакомство.</text:p>
      <text:p text:style-name="P2">Он познакомил меня со своей Бывшей девушкой, незадолго, как расстаться с ней.</text:p>
      <text:p text:style-name="P2">И меня со своей Университетской Подругой он познакомил, когда у нас все стало очень плохо, а именно за две недели, как выгнать меня из дома.</text:p>
      <text:p text:style-name="P3">Длительность отношений.</text:p>
      <text:p text:style-name="P2">Они встречались около трех лет.</text:p>
      <text:p text:style-name="P2">Мы встречались почти три года.</text:p>
      <text:p text:style-name="P3">Процесс замены.</text:p>
      <text:p text:style-name="P2">В тот день, когда мы впервые поцеловались, оказалось, что его отношения еще не закончены.</text:p>
      <text:p text:style-name="P2"><text:soft-page-break/>Когда мы разошлись, он подбивал клинья к своей подруге, в то время, как мне говорил, что не может меня забыть и все еще любит.</text:p>
      <text:p text:style-name="P3">Возвращение.</text:p>
      <text:p text:style-name="P2">Со своей Бывшей девушкой он сошелся примерно через два месяца после расставания, поняв, что со мной ничего не будет.</text:p>
      <text:p text:style-name="P2">И меня он бросил, а через два месяца, получив отказ своей подруги, вернулся ко мне.</text:p>
      <text:p text:style-name="P3">Длительное общение.</text:p>
      <text:p text:style-name="P2">Я знала его почти 10 лет, перед тем, как у нас завязались отношения.</text:p>
      <text:p text:style-name="P2">И его Подруга знает его с университета, то есть уже более/около 10-ти лет.</text:p>
      <text:p text:style-name="P3">Маска жертвы.</text:p>
      <text:p text:style-name="P2">Я знала его, как хорошего парня, которому попалась «не та» девушка, и жалела его.</text:p>
      <text:p text:style-name="P2">Я не удивлюсь, если его подруга знает меня, как человека, который делал его несчастным. И — жалеет его.</text:p>
      <text:p text:style-name="P3"><text:soft-page-break/>Обработка.</text:p>
      <text:p text:style-name="P2">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2">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2">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2"><text:soft-page-break/>Я не удивлюсь, если они сейчас вместе, и все, что она знает о моих с ним отношениях, это то, что я «неадекватная» и мне «только обнимашки и нужны»...</text:p>
      <text:p text:style-name="P2">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2">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text:soft-page-break/>деструктивному влиянию, под которое вы, возможно, попали.</text:p>
      <text:p text:style-name="P2">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46">* * *</text:p>
      <text:p text:style-name="P2">Вернемся к нашему с ним разговору.</text:p>
      <text:p text:style-name="P2">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2"><text:soft-page-break/>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2">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8615735" text:continue-numbering="true" text:style-name="диалог">
        <text:list-item>
          <text:p text:style-name="P83"><text:span text:style-name="T20">Не имеет никакого значения, кто принял решение (</text:span><text:span text:style-name="T25">разойтись — </text:span><text:span text:style-name="_30__20_Text"><text:span text:style-name="T25">прим. авт.</text:span></text:span><text:span text:style-name="T20">)... — сказал он, искренне считая, что это достойный аргумент.</text:span></text:p>
        </text:list-item>
      </text:list>
      <text:p text:style-name="P2">Но я уже все понимала.</text:p>
      <text:p text:style-name="P2">Наивная, я до последнего хотела ему донести, как мне было больно, когда он меня бро<text:soft-page-break/>сил. Как мне больно знать, что он пытался развлечься, когда я так страдала...</text:p>
      <text:list xml:id="list38619467" text:continue-numbering="true" text:style-name="диалог">
        <text:list-item>
          <text:p text:style-name="P98">Давай мы договоримся, что мы не будем спорить о том, чья боль сильнее... — ответил он.</text:p>
        </text:list-item>
      </text:list>
      <text:p text:style-name="P2">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2">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2">—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text:soft-page-break/>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2">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2">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2">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2"><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2">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2">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2">Я должна видеть реальный результат своих стараний, а это внушение моей иррациональ<text:soft-page-break/>ности должно было рано или поздно всплыть наружу очевидным фактом — я все делаю правильно!</text:p>
      <text:p text:style-name="P3">«Смысл в отсутствии авторитета...»</text:p>
      <text:p text:style-name="P2">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0">В таких моментах он </text:span><text:span text:style-name="T23">«задумывался об идее отсутствия авторитета в области его отношения ко мне»</text:span><text:span text:style-name="T20">,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20">сама</text:span></text:span><text:span text:style-name="T20">.</text:span></text:p>
      <text:p text:style-name="P2">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3"><text:soft-page-break/>«Мое отношение к тебе является частью моего отношения к миру...»</text:p>
      <text:p text:style-name="P2">Тут поспорить не с чем. Все, кто его окружают — лишь декорации, как и я. Инструменты для достижения его целей.</text:p>
      <text:p text:style-name="P2">На одних можно скинуть вину и ответственность за последствия своих деструктивных действий.</text:p>
      <text:p text:style-name="P2">За счет других можно получить желаемое, грамотно манипулируя ими, чем и ограничивались его действия.</text:p>
      <text:p text:style-name="P2">За счет третьих можно самоутверждаться, унижая их, ставя себя выше их, приписывая себе их заслуги, которые по праву принадлежат не ему.</text:p>
      <text:p text:style-name="P2">Кому-то можно пожаловаться, за чьим-то мнением можно спрятаться...</text:p>
      <text:p text:style-name="P2">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text:soft-page-break/>достаточно долго, чтобы контролировать мои мысли и действия, в то время, как остальными он просто пользовался.</text:p>
      <text:p text:style-name="P3">«Какая-то ответственность, забота, но не в абсолюте, а в той степени, в которой я это делаю...»</text:p>
      <text:p text:style-name="P2">«Какая-то» — прекрасное описание его деструктивных действий!</text:p>
      <text:p text:style-name="P2">«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2"><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3">«Я абсолютно безоружен в разговоре с тобой»</text:p>
      <text:p text:style-name="P2">Обезоружен — оружие — война. Да, эти отношения изначально были боевыми действи<text:soft-page-break/>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2">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3">«Я не имею никаких инструментов, которые способны были бы повлиять на тебя...»</text:p>
      <text:p text:style-name="P2">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6">* * *</text:p>
      <text:p text:style-name="P2"><text:soft-page-break/>Идем дальше.</text:p>
      <text:list xml:id="list38613894" text:continue-numbering="true" text:style-name="диалог">
        <text:list-item>
          <text:p text:style-name="P98">Моя позиция очень проста — я ничего такого не делал. — сказал он в ходе разговора.</text:p>
        </text:list-item>
      </text:list>
      <text:p text:style-name="P2">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2">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8625580" text:continue-numbering="true" text:style-name="диалог">
        <text:list-item>
          <text:p text:style-name="P98">Мои действия, поступки, слова и моя жизнь не являются достаточным в нужной степени аргументом для того, чтобы прояв<text:soft-page-break/>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2">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2">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6">Представьте себе его разочарование!</text:p>
      <text:p text:style-name="P16">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text:soft-page-break/>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6">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8619326" text:continue-numbering="true" text:style-name="диалог">
        <text:list-item>
          <text:p text:style-name="P83"><text:span text:style-name="T20">Я тебе могу так сказать, в свою очередь, что я, как бы, в очередной раз убеждаюсь в том, что </text:span><text:span text:style-name="_30__20_Text"><text:span text:style-name="T20">быть честным очень легко</text:span></text:span><text:span text:style-name="T20">!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2">О! Это моя любимая реплика!</text:p>
      <text:p text:style-name="P2"><text:soft-page-break/>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2">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0">Мы видим, что он верит в то, что честен. Он говорит об этом спокойно, ровно, размеренно и без угрызений совести: «Б</text:span><text:span text:style-name="_30__20_Text"><text:span text:style-name="T20">ыть честным очень легко</text:span></text:span><text:span text:style-name="T25">!</text:span><text:span text:style-name="T20">». В то время, как я уже достаточно знаю, чтобы понимать — он лжет.</text:span></text:p>
      <text:p text:style-name="P46">* * *</text:p>
      <text:list xml:id="list38625324" text:continue-numbering="true" text:style-name="диалог">
        <text:list-item>
          <text:p text:style-name="P98">У меня есть мысль, которую я не озвучивал, но каждый раз, когда у нас возникает какая-то ситуация, я представляю гипотети<text:soft-page-break/>ческую ситуацию, в которой ты счастлива и не задаешь никаких вопросов...</text:p>
        </text:list-item>
        <text:list-item>
          <text:p text:style-name="P98">Я счастлива, когда все открыто, все прозрачно, но ты начинаешь защищаться, хотя на тебя никто не нападает...</text:p>
        </text:list-item>
        <text:list-item>
          <text:p text:style-name="P98">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2">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2"/>
      <text:p text:style-name="P50">«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0">Я рассчитывал, что, когда ты получишь это кольцо, то станешь самой счастливой ря<text:soft-page-break/>дом со мной, ведь я настолько хорош, что ты должна делать все, чтоб не потерять меня, но, тем не менее, я нахожусь под подозрением.»</text:p>
      <text:p text:style-name="P50"/>
      <text:p text:style-name="P2">Едем дальше.</text:p>
      <text:list xml:id="list38604903" text:continue-numbering="true" text:style-name="диалог">
        <text:list-item>
          <text:p text:style-name="P98">Мои действия абсолютно ясны. Я честен перед законом. — сказал он.</text:p>
        </text:list-item>
      </text:list>
      <text:p text:style-name="P2">О чем говорит эта фраза? Она не дает никаких объяснений. Но, если присмотреться, то можно увидеть, что он имел в виду — измена и подобное вышеописанное его поведение <text:span text:style-name="T1">не карается законом</text:span><text:span text:style-name="T4">, равно как и</text:span> зависть и ложь... </text:p>
      <text:p text:style-name="Text_20_body"><text:span text:style-name="T20">Понимаете? Он считает, что </text:span><text:span text:style-name="_30__20_Text"><text:span text:style-name="T20">это</text:span></text:span><text:span text:style-name="T20">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2"><text:soft-page-break/>Дальше он начинает намекать на то, что я завела этот разговор, потому что нашла другого:</text:p>
      <text:list xml:id="list38615379" text:continue-numbering="true" text:style-name="диалог">
        <text:list-item>
          <text:p text:style-name="P83"><text:span text:style-name="T20">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20">)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20">, и возможно, ты его даже уже нашла...</text:span></text:p>
        </text:list-item>
      </text:list>
      <text:p text:style-name="P2">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2">Попробую расшифровать эту реплику:</text:p>
      <text:p text:style-name="P2"/>
      <text:p text:style-name="P50">«Я застраховал себя от подобного рода вопросов своей преданностью к тебе. Но, по <text:soft-page-break/>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0"/>
      <text:p text:style-name="P2">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2">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2">В завершение вставлю еще один его спич. Без объяснений:</text:p>
      <text:list xml:id="list38631969" text:continue-numbering="true" text:style-name="диалог">
        <text:list-item>
          <text:p text:style-name="P98">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2"><text:soft-page-break/>И в качестве нашего диалога:</text:p>
      <text:list xml:id="list38603698" text:continue-numbering="true" text:style-name="диалог">
        <text:list-item>
          <text:p text:style-name="P98">Ты понимаешь, что существует определенная ответственность, которая, извини, ложится на твои плечи?! — спрашивает он.</text:p>
        </text:list-item>
        <text:list-item>
          <text:p text:style-name="P98">Какого рода ответственность? — спрашиваю я.</text:p>
        </text:list-item>
        <text:list-item>
          <text:p text:style-name="P98">Доверие.</text:p>
        </text:list-item>
      </text:list>
      <text:p text:style-name="P2">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2">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46">* * *</text:p>
      <text:p text:style-name="P2">Мы не поругались. Разговор закончился и я выключила диктофон. Мне нужно было пере<text:soft-page-break/>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2">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2">Я уже легла спать, когда он стал бить двери, швырять какие-то предметы, явно обращая мое внимание на свое недовольство.</text:p>
      <text:p text:style-name="Text_20_body"><text:span text:style-name="T20">Сначала я подумала, что просто он что-то уронил, но когда поняла, что это просто нездоровые психи, вышла к нему и </text:span><text:span text:style-name="_30__20_Text"><text:span text:style-name="T20">снова включила диктофон</text:span></text:span><text:span text:style-name="T20">!</text:span></text:p>
      <text:p text:style-name="P2">Он потерял самообладание, в то время, как я была непоколебима. На этой записи он скажет:</text:p>
      <text:list xml:id="list38602497" text:continue-numbering="true" text:style-name="диалог">
        <text:list-item>
          <text:p text:style-name="P98">Все ох*енно! Главное, что хорошо тебе! Вот это самое главное! — он почти плакал.</text:p>
        </text:list-item>
      </text:list>
      <text:p text:style-name="P2"><text:soft-page-break/>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2">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list xml:id="list38617407" text:continue-numbering="true" text:style-name="диалог">
        <text:list-item>
          <text:p text:style-name="P98">Я не могу с этим спокойно, смириться. — причитал он.</text:p>
        </text:list-item>
        <text:list-item>
          <text:p text:style-name="P98">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2">Вы понимаете? Нет? Попробую перефразировать:</text:p>
      <text:p text:style-name="P2"><text:soft-page-break/></text:p>
      <text:p text:style-name="P50">«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0">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0">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0"/>
      <text:p text:style-name="P2">Вот еще несколько его реплик:</text:p>
      <text:list xml:id="list38607219" text:continue-numbering="true" text:style-name="диалог">
        <text:list-item>
          <text:p text:style-name="P98">Я теперь не могу спать из-за этого. Ты хочешь, чтоб я тебе начал какие-то претен<text:soft-page-break/>зии высказывать? У меня нет никаких претензий!</text:p>
        </text:list-item>
      </text:list>
      <text:p text:style-name="P2">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38607303" text:continue-numbering="true" text:style-name="диалог">
        <text:list-item>
          <text:p text:style-name="P98">Мне нечего тебе сейчас ответить. Меня это бесит то, что я живу в мире, где мне задают такие вопросы!</text:p>
        </text:list-item>
      </text:list>
      <text:p text:style-name="P2">Беда-печаль. Какой жестокий мир! Моя попытка прояснить для себя ситуацию — жестокость по отношению к нему. И он несчастен.</text:p>
      <text:list xml:id="list38626548" text:continue-numbering="true" text:style-name="диалог">
        <text:list-item>
          <text:p text:style-name="P83"><text:span text:style-name="T20">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авт.</text:span></text:span><text:span text:style-name="T20">) — я несчастный, и я не знаю, как мне себя успокоить в таких ситуациях. </text:span><text:span text:style-name="_30__20_Text"><text:span text:style-name="T20">И уж точно не лицезрением тебя, спокойно спящей и получившей все свои ответы на свои вопросы</text:span></text:span><text:span text:style-name="T20">!!!</text:span></text:p>
        </text:list-item>
      </text:list>
      <text:p text:style-name="Text_20_body"><text:soft-page-break/><text:span text:style-name="T20">У него горе, ведь мне хорошо. «</text:span><text:span text:style-name="_30__20_Text"><text:span text:style-name="T20">И уж точно не лицезрением тебя, спокойно спящей</text:span></text:span><text:span text:style-name="T20">»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2">—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2">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8611490" text:continue-numbering="true" text:style-name="диалог">
        <text:list-item>
          <text:p text:style-name="P98">Ой... не надо из меня клеить обиженного. Я не обижен! Я взбешен! Я в ярости!!!...</text:p>
        </text:list-item>
      </text:list>
      <text:p text:style-name="P2"><text:soft-page-break/>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5" text:outline-level="1"><text:s/><text:bookmark-start text:name="Glava_22__Gori_v_adu"/>Глава 22. <text:line-break/>Гори в аду<text:bookmark-end text:name="Glava_22__Gori_v_adu"/></text:h>
      <text:p text:style-name="P41">Весна покажет кто где срал.</text:p>
      <text:p text:style-name="P49">Народная поговорка</text:p>
      <text:p text:style-name="P2">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2">Бессмысленно, как по мне, скрывать ложь. Поверьте моему горькому опыту — дерьмо всегда всплывает. На то оно и дерьмо.</text:p>
      <text:p text:style-name="P2">Как это было.</text:p>
      <text:p text:style-name="P2"><text:soft-page-break/>Я решила прибраться. Я люблю заниматься уборкой под свою любимую музыку. Можно поорать и так веселее. Но у меня не было колонок.</text:p>
      <text:p text:style-name="P2">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Тем более — рыться по перепискам — вообще не мое! К тому же, я его любила и верила.</text:p>
      <text:p text:style-name="P2">Вся моя музыка лежит на одном ресурсе. Я зашла на свою страницу через его профайл, но не увидела там нужной ссылки.</text:p>
      <text:p text:style-name="P2">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2"><text:soft-page-break/>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list xml:id="list38601962" text:continue-numbering="true" text:style-name="диалог">
        <text:list-item>
          <text:p text:style-name="P98">А ты сегодня в парадном белье?...</text:p>
        </text:list-item>
      </text:list>
      <text:p text:style-name="Text_20_body"><text:span text:style-name="T20">Как бы так выразиться без матов, чтобы в полной мере передать мое... удивление? Я оху... Я очень оооочень очень </text:span><text:span text:style-name="_30__20_Text"><text:span text:style-name="T20">удивилась</text:span></text:span><text:span text:style-name="T20"> и была прям в шоке! Но их чат не открыла.</text:span></text:p>
      <text:p text:style-name="P2">Моей целью не было найти что-то. Я слишком самодостаточная, чтобы рыться в чужих переписках. А тут такое.</text:p>
      <text:p text:style-name="P2">Я напомню, что разговор, который я записала на диктофон был в среду, а сегодня — четверг. Я набираю любимого:</text:p>
      <text:list xml:id="list38623821" text:continue-numbering="true" text:style-name="диалог">
        <text:list-item>
          <text:p text:style-name="P83"><text:span text:style-name="T20">Привет, слушай, я тут с твоего компа хотела музыку свою поставить и кое-что увидела. А кто такая ТТ (</text:span><text:span text:style-name="T25">инициалы той барышни</text:span><text:span text:style-name="T20">)?</text:span></text:p>
        </text:list-item>
        <text:list-item>
          <text:p text:style-name="P98"><text:soft-page-break/>Ой, да я ее еще с университета знаю, — сказал он и его ответ сопровождался нервными смешками, — а что?</text:p>
        </text:list-item>
        <text:list-item>
          <text:p text:style-name="P98">Она тебе сообщение прислала: «А ты сегодня в парадном белье?» Это как понимать?</text:p>
        </text:list-item>
        <text:list-item>
          <text:p text:style-name="P98">Ой! Да ты можешь вообще все прочитать, — он был растерян, и, по видимому, это первое, что пришло в его голову. В его глупую голову.</text:p>
        </text:list-item>
      </text:list>
      <text:p text:style-name="P16">Хотя больше склоняюсь к тому, что он был уверен, что и из этой ситуации сможет выйти безнаказанным.</text:p>
      <text:p text:style-name="P2">Команда «газы» дана. Я открываю их чат и читаю...</text:p>
      <text:p text:style-name="P2">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2">Да, эта переписка у меня сейчас перед глазами. У меня есть целая коллекция фактов <text:soft-page-break/>разоблачения, начиная с его вранья и заканчивая доказательствами этого вранья. Это была точка. Большая жирная точка в любви к нему.</text:p>
      <text:p text:style-name="P2">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2">Это единственный человек в моей жизни, под которым я прогнулась.</text:p>
      <text:p text:style-name="P16">Это единственный человек в моей жизни, которому я призналась в любви.</text:p>
      <text:p text:style-name="P2">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2">По датам было видно, что почти неделю назад, когда мы ехали отдыхать палатками, она <text:soft-page-break/>предлагала ему встретиться и он сожалел, что не в городе. Он говорил мне:</text:p>
      <text:list xml:id="list38615778" text:continue-numbering="true" text:style-name="диалог">
        <text:list-item>
          <text:p text:style-name="P98">Что ты придумываешь?! Ты что шуток не понимаешь?</text:p>
        </text:list-item>
        <text:list-item>
          <text:p text:style-name="P98">У тебя есть пару минут, чтобы поменять все пароли... — <text:span text:style-name="T41">я просто устала.</text:span> Мне надоело церемониться.</text:p>
        </text:list-item>
      </text:list>
      <text:p text:style-name="P2">Я начала рыть. И нарыла.</text:p>
      <text:p text:style-name="P2">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2">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2">Первый раз за все время у меня появился реальный шанс во всем разобраться, а глав<text:soft-page-break/>ное — убедиться наконец, что я — нормальная.</text:p>
      <text:p text:style-name="P2">Мне нужно было немного. Просто еще что-то, чтоб я понимала, что это не единичный случай.</text:p>
      <text:p text:style-name="P2">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6">Надо же. Совпадение или интуиция? Я же ее никогда не видела!</text:p>
      <text:p text:style-name="P2">Нашла, уже для Жены Странного друга, доказательство его предательства, с датами и отослала ей скриншоты<text:note text:id="ftn13" text:note-class="footnote"><text:note-citation text:label="*">*</text:note-citation><text:note-body><text:p text:style-name="Footnote"><text:span text:style-name="T8">Скриншот</text:span> <text:span text:style-name="T1">(от англ. </text:span><text:span text:style-name="T33">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2">Нашла еще пикантный случай, где один его женатый товарищ повествовал о своих похождениях, и там понятно, что это за похожде<text:soft-page-break/>ния. Кстати, его жена тоже к психологу ходит с проблемами доверия. Она хорошая такая... тоже сильно любит.</text:p>
      <text:p text:style-name="Text_20_body"><text:span text:style-name="T20">Ох, боюсь я, эта книга станет началом новых разборок. Но мне все равно. </text:span><text:span text:style-name="_30__20_Text"><text:span text:style-name="T20">Я готова ответить за все сказанное здесь</text:span></text:span><text:span text:style-name="T20">.</text:span></text:p>
      <text:p text:style-name="P2">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6">* * *</text:p>
      <text:p text:style-name="P2">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2"><text:soft-page-break/>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2">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2">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2">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2">Он рассказывал им, что год назад я была не права, и два года назад тоже, что я вооб<text:soft-page-break/>ще плохая во всех смыслах и отношениях... И тут внимание: «Я ее никогда не любил!»</text:p>
      <text:p text:style-name="Text_20_body"><text:span text:style-name="T20">Если еще зимой, когда я жила у сестры, она считала, что это я испортила наши отношения своей </text:span><text:span text:style-name="_30__20_Text"><text:span text:style-name="T20">эмоциональностью</text:span></text:span><text:span text:style-name="T20">,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2">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2">Мало того, по той переписке было понятно — мой благоверный не просто знал об измене, но и толкал друга на эту измену.</text:p>
      <text:p text:style-name="P2">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2"><text:soft-page-break/>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2">Он не был обязан ей помогать, но мог. Дело выбора.</text:p>
      <text:p text:style-name="P46">* * *</text:p>
      <text:p text:style-name="P2">На следующий день мне написала ТэТэ на личный номер:</text:p>
      <text:p text:style-name="P2"/>
      <text:p text:style-name="P50">«Он в панике по поводу происходящего. И я чувствую себя, отчасти, виноватой. Не знаю что именно ты там прочла, но это несерьезно...</text:p>
      <text:p text:style-name="P50">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0"><text:soft-page-break/>Ему ведь не все равно... Не возьмусь говорить о высоких чувствах, но то, что не все-равно, это точно.»</text:p>
      <text:p text:style-name="P50"/>
      <text:list xml:id="list38633757" text:continue-numbering="true" text:style-name="диалог">
        <text:list-item>
          <text:p text:style-name="P98">Ты мужу переписку показывала? — спросила я.</text:p>
        </text:list-item>
        <text:list-item>
          <text:p text:style-name="P98">Нет. — отвечает ТТ. — <text:span text:style-name="T1">Я подчищаю переписку, если там нет ничего важного</text:span>...</text:p>
        </text:list-item>
      </text:list>
      <text:p text:style-name="P2">Эх. Что тут скажешь? А много чего. Разберем ее тираду:</text:p>
      <text:p text:style-name="P3">Он в панике по поводу происходящего.</text:p>
      <text:p text:style-name="P5">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3">«И я чувствую себя, отчасти, виноватой.»</text:p>
      <text:p text:style-name="P2">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text:soft-page-break/>ки» назвали «практичными <text:span text:style-name="T1">вещами</text:span>»... чувствует себя виноватой.</text:p>
      <text:p text:style-name="P2">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Тоже»? Мы не знакомы. Она меня не знает, но называет мою реакцию на его похождения — местью?.. Что тут скажешь? Они нашли друг друга.</text:p>
      <text:p text:style-name="P2">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2"><text:soft-page-break/>И дальше она пытается напугать меня — «собственные горечь и сожаление» — вот чего я, по ее мнению, добилась.</text:p>
      <text:p text:style-name="P2">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3">«Ему ведь не все равно... Не возьмусь говорить о высоких чувствах, но то, что не все-равно, это точно.»</text:p>
      <text:p text:style-name="P2">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6">Но и тут кое что было для меня непонятным — откуда у нее мой номер?!</text:p>
      <text:p text:style-name="P2">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text:soft-page-break/>гого человека. В свое оправдание он сказал: «Я делаю все что могу».</text:p>
      <text:p text:style-name="P2">Что бы что?!</text:p>
      <text:p text:style-name="P2">После этого выпада я попросила его о двух вещах — чтоб мне больше не писали его шал... девочки, и чтобы он на выходных вывез свои вещи. Под ноль.</text:p>
      <text:p text:style-name="P2">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46">* * *</text:p>
      <text:p text:style-name="P2">Последними его словами мне, сказанными в живую, глядя мне в глаза были:</text:p>
      <text:p text:style-name="P2">— Пошла в п*зду!</text:p>
      <text:p text:style-name="P2">У меня даже не ёкнуло. Но это было еще не все. Он вывез вещи, и заодно — все деньги, и <text:soft-page-break/>свои и мои, оставив мне сумму, которой едва ли хватит на продукты.</text:p>
      <text:p text:style-name="P2">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2">В этом разговоре он мне сказал несколько вот таких предложений:</text:p>
      <text:list xml:id="list38606833" text:continue-numbering="true" text:style-name="диалог">
        <text:list-item>
          <text:p text:style-name="P98">А я, блять, рад, что ты страдаешь от этой конченой квартиры...</text:p>
        </text:list-item>
        <text:list-item>
          <text:p text:style-name="P98">Да ты просто самое низкое, блять, существо!</text:p>
        </text:list-item>
        <text:list-item>
          <text:p text:style-name="P98">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98"><text:soft-page-break/>Провались в ад, блять, к дьяволу самому и целуй его в задницу...</text:p>
        </text:list-item>
        <text:list-item>
          <text:p text:style-name="P98">Уебуй нахуй из моей жизни!</text:p>
        </text:list-item>
      </text:list>
      <text:p text:style-name="P2">И моя любимая:</text:p>
      <text:list xml:id="list38630043" text:continue-numbering="true" text:style-name="диалог">
        <text:list-item>
          <text:p text:style-name="P98">Видимо, Каминская, ты его заслуживаешь — <text:span text:style-name="_30__20_Text"><text:span text:style-name="T8">вот такого вот уродца, как я</text:span></text:span>!</text:p>
        </text:list-item>
      </text:list>
      <text:p text:style-name="P2">О, да, я записала и этот разговор. Эта запись, как и все остальные, для меня является неопровержимым доказательством его деструктивности.</text:p>
      <text:p text:style-name="P2">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46">* * *</text:p>
      <text:p text:style-name="P2">На следующее утро он прислал сообщение. В отличии от предыдущего посыла, содержание в нем было следующее:</text:p>
      <text:p text:style-name="P2"><text:soft-page-break/></text:p>
      <text:p text:style-name="P50">«Прости что нагрубил и наговорил гадостей. Я уже сам не ведаю что творю. Но не провоцируй меня, пожалуйста.</text:p>
      <text:p text:style-name="P50">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0">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0">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0">Я не обманывал тебя. Ты просто хотела услышать не то, о чем спрашивала.»</text:p>
      <text:p text:style-name="P50"/>
      <text:p text:style-name="P2"><text:soft-page-break/>Ну что, разбираем?</text:p>
      <text:p text:style-name="P3">«Прости, что нагрубил и наговорил гадостей. Я уже сам не ведаю что творю.»</text:p>
      <text:p text:style-name="P2">Ого! Он просит прощение! Вот это поворот, хотя...</text:p>
      <text:p text:style-name="P2">Он тут же стремится оправдаться, что «перечеркивает» его, так называемое, извинение. Плюс, попытка вызвать жалость. К тому же, следом идет «но»:</text:p>
      <text:p text:style-name="P3">«<text:span text:style-name="T4">Но</text:span> не провоцируй меня, пожалуйста.»</text:p>
      <text:p text:style-name="P16">Что что? Там было «прости»? Где?</text:p>
      <text:p text:style-name="P2">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2">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3"><text:soft-page-break/>«Прости миллион раз, я столько гадостей наговорил, что ненавижу себя.»</text:p>
      <text:p text:style-name="P2">Выглядит очень искренне, не так ли?</text:p>
      <text:p text:style-name="P2">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3">«Я сомневался миллион раз после ссор, но я бы не позволил себе интриг у тебя за спиной.»</text:p>
      <text:p text:style-name="P5">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2">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2"><text:soft-page-break/>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2"><text:span text:style-name="T9">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2">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2">И вот мы окунаемся в омут когнитивного диссонанса: «Я бы не позволил себе того, что позволил.»</text:p>
      <text:p text:style-name="P2">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3"><text:soft-page-break/>«И, когда сомнения ушли, я понял, чего хочу и сделал предложение.»</text:p>
      <text:p text:style-name="P2">Сомнения ушли... Куда-то подевались. Встали и вышли в окно его пустого сердца. И он решил сделать меня его женой.</text:p>
      <text:p text:style-name="P2">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 (его цитата):</text:p>
      <text:p text:style-name="P50">«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2">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3">«Но эта чертова ТТ и переписка... И вот больше ты мне не веришь.»</text:p>
      <text:p text:style-name="P16">«Чертова»?.. Чего? Как раз под стать!</text:p>
      <text:p text:style-name="P2">Абьюзеры, как я уже писала, так и относятся к женщинам — как к вещам. Для них чело<text:soft-page-break/>век — это неодушевленный предмет. Он есть, и хорошо. Нет — найду другого.</text:p>
      <text:p text:style-name="P2">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0">И вот результаты такого отношения: разочарование жертвы, недоверие, что, несомненно, </text:span><text:span text:style-name="_30__20_Text"><text:span text:style-name="T20">расстраивает его</text:span></text:span><text:span text:style-name="T20">. Он тут же надевает маску «жертвы» и сожалеет, но не о том, что наделал, а о том, что вещь сломалась и больше не выполняет функцию «верить».</text:span></text:p>
      <text:p text:style-name="P3">«Прости. Ты очень хорошо умеешь выводить меня из равновесия.»</text:p>
      <text:p text:style-name="P2">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text:soft-page-break/>ет и не почувствует никогда своей вины, не признает своих ошибок.</text:p>
      <text:p text:style-name="P16">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3">«Ты так громко ругалась от этого всего и все эти разговоры о тряпке и о немужике — это невероятно демотивирует.»</text:p>
      <text:p text:style-name="P16">«Демотивирует»? То есть я его еще и мотивировать должна была?! Ох...</text:p>
      <text:p text:style-name="P2">Вместо того, чтобы попросить прощение у меня лично, он попросил ТэТэ сделать это за него. Он спрятался под юбкой этой барышни...</text:p>
      <text:p text:style-name="P2">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2">Он снова пытается выставить меня виноватой, обвиняя в повышении тона. Ничего но<text:soft-page-break/>вого. По его словам, я снова виновата — я его демотивирую своим поведением, своей реакцией... «Просто так» вдруг говорю обидные вещи. Тут все.</text:p>
      <text:p text:style-name="P3">«Я понимаю, что тебе больно. Я недостаточно внимателен. Рассеян и позволяю то, чего не должен.»</text:p>
      <text:p text:style-name="P2">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Твоя реакция настолько ужасна, ты не представляешь, как с тобой трудно справиться.»</text:p>
      <text:p text:style-name="P5">Не «мои действия ужасны», а «твоя реакция». Тут мне добавить нечего.</text:p>
      <text:p text:style-name="P3">Я не обманывал тебя.</text:p>
      <text:p text:style-name="P2">Я даже не знаю, кого он продолжает убеждать в этом — меня или себя?</text:p>
      <text:p text:style-name="P3"><text:soft-page-break/>Ты просто хотела услышать не то, о чем спрашивала.</text:p>
      <text:p text:style-name="P2">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2"/>
      <text:p text:style-name="P50">«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0">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0">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text:soft-page-break/>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0">Но вот эта чертова ТТ и переписка... И ты больше мне не веришь.</text:p>
      <text:p text:style-name="P50">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0">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0">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0"><text:soft-page-break/>Но я бы никогда не позволил себе того, что позволил!</text:p>
      <text:p text:style-name="P50">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0">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0">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50">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0"/>
      <text:p text:style-name="P2"><text:soft-page-break/>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2">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2">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2">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2"><text:soft-page-break/>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5" text:outline-level="1"><text:s/><text:bookmark-start text:name="Glava_26__Apofieoz_otnoshienii_s_manipul"/>Глава 23. <text:line-break/>Апофеоз отношений с манипулятором<text:bookmark-end text:name="Glava_26__Apofieoz_otnoshienii_s_manipul"/></text:h>
      <text:p text:style-name="P41">Кто хочет жить, кто весел, кто не тля —</text:p>
      <text:p text:style-name="P41">Готовьте ваши руки к рукопашной!</text:p>
      <text:p text:style-name="P49"><text:bookmark-start text:name="Glava_23__Zdorova_"/>А. Высоцкий<text:bookmark-end text:name="Glava_23__Zdorova_"/></text:p>
      <text:p text:style-name="P2">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text:soft-page-break/>прорвались наружу из долгого своего заточения.</text:p>
      <text:p text:style-name="P2">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2">«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2">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2"><text:soft-page-break/>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2">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2">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2"><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2">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2">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2">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text:soft-page-break/>ла, «беременная» девочка угостила меня черешней...</text:p>
      <text:p text:style-name="P2">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2">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0">На восьмой день </text:span><text:span text:style-name="_32__20_Text"><text:span text:style-name="T28">заключения, то есть лечения </text:span></text:span><text:span text:style-name="T20">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2">По завершении, она, по всей видимости, показала эти результаты заведующему отде<text:soft-page-break/>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2">- Здорова! Иди отсюда...</text:p>
      <text:p text:style-name="P2">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2">Кажется всего-то — 3 года, да?.. Подумаешь! Но что такое 3 года? Это 36 месяцев. Это около 1000 дней. Около 25 920 часов. <text:span text:style-name="T41">Это 1 555 200 минут и все это время я была под напряжением...</text:span></text:p>
      <text:p text:style-name="P2"><text:soft-page-break/>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2">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2">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2">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text:soft-page-break/>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20">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20">ам мне самое место: «Д</text:span></text:span><text:span text:style-name="T20">авно пора было...»</text:span></text:p>
      <text:p text:style-name="P2">Ему это здорово подняло настроение. Странно, но я не могу вспомнить, чтоб он когда-то так искренне радовался каким-то простым вещам. А нет, помню:</text:p>
      <text:list xml:id="list38613532" text:continue-numbering="true" text:style-name="диалог">
        <text:list-item>
          <text:p text:style-name="P98">Что, ручки из жопы?</text:p>
        </text:list-item>
      </text:list>
      <text:p text:style-name="P2">Или:</text:p>
      <text:list xml:id="list38616665" text:continue-numbering="true" text:style-name="диалог">
        <text:list-item>
          <text:p text:style-name="P98">О, продолжай! Я же говорил, что ты неадекватная... — повторял он, снимая на камеру меня, доведенную до состояние сумасшествия...</text:p>
        </text:list-item>
      </text:list>
      <text:p text:style-name="P46"><text:soft-page-break/>* * *</text:p>
      <text:p text:style-name="P2"><text:span text:style-name="T41">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4"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2"/>
      <text:p text:style-name="P50">«Ахах! И это запостила! Тебя даже дурка не исправит, ты просто безнадежна.</text:p>
      <text:p text:style-name="P50">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0"/>
      <text:p text:style-name="P2">То есть, скриншот на моей стене с его посланием «Ну шо, кобыла...» - это клевета! <text:soft-page-break/>Мой не правдивый аргумент?..<text:span text:style-name="T41"> Но ведь это не аргумент! Это был скриншот его сообщения!..</text:span></text:p>
      <text:p text:style-name="P16">Ну и неудачная метафора — школьная драка.</text:p>
      <text:p text:style-name="P16">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6">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6">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6"><text:soft-page-break/>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16">А в 17 лет это умение помогло мне избежать изнасилования — я отчаянно отбивалась, понимая, что кричать не выход и нужно экономить силы.</text:p>
      <text:p text:style-name="P2">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2"/>
      <text:p text:style-name="P50">«Это письмо не начнется со слова я или со слова ты или даже мы. И тут не будет ни обращений ни гадостей.</text:p>
      <text:p text:style-name="P50">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50">Можно очень многое сказать об ошибках. Они продолжают допускаться уже за преде<text:soft-page-break/>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0">Почему нельзя проститься? Разойтись? Сколько еще нужно крови? Очень хочется чтоб это закончилось.</text:p>
      <text:p text:style-name="P50">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0">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0">P.S.: Прости, что обозвал.</text:p>
      <text:p text:style-name="P50">С прошедшим тебя. Будь счастлива.»</text:p>
      <text:p text:style-name="P50"/>
      <text:p text:style-name="P2">Эээээ, постойте... что?! Что это было?</text:p>
      <text:p text:style-name="P3"><text:soft-page-break/>«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2">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2">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2">Совершенный когнитивный диссонанс — «Шо, кобыла...» и «...каждый понимает, что хочет просто быть счастливым.»</text:p>
      <text:p text:style-name="P3">«Можно очень многое сказать об ошибках. Они продолжают допускаться уже за пределами ситуации.»</text:p>
      <text:p text:style-name="P2"><text:soft-page-break/>О чьих ошибках? Кто их допускает? Что сказать-то?...</text:p>
      <text:p text:style-name="P16">Под «ошибкой» он подразумевает мой пост? Или свое сообщение? Не понятно...</text:p>
      <text:p text:style-name="P3">«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2">И я не знаю... Я бы ответила, скорее — молчание и бездействие с его стороны, но явно не «шо, кобыла...»</text:p>
      <text:p text:style-name="P16">«Воевать»... Кто воюет? Я? Я только отбиваюсь, отказываясь терпеть его оскорбления даже за «пределами ситуации».</text:p>
      <text:p text:style-name="P16">И правда — зачем эти оскорбления?!</text:p>
      <text:p text:style-name="Text_20_body"><text:span text:style-name="T41">Я решила, пусть все это видят. Ведь он считает свое поведение нормальным. Ну так, зачем прятаться в моей личке — айда на </text:span><text:span text:style-name="_32__20_Text"><text:span text:style-name="T45">сцену... то есть на </text:span></text:span><text:span text:style-name="T41">стену!</text:span></text:p>
      <text:p text:style-name="P3"><text:soft-page-break/>«Почему нельзя проститься? Разойтись? Сколько еще нужно крови? Очень хочется чтоб это закончилось.»</text:p>
      <text:p text:style-name="P2">Почему нельзя? Можно! Просто — не нужно писать гадости... Но по-моему, он все еще не может смириться с тем, что его, такого хорошего, выгнали в шею.</text:p>
      <text:p text:style-name="P3">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2">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2">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3"><text:soft-page-break/>«Никто не хочет лишать кого-то покоя.»</text:p>
      <text:p text:style-name="P2">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2">Зачем писать мне оскорбления, а потом вот это? У меня слишком много вопросов...</text:p>
      <text:p text:style-name="P3">«Все хотят идти дальше и жить счастливо. Почему этого просто не сделать?»</text:p>
      <text:p text:style-name="P2">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3">«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6">Больше месяца прошло! Я уж обрадовалась, что он о моем существовании забыл! Сижу, никого не трогаю — приходит сообщение «Шо, кобыла»...</text:p>
      <text:p text:style-name="P2"><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3">«Прости, что обозвал.»</text:p>
      <text:p text:style-name="P2">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2">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2">Он написал это письмо только потому, что то сообщение я выставила на всеобщее обозрение. А это письмо — ни что иное, как паника.</text:p>
      <text:p text:style-name="P2"><text:soft-page-break/>Ему срочно нужно было оправдаться, срочно нужно было что-то сделать, чтобы смыть с себя мою «клевету»...</text:p>
      <text:p text:style-name="P2">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2">* * *</text:p>
      <text:p text:style-name="P2">Что теперь?</text:p>
      <text:p text:style-name="Text_20_body"><text:span text:style-name="T20">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20">ВЫ НИ В ЧЕМ НЕ ВИНОВАТЫ</text:span></text:span><text:span text:style-name="T20">!</text:span></text:p>
      <text:p text:style-name="P2"><text:soft-page-break/>Осознание факта манипуляций даст вам ответ на большинство ваших вопросов, таких, как:</text:p>
      <text:list xml:id="list38620645" text:continue-numbering="true" text:style-name="диалог">
        <text:list-item>
          <text:p text:style-name="P98">Что происходит?</text:p>
        </text:list-item>
        <text:list-item>
          <text:p text:style-name="P98">Почему он так поступает?</text:p>
        </text:list-item>
      </text:list>
      <text:p text:style-name="P2">Ответ очень прост — потому, что этот человек — манипулятор. Он заманил вас в зависимость обманным путем. Он нарочно выдает себя за другого, не ценит вас, не дорожит вами, ни во что вас не ставит. Поэтому делает все, чтоб вы были несчастными.</text:p>
      <text:p text:style-name="P2">Ему от этого хорошо. С этим надо смириться. Это будет видно, если/когда вы озвучите свое желание разорвать с абьюзером отношения.</text:p>
      <text:p text:style-name="P2">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2"><text:soft-page-break/><text:span text:style-name="T41">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2">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2">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2"><text:soft-page-break/>Он этого и добивался, но это не есть правда! Это он так придумал и внушил вам.</text:p>
      <text:p text:style-name="P2">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2">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2">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2">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2"><text:soft-page-break/>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2">Не верите? Проверьте!</text:p>
      <text:p text:style-name="P2">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41">включите диктофон.</text:span></text:p>
      <text:p text:style-name="P2">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2">Хочу сказать, что без поддержки я бы не обошлась. Но вот в чем ирония — мои друзья, кто поддержал меня и слушать не захотели <text:soft-page-break/>эту запись — они видели мою боль и были свидетелями того, что со мной происходит, им этого было достаточно!</text:p>
      <text:p text:style-name="P2">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2">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2">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text:soft-page-break/>ные вам люди. Вполне вероятно, что именно от них вы не ожидали такой поддержки и такой помощи, которую они вам окажут.</text:p>
      <text:p text:style-name="P2">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2">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41">В худшем случае — наймите адвоката.</text:span></text:p>
      <text:p text:style-name="P16">Но послушайте меня — не идите с ним на контакт! Если он не признает, что у него серьезные проблемы, то <text:s/>по-хорошему не полу<text:soft-page-break/>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2">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text:span text:style-name="T41">рассказы общих знакомых о его новой паре...</text:span></text:p>
      <text:p text:style-name="P2">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41">чтобы увидеть вашу реакцию, и убедиться в том, что он вам до сих пор небезразличен!</text:span></text:p>
      <text:p text:style-name="P16">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6"><text:soft-page-break/>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16">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2">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6">Вам очень долго будет не хватать его, этой иллюзии, ваших миражей, в которые вы привыкли верить. Вам будет очень больно, но <text:soft-page-break/>поверьте, если я с этим справилась, то и вы справитесь.</text:p>
      <text:p text:style-name="P2">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2">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2">Вспоминайте себя! Пересматривайте свои старые фотографии.</text:p>
      <text:p text:style-name="P2">Не начинайте жизнь с чистого листа! Не надо. Не стоит продолжать себя «насиловать» и меняться. Не меняйте себя — с вами <text:soft-page-break/>уже это пытались проделать, и вы убедились, что это очень болезненный процесс. Так зачем же себя мучить? </text:p>
      <text:p text:style-name="P2">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2">Будьте готовы к тому, что вас не поймут окружающие близкие вам люди! Все будут говорить:</text:p>
      <text:list xml:id="list38602032" text:continue-numbering="true" text:style-name="диалог">
        <text:list-item>
          <text:p text:style-name="P98">Как же ты не заметила это все?! Куда же ты смотрела?!</text:p>
        </text:list-item>
      </text:list>
      <text:p text:style-name="P2">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text:soft-page-break/>на этом этапе одиночество вам только навредит!</text:p>
      <text:p text:style-name="P2">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2">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text:p>
      <text:p text:style-name="P2">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2"><text:soft-page-break/>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2">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59"/>
      <text:p text:style-name="P31"/>
      <text:p text:style-name="P31"/>
      <text:p text:style-name="P31"/>
      <text:p text:style-name="P31">Часть 2.<text:line-break/>Что-то вроде справочника...</text:p>
      <text:h text:style-name="P75" text:outline-level="1"><text:s/><text:bookmark-start text:name="Glava_24__Prichiny_manipuliatsii"/>Глава 24. <text:line-break/>Причины манипуляции<text:bookmark-end text:name="Glava_24__Prichiny_manipuliatsii"/></text:h>
      <text:p text:style-name="P2">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2">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text:soft-page-break/>ствия направлены на получение желаемого результата.</text:p>
      <text:p text:style-name="P2">Осознанны эти действия, или нет, сейчас не важно. Это вопрос, на который могут ответить только специалисты данной области, коим я не являюсь.</text:p>
      <text:p text:style-name="P42">* * *</text:p>
      <text:p text:style-name="P2">Существует две причины психопатии личности:</text:p>
      <text:list xml:id="list2796267521249695148" text:style-name="L7">
        <text:list-item>
          <text:p text:style-name="P100"><text:span text:style-name="T5">врожденная</text:span> патологическая особенность развития нервной системы;</text:p>
        </text:list-item>
        <text:list-item>
          <text:p text:style-name="P100"><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2">В независимости от особенностей развития, психопатия <text:span text:style-name="T1">всегда</text:span> обусловлена нарушением функции головного мозга <text:span text:style-name="T41">при относительной сохранности интеллекта.</text:span></text:p>
      <text:p text:style-name="P16"><text:soft-page-break/>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2">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2">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2">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text:soft-page-break/>ства и вытекает, например, из неправильного воспитания.</text:p>
      <text:p text:style-name="P16">Воспитание правильное можно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16">Давайте попробуем описать переживания и чувства ребенка.</text:p>
      <text:p text:style-name="P16">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6"><text:soft-page-break/>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6">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6">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6"><text:soft-page-break/>В этой главе речь пойдет именно об этом.</text:p>
      <text:p text:style-name="P2"/>
      <text:p text:style-name="P2">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2">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38626683" text:continue-list="list38602032" text:style-name="диалог">
        <text:list-item>
          <text:p text:style-name="P98">Будешь баловаться, мы тебя этому дяде отдадим/сдадим в полицию/папу позову и он тебя накажет...</text:p>
        </text:list-item>
      </text:list>
      <text:p text:style-name="P2">Другими словами — это воспитание страхом без объяснений, почему так делать не<text:soft-page-break/>льзя или нужно. Такой подход развивает в ребенке неуверенность в правильности собственных действий.</text:p>
      <text:list xml:id="list38619731" text:continue-numbering="true" text:style-name="диалог">
        <text:list-item>
          <text:p text:style-name="P98">Нельзя.</text:p>
        </text:list-item>
        <text:list-item>
          <text:p text:style-name="P98">Не плачь.</text:p>
        </text:list-item>
        <text:list-item>
          <text:p text:style-name="P98">Ты должен.</text:p>
        </text:list-item>
      </text:list>
      <text:p text:style-name="P2">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2">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2">Все эмоции, которые ему доступны — это боль и горечь от чувства собственной ущербности, которую он отчаянно пытается воспол<text:soft-page-break/>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2">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2">Желания ребенка игнорировались, потребности и склонности не принимались во внимание.</text:p>
      <text:list xml:id="list38634006" text:continue-numbering="true" text:style-name="диалог">
        <text:list-item>
          <text:p text:style-name="P98">Мама лучше знает...</text:p>
        </text:list-item>
      </text:list>
      <text:p text:style-name="P2">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2"><text:soft-page-break/>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16">Такой стиль воспитания может развить нарциссическое расстройство личности в психике ребенка. Он начинает верить в свое превосходство, как правило сильно преувеличенное родителями, и приучается сам переоценивать свои достоинства.</text:p>
      <text:p text:style-name="P2">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2">На все эти признаки агрессии, родители отвечали — агрессией. Схема такова, что за «неудобное» поведение ребенка, родители <text:soft-page-break/>строго наказывали. Такое воспитание блокировало в ребенке стремление понять, проанализировать и сделать выводы.</text:p>
      <text:p text:style-name="P2">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38633884" text:continue-numbering="true" text:style-name="диалог">
        <text:list-item>
          <text:p text:style-name="P98">У всех дети, как дети, а у нас…</text:p>
        </text:list-item>
        <text:list-item>
          <text:p text:style-name="P98">Почему Петя и Маша могут, а ты нет?</text:p>
        </text:list-item>
      </text:list>
      <text:p text:style-name="P2">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2">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38617482" text:continue-numbering="true" text:style-name="диалог">
        <text:list-item>
          <text:p text:style-name="P98"><text:soft-page-break/>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2">Он не верил в свои силы и искал опору в окружающих, зачастую у самых близких ему людей — родителей. К тому же ранняя оценка достижений роди<text:span text:style-name="T47">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22">Также нарциссизм может развиться от взаимодействия с нарциссическими людьми. В случае травматического опыта такое взаимодействие оставляет специфический след, называемый «нарциссической травмой».</text:p>
      <text:p text:style-name="P22">«Нарциссическая травма» представляет собой настолько сильную уязвимость к стыду, что этот стыд блокируется человеком и больше его не испытывает. Также такая травма способствует труднодостижимому понима<text:soft-page-break/>нию что такое личные границы между людьми.</text:p>
      <text:p text:style-name="P22"/>
      <text:p text:style-name="P2">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2">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2">Но неуверенность остается, что заметно по напряженности и нервозности при различных сложных обстоятельствах.</text:p>
      <text:list xml:id="list38628725" text:continue-numbering="true" text:style-name="диалог">
        <text:list-item>
          <text:p text:style-name="P98">Мы думали, что ты справишься...</text:p>
        </text:list-item>
      </text:list>
      <text:p text:style-name="P2">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text:soft-page-break/>очень старался, но, к сожалению, его действий оказалось недостаточно, и родители явно давали ему это понять, не замечая заслуг, лишь неудачи.</text:p>
      <text:p text:style-name="P2">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2">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2"><text:soft-page-break/>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2">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2">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text:soft-page-break/></text:p>
      <text:p text:style-name="P2">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2">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2">Он получал только ту информацию, которую ему давали, осваивал новые знания под <text:soft-page-break/>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20">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20">он</text:span></text:span><text:span text:style-name="T20">, но, к сожалению — не знает как. Ведь все решала заботливая мама или строгий папа.</text:span></text:p>
      <text:p text:style-name="P2">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2">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text:soft-page-break/>ношениях с людьми во взрослом возрасте, желания остальных им тоже не учитываются.</text:p>
      <text:p text:style-name="P2">Для него это норма, ведь он так вырос.</text:p>
      <text:p text:style-name="P2">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38629651" text:continue-numbering="true" text:style-name="диалог">
        <text:list-item>
          <text:p text:style-name="P98">Мы папе не скажем...</text:p>
        </text:list-item>
      </text:list>
      <text:p text:style-name="P2">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p>
      <text:p text:style-name="P2">Случай, когда родители объединяются против ребенка я даже рассматривать не буду. Понятно и так, что это травмирует детскую психику.</text:p>
      <text:p text:style-name="P2"><text:soft-page-break/>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2">Как бы то ни было, доверие для абьюзера это закрытая область взаимоотношений с окружающими людьми.</text:p>
      <text:p text:style-name="P2">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2">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text:soft-page-break/>под его умелыми руками пляшут послушные марионетки.</text:p>
      <text:p text:style-name="P2">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2">Неряшливость может возникнуть из-за подражания одному или обоим родителям.</text:p>
      <text:p text:style-name="P2">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2">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text:soft-page-break/>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2">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2">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2">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text:soft-page-break/>Еще не поздно, но мама просит не шуметь. «Потому что» - отсутствует.</text:p>
      <text:p text:style-name="P2">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2">Либо так, либо наказание.</text:p>
      <text:p text:style-name="P2">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2">— Ты должен уметь постоять за себя...</text:p>
      <text:p text:style-name="P2"><text:soft-page-break/>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38613193" text:continue-numbering="true" text:style-name="диалог">
        <text:list-item>
          <text:p text:style-name="P98">Сегодня не куплю — завтра куплю...</text:p>
        </text:list-item>
      </text:list>
      <text:p text:style-name="P2">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2">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2">Родители не демонстрировали ему должным образом чистоплотность своего поведе<text:soft-page-break/>ния, и ребенок считает такое поведение нормой.</text:p>
      <text:p text:style-name="P2">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2">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2">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2">Мама могла зайти без стука в его комнату, или папа, встречая ребенка со школы, вдруг <text:soft-page-break/>изъявлял настойчивое желание разузнать что-то. Сопротивление ребенка на такое внезапное вмешательство игнорировалось. Появлялся шантаж:</text:p>
      <text:list xml:id="list38612970" text:continue-numbering="true" text:style-name="диалог">
        <text:list-item>
          <text:p text:style-name="P98">Ты не ценишь меня.</text:p>
        </text:list-item>
        <text:list-item>
          <text:p text:style-name="P98">Ты не любишь меня.</text:p>
        </text:list-item>
        <text:list-item>
          <text:p text:style-name="P98">Тебе со мной не интересно...</text:p>
        </text:list-item>
      </text:list>
      <text:p text:style-name="P2">И обида. Мама надевает «Лицо», хватается за сердце, демонстративно приходит в уныние со словами:</text:p>
      <text:list xml:id="list38624748" text:continue-numbering="true" text:style-name="диалог">
        <text:list-item>
          <text:p text:style-name="P98">Родители не вечны...</text:p>
        </text:list-item>
      </text:list>
      <text:p text:style-name="Text_20_body"><text:span text:style-name="T20">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7">в жопу без мыла, пардон,</text:span></text:span><text:span text:style-name="T20"> в душу без стука.</text:span></text:p>
      <text:p text:style-name="P2">Ребенок должен знать, что его родители — самые преданные ему люди, самые верные и надежные друзья, но в деструктивных се<text:soft-page-break/>мьях, родители — это авторитетные, строгие, убежденные командиры, которых не заботит ничего, кроме собственных переживаний.</text:p>
      <text:p text:style-name="P2">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list xml:id="list1088868575935046167" text:style-name="L8">
        <text:list-item>
          <text:p text:style-name="P101">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101">Получил пять по математике — нужно еще и по географии пять. Получил тройку — бестолочь, в кого ты у нас такой!?</text:p>
        </text:list-item>
        <text:list-item>
          <text:p text:style-name="P101">Прибежал на физкультуре вторым из всех классов — почему не первый?</text:p>
        </text:list-item>
      </text:list>
      <text:p text:style-name="P2">И так можно перечислять до бесконечности.</text:p>
      <text:p text:style-name="P2"><text:soft-page-break/>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2">Он не прав, и родителям наплевать — вот что понимал ребенок после таких «душевных» разговоров.</text:p>
      <text:p text:style-name="P2">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2">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2">Такое воспитание привязало ребенка к родителям очень крепко. Уйти во взрослую <text:soft-page-break/>жизнь от таких родителей бывает крайне сложно.</text:p>
      <text:list xml:id="list38625066" text:continue-list="list38624748" text:style-name="диалог">
        <text:list-item>
          <text:p text:style-name="P98">Мы — твои друзья, а друзей не бросают...</text:p>
        </text:list-item>
      </text:list>
      <text:p text:style-name="P2">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2">Отсюда хронические безденежье, игромания, бросание университета, алкоголь, наркотики... Разумеется, все это делает человека несамостоятельным <text:span text:style-name="T41">и неприспособленным к нормальной жизни.</text:span></text:p>
      <text:p text:style-name="P2">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2">Если плохо ему, он не расскажет, из-за чего, он продемонстрирует — как ему плохо, <text:soft-page-break/>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2">Помимо внутрисемейного влияния,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list xml:id="list38621532" text:continue-numbering="true" text:style-name="диалог">
        <text:list-item>
          <text:p text:style-name="P98">Нравится мальчик? Не говори подружкам — отобъют...</text:p>
        </text:list-item>
        <text:list-item>
          <text:p text:style-name="P98">Петя не пошел с тобой гулять? Стало быть тренировка/уроки ему важнее друзей...</text:p>
        </text:list-item>
        <text:list-item>
          <text:p text:style-name="P98">Это тот самый Петя, который во втором классе тебе подножку подставил?.. А... Понятно...</text:p>
        </text:list-item>
      </text:list>
      <text:p text:style-name="P2">Дружба для ребенка — важная часть взросления. Друзья — первые близкие люди, которых ребенок выбирает сам, но при таком вос<text:soft-page-break/>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2">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2">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2"><text:soft-page-break/>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2"/>
      <text:p text:style-name="P16">Не исключено, что ребенок подвергался давлению посланиями, направленными на половую принадлежность.</text:p>
      <text:list xml:id="list38605305" text:continue-numbering="true" text:style-name="диалог">
        <text:list-item>
          <text:p text:style-name="P87">Ты неряха, кто тебя замуж такую возьмет!</text:p>
        </text:list-item>
        <text:list-item>
          <text:p text:style-name="P87">Такого тюфяка ни одна женщина не полюбит!</text:p>
        </text:list-item>
      </text:list>
      <text:p text:style-name="P16">В последствии ребенок воспринимает свой пол за недостаток и начинает его стыдиться. Также, такой ребенок может начать опасаться, что приносит неудобство противоположному полу.</text:p>
      <text:p text:style-name="P16">Воспитание также может быть и прямо противоположным, например:</text:p>
      <text:list xml:id="list38625208" text:continue-numbering="true" text:style-name="диалог">
        <text:list-item>
          <text:p text:style-name="P87"><text:soft-page-break/>Женщина должна... <text:span text:style-name="T19">— </text:span>говорят мальчику.</text:p>
        </text:list-item>
        <text:list-item>
          <text:p text:style-name="P87">Мужчина должен... <text:span text:style-name="T19">— говорят девочке.</text:span></text:p>
        </text:list-item>
      </text:list>
      <text:p text:style-name="P16">Такое воспитание может наделить человека уверенностью в определенной власти и ценности в силу своего пола, что может сделать его требовательным и развить в нем некое потребительство по отношению к противоположному полу.</text:p>
      <text:p text:style-name="P16">Особенно такое поведение может зародиться в ребенке, который рос в семье, где отец проявлял к матери по большей части эксплуатационное отношение или наоборот.</text:p>
      <text:p text:style-name="Subtitle">* * *</text:p>
      <text:p text:style-name="P2">Довольно часто оказывается, что сам человек не виноват в своей жестокости по отношению к близким.</text:p>
      <text:p text:style-name="P2">Под влиянием и давлением, его психика надломилась или поломалась. На подсозна<text:soft-page-break/>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2">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6">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своему ребенку. И ни одна из этих положительных и отрицательных сторон не может гарантировать психическое здоровье ребенка.</text:p>
      <text:p text:style-name="P16">У пьяниц и наркоманов тоже рождаются нормальные дети, а у всецело положительно<text:soft-page-break/>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6">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58"/>
      <text:p text:style-name="P24"/>
      <text:p text:style-name="P24"/>
      <text:p text:style-name="P24"/>
      <text:p text:style-name="P24"/>
      <text:p text:style-name="P24"/>
      <text:p text:style-name="Заголовок_20_часть">Часть 2.<text:line-break/>Ингридиенты</text:p>
      <text:h text:style-name="P75" text:outline-level="1"><text:s/><text:bookmark-start text:name="Glava_25__Priznaki__priiemy_i_protivosto"/>Глава 25. <text:line-break/>Признаки<text:bookmark-end text:name="Glava_25__Priznaki__priiemy_i_protivosto"/> и последствия манипуляции</text:h>
      <text:p text:style-name="P2">Вы уже наверное заметили, что в этой книге очень много повторений. Не спроста...</text:p>
      <text:p text:style-name="P2">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2">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2"><text:soft-page-break/>Все, что описано в этой книге можно сказать одной короткой фразой: «Если вы несчастливы с че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2">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2">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2">Начиная с мелочей и заканчивая уничтожением вашей психики, он не сможет остановиться. Он будет вечно продолжать проделы<text:soft-page-break/>вать то, что проделывал с вами, может продолжать на вас, а может подыскать себе новую жертву, исчерпав все ваши психологические ресурсы.</text:p>
      <text:p text:style-name="P2">Это его рок. Простить такого легко, если понять, что он всю жизнь будет несчастным.</text:p>
      <text:h text:style-name="P76"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2">[</text:span>Миллион<text:span text:style-name="T32">]</text:span> шагов как стать успешным карьеристом, <text:span text:style-name="T32">[</text:span>двести тысяч сто<text:span text:style-name="T3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oft-page-break/><text:span text:style-name="T13">модное направление, под названием «Пикап»</text:span><text:span text:style-name="T13"><text:note text:id="ftn15" text:note-class="footnote"><text:note-citation text:label="*">*</text:note-citation><text:note-body><text:p text:style-name="Footnote"><text:span text:style-name="T8">Пикап</text:span> (от англ. <text:span text:style-name="T32">pick up —</text:span><text:span text:style-name="T13"> цеплять, подцепить</text:span>) <text:span text:style-name="T3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8">Главная цель пикапа — зацепить девушку. Начиная с банального:</text:p>
      <text:list xml:id="list38602796" text:continue-numbering="true" text:style-name="диалог">
        <text:list-item>
          <text:p text:style-name="P114">Вашей маме зять не нужен?</text:p>
        </text:list-item>
      </text:list>
      <text:p text:style-name="P28">И заканчивая какими-то более экстравагантными:</text:p>
      <text:list xml:id="list38623347" text:continue-numbering="true" text:style-name="диалог">
        <text:list-item>
          <text:p text:style-name="P114">Твой отец случайно не хлеб?</text:p>
        </text:list-item>
        <text:list-item>
          <text:p text:style-name="P114">В каком смысле?</text:p>
        </text:list-item>
        <text:list-item>
          <text:p text:style-name="P114">Ту ты такая крошка...</text:p>
        </text:list-item>
      </text:list>
      <text:p text:style-name="P28"><text:soft-page-break/>Это будет фраза, которая вас может зацепить.</text:p>
      <text:p text:style-name="P28">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8620845" text:continue-numbering="true" text:style-name="диалог">
        <text:list-item>
          <text:p text:style-name="P114">Что-то тут сегодня мало народа...</text:p>
        </text:list-item>
      </text:list>
      <text:p text:style-name="P28">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8">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text:soft-page-break/>ружу неуверенным в себе парнем, который не умеет принимать решения, который робок и застенчив, или даже тюфяк.</text:p>
      <text:p text:style-name="P28">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совсемдругой аудитории.</text:p>
      <text:p text:style-name="P28">«Цепляшки» не обязательно должны вызывать восхищение. Но они обязательно должны привлечь ваше внимание.</text:p>
      <text:p text:style-name="P28">Например, вы ждете свою подругу. К вам подходит парень и говорит:</text:p>
      <text:list xml:id="list38611712" text:continue-numbering="true" text:style-name="диалог">
        <text:list-item>
          <text:p text:style-name="P114">Привет.</text:p>
        </text:list-item>
      </text:list>
      <text:p text:style-name="P28">Достаточно спокойно и ненавязчиво, как будто бы обознался. Ответите вы или нет — не важно. И вот он спрашивает:</text:p>
      <text:list xml:id="list38616176" text:continue-numbering="true" text:style-name="диалог">
        <text:list-item>
          <text:p text:style-name="P114">Ты одна тут?</text:p>
        </text:list-item>
      </text:list>
      <text:p text:style-name="P28">И вы говорите, мол:</text:p>
      <text:list xml:id="list38611604" text:continue-numbering="true" text:style-name="диалог">
        <text:list-item>
          <text:p text:style-name="P114">Нет, я с подругой. Она сейчас подойдет...</text:p>
        </text:list-item>
      </text:list>
      <text:p text:style-name="P28"><text:soft-page-break/>На что он отвечает:</text:p>
      <text:list xml:id="list38631359" text:continue-numbering="true" text:style-name="диалог">
        <text:list-item>
          <text:p text:style-name="P114">Ну ее же сейчас нет. Выйдем на минутку. Поговорить надо...</text:p>
        </text:list-item>
      </text:list>
      <text:p text:style-name="P28">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38603945" text:continue-numbering="true" text:style-name="диалог">
        <text:list-item>
          <text:p text:style-name="P114">Ну? Ты идешь?</text:p>
        </text:list-item>
      </text:list>
      <text:p text:style-name="P28">Это тоже метод, и, как вы поняли, он не обязательно должен восхищать и расслаблять вас. Вы в ступоре, и все, что вам остается — следовать его указаниям, а он, в свою очередь, не дает вам время на подумать.</text:p>
      <text:p text:style-name="P28">И в одном, и во втором случае он нарушает ваши границы. Да, звучит слишком феминистично, но что же тут поделаешь?! Задайте себе вопрос:</text:p>
      <text:list xml:id="list38620955" text:continue-numbering="true" text:style-name="диалог">
        <text:list-item>
          <text:p text:style-name="P114">Комфортно ли мне, или нет?</text:p>
        </text:list-item>
      </text:list>
      <text:p text:style-name="P28">Должно быть комфортно.</text:p>
      <text:p text:style-name="P28"><text:soft-page-break/>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Внимание какого-то, даже пусть очень привлекательного прохожего, вас ничему не обязывает:</text:p>
      <text:list xml:id="list38625511" text:continue-numbering="true" text:style-name="диалог">
        <text:list-item>
          <text:p text:style-name="P114">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5">Короче говоря, это учение у нас, в странах СНГ, пока еще, к сожалению, не учит нравственной идеологии:</text:p>
      <text:p text:style-name="P68"><text:soft-page-break/>«— Давай поиграем в волшебника?</text:p>
      <text:list xml:id="list6872130557413401109" text:style-name="L9">
        <text:list-header>
          <text:p text:style-name="P82"><text:s/>— А это как?</text:p>
          <text:p text:style-name="P82"><text:s/>— Я тебя трахну, и ты исчезнешь.»</text:p>
        </text:list-header>
      </text:list>
      <text:p text:style-name="P40">Филипп Богачев, «Секреты уличных знакомств»</text:p>
      <text:p text:style-name="P25"/>
      <text:p text:style-name="P25">Или вот еще один «замечательный» отрывок из той же книги:</text:p>
      <text:p text:style-name="P57">«... У нас заготовлена термоядерная дубинка, чтобы при случае, настучать девушке по голове за плохое поведение...</text:p>
      <text:p text:style-name="P57">Примеры:</text:p>
      <text:p text:style-name="P57">— У тебя очень красивые волосы. Особенно в ушах.</text:p>
      <text:p text:style-name="P57">—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9"> совер</text:span><text:soft-page-break/><text:span text:style-name="T19">шенно неправильного, по моему мнению, удара левой снизу...</text:span><text:span text:style-name="T13">»</text:span></text:p>
      <text:p text:style-name="P40">Филипп Богачев, «Секреты уличных знакомств»</text:p>
      <text:p text:style-name="P25"/>
      <text:p text:style-name="P25">«Совершенно неправильным» поведением,как вы понимаете, автор называет вполне логичную реакцию «объекта» на грубости...</text:p>
      <text:p text:style-name="P25">Не могу удержаться и не вставить еще одну цитату того же автора. Это аннотация к книге:</text:p>
      <text:p text:style-name="P57"/>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9">телу</text:span><text:span text:style-name="T13"> женщины...»</text:span></text:p>
      <text:p text:style-name="P40">Филипп Богачев, «Пикап. Самоучитель по соблазнению»</text:p>
      <text:p text:style-name="P40"/>
      <text:p text:style-name="P25"><text:soft-page-break/>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5">К чему я веду?</text:p>
      <text:p text:style-name="P25">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5">Так вот истинного абьюзера этому учить не надо.</text:p>
      <text:p text:style-name="P25">Говоря о деструктивном поведении в отношениях, я не могу не представить вашему <text:soft-page-break/>вниманию перечень расстройств личности, которые могут объяснять это поведение. Их несколько.</text:p>
      <text:p text:style-name="P25">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5">Предлагаю вашему вниманию список и краткую характеристику расстройств, где имеют место манипулятивные действия.</text:p>
      <text:h text:style-name="P77" text:outline-level="3">Общие диагностические критерии расстройств личности</text:h>
      <text:p text:style-name="Text_20_body"><text:span text:style-name="T9">Общие критерии</text:span>, соответствие с которыми должно быть у всех типов расстройств по версии <text:span text:style-name="T1">Международной классификации болезней (МКБ)</text:span>:</text:p>
      <text:list xml:id="list38619663" text:continue-list="list38611734" text:style-name="List_20_1">
        <text:list-item>
          <text:p text:style-name="P146">заметная дисгармония в поведении:</text:p>
          <text:list>
            <text:list-item>
              <text:p text:style-name="P147">аффективность<text:note text:id="ftn16" text:note-class="footnote"><text:note-citation text:label="*">*</text:note-citation><text:note-body><text:p text:style-name="Footnote"><text:span text:style-name="T8">Аффективность</text:span> (<text:span text:style-name="T1">от лат. </text:span><text:span text:style-name="T3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7">возбудимость;</text:p>
            </text:list-item>
            <text:list-item>
              <text:p text:style-name="P147">расстройство контроля побуждений:</text:p>
              <text:list>
                <text:list-item>
                  <text:p text:style-name="P147">периодически возникающее непреодолимое желание совершить опасное для себя и окружающих <text:soft-page-break/>действие, неспособность ему противостоять;</text:p>
                </text:list-item>
                <text:list-item>
                  <text:p text:style-name="P147">нарастающее напряжение, возникающее перед совершением действия, повышение физической и психической активности;</text:p>
                </text:list-item>
                <text:list-item>
                  <text:p text:style-name="P147">возникновение ощущения радости и облегчения во время совершения действия.</text:p>
                </text:list-item>
              </text:list>
            </text:list-item>
            <text:list-item>
              <text:p text:style-name="P147">нарушение в процессах восприятия и мышления;</text:p>
            </text:list-item>
            <text:list-item>
              <text:p text:style-name="P147">изменение в стиле отношения к окружающим;</text:p>
            </text:list-item>
          </text:list>
        </text:list-item>
        <text:list-item>
          <text:p text:style-name="P147">хроническое проявление аномального поведения, возникшее давно;</text:p>
        </text:list-item>
        <text:list-item>
          <text:p text:style-name="P147">нарушение адаптации к широкому диапазону личностных и социальных ситуаций в связи с аномальным стилем поведения;</text:p>
        </text:list-item>
        <text:list-item>
          <text:p text:style-name="P147">проявляющееся значительное личностное напряжение в следствии <text:soft-page-break/>расстройства, которое становится очевидным только на поздних этапах;</text:p>
        </text:list-item>
        <text:list-item>
          <text:p text:style-name="P147">обычно, но не всегда — существенное ухудшение профессиональной и социальной продуктивности.</text:p>
        </text:list-item>
        <text:list-item>
          <text:p text:style-name="P147">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Существует несколько видов расстройств личности. Они могут быть сгруппированы в одну из трех групп-кластеров:</text:p>
      <text:list xml:id="list7270532031439061253" text:style-name="List_20_2">
        <text:list-item>
          <text:p text:style-name="P133">Кластер <text:span text:style-name="T32">A</text:span><text:span text:style-name="T9">:</text:span></text:p>
          <text:list>
            <text:list-item>
              <text:p text:style-name="P135">Параноидное;</text:p>
            </text:list-item>
            <text:list-item>
              <text:p text:style-name="P135">Шизоидное;</text:p>
            </text:list-item>
            <text:list-item>
              <text:p text:style-name="P135">Шизотипическое.</text:p>
              <text:list>
                <text:list-item>
                  <text:p text:style-name="P133"><text:span text:style-name="T9">Для лиц с расстройствами кластера </text:span><text:span text:style-name="T36">A</text:span><text:span text:style-name="T9"> характерны трудности, связанные с взаимодействием с окружающими.</text:span></text:p>
                </text:list-item>
                <text:list-item>
                  <text:p text:style-name="P133"><text:soft-page-break/><text:span text:style-name="T19">Их эмоциональное состояние описывается</text:span><text:span text:style-name="T9">, как <text:s/>тревожное, недоверчивое, подозрительное, защитное.</text:span></text:p>
                </text:list-item>
              </text:list>
            </text:list-item>
          </text:list>
        </text:list-item>
        <text:list-item>
          <text:p text:style-name="P131"><text:span text:style-name="T8">Кластер </text:span><text:span text:style-name="T37">B</text:span><text:span text:style-name="T9">:</text:span></text:p>
          <text:list>
            <text:list-item>
              <text:p text:style-name="P135">Антисоциальное;</text:p>
            </text:list-item>
            <text:list-item>
              <text:p text:style-name="P135">Пограничное;</text:p>
            </text:list-item>
            <text:list-item>
              <text:p text:style-name="P135">Истерическое;</text:p>
            </text:list-item>
            <text:list-item>
              <text:p text:style-name="P135">Нарциссическое.</text:p>
              <text:p text:style-name="P131"><text:span text:style-name="T9">Лица с расстройствами кластера </text:span><text:span text:style-name="T36">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0">Их эмоциональное состояние описывается, как драматическое, тревожное, непредсказуемое и нестабильное.</text:p>
            </text:list-item>
          </text:list>
        </text:list-item>
        <text:list-item>
          <text:p text:style-name="P148"><text:span text:style-name="T13">Кластер </text:span><text:span text:style-name="T32">C</text:span><text:span text:style-name="T19">:</text:span></text:p>
          <text:list>
            <text:list-item>
              <text:p text:style-name="P149">Избегающее;</text:p>
            </text:list-item>
            <text:list-item>
              <text:p text:style-name="P149">Зависимое;</text:p>
            </text:list-item>
            <text:list-item>
              <text:p text:style-name="P149">Обсессивно-компульсивное.</text:p>
              <text:p text:style-name="P148"><text:soft-page-break/><text:span text:style-name="T19">Лица с расстройствами кластера </text:span><text:span text:style-name="T36">C </text:span><text:span text:style-name="T19">испытывают чувства тревоги и страха, которые их </text:span><text:span text:style-name="T19">подавляют, и с которыми они постоянно борются.</text:span></text:p>
              <text:p text:style-name="P149">Их поведение описывается, как антиобщественное, <text:s/>замкнутое, неуверенное и чрезвычайно чувствительное.</text:p>
              <text:p text:style-name="P14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text:soft-page-break/>мы знаем, сопровождается различными поведенческими экспериментами.</text:p>
      <text:p text:style-name="Text_20_body">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6949104017017620998" text:style-name="List_20_3">
        <text:list-item>
          <text:p text:style-name="P136"><text:span text:style-name="T8">отсутствие расстройства личности</text:span> и существенных критериев личностного расстройства;</text:p>
        </text:list-item>
        <text:list-item>
          <text:p text:style-name="P136"><text:span text:style-name="T8">личностное затруднение</text:span> (наличие подпороговых критериев одного или нескольких расстройств личности);</text:p>
        </text:list-item>
        <text:list-item>
          <text:p text:style-name="P136"><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36"><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36"><text:span text:style-name="T8">тяжелое расстройство личности</text:span> (наличие большого количества существенных критери<text:soft-page-break/>ев, приводящее к дезорганизации личности тяжёлой степени и дестабилизации социально значимых отношений).</text:p>
        </text:list-item>
      </text:list>
      <text:p text:style-name="P30">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2901489568587719714" text:style-name="L10">
        <text:list-item>
          <text:p text:style-name="P138">компенсация негативных проявлений;</text:p>
        </text:list-item>
        <text:list-item>
          <text:p text:style-name="P138">адаптация к обществу;</text:p>
        </text:list-item>
        <text:list-item>
          <text:p text:style-name="P138">снижение уровня тревожности;</text:p>
        </text:list-item>
        <text:list-item>
          <text:p text:style-name="P138">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9" text:outline-level="3">Параноидное расстройство личности</text:h>
      <text:p text:style-name="P26">Диагностируется при наличии четырех и более критериев, приведенных ниже, а также при проявлении общих критериев расстройств личности:</text:p>
      <text:list xml:id="list1364233415801185456" text:style-name="L11">
        <text:list-item>
          <text:p text:style-name="P128">чрезмерная чувствительность к неудачам и отказам;</text:p>
        </text:list-item>
        <text:list-item>
          <text:p text:style-name="P128">постоянное недовольство окружающими, неумение прощать оскорбления, причинение ущерба, высокомерное поведение;</text:p>
        </text:list-item>
        <text:list-item>
          <text:p text:style-name="P128">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8"><text:soft-page-break/>воинственно-щепетильное, не соответствующее фактической ситуации отношение к вопросам, связанным с правами личности;</text:p>
        </text:list-item>
        <text:list-item>
          <text:p text:style-name="P128">возобновляющиеся неоправданные подозрения в неверности сексуального партнера;</text:p>
        </text:list-item>
        <text:list-item>
          <text:p text:style-name="P128">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text:soft-page-break/>Влияя, например, на близкого человека, он хочет заставить его вести себя 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8">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text:span><text:soft-page-break/><text:span text:style-name="T13">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5">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5">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5">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0"><text:span text:style-name="T13">Терапия для параноидальной личности</text:span><text:span text:style-name="T19"> имеет чрезвычайную значимость. Он видит мир в </text:span><text:soft-page-break/><text:span text:style-name="T19">тревожных красках, полным подозрений. Сеансы для него ценная отдушина,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0"><text:span text:style-name="T13">Важно: </text:span><text:span text:style-name="T19">паранойя, параноидный психоз, параноидная шизофрения и шизофрения к данному расстройству</text:span><text:span text:style-name="T13"> </text:span><text:span text:style-name="T19">не относится!</text:span></text:p>
      <text:h text:style-name="P78" text:outline-level="3">Шизоидное расстройство личности</text:h>
      <text:p text:style-name="P26">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6471633578347964604" text:style-name="L12">
        <text:list-item>
          <text:p text:style-name="P121">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1">эмоциональная холодность, ослабление эмоциональных реакций, бесчувствие, безразличие, отрешенность;</text:p>
        </text:list-item>
        <text:list-item>
          <text:p text:style-name="P121">неспособность проявлять как теплые и нежные <text:s/>чувства, так и гнев по отношению к другим людям;</text:p>
        </text:list-item>
        <text:list-item>
          <text:p text:style-name="P121">слабая реакция на похвалу и на критику;</text:p>
        </text:list-item>
        <text:list-item>
          <text:p text:style-name="P121">незначительный интерес к сексуальным контактам;</text:p>
        </text:list-item>
        <text:list-item>
          <text:p text:style-name="P121"><text:soft-page-break/>повышенная склонность к фантазированию и стремление к углубленному познанию собственных мыслей, чувств, переживаний.</text:p>
        </text:list-item>
        <text:list-item>
          <text:p text:style-name="P121">предпочтение уединенной деятельности;</text:p>
        </text:list-item>
        <text:list-item>
          <text:p text:style-name="P121">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1">заметная нечуткость к основным чувственно-понятийным социальным нормам и условиям. Эмоциональная дисгармония.</text:p>
        </text:list-item>
      </text:list>
      <text:p text:style-name="P26"/>
      <text:p text:style-name="P26">«Шизоид» выдерживает значительную дистанцию между собой и окружающими, из-за чего вечно жаждет близости.</text:p>
      <text:p text:style-name="P26">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6"><text:soft-page-break/>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6">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6">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6">Помимо защитного фантазирования, одним из характерных способов защиты для «шизоида» является интеллектуализация — бессознательная <text:soft-page-break/>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9"><text:note text:id="ftn17"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29"><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0"><text:note text:id="ftn18"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6">Даже те шизоидные личности, расстройство которых еще находится в пределах клинической <text:soft-page-break/>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6">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6">Также для «шизоида» характерна высокая работоспособность в узких сферах деятельности, сочитающихся с (сухим) прагматизмом.</text:p>
      <text:p text:style-name="P26">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6">«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text:soft-page-break/>незаинтересованный в нем, непонимающий его, несопереживающий ему.</text:p>
      <text:p text:style-name="P26">«Шизоидам» свойственно игнорирование социальных норм внешнего вида, неопрятность, нечистоплотность.</text:p>
      <text:p text:style-name="P27">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6">«Шизоид», как правило плохо вовлекается в терапию из-за отсутствия эмпатических наклонностей, что является причиной низкой мотивации.</text:p>
      <text:p text:style-name="P26">Терапия может занимать достаточно продолжительное время или из-за постоянного дистанцирования пациента от доктора.</text:p>
      <text:p text:style-name="P30"><text:span text:style-name="T13">Важно:</text:span><text:span text:style-name="T19"> для постановки диагноза «шизоидное расстройство», симптоматика этого расстройства не должна быть прямым следствием шизофрении, </text:span><text:soft-page-break/><text:span text:style-name="T19">биполярного или депрессивного расстройства, или каких-либо других болезней.</text:span></text:p>
      <text:h text:style-name="P80" text:outline-level="3"><text:span text:style-name="T13">Шизотипическое расстройство личности</text:span></text:h>
      <text:p text:style-name="P26">Диагностируется при наличии четырех<text:span text:style-name="T4"> и более</text:span> критериев, приведенных ниже и проявляющихся не менее 2-х лет, а также при проявлении общих критериев расстройств личности:</text:p>
      <text:list xml:id="list1121965655356148423" text:style-name="L22">
        <text:list-item>
          <text:p text:style-name="P127">неадекватное или сдержанное внешнее выражение и внутреннее переживание настроения. Эмоциональная холодность и отрешение;</text:p>
        </text:list-item>
        <text:list-item>
          <text:p text:style-name="P127">чудаковатое, эксцентричное или странное поведение и внешний вид;</text:p>
        </text:list-item>
        <text:list-item>
          <text:p text:style-name="P127">плохой контакт с окружающими с выраженное социальной отгороженностью;</text:p>
        </text:list-item>
        <text:list-item>
          <text:p text:style-name="P127">странные убеждения или убежденность в возможности влияния на действительность посредством психических или физических действий и/или мыслей, не совместимых с субкультуральными нормами (магически);</text:p>
        </text:list-item>
        <text:list-item>
          <text:p text:style-name="P127"><text:soft-page-break/>подозрительность и параноидные идеи;</text:p>
        </text:list-item>
        <text:list-item>
          <text:p text:style-name="P127">навязчивые размышления без внутреннего сопротивления:</text:p>
          <text:list>
            <text:list-item>
              <text:p text:style-name="P127">сексуального или агрессивного содержания;</text:p>
            </text:list-item>
            <text:list-item>
              <text:p text:style-name="P127">чрезмерная обеспокоенность незначительным дефектом или особенностью собственного тела;</text:p>
            </text:list-item>
          </text:list>
        </text:list-item>
        <text:list-item>
          <text:p text:style-name="P127">необычные феномены восприятия, включая:</text:p>
          <text:list>
            <text:list-item>
              <text:p text:style-name="P127">соматосенсорные (иллюзия боли) или другие иллюзии;</text:p>
            </text:list-item>
            <text:list-item>
              <text:p text:style-name="P127">деперсонализация (расстройство самовосприятия, при котором собственные действия воспринимаются как бы со стороны и сопровождаются ощущением невозможности управлять ими);</text:p>
            </text:list-item>
            <text:list-item>
              <text:p text:style-name="P127">дереализация (нарушение восприятия, при котором окружающий мир воспринимается как нереальный или отдаленный, лишенный своих красок и при котором могут происходить нарушения памяти);</text:p>
            </text:list-item>
          </text:list>
        </text:list-item>
        <text:list-item>
          <text:p text:style-name="P127"><text:soft-page-break/>ненормальное мышление, проявляющееся странной, вычурной речью, такое как:</text:p>
          <text:list>
            <text:list-item>
              <text:p text:style-name="P127">амфорное мышление (путанное, неясное, непоследовательное и весьма поверхностное. Постоянные переходы из одной логической плоскости в другую);</text:p>
            </text:list-item>
            <text:list-item>
              <text:p text:style-name="P127">обстоятельное мышление (неспособность разграничивать главное от второстепенного, адекватное и необходимое от случайного);</text:p>
            </text:list-item>
          </text:list>
        </text:list-item>
      </text:list>
      <text:h text:style-name="P79" text:outline-level="3">Диссоциальное расстройство личности</text:h>
      <text:p text:style-name="P26"><text:span text:style-name="T8"><text:s/></text:span><text:span text:style-name="T1">(Также антисоциальное рас-во или социопатия)</text:span></text:p>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5071322255947250742" text:style-name="L13">
        <text:list-item>
          <text:p text:style-name="P122">бессердечность, равнодушие к чувствам окружающих. Отсутствие сожалений;</text:p>
        </text:list-item>
        <text:list-item>
          <text:p text:style-name="P122">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2">неспособность поддерживать взаимоотношения при отсутствии затруднений в их становлении;</text:p>
        </text:list-item>
        <text:list-item>
          <text:p text:style-name="P122"><text:soft-page-break/>крайне низкая способность выдерживать фрустрацию<text:note text:id="ftn19" text:note-class="footnote"><text:note-citation text:label="*">*</text:note-citation><text:note-body><text:p text:style-name="P72">Фрустация<text:span text:style-name="T9"> (</text:span><text:span text:style-name="T3">от лат. </text:span><text:span text:style-name="T34">f</text:span><text:span text:style-name="T3">rustratio</text:span><text:span text:style-name="T34"> —</text:span><text:span text:style-name="T15"> обман, тщетное ожидание</text:span><text:span text:style-name="T9">) </text:span><text:span text:style-name="T36">—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2">неспособность испытывать чувство вины и извлекать пользу из жизненного опыта, особенно наказания;</text:p>
        </text:list-item>
        <text:list-item>
          <text:p text:style-name="P122">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39"><text:span text:style-name="T19">в</text:span> качестве дополнительного признака может выступать постоянная раздражительность и нетерпеливость.</text:p>
        </text:list-item>
      </text:list>
      <text:p text:style-name="P26"/>
      <text:p text:style-name="P26">Антисоциальная личность, или социопат не способен формировать привязанности к другим людям, в том числе к своим родителям или детям. <text:soft-page-break/>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6">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6">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6">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6">Юридические и социальные нормы воспринимаются им как средство принуждения и манипуля<text:soft-page-break/>ции, поэтому он не видит надобности их придерживаться.</text:p>
      <text:p text:style-name="P26">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6">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6">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6">Социопат может производить хорошее впечатление, используя такое поведение для своей выго<text:soft-page-break/>ды. Он может взаимодействовать с обществом и социальным правилам, но не считает нужным делать это просто так.</text:p>
      <text:p text:style-name="P26">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6">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29">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29">Одна из основных проблем социопата в том, что он не отдает отчет в своих негативных эмоциях. <text:soft-page-break/>По сути <text:span text:style-name="T1">он их просто не испытывает</text:span><text:span text:style-name="T4">. Его негативные эмоции в большинстве случаев являются реакцией.</text:span></text:p>
      <text:p text:style-name="P32">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2">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29">Согласно определению Эрика Берна, социопаты делятся на два вида:</text:p>
      <text:list xml:id="list38630699" text:continue-list="list38619663" text:style-name="List_20_1">
        <text:list-item text:start-value="1">
          <text:p text:style-name="P134">Латентный или пассивный социопат.</text:p>
          <text:p text:style-name="P137">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7"><text:soft-page-break/>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134">Активный социопат.</text:p>
          <text:p text:style-name="P137">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37">Вне досягаемости этих людей социопат не может и не считает нужным сдерживаться.</text:p>
        </text:list-item>
      </text:list>
      <text:p text:style-name="P27">Терапия для антисоциальной личности<text:span text:style-name="T9">:</text:span></text:p>
      <text:p text:style-name="P26">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6"><text:soft-page-break/>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0"><text:span text:style-name="T13">Важно:</text:span><text:span text:style-name="T19">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79" text:outline-level="3">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1923611225810991131" text:style-name="L14">
        <text:list-item>
          <text:p text:style-name="P123">ярко выраженная тенденция действовать импульсивно, без учёта последствий, наряду с неустойчивостью настроения;</text:p>
        </text:list-item>
        <text:list-item>
          <text:p text:style-name="P123">минимальная способность планировать;</text:p>
        </text:list-item>
        <text:list-item>
          <text:p text:style-name="P123">вспышки интенсивного гневливого аффекта (часто приводящими к насилию, либо «поведенческим взрывам»), легко провоцирующимся, когда импульсивные акты осуждаются окружающими, либо им препятствуют.</text:p>
        </text:list-item>
      </text:list>
      <text:p text:style-name="P26">Эмоционально-неустойчивое расстройство, это группа, которая включает в себя два подвида расстройств:</text:p>
      <text:list xml:id="list1640161920838761351" text:style-name="List_20_4">
        <text:list-item>
          <text:p text:style-name="P129">Эмоциональный или импульсивный тип:</text:p>
          <text:list>
            <text:list-item>
              <text:p text:style-name="P124"><text:soft-page-break/>склонность к совершению неблагоприятных поступков без учета неблагоприятных последствий;</text:p>
            </text:list-item>
            <text:list-item>
              <text:p text:style-name="P124">высокая активность, сочетающаяся с неумением находить общий язык с окружающими;</text:p>
            </text:list-item>
            <text:list-item>
              <text:p text:style-name="P140"><text:span text:style-name="T19">склонность к сексуальной распущенности</text:span><text:span text:style-name="T36">.</text:span></text:p>
            </text:list-item>
          </text:list>
        </text:list-item>
      </text:list>
      <text:p text:style-name="P26">Сильная эмоциональная возбудимость, проявляющаяся с детского возраста — истерики, озлобленность, выражение протеста на воспитательные меры. Таких детей обычно называют трудными.</text:p>
      <text:p text:style-name="P26">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26">Способны совершить криминальное действие.</text:p>
      <text:list xml:id="list38615459" text:continue-numbering="true" text:style-name="List_20_4">
        <text:list-item>
          <text:p text:style-name="P129">Пограничный тип.</text:p>
          <text:list>
            <text:list-item>
              <text:p text:style-name="P124">аффективная лабильность (подвижность, неустойчивость, изменчивость психики, фи<text:soft-page-break/>зиологического состояния, пульса или температуры);</text:p>
            </text:list-item>
            <text:list-item>
              <text:p text:style-name="P124">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4">повышенная впечатлительность;</text:p>
            </text:list-item>
            <text:list-item>
              <text:p text:style-name="P124">развитое воображение;</text:p>
            </text:list-item>
            <text:list-item>
              <text:p text:style-name="P124">внушаемость.</text:p>
            </text:list-item>
          </text:list>
        </text:list-item>
      </text:list>
      <text:p text:style-name="P26">Человек пограничного типа склонен проявлять высокую активность в сферах, которые ему в данный момент наиболее интересны.</text:p>
      <text:p text:style-name="P26">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26">Из-за склонности к внушаемости и фантазированию, сферы его интересов постоянно меняются.</text:p>
      <text:p text:style-name="Text_20_body"><text:span text:style-name="T19">Человек с данным типом расстройства часто страдает от алкогольной и наркотической зависимости, а также становится преступником. Причи</text:span><text:soft-page-break/><text:span text:style-name="T19">ной этому также может стать склонность к внушае</text:span><text:span text:style-name="T19">мости — попав в «плохую» компанию, перенимает ее принципы и поведение.</text:span></text:p>
      <text:p text:style-name="P26">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26">Склонность к зависимости также может быть серьезной проблемой пограничного типа. Демонстрируя привязанность, такой человек может прибегать к эмоциональному шантажу (наигранность в эмоциях — слезы, сопереживание и т. д.), а также совершать демонстративные попытки суицида.</text:p>
      <text:p text:style-name="Subtitle">* * *</text:p>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text:soft-page-break/>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ки зрения. Нередко ссоры заканчиваются рукоприкладством или физическим насилием.</text:p>
      <text:p text:style-name="P30">Терапия для лиц с эмоционально-неустойчивым расстройством <text:span text:style-name="T9">может быть очень сложной и продолжительной. Стоит отметить, что многие терапевты предпочитают дистанцироваться от таких пациентов.</text:span></text:p>
      <text:h text:style-name="P79" text:outline-level="3">Истерическое расстройство личности</text:h>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568433796441113728" text:style-name="L15">
        <text:list-item>
          <text:p text:style-name="P125">самодраматизация, театральность, преувеличенное выражение эмоций;</text:p>
        </text:list-item>
        <text:list-item>
          <text:p text:style-name="P125">внушаемость, лёгкая подверженность влиянию окружающих или обстоятельств;</text:p>
        </text:list-item>
        <text:list-item>
          <text:p text:style-name="P125">поверхностность и лабильность эмоциональности (подвижность, неустойчивость, изменчивость психики);</text:p>
        </text:list-item>
        <text:list-item>
          <text:p text:style-name="P125">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5">неадекватная обольстительность во внешнем виде и поведении;</text:p>
        </text:list-item>
        <text:list-item>
          <text:p text:style-name="P125"><text:soft-page-break/>чрезмерная озабоченность физической привлекательностью;</text:p>
        </text:list-item>
        <text:list-item>
          <text:p text:style-name="P125">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6">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343795619150537114" text:style-name="L16">
        <text:list-item>
          <text:p text:style-name="P141">«вытеснение» <text:span text:style-name="T19">—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41"><text:soft-page-break/>«сексуализация» <text:span text:style-name="T19">—</text:span> механизм психологической защиты, который <text:s/>заключается в «превращении» истероидом негативных событий в позитивные путем придания им эротического смысла;</text:p>
        </text:list-item>
        <text:list-item>
          <text:p text:style-name="P141">«регресия»<text:span text:style-name="T19">—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6">«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6">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6">Для истероидов характерна неустойчивость самооценки.</text:p>
      <text:p text:style-name="P26"><text:soft-page-break/>Истероид может проявлять сексуально-провокативное поведение, но не осознаёт этого. Такая личность может быть крайне шокирована тем, что окружающие воспринимают такое поведение, как приглашение к сексу.</text:p>
      <text:p text:style-name="P26">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6">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6">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oft-page-break/><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Text_20_body"><text:span text:style-name="T9">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span></text:p>
      <text:p text:style-name="Text_20_body"><text:span text:style-name="T9">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span></text:p>
      <text:p text:style-name="Text_20_body"><text:span text:style-name="T9"/></text:p>
      <text:h text:style-name="P77" text:outline-level="3">Нарциссическое расстройство личности</text:h>
      <text:p text:style-name="P115">Диагностируется при наличии пяти и более критериев, приведенных ниже, а также при проявлении общих критериев расстройств личности:</text:p>
      <text:list xml:id="list5891548226399958201" text:style-name="List_20_5">
        <text:list-item>
          <text:p text:style-name="P116">Значительные нарушения функционирования личности:</text:p>
          <text:list>
            <text:list-item>
              <text:p text:style-name="P142"><text:span text:style-name="T16">Нарушения в собственном функционировании </text:span><text:span text:style-name="T35">(a </text:span><text:span text:style-name="T16">или </text:span><text:span text:style-name="T35">b)</text:span></text:p>
              <text:list>
                <text:list-item>
                  <text:p text:style-name="P116">Идеинтичность.</text:p>
                  <text:p text:style-name="P116">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6">Неадекватная самооценка, которая может быть завышенной или заниженной, которая колеблется между крайностями.</text:p>
                  <text:p text:style-name="P116"><text:soft-page-break/>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6">Опора на себя.</text:p>
                  <text:p text:style-name="P116">Целеполагание основывается на получении признания от других (признан — действует, непризнан — считает, что его старания будут потрачены впустую).</text:p>
                  <text:p text:style-name="P116">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6">Зачастую не осознает собственных мотивов.</text:p>
                </text:list-item>
              </text:list>
            </text:list-item>
            <text:list-item>
              <text:p text:style-name="P130"><text:span text:style-name="T7">Нарушения в межперсональном функционировании </text:span><text:span text:style-name="T35">(a </text:span><text:span text:style-name="T7">или </text:span><text:span text:style-name="T35">b):</text:span></text:p>
              <text:list>
                <text:list-item>
                  <text:p text:style-name="P116">Отсутствие эмпатии.</text:p>
                  <text:p text:style-name="P116"><text:soft-page-break/>Нарушенная способность признавать чувства других людей или идентифицировать себя с их чувствами.</text:p>
                  <text:p text:style-name="P116">Чрезмерно настроены на реакции других, но только если эти реакции имеют к нему отношение.</text:p>
                  <text:p text:style-name="P116">Переоценка или недооценка собственного влияния на других.</text:p>
                </text:list-item>
                <text:list-item>
                  <text:p text:style-name="P116">Близость.</text:p>
                  <text:p text:style-name="P116">Считают, что отношения нужны для «обслуживания» его самооценки.</text:p>
                  <text:p text:style-name="P116">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6">Патологические черты личности в следующих областях:</text:p>
          <text:list>
            <text:list-item>
              <text:p text:style-name="P116">Антагонизм (соперничество и соревнование), характеризующийся:</text:p>
              <text:list>
                <text:list-item>
                  <text:p text:style-name="P116">Грандиозностью.</text:p>
                  <text:p text:style-name="P116"><text:soft-page-break/>Явное или скрытое чувство, что ему все должны.</text:p>
                  <text:p text:style-name="P116">Эгоцентризм, уверенность в собственном превосходстве.</text:p>
                  <text:p text:style-name="P116">Снисходительное отношение к другим.</text:p>
                </text:list-item>
                <text:list-item>
                  <text:p text:style-name="P116">Привлечение внимания.</text:p>
                  <text:p text:style-name="P116">Чрезмерные попытки привлечь внимание других и быть в центе внимания.</text:p>
                  <text:p text:style-name="P116">Поиск восхищения.</text:p>
                </text:list-item>
              </text:list>
            </text:list-item>
          </text:list>
        </text:list-item>
        <text:list-item>
          <text:p text:style-name="P116">Вышеперечисленные личностные нарушения стабильны во времени и проявляются в разных жизненных ситуациях.</text:p>
        </text:list-item>
        <text:list-item>
          <text:p text:style-name="P116">Вышеперечисленные личностные нарушения не соответствуют культурной среде.</text:p>
        </text:list-item>
        <text:list-item>
          <text:p text:style-name="P116">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5"><text:span text:style-name="T7">Нарциссы тратят много сил на поддержание собственной сверхзначимости. Склонные к крайностям нарциссические личности либо выпол</text:span><text:soft-page-break/><text:span text:style-name="T7">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span></text:p>
      <text:p text:style-name="P115">В наше время нарциссическим личностям очень тяжело, в связи с информационной средой, которая нас окружает.</text:p>
      <text:p text:style-name="P25"><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7"> талантливым/успешным/красивым и т. д.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5"><text:span text:style-name="T7">Нарциссу важно быть </text:span><text:span text:style-name="T3">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118"><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oft-page-break/><text:span text:style-name="T9">но с тем, что нарциссические личности глубоко стыдятся о чем-либо попросить.</text:span></text:p>
      <text:p text:style-name="P118"><text:span text:style-name="T9">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span></text:p>
      <text:p text:style-name="P118"><text:span text:style-name="T9">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span></text:p>
      <text:p text:style-name="P118"><text:span text:style-name="T9"/></text:p>
      <text:p text:style-name="P118">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118"><text:span text:style-name="T9">Нарциссические личности часто пытаются убедить терапевта в том, что их проблема сводится к </text:span><text:soft-page-break/><text:span text:style-name="T9">бесчувственности и невниманию окружающих. Таким образом работа над развитием способности выражать свои потребности может поменять представления пациента о человеческой взаимности.</text:span></text:p>
      <text:p text:style-name="P118"><text:span text:style-name="T9">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span></text:p>
      <text:p text:style-name="Text_20_body"><text:span text:style-name="T18">Важно:</text:span><text:span text:style-name="T16">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0" text:outline-level="3"><text:span text:style-name="T17">Пассивно-агрессивное расстройство личности</text:span></text:h>
      <text:p text:style-name="P115">Диагностируется при наличии пяти и более критериев, приведенных ниже, а также при проявлении общих критериев расстройств личности:</text:p>
      <text:list xml:id="list5677049185562153278" text:style-name="L21">
        <text:list-item>
          <text:p text:style-name="P117">необоснованная критика или презрение по отношению к начальству;</text:p>
        </text:list-item>
        <text:list-item>
          <text:p text:style-name="P117">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7">конфликтность, раздражительность и упрямство при необходимости выполнять нежелательные для больного задачи;</text:p>
        </text:list-item>
        <text:list-item>
          <text:p text:style-name="P117">намеренно плохая или медленная работа при выполнении нежелательных задач;</text:p>
        </text:list-item>
        <text:list-item>
          <text:p text:style-name="P117">постоянное невыполнение сроков и откладывание завершения выполняемых повсед<text:soft-page-break/>невных задач, особенно когда оно стимулируется окружающими;</text:p>
        </text:list-item>
        <text:list-item>
          <text:p text:style-name="P117">избегающее поведение при выполнении обязательств, которое оправдывается забывчивостью;</text:p>
        </text:list-item>
        <text:list-item>
          <text:p text:style-name="P117">препятствование усилиям других за счет невыполнения своей части работы (если речь идет о рабочем взаимоотношении в коллективе).</text:p>
        </text:list-item>
      </text:list>
      <text:p text:style-name="P115"/>
      <text:p text:style-name="P151"><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p text:style-name="P60"/>
      <text:p text:style-name="P26"/>
      <text:p text:style-name="P73">Нарциссизм или нарциссическое расстройство личности рассматривается специалистами как серьезная личностная дисфункция и <text:span text:style-name="T13">имеет следующую характеристику:</text:span></text:p>
      <text:list xml:id="list2784677791342707479" text:style-name="L17">
        <text:list-item>
          <text:p text:style-name="P102">чрезмерная самовлюбленность, тщеславие, необоснованно завышенная самооценка;</text:p>
        </text:list-item>
        <text:list-item>
          <text:p text:style-name="P102">убежденность в собственной уникальности, в превосходстве над остальными людьми;</text:p>
        </text:list-item>
        <text:list-item>
          <text:p text:style-name="P102">завышенное мнение о своих талантах и достижениях;</text:p>
        </text:list-item>
        <text:list-item>
          <text:p text:style-name="P102">сосредоточенность на ожидании фантастического успеха;</text:p>
        </text:list-item>
        <text:list-item>
          <text:p text:style-name="P102">ожидание беспрекословного подчинения окружающих;</text:p>
        </text:list-item>
        <text:list-item>
          <text:p text:style-name="P102">потребность в признании окружающими собственной уникальности;</text:p>
        </text:list-item>
        <text:list-item>
          <text:p text:style-name="P102"><text:soft-page-break/>неспособность проявлять сочувствие, эгоизм;</text:p>
        </text:list-item>
        <text:list-item>
          <text:p text:style-name="P102">выраженная болезненная потребность быть признанным;</text:p>
        </text:list-item>
        <text:list-item>
          <text:p text:style-name="P104"><text:span text:style-name="T13">элитарный</text:span><text:span text:style-name="T13"><text:note text:id="ftn20" text:note-class="footnote"><text:note-citation text:label="*">*</text:note-citation><text:note-body><text:p text:style-name="Footnote"><text:span text:style-name="T8">Элитарность</text:span> — субъективное понятие принадлежности к элитному социально-экономическому статусу.</text:p></text:note-body></text:note></text:span><text:span text:style-name="T13"> стиль общения, поиск отборной части общества, склонность считать себя принадлежащим к ней.</text:span></text:p>
        </text:list-item>
      </text:list>
      <text:p text:style-name="P2">Зигмунд Фрейд считал, что у каждого человека присутствуют признаки нарциссизма и был первым, кто применил этот термин в психологии.</text:p>
      <text:p text:style-name="P2">Рассматривая манипуляцию, как манеру поведения в целом, можно утверждать, что все люди в разной степени обладают чертами характера, описывающими нарциссизм. Однако мы говорим о крайностях и рассматриваем здесь только случаи деструктивного или патологического характера.</text:p>
      <text:p text:style-name="P2">Другими словами, абсолютная принадлежность к вышеописанной характеристике нар<text:soft-page-break/>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2">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собственных достижениях, что указывает на комплексы неполноценности и ущербности.</text:p>
      <text:p text:style-name="P2">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2"><text:soft-page-break/>Голод необходимо утолить, но, к сожалению, компенсация внутреннего опустошения происходит за счет окружающих близких людей. Нарцисс, в силу своего патологического себялюбия, не станет зарабатывать уважение у <text:span text:style-name="T47">«недостойных». Признание и уважение он обычно требует.</text:span></text:p>
      <text:p text:style-name="P9">Эта требовательность сопровождается постоянными сравнениями. Собственное самое незначительное достижение приравнивается к героизму, в то время, как ваши весомые заслуги обесцениваются:</text:p>
      <text:list xml:id="list38629032" text:continue-list="list38625511" text:style-name="диалог">
        <text:list-item>
          <text:p text:style-name="P103">Ничего особенного!</text:p>
        </text:list-item>
      </text:list>
      <text:p text:style-name="P9">Под давлением нарцисса жертва может начать стыдиться собственных заслуг, продолжая идеализировать своего деструктивного партнера.</text:p>
      <text:p text:style-name="P9">Так как основная тема книги это деструктивное поведение в паре, в этом разделе я буду описывать нарциссизм, как еще один вариант психологического давления на жертву. Но хочу сказать, что эта тебя очень об<text:soft-page-break/>ширна и имеет отношение ко многим сферам нашей жизни.</text:p>
      <text:p text:style-name="P42">* * *</text:p>
      <text:p text:style-name="P2">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2">Нарцисс, как деструктивная личность, не способен к взаимопоощрению. Если мыслить образами, то партнер — это растение, а уважение — это удобрение. Нарцисс же в отношениях больше похож на сорняк, который истощает почву, глубоко прорастая корнями, но доброкачественных плодов не дает.</text:p>
      <text:p text:style-name="P2">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text:soft-page-break/>только деструктив заметил в вам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2">Выйти из таких отношений, не заработав ни единого комплекса практически нереально.</text:p>
      <text:p text:style-name="P2">Он может сделать вам приятный комплимент, а уже через минуту смешать вас с грязью из-за какой-то мелочи, которую, возможно, сам же и придумал.</text:p>
      <text:list xml:id="list38604105" text:continue-numbering="true" text:style-name="диалог">
        <text:list-item>
          <text:p text:style-name="P98">Ты выйдешь за меня замуж? — Если бы не твое поведение, мы бы уже давно поженились...</text:p>
        </text:list-item>
      </text:list>
      <text:p text:style-name="P9">Целью такого поведения является, конечно же, признание окружающими собственной значимости. Например, если представить планку на уровне плинтуса, то его достижения находятся на том же уровне. Особенность в том, что он, для того, чтобы само<text:soft-page-break/>утвердиться за счет вас, опустит вас <text:span text:style-name="T1">ниже </text:span><text:span text:style-name="T48">плинтуса. Его уровень не изменится, но стоит вам поверить в его замечания, он уже стоит на ступеньку выше своей жертвы.</text:span></text:p>
      <text:p text:style-name="P15">Это был чисто гипотетический пример, но я хочу отметить, что среди нарциссов встречаются невероятно успешные люди. </text:p>
      <text:p text:style-name="P14"/>
      <text:p text:style-name="P14"/>
      <text:p text:style-name="P14"/>
      <text:p text:style-name="P14"/>
      <text:p text:style-name="P14"/>
      <text:p text:style-name="P14"/>
      <text:p text:style-name="P2"><text:span text:style-name="T10">Противостояние</text:span>:</text:p>
      <text:p text:style-name="P2">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2"><text:soft-page-break/>В этом случае техника отзеркаливания хорошо работает. Если ваш партнер лежит, пока вы вкалываете — лягте рядом с ним. Если такой метод может нанести вред, например, вашей карьере, то вам стоит прямо сказать, что вас не устраивает такое отношение.</text:p>
      <text:p text:style-name="P2">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2">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2">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text:soft-page-break/>направлены на вас обоих. Или вовсе на него, забывая о себе.</text:p>
      <text:p text:style-name="P2">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6" text:outline-level="2"><text:bookmark-start text:name="Pochiemu_ia_"/>Почему я?<text:bookmark-end text:name="Pochiemu_ia_"/></text:h>
      <text:p text:style-name="P20">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6">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6">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0"><text:soft-page-break/>Нет смысла перечислять все уже перечисленное, чтобы понять — вы не абы кто с улицы, а самодостаточная и интересная личность.</text:p>
      <text:p text:style-name="P16">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0">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6">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6"><text:soft-page-break/>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P20">Сейчас он прощупывает высоту порога вашего сопротивления. Пытается понять, что вы готовы терпеть.</text:p>
      <text:p text:style-name="P2"><text:span text:style-name="T46">Абьюзер выбирает в жертвы личность, </text:span><text:span text:style-name="_30__20_Text"><text:span text:style-name="T41">которой хотел бы быть сам</text:span></text:span><text:span text:style-name="T46">.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41">делая из вас — такого же, как он</text:span></text:span><text:span text:style-name="T46">.</text:span></text:p>
      <text:p text:style-name="P45">* * *</text:p>
      <text:p text:style-name="P16">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text:soft-page-break/>и статусу, который совпадает с нашим собственным. Поэтому мы слышали такие фразы как «Муж и жена — одна сатана» и «Скажи мне, кто твой друг, и я скажу, кто ты». Остальные расходятся.</text:p>
      <text:p text:style-name="P16">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6">Речь идет об умственных, материальных и духовных аспектах.</text:p>
      <text:p text:style-name="P20">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6">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text:soft-page-break/>сы. Подсознательно, он понимает, что с ним что-то не так, что он отличается от большинства, и заставит вас так думать о себе.</text:p>
      <text:p text:style-name="P20">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6">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20"><text:soft-page-break/>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44">* * *</text:p>
      <text:p text:style-name="P20">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0">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text:soft-page-break/>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6">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16">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6">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6"><text:soft-page-break/>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6">Если на эти «одинаковые» вопросы он отвечает по-разному — он врет.</text:p>
      <text:p text:style-name="P16">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6">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8627737" text:continue-numbering="true" text:style-name="диалог">
        <text:list-item>
          <text:p text:style-name="P88"><text:soft-page-break/>Ты просто его не знаешь! — ответила я.</text:p>
        </text:list-item>
      </text:list>
      <text:p text:style-name="P20">И, как вы понимаете, я ошиблась.</text:p>
      <text:p text:style-name="P48">* * *</text:p>
      <text:p text:style-name="P2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16">Давайте вспомним ранее описанный диалог, где я задаю своему бывшему парню вопрос:</text:p>
      <text:list xml:id="list38606985" text:continue-numbering="true" text:style-name="диалог">
        <text:list-item>
          <text:p text:style-name="P87">Есть ли что-то, что я должна знать?..</text:p>
        </text:list-item>
      </text:list>
      <text:p text:style-name="P16">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8615757" text:continue-numbering="true" text:style-name="диалог">
        <text:list-item>
          <text:p text:style-name="P87"><text:soft-page-break/>Ты вокруг меня плетешь какую-то западню...</text:p>
        </text:list-item>
      </text:list>
      <text:p text:style-name="P16">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6">В последствии, задавая вопросы, намекая и уточняя, я получала все новые ответы:</text:p>
      <text:list xml:id="list38606520" text:continue-numbering="true" text:style-name="диалог">
        <text:list-item>
          <text:p text:style-name="P87">Я ничего такого не делал...</text:p>
        </text:list-item>
        <text:list-item>
          <text:p text:style-name="P87">Каждый справляется с болью по разному...</text:p>
        </text:list-item>
        <text:list-item>
          <text:p text:style-name="P87">Я был на четырех свиданиях...</text:p>
        </text:list-item>
        <text:list-item>
          <text:p text:style-name="P87">Да, я трахаться хотел...</text:p>
        </text:list-item>
      </text:list>
      <text:p text:style-name="P20">Чуть больше часа + одинаковые вопросы = море информации — вот такой прекрасный метод узнать правду.</text:p>
      <text:p text:style-name="P20"><text:soft-page-break/>К слову, сначала он сказал, что был на двух свиданиях, но потом, в ходе разговора запутался, и выдал уже другую цифру — 4.</text:p>
      <text:p text:style-name="P45">* * *</text:p>
      <text:p text:style-name="P20">Но как же не попасться в эту ловушку снова?</text:p>
      <text:p text:style-name="P20">Здесь я бы хотела уделить особое внимание одной очень полезной штуке. Эта штука есть у каждого из нас, но мы почти не умеем ею пользоваться.</text:p>
      <text:p text:style-name="P20">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20">Поговорим об интуиции.</text:p>
      <text:p text:style-name="P16"><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text:span><text:soft-page-break/><text:span text:style-name="T4">дящего посредством моментального подсознательного анализа.</text:span></text:p>
      <text:p text:style-name="P20">И тут сразу можно задаться вопросом:</text:p>
      <text:list xml:id="list38603524" text:continue-numbering="true" text:style-name="диалог">
        <text:list-header>
          <text:p text:style-name="P90">«Что важнее — интуиция или же все-таки логика?»</text:p>
        </text:list-header>
      </text:list>
      <text:p text:style-name="P20">Логика — сознание — рационализм.</text:p>
      <text:p text:style-name="P20">Интуиция — подсознание — инстинкт.</text:p>
      <text:p text:style-name="P20">Если логика — это анализ сложившейся ситуации, то интуиция — это подсказки «внутреннего голоса».</text:p>
      <text:p text:style-name="P20">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0">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text:soft-page-break/>ваясь на логике, так и интуитивно. Соответственно делаем выводы: логика и интуиция — это две неотъемлемые части одного целого.</text:p>
      <text:p text:style-name="P2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6"><text:span text:style-name="T4">В учениях Платона</text:span><text:span text:style-name="T4"><text:note text:id="ftn21"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2"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pan text:style-name="T4">посредственного познания. Плотин</text:span><text:span text:style-name="T4"><text:note text:id="ftn23"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8626666" text:continue-numbering="true" text:style-name="диалог">
        <text:list-item>
          <text:p text:style-name="P88"><text:soft-page-break/>Я так и знала!</text:p>
        </text:list-item>
      </text:list>
      <text:p text:style-name="P20">Да? И вот интересно — откуда знала? Ответить сложно, но ведь знала же!</text:p>
      <text:p text:style-name="P20">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0">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0">Так-то.</text:p>
      <text:p text:style-name="P20"><text:soft-page-break/>Стало быть, первое и самое главное правило — если кажется, то не кажется! Не пытайтесь оправдывать свои опасения.</text:p>
      <text:p text:style-name="P45">* * *</text:p>
      <text:p text:style-name="P2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6"><text:soft-page-break/>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6">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0">Понятно, что вы не будете его бить по шее, но мама в детстве так и делала, когда он нашкодит, поэтому он ее прячет.</text:p>
      <text:p text:style-name="P16"><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6">У всех по разному и вариантов — «море», но во всех случаях это будет нестандартное <text:soft-page-break/>поведение. Немного внимательности, и вы заметите его, если оно есть.</text:p>
      <text:p text:style-name="P16">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41">Человек, </text:span><text:span text:style-name="_30__20_Text"><text:span text:style-name="T41">вспоминая</text:span></text:span><text:span text:style-name="T41">,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41">Человек, который </text:span><text:span text:style-name="_30__20_Text"><text:span text:style-name="T46">пытается</text:span></text:span><text:span text:style-name="_30__20_Text"><text:span text:style-name="T41"> придумать</text:span></text:span><text:span text:style-name="T41">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6"><text:soft-page-break/>Он спрячет от вас взгляд, но будет стараться говорить как можно убедительнее, рассуждая в слух.</text:p>
      <text:p text:style-name="P16">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0">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6">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text:soft-page-break/>нальной безопасности. Если, конечно, вам не нравится, как из вас делают идиота...</text:p>
      <text:p text:style-name="P20">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0">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0">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p text:style-name="P45">* * *</text:p>
      <text:p text:style-name="P17"><text:span text:style-name="T4">Сергей Зелинский, известный российский психолог, несколько трудов которого я уже </text:span><text:soft-page-break/><text:span text:style-name="T4">процитировала в этой книге, предлагает перечень</text:span><text:span text:style-name="T7"> </text:span><text:span text:style-name="T5">универсальных способов противостояния манипуляции.</text:span></text:p>
      <text:p text:style-name="P21">Основываясь на том, что существует несчетное множество способов оказать психологическое давление и такое множество способов противостоять им и на том факте, что их все и не упомнишь,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1">Предлагаю вашему вниманию результат его неоценимых трудов!</text:p>
      <text:list xml:id="list275011532257244923" text:style-name="L18">
        <text:list-item>
          <text:p text:style-name="P89">Недоверие.</text:p>
          <text:p text:style-name="P89">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89">Избегание источников раздражителя.</text:p>
          <text:p text:style-name="P89">Суть ясна — необходимо избавиться от любых взаимодействий с агрессором, дабы ис<text:soft-page-break/>ходящая от него информация не могла воздействовать на вас.</text:p>
        </text:list-item>
        <text:list-item>
          <text:p text:style-name="P89">Ирония, подход с юмором.</text:p>
          <text:p text:style-name="P89">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89">Мнимое непонимание.</text:p>
          <text:p text:style-name="P89">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89">Критичность мышления.</text:p>
          <text:p text:style-name="P89">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89"><text:soft-page-break/>Возможность выбора.</text:p>
          <text:p text:style-name="P89">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89">Наличие времени на обдумывание.</text:p>
          <text:p text:style-name="P89">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89">Уверенность в себе и больше смелости.</text:p>
          <text:p text:style-name="P89">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89">Самодостаточность.</text:p>
          <text:p text:style-name="P85"><text:soft-page-break/><text:span text:style-name="T35">C </text:span><text:span text:style-name="T16">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text:span><text:span text:style-name="T7">предложенной формулой: Не верь. Не бойся. Не проси.</text:span></text:p>
        </text:list-item>
      </text:list>
      <text:h text:style-name="P75"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2">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6">Важно понимать, что каждый из описанных здесь методов имеет серьезное влияние и оказывает сильное воздействие на психику жертвы.</text:p>
      <text:p text:style-name="P2">Пока я писала эту главу, я очень сильно нервничала. Мне было сложно размышлять <text:soft-page-break/>над рекомендациями, как себя вести, если вы вдруг заметили подобного рода отношение к себе со стороны близкого вам человека.</text:p>
      <text:p text:style-name="P6">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Демонстративное игнорирование собственных обязательств<text:bookmark-end text:name="Diemonstrativnoie_ighnorirovaniie_sobstv"/></text:h>
      <text:p text:style-name="P2">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text:soft-page-break/>дить за своими личными вещами и бытовыми атрибутами.</text:p>
      <text:p text:style-name="P2">Такой человек может не знать, как включается стиральная машина, где находится половая тряпка или где ящик с инструментами.</text:p>
      <text:p text:style-name="P2">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2">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2"><text:span text:style-name="T10">Противостояние</text:span>:</text:p>
      <text:p text:style-name="P2">Пристыдить. Здесь хорошо должна сработать техника триангуляции:</text:p>
      <text:p text:style-name="P2">— Мне пришлось попросить соседа Петю починить кран. Кстати, он сказал, что может тебя научить это делать.</text:p>
      <text:p text:style-name="P2"><text:soft-page-break/>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2">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76" text:outline-level="2"><text:bookmark-start text:name="Gazlaitingh_"/>Газлайтинг<text:bookmark-end text:name="Gazlaitingh_"/></text:h>
      <text:p text:style-name="P2">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8634003" text:continue-list="list38626666" text:style-name="диалог">
        <text:list-item>
          <text:p text:style-name="P98">Тебе показалось.</text:p>
        </text:list-item>
        <text:list-item>
          <text:p text:style-name="P98">Ты себе накручиваешь.</text:p>
        </text:list-item>
        <text:list-item>
          <text:p text:style-name="P98">Ничего у тебя не болит.</text:p>
        </text:list-item>
        <text:list-item>
          <text:p text:style-name="P98">Ты сама придумываешь себе проблемы.</text:p>
        </text:list-item>
      </text:list>
      <text:p text:style-name="P2">Или на примере диалога:</text:p>
      <text:p text:style-name="P2">Жертва: Помнишь, ты мне как-то сказал, что &lt;...&gt;?</text:p>
      <text:p text:style-name="P2"><text:soft-page-break/>Абьюзер: Не было такого. Я такого не говорил.</text:p>
      <text:p text:style-name="P2">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2">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2">Такая форма общения действительно может развить серьезные психологические проблемы у жертвы.</text:p>
      <text:p text:style-name="P2">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2"><text:soft-page-break/>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2">Такое бывает, если жертву запугивают, держат в напряжении, оказывает давление, внушают.</text:p>
      <text:p text:style-name="P2">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2"><text:span text:style-name="T10">Противостояние</text:span>:</text:p>
      <text:p text:style-name="P2">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text:soft-page-break/>услышали и увидели — правда. Вам не кажется!</text:p>
      <text:p text:style-name="P2">Не развивайте в себе сомнения в своей правоте. Вместо того, чтобы пытаться перепроверить эти факты у себя в голове, сразу делайте выводы:</text:p>
      <text:list xml:id="list38630281" text:continue-numbering="true" text:style-name="диалог">
        <text:list-item>
          <text:p text:style-name="P98">Мне это нравится? — Нет.</text:p>
        </text:list-item>
        <text:list-item>
          <text:p text:style-name="P98">Он сейчас прав? — Нет.</text:p>
        </text:list-item>
        <text:list-item>
          <text:p text:style-name="P98">Я это слышала/видела? — Да.</text:p>
        </text:list-item>
      </text:list>
      <text:p text:style-name="P2">Таким образом вы избавитесь от сомнений в реальности этих фактов.</text:p>
      <text:p text:style-name="P2">Отстаивайте свою точку зрения. Описывайте свои чувства:</text:p>
      <text:list xml:id="list38610957" text:continue-numbering="true" text:style-name="диалог">
        <text:list-item>
          <text:p text:style-name="P98">Как это у меня не болит? Еще как болит!</text:p>
        </text:list-item>
      </text:list>
      <text:p text:style-name="P2">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8605375" text:continue-numbering="true" text:style-name="диалог">
        <text:list-item>
          <text:p text:style-name="P98">Ты что, хочешь сказать, что я сумасшедшая?!</text:p>
        </text:list-item>
      </text:list>
      <text:p text:style-name="P42"><text:soft-page-break/>* * *</text:p>
      <text:p text:style-name="P2">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2">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2">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2">Интересный момент: специалисты советуют фиксировать эпизоды, в которых жертва сомневается в собственной объективности. <text:soft-page-break/>Описывайте такие ситуации в блокноте, записывайте их на диктофон, просите третье лицо присутствовать при разговоре.</text:p>
      <text:p text:style-name="P2">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2">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2">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2">Однако вы, как человек, переживший газлайтинг, накопили в себе массу негативной энергии. Вам просто необходима реабилита<text:soft-page-break/>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2">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76" text:outline-level="2"><text:bookmark-start text:name="Viskholdingh_"/>Висхолдинг<text:bookmark-end text:name="Viskholdingh_"/></text:h>
      <text:p text:style-name="P2">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2">Абьюзер может игнорировать вас, делая вид, будто не слышит.</text:p>
      <text:p text:style-name="P2">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text:soft-page-break/>боль, не срочность дела или на вашу иррациональность в этом вопросе.</text:p>
      <text:p text:style-name="P2">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2">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8606110" text:continue-numbering="true" text:style-name="диалог">
        <text:list-item>
          <text:p text:style-name="P87">И это, по твоему, проблема? Ты действительно считаешь, что из-за этого стоит ссориться?</text:p>
        </text:list-item>
      </text:list>
      <text:p text:style-name="P16">И вот вы уже говорите о том, что не хотите ругаться, а просто пытаетесь решить семейный вопрос — он спрыгнул с темы.</text:p>
      <text:list xml:id="list38632980" text:continue-numbering="true" text:style-name="диалог">
        <text:list-item>
          <text:p text:style-name="P87"><text:soft-page-break/>Я не буду разговаривать об этом. Это полный бред! Ты хоть слышишь себя?</text:p>
        </text:list-item>
      </text:list>
      <text:p text:style-name="P16">И вот вы пытаетесь понять, что же «такого» вы сказали не так — он спрыгнул с темы.</text:p>
      <text:list xml:id="list38603950" text:continue-numbering="true" text:style-name="диалог">
        <text:list-item>
          <text:p text:style-name="P87">В смысле?</text:p>
        </text:list-item>
      </text:list>
      <text:p text:style-name="P16">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2">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2"><text:span text:style-name="T10">Противостояние</text:span>:</text:p>
      <text:p text:style-name="P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2"><text:soft-page-break/>Не душите в себе ощущение ненужности:</text:p>
      <text:list xml:id="list38627808" text:continue-numbering="true" text:style-name="диалог">
        <text:list-item>
          <text:p text:style-name="P98">У меня такое впечатление, что тебе просто неинтересно меня слушать.</text:p>
        </text:list-item>
        <text:list-item>
          <text:p text:style-name="P98">Ты каждый раз придумываешь отговорки, чтобы избежать разговоров со мной.</text:p>
        </text:list-item>
        <text:list-item>
          <text:p text:style-name="P98">Я тебя поняла. Позвоню маме/подруге/другу, раз тебе неинтересно. Они-то точно меня выслушают.</text:p>
        </text:list-item>
      </text:list>
      <text:p text:style-name="P2">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2">Когда он попытается соскочить с темы, скажите:</text:p>
      <text:list xml:id="list38618873" text:continue-numbering="true" text:style-name="диалог">
        <text:list-item>
          <text:p text:style-name="P98">Кстати, тоже интересный момент, но давай мы его обсудим после. Вернемся к сути.</text:p>
        </text:list-item>
      </text:list>
      <text:p text:style-name="P2"><text:soft-page-break/>Он не сможет вас упрекнуть в равнодушии к его мнению и вы вернете разговор в нужное русло.</text:p>
      <text:p text:style-name="P2">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2">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6" text:outline-level="2"><text:bookmark-start text:name="__Da__no__________v_dopolnieniie_k_opisa"/>«Да, но &lt;...&gt;»<text:line-break/>(в доп. к описанию висхолдинга)<text:bookmark-end text:name="__Da__no__________v_dopolnieniie_k_opisa"/></text:h>
      <text:p text:style-name="P2">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8625935" text:continue-numbering="true" text:style-name="диалог">
        <text:list-item>
          <text:p text:style-name="P83"><text:span text:style-name="_30__20_Text"><text:span text:style-name="T20">Да</text:span></text:span><text:span text:style-name="T20">, я виноват, </text:span><text:span text:style-name="_30__20_Text"><text:span text:style-name="T20">но</text:span></text:span><text:span text:style-name="T20"> позавчера ты была больше не права, чем я сейчас.</text:span></text:p>
        </text:list-item>
        <text:list-item>
          <text:p text:style-name="P98">Я полностью с тобой согласен, но ты абсолютно не права...</text:p>
        </text:list-item>
      </text:list>
      <text:p text:style-name="P2">Это вводит жертву в заблуждение и, вместо того, чтобы продолжать разговор, пытается понять, согласны с ней или же нет, или что-<text:soft-page-break/>либо объяснить манипулятору, натыкаясь на все новые опровержения с его стороны.</text:p>
      <text:p text:style-name="P2"><text:span text:style-name="T10">Противостояние</text:span>:</text:p>
      <text:p text:style-name="P2">Дайте ему понять, что вы заметили эту тактику и раскусили его:</text:p>
      <text:list xml:id="list38601818" text:continue-numbering="true" text:style-name="диалог">
        <text:list-item>
          <text:p text:style-name="P98">Мама научила меня не воспринимать все, что сказано до слова «Но». Скажи, пожалуйста, ты со мной согласен или нет?</text:p>
        </text:list-item>
        <text:list-item>
          <text:p text:style-name="P87">Милый, я заметила, что ты себе противоречишь. А то что-то я смотрю, у нас диалог не вяжется...</text:p>
        </text:list-item>
      </text:list>
      <text:p text:style-name="P2">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6" text:outline-level="2">Изоляция жертвы от ее окружения</text:h>
      <text:p text:style-name="P2">Это методы первезного нарцисса. Он всячески заполняет ваше время собой и своим окружением.</text:p>
      <text:p text:style-name="P2">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2">Таким образом, вы <text:span text:style-name="T1">пропадаете</text:span> из своей компании, и, уже через какое-то время, его окружение становится вашим.</text:p>
      <text:p text:style-name="P2"><text:bookmark-start text:name="Izoliatsiia_zhiertvy_ot_ieie_okruzhienii"/><text:soft-page-break/>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8623688" text:continue-numbering="true" text:style-name="диалог">
        <text:list-item>
          <text:p text:style-name="P98">Твоя Машка как-то странно на меня посмотрела...</text:p>
        </text:list-item>
        <text:list-item>
          <text:p text:style-name="P98">Мне не нравится, что Петя на тебя постоянно смотрит. Я видел, как ты с ним кокетничала...</text:p>
        </text:list-item>
      </text:list>
      <text:p text:style-name="P16">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6">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2"><text:soft-page-break/>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2">Другими словами, вам никто не поверит, что с таким прекрасным человеком могут быть проблемы.</text:p>
      <text:p text:style-name="P2"><text:span text:style-name="T10">Противостояние</text:span>:</text:p>
      <text:p text:style-name="P2">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 Я пригласила на выходные Машу и Петю. Будем играть в покер.</text:p>
      <text:p text:style-name="P2">Если же он уже договорился со своими друзьями, то скажите, что он мог бы сооб<text:soft-page-break/>щить вам заранее. Вы же сразу ставите его в известность. Пусть договорится на другой день.</text:p>
      <text:p text:style-name="P2">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2">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6"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2">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2">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2">К тому же, ему не выгодно проявлять такое поведение по отношению к посторонним. <text:soft-page-break/>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2">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2">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2">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text:soft-page-break/>вины, на вас будет направлено такое поведение, как осознанное причинение психологической боли, контроль и шантаж, ведь это итак понятно...</text:p>
      <text:p text:style-name="P2">Вы можете звать его несколько раз, а он сделает вид, будто не слышит вас, хотя находиться в одной комнате с вами.</text:p>
      <text:p text:style-name="P2">Он часто уходит, делая из вас «козла отпущения». Как вы могли так поступить с ним — попытаться достучаться до него?</text:p>
      <text:p text:style-name="P2">Это бойкот. Пассивная агрессия, которая вводит вас в недоумение. Вы ищете свою вину, но не можете ее найти. В вашей голове только одна мысль:</text:p>
      <text:list xml:id="list38608836" text:continue-numbering="true" text:style-name="диалог">
        <text:list-item>
          <text:p text:style-name="P98">Не может же он просто так взять и обидеться?</text:p>
        </text:list-item>
      </text:list>
      <text:p text:style-name="P2">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text:soft-page-break/>сострадательным и неравнодушным, вы пытаетесь наладить связь:</text:p>
      <text:list xml:id="list38622958" text:continue-numbering="true" text:style-name="диалог">
        <text:list-item>
          <text:p text:style-name="P98">Милый, ну скажи, что не так? Ну прости, если я тебя чем-то обидела!</text:p>
        </text:list-item>
      </text:list>
      <text:p text:style-name="P2">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2">В следующую такую ситуацию вам обязательно напомнят:</text:p>
      <text:list xml:id="list38617675" text:continue-numbering="true" text:style-name="диалог">
        <text:list-item>
          <text:p text:style-name="P98">Опять ты за свое. В прошлый раз было тоже самое!</text:p>
        </text:list-item>
      </text:list>
      <text:p text:style-name="P2">И вы снова не понимаете. И снова просите прощение, и обещаете, что такого больше не повторится! А вам говорят:</text:p>
      <text:list xml:id="list38603033" text:continue-numbering="true" text:style-name="диалог">
        <text:list-item>
          <text:p text:style-name="P98">Ты в прошлый раз тоже говорила, что не повторится!</text:p>
        </text:list-item>
      </text:list>
      <text:p text:style-name="P2"><text:soft-page-break/>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2">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2"><text:span text:style-name="T10">Противостояние</text:span>:</text:p>
      <text:p text:style-name="P2">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text:soft-page-break/>ровала это поведение, потом высмеивала его:</text:p>
      <text:list xml:id="list38610856" text:continue-numbering="true" text:style-name="диалог">
        <text:list-item>
          <text:p text:style-name="P98">Что, опять? Ну ок...</text:p>
        </text:list-item>
      </text:list>
      <text:p text:style-name="P2">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2">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2">Я хладнокровно резко прямо начала его ставить на место, не принимая его поведение. Он пытался молчать или съехать с темы, но я не унималась.</text:p>
      <text:list xml:id="list38603265" text:continue-numbering="true" text:style-name="диалог">
        <text:list-item>
          <text:p text:style-name="P98">Ну? Что опять? Ну, говори! Чем ты не доволен!? Давай — я недоволен тем, что... Продолжай предложение!</text:p>
        </text:list-item>
      </text:list>
      <text:p text:style-name="P2">Он даже сам дал этому моему методу название: «учитель-школьник».</text:p>
      <text:p text:style-name="P2"><text:soft-page-break/>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2">Знаете, чем отличалась последняя ссора от всех остальных? Я поймала его за руку. Я осознала, что он мне соврал и — начала разочаровываться!</text:p>
      <text:p text:style-name="P2">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2">Так что вот мой совет, как заставить человека прекратить вас игнорировать: осознайте, что вашей вины нет.</text:p>
      <text:p text:style-name="P2">Четко дайте понять, что не принимаете его обиду:</text:p>
      <text:p text:style-name="P2"><text:soft-page-break/>— Я ничего такого не сделала и не сказала, чтобы ты обиделся! Объясни свое поведение!</text:p>
      <text:p text:style-name="P2">Идите до конца, как бы сложно это не было, главное, делайте это спокойно, не повышайте тона, чтоб вас нельзя было упрекнуть в истерике:</text:p>
      <text:list xml:id="list38609944" text:continue-numbering="true" text:style-name="диалог">
        <text:list-item>
          <text:p text:style-name="P98">Я жду ответа и не уйду, пока не получу его! Если ты утверждаешь что я неправа/виновата, то будь добр, объясни мне, в чем?</text:p>
        </text:list-item>
      </text:list>
      <text:p text:style-name="P2">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6" text:outline-level="2"><text:bookmark-start text:name="Eghoizm__Ravnodushiie_"/>Эгоизм. Равнодушие<text:bookmark-end text:name="Eghoizm__Ravnodushiie_"/></text:h>
      <text:p text:style-name="P2">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2"><text:span text:style-name="T10">Противостояние</text:span>:</text:p>
      <text:p text:style-name="P2">Не терпите такого поведения. Он ваш партнер, а значит должен быть с вами и в горе и в радости. Говорите об этом, требуйте:</text:p>
      <text:list xml:id="list38625505" text:continue-numbering="true" text:style-name="диалог">
        <text:list-item>
          <text:p text:style-name="P98">Мне нужна твоя помощь/совет/поддержка!</text:p>
        </text:list-item>
        <text:list-item>
          <text:p text:style-name="P98">Я всегда рядом, когда тебе плохо. Почему ты отстраняешься, когда плохо мне? Я считаю это достаточно серьезной причиной <text:soft-page-break/>для завершения наших отношений. Если я, по-твоему, могу справиться со всем сама, то зачем мне ты?</text:p>
        </text:list-item>
      </text:list>
      <text:p text:style-name="P2">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8624781" text:continue-numbering="true" text:style-name="диалог">
        <text:list-item>
          <text:p text:style-name="P98">Ты что, обиделся? На что? На то, что не можешь оказать мне помощь?</text:p>
        </text:list-item>
      </text:list>
      <text:h text:style-name="P76" text:outline-level="2"><text:bookmark-start text:name="Ighra_na_vashikh_emotsiiakh_ili_psikholo"/>Игра на ваших эмоциях или психологические триггеры<text:bookmark-end text:name="Ighra_na_vashikh_emotsiiakh_ili_psikholo"/></text:h>
      <text:p text:style-name="P2">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2">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text:soft-page-break/>поза и речь, являя собой вербальную и невербальную картину — информацию о наших внутренних переживаниях.</text:p>
      <text:p text:style-name="P2">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2">Это дает мне полное право утверждать, что у любого нашего эмоционального состояния есть причина.</text:p>
      <text:p text:style-name="P2">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2"><text:soft-page-break/>Вы делитесь своими переживаниями, в последствии чего чувствуете уязвленность и вину:</text:p>
      <text:list xml:id="list38604259" text:continue-numbering="true" text:style-name="диалог">
        <text:list-item>
          <text:p text:style-name="P98">Да, я помню, что ты уже однажды потеряла контроль над ситуацией... Так что не нужно мне рассказывать, что сейчас ты ни при чем...</text:p>
        </text:list-item>
        <text:list-item>
          <text:p text:style-name="P98">Теперь я понимаю, почему Петя решил с тобой расстаться.</text:p>
        </text:list-item>
      </text:list>
      <text:p text:style-name="P2">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2">Или если вы, например, отравились рыбой, лежите и болеете, а вам предлагают отведать селедочки под шубой.</text:p>
      <text:p text:style-name="P2">Или вы были свидетелем или участником автомобильной катастрофы, и вас пугают сирены скорой помощи и звуки резкого тормо<text:soft-page-break/>жения, а ваш партнер покупает вам билет на фильм с участием подобных сцен...</text:p>
      <text:p text:style-name="P2">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2">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2">Рекламная индустрия построена на триггерах с целью повышения продаж...</text:p>
      <text:p text:style-name="P2">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2">К сожалению, для манипуляторов психологические триггеры служат средством манипуляции сознанием и поведением людей. В <text:soft-page-break/>разных источниках на эту тему мне встречались такие выражения, как «кнопка контроля» или «спусковой крючок».</text:p>
      <text:p text:style-name="P2">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2">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2"><text:span text:style-name="T10">Противостояние</text:span>:</text:p>
      <text:p text:style-name="P2">Донесите важность ваших переживай от постоянных напоминаний о прошлом абьюзеру. Это сложно, ведь он не чувствует ответ<text:soft-page-break/>ственности за вас, поэтому так поступает. Говорите прямо о его поведении на этот счет:</text:p>
      <text:list xml:id="list38634118" text:continue-numbering="true" text:style-name="диалог">
        <text:list-item>
          <text:p text:style-name="P98">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6" text:outline-level="2"><text:bookmark-start text:name="Viktimblieimingh_"/>Виктимблейминг<text:bookmark-end text:name="Viktimblieimingh_"/></text:h>
      <text:p text:style-name="P2">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2">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2">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2"><text:soft-page-break/>Примерами такой манипуляции являются:</text:p>
      <text:list xml:id="list38627740" text:continue-numbering="true" text:style-name="диалог">
        <text:list-item>
          <text:p text:style-name="P98">Ее бы не изнасиловали, если бы она не надела такое короткое платье.</text:p>
        </text:list-item>
        <text:list-item>
          <text:p text:style-name="P98">Тебя не повысили, потому что ты мало старалась, тебе нужно было усерднее работать.</text:p>
        </text:list-item>
        <text:list-item>
          <text:p text:style-name="P98">Твой кошелек украли из-за твоей невнимательности...</text:p>
        </text:list-item>
      </text:list>
      <text:p text:style-name="P2">Все эти примеры, и подобные, подводятся итоговым приговором:</text:p>
      <text:list xml:id="list38613261" text:continue-numbering="true" text:style-name="диалог">
        <text:list-item>
          <text:p text:style-name="P98">Сама виновата!</text:p>
        </text:list-item>
      </text:list>
      <text:p text:style-name="P2">Без вины виноватая (С). Жертва становится эдаким «козлом отпущения», и вместо поддержки, выслушивает упреки с нотками злорадства и сарказма.</text:p>
      <text:list xml:id="list38617494" text:continue-numbering="true" text:style-name="диалог">
        <text:list-item>
          <text:p text:style-name="P98">А чего ты хотела?!</text:p>
        </text:list-item>
      </text:list>
      <text:p text:style-name="P2">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text:soft-page-break/>еще не использовал этот метод на вас, то скоро и вы станете обвиняемой жертвой, это лишь вопрос времени.</text:p>
      <text:p text:style-name="P2">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2">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2">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text:soft-page-break/>мая, что такое поведение ненормально, какими бы ни были причины!</text:p>
      <text:p text:style-name="P2">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8601889" text:continue-numbering="true" text:style-name="диалог">
        <text:list-item>
          <text:p text:style-name="P98">Прости меня, я сорвался из-за того, что ты сказала/сделала.</text:p>
        </text:list-item>
      </text:list>
      <text:p text:style-name="P2">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2">Жертва прощает насильника, так как ей внушили, что она виновата в том, что произошло.</text:p>
      <text:p text:style-name="P2">Но что происходит с жертвами в момент рукоприкладства?</text:p>
      <text:p text:style-name="P2">Одна пострадавшая рассказала, что в ее понимании человека бьют, наказывая за что-<text:soft-page-break/>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2">Она не понимала — что именно, что не могла поверить, что ее бьют просто так.</text:p>
      <text:p text:style-name="P2">Бытовой 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2">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2"><text:soft-page-break/>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2">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2">Если же вам не пришлось вспоминать и вы узнали себя во всех этих примерах — вы стали жертвой виктимблейминга.</text:p>
      <text:p text:style-name="P2"><text:span text:style-name="T10">Противостояние</text:span>:</text:p>
      <text:p text:style-name="P2">Первое правило — вы ни в чем не виноваты!</text:p>
      <text:p text:style-name="P2">Ничто не дает человеку право причинять физический или психологический вред другому. Нет таких причин!</text:p>
      <text:p text:style-name="P2">Ни короткое платье, ни расстегнутая сумка, ни сказанное в порыве гнева плохое слово, <text:soft-page-break/>ни разбитая кружка или пересоленный суп не дает человеку право на насилие над вами!</text:p>
      <text:p text:style-name="P2">Об этом нужно говорить. Говорить громко и уверенно. Вслух!</text:p>
      <text:list xml:id="list38609403" text:continue-numbering="true" text:style-name="диалог">
        <text:list-item>
          <text:p text:style-name="P98">Меня побили!</text:p>
        </text:list-item>
        <text:list-item>
          <text:p text:style-name="P98">Меня изнасиловали!</text:p>
        </text:list-item>
      </text:list>
      <text:p text:style-name="P2">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2">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2">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text:soft-page-break/>у кого просите помощь. Это, кстати, довольно частое явление, но это не должно вам останавливать.</text:p>
      <text:p text:style-name="P2">Ищите помощь в инстанциях, постарайтесь найти человека, который сможет пойти с вами и оказать вам поддержку.</text:p>
      <text:p text:style-name="P2">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8603047" text:continue-numbering="true" text:style-name="диалог">
        <text:list-item>
          <text:p text:style-name="P98">То есть, если ты пересолила суп, то позволишь своему мужу наказать тебя? Побить?</text:p>
        </text:list-item>
        <text:list-item>
          <text:p text:style-name="P98">Я бы, например, сказала человеку, что у него карман не застегнут. Ведь я нормальный честный человек! А ты бы как поступил?</text:p>
        </text:list-item>
        <text:list-item>
          <text:p text:style-name="P98">Ты хочешь сказать, что, если увидишь на улице девушку в короткой юбке, это даст тебе полное право изнасиловать ее?</text:p>
        </text:list-item>
      </text:list>
      <text:h text:style-name="P76" text:outline-level="2"><text:bookmark-start text:name="Vam_riedko_ustupaiut_ili_nie_ustupaiut_v"/>Вам редко уступают или не уступают вообще<text:bookmark-end text:name="Vam_riedko_ustupaiut_ili_nie_ustupaiut_v"/></text:h>
      <text:p text:style-name="P16">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2">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2">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text:soft-page-break/>беспомощность в попытках что-либо доказать.</text:p>
      <text:p text:style-name="P2">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2">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2"><text:span text:style-name="T10">Противостояние</text:span>:</text:p>
      <text:p text:style-name="P2">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2">Я знала, что скоро будут новогодние праздники, и, соответственно — большие новогодние скидки, и я ждала, когда их цена упадет. <text:soft-page-break/>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2">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2">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2">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2"><text:soft-page-break/>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2">Вы готовы пойти на уступки, но ему придется тоже вам что-то дать. Только так он сможет получить то, что желает.</text:p>
      <text:p text:style-name="P2">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2">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2"><text:soft-page-break/>Требуйте, раз уж это спор, объяснений его аргументации:</text:p>
      <text:list xml:id="list38632935" text:continue-numbering="true" text:style-name="диалог">
        <text:list-item>
          <text:p text:style-name="P98">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2">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2">Не соглашайтесь с ним без его объяснений. Это вполне справедливо и обосновано.</text:p>
      <text:p text:style-name="P2">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38611212" text:continue-numbering="true" text:style-name="диалог">
        <text:list-item>
          <text:p text:style-name="P98"><text:soft-page-break/>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2">Но вы должны быть готовы к тому, что он будет отчаянно стараться надавить на вас. Это будет больно.</text:p>
      <text:p text:style-name="P2">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2">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2"><text:soft-page-break/>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2">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2">Один человек, которого я очень уважаю, как-то сказал мне:</text:p>
      <text:list xml:id="list38613733" text:continue-numbering="true" text:style-name="диалог">
        <text:list-item>
          <text:p text:style-name="P98">В семье должно быть соперничество!</text:p>
        </text:list-item>
      </text:list>
      <text:p text:style-name="P2">Конечно, я возмутилась и уже была готова начать жуткий спор, но он тут же продолжил:</text:p>
      <text:list xml:id="list38616377" text:continue-numbering="true" text:style-name="диалог">
        <text:list-item>
          <text:p text:style-name="P98">Кто кого счастливее сделает!</text:p>
        </text:list-item>
      </text:list>
      <text:p text:style-name="P2">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text:soft-page-break/>если результатом пара хочет видеть счастливые лица друг друга изо дня в день.</text:p>
      <text:p text:style-name="P2">Пара — речь идет об обоих!</text:p>
      <text:p text:style-name="P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6"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2">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2">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text:soft-page-break/>ну своим действиям, отодвигая вас на второй план.</text:p>
      <text:p text:style-name="P2">У такого поведения абьюзера есть два побочных эффекта на психику жертвы.</text:p>
      <text:p text:style-name="P2">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2">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2"><text:soft-page-break/>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2">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2">Но посмотрите внимательнее на такое поведение. Это не просто безответственность или неуважение. Это самая настоящая ложь.</text:p>
      <text:p text:style-name="P2">Ложь и патологическая ложь между собой имеют одно важное различие.</text:p>
      <text:p text:style-name="P2">Мошенник, например, очень хочет чтоб в его вранье поверили. Он выдумает красивую историю и красиво ее преподносит. Он смеет<text:soft-page-break/>ся над вами, ведь вы поверили в его сказку. Он назовет вас дурачком, и уйдет с вашими деньгами.</text:p>
      <text:p text:style-name="P2">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2">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2">Это происходит из-за того, что он очень хочет, чтобы она стала действительностью. И она становится таковой для него.</text:p>
      <text:p text:style-name="P2">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2"><text:soft-page-break/>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2">Или, например, вы в чем-то ошиблись, и очень бы хотели вернуть время вспять, чтобы все исправить...</text:p>
      <text:p text:style-name="P2">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2">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2">Я не помню ни разу за три года, чтобы мой милый попросил у меня прощение за что-то, или признал свою вину. Он всегда вел себя <text:soft-page-break/>так, будто совершенно не понимает, чего я от него хочу.</text:p>
      <text:p text:style-name="P2">Так и было — он не понимал. В своей голове уже давно «переписал» данные мне обещания.</text:p>
      <text:p text:style-name="P2">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2"><text:span text:style-name="T10">Противостояние</text:span>:</text:p>
      <text:p text:style-name="P2">Манипулятор, будучи бессердечной личностью, подсознательно или осознанно отодвигает дела, которые для него несущественны.</text:p>
      <text:p text:style-name="P2">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2"><text:soft-page-break/>Не пытайтесь шантажировать его! Любое ваше «Ты у меня еще поплачешь» обернется против вас.</text:p>
      <text:p text:style-name="P2">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2">Есть пара более грамотных тактик, которые могут помочь заставить его выполнить свое обязательство:</text:p>
      <text:p text:style-name="Text_20_body"><text:span text:style-name="_31__20_Text"><text:span text:style-name="T29">1) </text:span></text:span><text:span text:style-name="T20">Пристыдить.</text:span></text:p>
      <text:list xml:id="list38603160" text:continue-numbering="true" text:style-name="диалог">
        <text:list-item>
          <text:p text:style-name="P98">Ты можешь и не обещать, если не хочешь выглядеть обманщиком.</text:p>
        </text:list-item>
      </text:list>
      <text:p text:style-name="P2">При этом сказать так, чтобы он понял, как вы относитесь к обманщикам. На эту тактику вы можете получить неожиданный ответ:</text:p>
      <text:list xml:id="list38631830" text:continue-numbering="true" text:style-name="диалог">
        <text:list-item>
          <text:p text:style-name="P98"><text:soft-page-break/>Если тебя не устраивает — давай расстанемся.</text:p>
        </text:list-item>
      </text:list>
      <text:p text:style-name="P2">И это будет вам на руку. Соглашайтесь! Это его решение, абьюзер его принял. Но чего он этим добьется?</text:p>
      <text:p text:style-name="P2">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2">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8610106" text:continue-numbering="true" text:style-name="диалог">
        <text:list-item>
          <text:p text:style-name="P98">Я пока поживу у друзей/родителей, а вещи соберу на выходных, договорились?</text:p>
        </text:list-item>
      </text:list>
      <text:p text:style-name="Text_20_body"><text:span text:style-name="_31__20_Text"><text:span text:style-name="T29">2)</text:span></text:span><text:span text:style-name="_31__20_Text"><text:span text:style-name="T20"> </text:span></text:span><text:span text:style-name="T20">Отзеркаливание.</text:span></text:p>
      <text:p text:style-name="P2"><text:soft-page-break/>Пообещайте ему что-то, что ему может очень понравиться, например:</text:p>
      <text:list xml:id="list38634152" text:continue-numbering="true" text:style-name="диалог">
        <text:list-item>
          <text:p text:style-name="P98">Сегодня дома тебя ждет большой сюрприз!</text:p>
        </text:list-item>
      </text:list>
      <text:p text:style-name="P2">Но никакого сюрприза не готовьте, а если вам начнут предъявлять претензии или демонстрировать обиду, просто ответьте:</text:p>
      <text:list xml:id="list38607038" text:continue-numbering="true" text:style-name="диалог">
        <text:list-item>
          <text:p text:style-name="P98">Я собиралась, честно, но возникли дела по важнее, поэтому сюрприз переноситься на завтра.</text:p>
        </text:list-item>
      </text:list>
      <text:p text:style-name="P2">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8608141" text:continue-numbering="true" text:style-name="диалог">
        <text:list-item>
          <text:p text:style-name="P98">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2"><text:soft-page-break/>И чмокните его в щечку, мол это же ничего!..</text:p>
      <text:p text:style-name="P2">Таким образом вы поставите его на свое место и он, возможно, поймет, как это неприятно, и начнет выполнять свои обязательства.</text:p>
      <text:h text:style-name="P76" text:outline-level="2"><text:bookmark-start text:name="Trianghuliatsiia_"/>Триангуляция<text:bookmark-end text:name="Trianghuliatsiia_"/></text:h>
      <text:p text:style-name="P2">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8631902" text:continue-numbering="true" text:style-name="диалог">
        <text:list-item>
          <text:p text:style-name="P98">Даже Маша/Петя говорит, что ты не права.</text:p>
        </text:list-item>
      </text:list>
      <text:p text:style-name="P2">Или что-то подобное. Манипулятор даже может не посчитать нужным сказать, кто именно отозвался так о вас:</text:p>
      <text:list xml:id="list38612449" text:continue-numbering="true" text:style-name="диалог">
        <text:list-item>
          <text:p text:style-name="P98">Да какая разница — кто? Главное, что я не один так считаю...</text:p>
        </text:list-item>
      </text:list>
      <text:p text:style-name="P2">В таком случае это либо выдуманный отзыв, с целью сбить вас с толку, либо отзыв человека, мнение которого вы не считаете <text:soft-page-break/>авторитетным, и он об этом знает, поэтому и скрывает его от вас.</text:p>
      <text:p text:style-name="P2">Если же он называет вам автора:</text:p>
      <text:list xml:id="list38624103" text:continue-numbering="true" text:style-name="диалог">
        <text:list-item>
          <text:p text:style-name="P98">Маша/Петя вообще не понимает, почему я с тобой до сих пор встречаюсь...</text:p>
        </text:list-item>
      </text:list>
      <text:p text:style-name="P2">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2">Так он может устранять людей, которые могут оказать вам поддержку.</text:p>
      <text:p text:style-name="P2">Триангуляция заставляет вас чувствовать ревность и неуверенность, при этом вы не можете объяснить себе причину таким ощущениям.</text:p>
      <text:p text:style-name="P2">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2"><text:soft-page-break/>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2">Также отношу сюда мнение общества, стереотипы (мужчины полигамны, ты же знаешь!) и предрассудки.</text:p>
      <text:p text:style-name="P2"><text:span text:style-name="T10">Противостояние</text:span>:</text:p>
      <text:p text:style-name="P2">Первое и, пожалуй, самое важное, что стоит сделать, это научиться себя уважать.</text:p>
      <text:p text:style-name="P2">Второе, что необходимо сделать, это узнать лично у этого третьего человека, действительно ли он говорил такое и, если да, то почему так сказал.</text:p>
      <text:p text:style-name="P2">Начнете выяснять — увидите, что ваш партнер клевещет на вас, рассказывая, что вы его постоянно пилите, но умалчивает о причинах <text:soft-page-break/>такого вашего поведения. Другими словами, он надевает маску «жертвы».</text:p>
      <text:p text:style-name="P2">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8615895" text:continue-numbering="true" text:style-name="диалог">
        <text:list-item>
          <text:p text:style-name="P98">А свое мнение у тебя есть?</text:p>
        </text:list-item>
      </text:list>
      <text:p text:style-name="P2">Если он скажет, что согласен с мнением Маши/Пети, смело уточняйте у него смысл этого, уже его, мнения:</text:p>
      <text:list xml:id="list38621814" text:continue-numbering="true" text:style-name="диалог">
        <text:list-item>
          <text:p text:style-name="P98">То есть, ты хочешь сказать, что не понимаешь, почему мы с тобой встречаемся?</text:p>
        </text:list-item>
      </text:list>
      <text:p text:style-name="P2">Так же можно вывести его на чистую воду — узнать, по какой причине он рассказывает о ваших отношениях другим людям:</text:p>
      <text:list xml:id="list38622982" text:continue-numbering="true" text:style-name="диалог">
        <text:list-item>
          <text:p text:style-name="P98">Ты что, жаловался Маше/Пете на меня?</text:p>
        </text:list-item>
      </text:list>
      <text:p text:style-name="P2">Ну или пристыдить в распускании слухов о вашей паре:</text:p>
      <text:list xml:id="list38625153" text:continue-numbering="true" text:style-name="диалог">
        <text:list-item>
          <text:p text:style-name="P98"><text:soft-page-break/>Можно не быть сплетником и лицемером, милый, и обсудить эти вопросы со мной, а не с посторонними людьми.</text:p>
        </text:list-item>
      </text:list>
      <text:p text:style-name="P2">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2">Так вы попытаетесь узнать, что у него в голове, и, возможно, даже узнаете.</text:p>
      <text:h text:style-name="P76" text:outline-level="2"><text:bookmark-start text:name="Dabl_baind_"/>Дабл байнд<text:bookmark-end text:name="Dabl_baind_"/></text:h>
      <text:p text:style-name="P2">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2">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2">Процесс передачи всегда осуществляется на разных логических уровнях — уровнях аб<text:soft-page-break/>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2">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2">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2">Как же отличить здоровое (нормальное) общение от деструктивного?</text:p>
      <text:p text:style-name="P2">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2"><text:soft-page-break/>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2">Дабл байнд — это единственный и самый верный ответ на вопрос «Почему терпела и не ушла!?»</text:p>
      <text:p text:style-name="P2">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2">Противоречия в посыле абьюзера могут быть вербальными, например:</text:p>
      <text:list xml:id="list38627262" text:continue-numbering="true" text:style-name="диалог">
        <text:list-item>
          <text:p text:style-name="P98">Закрой свой рот и ответь мне!</text:p>
        </text:list-item>
      </text:list>
      <text:p text:style-name="P2">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2"><text:soft-page-break/>Приведу пример из уже описанного мною разговора, который я записала на диктофон. Мой парень говорит мне:</text:p>
      <text:list xml:id="list38632812" text:continue-numbering="true" text:style-name="диалог">
        <text:list-item>
          <text:p text:style-name="P98">Главное, что хорошо тебе! Вот это самое главное!</text:p>
        </text:list-item>
      </text:list>
      <text:p text:style-name="P2">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2">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2">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2"><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8614752" text:continue-numbering="true" text:style-name="диалог">
        <text:list-item>
          <text:p text:style-name="P98">Ты все придумываешь. Я такого не говорил...</text:p>
        </text:list-item>
      </text:list>
      <text:p text:style-name="P2">Потом висхолдинг:</text:p>
      <text:list xml:id="list38619639" text:continue-numbering="true" text:style-name="диалог">
        <text:list-item>
          <text:p text:style-name="P98">И это, по твоему, проблема? Ты действительно считаешь, что из-за этого стоит ссориться?</text:p>
        </text:list-item>
      </text:list>
      <text:p text:style-name="P2">Потом он шлифует это все триггером:</text:p>
      <text:list xml:id="list38602123" text:continue-numbering="true" text:style-name="диалог">
        <text:list-item>
          <text:p text:style-name="P98">Вчера ты тоже говорила, что не хочешь ругаться, но, тем не менее мы поругались...</text:p>
        </text:list-item>
      </text:list>
      <text:p text:style-name="P2">Конечно, без триангуляции никуда:</text:p>
      <text:list xml:id="list38607545" text:continue-numbering="true" text:style-name="диалог">
        <text:list-item>
          <text:p text:style-name="P98">Да все говорят, что ты просто неурав­новешенная...</text:p>
        </text:list-item>
      </text:list>
      <text:p text:style-name="P2">И в заключение, виктимблейминг:</text:p>
      <text:list xml:id="list38621212" text:continue-numbering="true" text:style-name="диалог">
        <text:list-item>
          <text:p text:style-name="P98">Хватит ныть! Сидела бы молча — ничего бы этого не было!..</text:p>
        </text:list-item>
      </text:list>
      <text:p text:style-name="P46"><text:soft-page-break/>* * *</text:p>
      <text:p text:style-name="P2">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2">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2">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2">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text:soft-page-break/>международную систему классификации психиатрических заболеваний.</text:p>
      <text:p text:style-name="P42">* * *</text:p>
      <text:p text:style-name="P2">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0">Шизофрения (</text:span><text:span text:style-name="T25">от </text:span><text:span text:style-name="_30__20_Text"><text:span text:style-name="T20">греч. schizo – расщеплять, phren – ум, рассудок</text:span></text:span><text:span text:style-name="T20">)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2">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text:soft-page-break/>еденного яйца не стоят. Это результат воздействия этого метода.</text:p>
      <text:p text:style-name="P2">Если вы можете сказать, что ваш партнер ведет себя демонстративно по-разному наедине с вами и в присутствии посторонних — это «дабл байнд».</text:p>
      <text:list xml:id="list38611740" text:continue-numbering="true" text:style-name="диалог">
        <text:list-item>
          <text:p text:style-name="P98">Мне так нравится ее смех!/ Сколько можно ржать?!</text:p>
        </text:list-item>
      </text:list>
      <text:p text:style-name="P2">Если ваш партнер часто меняет собственную систему ценности, чем и оказывает влияние на ваши отношения — это «дабл байнд».</text:p>
      <text:list xml:id="list38623958" text:continue-numbering="true" text:style-name="диалог">
        <text:list-item>
          <text:p text:style-name="P98">Слушай, а это хорошая идея!/Ты серьезно? Тупее ничего не придумала?</text:p>
        </text:list-item>
      </text:list>
      <text:p text:style-name="P2">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2">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text:soft-page-break/>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2">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2">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2">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86137331" text:continue-numbering="true" text:style-name="диалог">
        <text:list-item>
          <text:p text:style-name="P98">Если ты пригласишь всех друзей, то это вызовет дискомфорт.</text:p>
        </text:list-item>
      </text:list>
      <text:p text:style-name="P2"><text:soft-page-break/>Нельзя не согласиться, что подтекстом данного заявления является запрет.</text:p>
      <text:list xml:id="list38615220" text:continue-numbering="true" text:style-name="диалог">
        <text:list-item>
          <text:p text:style-name="P98">Я не хочу, чтобы ты приглашала всех друзей, так как это повлечет за собой дискомфорт...</text:p>
        </text:list-item>
      </text:list>
      <text:p text:style-name="P2">Этот подтекст является скрытой (или пассивной) агрессией, и ее очень сложно отследить, ведь жертва изначально видит только такие намерения:</text:p>
      <text:list xml:id="list38629966" text:continue-numbering="true" text:style-name="диалог">
        <text:list-item>
          <text:p text:style-name="P98">Я хочу, чтобы всем было комфортно.</text:p>
        </text:list-item>
      </text:list>
      <text:p text:style-name="P2">Я тогда и подумать не могла, что, на самом деле, как оказалось, должно быть комфортно только ему и его друзьям на моем празднике.</text:p>
      <text:p text:style-name="P2">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2">Также, жертва двойных посланий теряет всякое желание проявлять инициативу — чтобы не быть виноватой, и предпочитает не <text:soft-page-break/>оправдываться, потому что не верит, что ее могут выслушать. Ну и конечно, серьезно страдает вера в собственную адекватность.</text:p>
      <text:p text:style-name="P2">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8618526" text:continue-numbering="true" text:style-name="диалог">
        <text:list-item>
          <text:p text:style-name="P98">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8">Мы сделаем это когда ты захочешь — завтра!</text:p>
        </text:list-item>
        <text:list-item>
          <text:p text:style-name="P98">Ты можешь рассказать мне. Я пойму! / Как ты могла такое сделать?! Ты в своем уме?</text:p>
        </text:list-item>
        <text:list-item>
          <text:p text:style-name="P98">Тебе не нужна косметика, ты у меня и так красивая! / Ух какая девушка, не то, что моя — замухрышка!</text:p>
        </text:list-item>
        <text:list-item>
          <text:p text:style-name="P98">Ты у меня самая лучшая! Я тебя недостоин! (Ты слишком умная/красивая/та<text:soft-page-break/>лантливая... Тебе надо быть хуже, чтобы я был достойным тебя!)</text:p>
        </text:list-item>
        <text:list-item>
          <text:p text:style-name="P98">Не работает — нахлебница, сидит на моей шее. / Работает — а обо мне кто будет заботиться?! Эгоистка!</text:p>
        </text:list-item>
        <text:list-item>
          <text:p text:style-name="P98">Все женщины корыстные сучки! Им только деньги и нужны! / Как это ты сама за себя заплатишь? Ты хочешь меня унизить?</text:p>
        </text:list-item>
        <text:list-item>
          <text:p text:style-name="P98">Занимаешься спортом — хочешь, чтоб парни на твою накачанную попку смотрели? / Не занимаешься — лентяйка и жопа у тебя жирная!</text:p>
        </text:list-item>
        <text:list-item>
          <text:p text:style-name="P98">Ей только обнимашки и нужны! / Она вообще не обращает на меня внимание!</text:p>
        </text:list-item>
        <text:list-item>
          <text:p text:style-name="P98">Мне нравятся умные девушки! / Она что думает, что она самая умная?!</text:p>
        </text:list-item>
        <text:list-item>
          <text:p text:style-name="P98">Мне так нравится твой смех! / Когда ты уже успокоишься? Веди себя нормально!</text:p>
        </text:list-item>
        <text:list-item>
          <text:p text:style-name="P98">Мне для тебя ничего не жалко! / Джинсы тебе новые? А чем тебе старые не нравятся?</text:p>
        </text:list-item>
      </text:list>
      <text:p text:style-name="P11"><text:soft-page-break/><text:span text:style-name="T10">Противостояние</text:span>:</text:p>
      <text:p text:style-name="P2">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2">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2">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6" text:outline-level="2">Демонстрация<text:line-break/>(в доп. к описанию дабл байнда)</text:h>
      <text:h text:style-name="Heading_20_3" text:outline-level="3">Демонстрация занятости</text:h>
      <text:p text:style-name="P2">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2">Вам нужно осознать что слова без действий и поступков ничего не значат.</text:p>
      <text:p text:style-name="P2"><text:soft-page-break/>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2">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2">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2">Очень плавно мы подошли к еще одному моменту — свободное время. От чего? От каких дел?</text:p>
      <text:p text:style-name="P2">Работа, друзья, компьютерные игры... Возможно какие-то хобби или само/образова<text:soft-page-break/>ние. Заметьте, что в большинство его занятий вы не вписываетесь.</text:p>
      <text:p text:style-name="P2">Что вам с того?</text:p>
      <text:p text:style-name="P2">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2">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2">Несомненно, ему нужны инструменты для их изготовления.</text:p>
      <text:p text:style-name="P2">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2"><text:soft-page-break/>Для того, чтобы «работа» приносила больше кирпичей, нужно еще два инструмента «обучение» и «отдых».</text:p>
      <text:p text:style-name="P2">На «обучение» обычно тратятся такие ресурсы, как время, и, если речь не идет о самообразовании, то еще и кирпичи. Это ничего, ведь потратив один кирпич на «обучение», можно за-«работа»-ть больше кирпичей.</text:p>
      <text:p text:style-name="P2">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2">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2">Но что если эти кирпичи используются не по назначению? Что если они не пригодны для строительства? Что если вы заметили, что <text:soft-page-break/>он строит Будущее только для себя, или если строит лишь Сегодня?</text:p>
      <text:p text:style-name="P2">Попробуйте представить, что вас ждет с этим человеком? А ничего — шиш на палочке.</text:p>
      <text:p text:style-name="P2">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2">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2">На Будущее вашей пары вы тратите исключительно свои силы, а он лишь создает видимость продуктивности на ваше общее благо.</text:p>
      <text:p text:style-name="P2">Он изображает старания. Занимается только тем, что ему нравится, с теми, кто, на <text:soft-page-break/>самом деле, стоит для него на первом месте, а вот вам придется изо дня в день ждать своей очереди.</text:p>
      <text:p text:style-name="P2">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2">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2">Вы постоянно оправдываете его.</text:p>
      <text:p text:style-name="P2">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2"><text:soft-page-break/>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2">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2">Противостояние<text:span text:style-name="T11">:</text:span></text:p>
      <text:p text:style-name="P65">Во-первых, как я уже неоднократно говорила — перестаньте служить. Во-вторых, поставьте наконец себя на первое место, полюбите себя!</text:p>
      <text:p text:style-name="P11">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1">Вылезьте наконец из «домика» под названием зависимость.</text:p>
      <text:p text:style-name="P11">Измените свое поведение в свою пользу — вызовете в нем очень разные эмоции: удив<text:soft-page-break/>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1">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2">Есть еще один вид демонстрации. В прямом смысле этого слова. Он смело относится к дабл байнду, так как тоже сбивает с толку.</text:p>
      <text:p text:style-name="P2">Это демонстрация хорошего отношения к вам, наличия чувств к вам, восхищения вами... Только не вам, а окружающим.</text:p>
      <text:p text:style-name="P2">Обратите внимание на его поведение. На его отношение к вам. Отличается ли оно наедине с вами и в окружении кого-то постороннего (родителей, друзей, знакомых...)? <text:soft-page-break/>Понаблюдайте за ним, если до этого не задумывались об этом.</text:p>
      <text:p text:style-name="P2">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2">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2">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2">О, скорее всего, именно это вас и раздражает, но вы еще даже не рассматриваете этот раздражитель, так как не знаете о нем.</text:p>
      <text:p text:style-name="P2"><text:soft-page-break/>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2">Вы ведь все еще тешите себя иллюзиями: «Не может же он просто так, без причины...!», «Показалось!» или «Он не желает мне зла!»</text:p>
      <text:p text:style-name="P2">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2">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2"><text:soft-page-break/>Теперь, если вдруг вы, как инструмент, потеряете для него ценность — можете не сомневаться, что его поддержат. Его, а не вас, при любых раскладах.</text:p>
      <text:p text:style-name="P12">Противостояние<text:span text:style-name="T11">:</text:span></text:p>
      <text:p text:style-name="P11">Здесь, на мой взгляд, ничего не остается, кроме как <text:s/>акцентировать на этом внимание вашего окружения. Обращайте внимание вслух:</text:p>
      <text:list xml:id="list38627272" text:continue-numbering="true" text:style-name="диалог">
        <text:list-item>
          <text:p text:style-name="P105">Ого, сколько нежности! Всегда бы так!</text:p>
        </text:list-item>
        <text:list-item>
          <text:p text:style-name="P105">Ммм... спасибо, милый! Ты настоящий джентльмен! Если бы еще дома так себя вел, то цены бы тебе не было! На тебе цем!</text:p>
        </text:list-item>
        <text:list-item>
          <text:p text:style-name="P107"><text:span text:style-name="T11">Откуда столько внимания? Или это ты перед друзьями рисуешься?</text:span>!</text:p>
        </text:list-item>
        <text:list-item>
          <text:p text:style-name="P105">Ой, а я уже и забыла, как цветы пахнут!</text:p>
        </text:list-item>
      </text:list>
      <text:p text:style-name="P11">Но, внимание!</text:p>
      <text:p text:style-name="P11"><text:s/>Не нужно делать такие акценты агрессивно — это обернется против вас. Это не должен быть упрек или замечание — такие наез<text:soft-page-break/>ды со стороны будут выглядеть тихой истерикой.</text:p>
      <text:p text:style-name="P11">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1">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1">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6" text:outline-level="2"><text:bookmark-start text:name="Podkrieplieniie__Stimuliatsiia_na_dieist"/>Подкрепление.<text:line-break/>Стимуляция на действия<text:bookmark-end text:name="Podkrieplieniie__Stimuliatsiia_na_dieist"/></text:h>
      <text:p text:style-name="P2">Подкрепление — это событие, которое служит для увеличения вероятности реакции. Это, своего рода, стимулятор.</text:p>
      <text:p text:style-name="P2">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2">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text:soft-page-break/>вать. Ну, а потом — нажимать, нажимать и снова нажимать.</text:p>
      <text:p text:style-name="P2">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7" text:outline-level="3"><text:bookmark-start text:name="Polozhitiel_noie_podkrieplieniie_"/>Положительное подкрепление<text:bookmark-end text:name="Polozhitiel_noie_podkrieplieniie_"/></text:h>
      <text:p text:style-name="P2">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3">«Если мне нравится то, что ты делаешь, тебя ждет награда.»</text:p>
      <text:p text:style-name="P2">У положительного подкрепления есть несколько, так сказать, направлений.</text:p>
      <text:p text:style-name="P2">1. Стимуляция жертвы на действия путем поощрения за выполнение обязанностей манипулятора.</text:p>
      <text:list xml:id="list38606764" text:continue-numbering="true" text:style-name="диалог">
        <text:list-item>
          <text:p text:style-name="P98">Ты у меня такая сильная! Такие тяжелые пакеты из магазина притащила! Люблю сильных женщин. Иди сюда, я тебя поцелую!</text:p>
        </text:list-item>
      </text:list>
      <text:p text:style-name="P2">В этом случае он благодарит за то, что должен был сделать сам, но вам ведь приятно, <text:soft-page-break/>вас похвалили и вашу усталость, как рукой сняло!</text:p>
      <text:p text:style-name="P2">2. Стимуляция жертвы на действия путем благодарности за то, что жертва выполнила свои обязанности.</text:p>
      <text:list xml:id="list38618324" text:continue-numbering="true" text:style-name="диалог">
        <text:list-item>
          <text:p text:style-name="P98">Вот тебе цветы за то, что ты вчера приготовила такой вкусный ужин!</text:p>
        </text:list-item>
      </text:list>
      <text:p text:style-name="P2">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2">Он не сделал это просто так, потому что вы хорошая и заботливая, или потому что он вас любит. Он великодушно отплатил вам за ваши труды.</text:p>
      <text:p text:style-name="P2">3. Стимуляция жертвы на действия путем требований ответной реакции на его действия.</text:p>
      <text:list xml:id="list38618902" text:continue-numbering="true" text:style-name="диалог">
        <text:list-item>
          <text:p text:style-name="P98">Я вчера с тобой поделился, теперь ты делись.</text:p>
        </text:list-item>
        <text:list-item>
          <text:p text:style-name="P98"><text:soft-page-break/>В прошлый раз я уступил, теперь ты уступи.</text:p>
        </text:list-item>
      </text:list>
      <text:p text:style-name="P2">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2">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8609555" text:continue-numbering="true" text:style-name="диалог">
        <text:list-item>
          <text:p text:style-name="P98">Летом едем на море, а зимой — в горы, договорились?</text:p>
        </text:list-item>
      </text:list>
      <text:p text:style-name="P2">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text:soft-page-break/>сие и не выполнив его, вы поступите несправедливо, что будет равноценно обману.</text:p>
      <text:p text:style-name="P2">4. Стимуляция жертвы путем похвалы на самостоятельное выполнение общих обязанностей.</text:p>
      <text:list xml:id="list38611710" text:continue-numbering="true" text:style-name="диалог">
        <text:list-item>
          <text:p text:style-name="P98">Милая, но ты же знаешь, что я не уберу в квартире, как ты! Ты с этим справишься гораздо быстрее, чем я! Ты у меня такая молодец!</text:p>
        </text:list-item>
        <text:list-item>
          <text:p text:style-name="P98">У тебя так здорово получается все планировать, так что я решил дать тебе возможность полностью спланировать эту поездку!</text:p>
        </text:list-item>
        <text:list-item>
          <text:p text:style-name="P98">Никто не сделает это лучше тебя! Не буду мешать!..</text:p>
        </text:list-item>
      </text:list>
      <text:p text:style-name="P2">5. Сглаживание последствий деструктивного (отрицательного) поведения абьюзера.</text:p>
      <text:list xml:id="list38616071" text:continue-numbering="true" text:style-name="диалог">
        <text:list-item>
          <text:p text:style-name="P98">Милая, не обижайся! Я ведь так тебя люблю!</text:p>
        </text:list-item>
        <text:list-item>
          <text:p text:style-name="P98">Я вчера погорячился... Вот тебе цветы!</text:p>
        </text:list-item>
        <text:list-item>
          <text:p text:style-name="P98"><text:soft-page-break/>Я без тебя не смогу! Ты мне очень нужна! Не бросай меня! Я не знаю, что буду без тебя (такой хорошей) делать!</text:p>
        </text:list-item>
      </text:list>
      <text:p text:style-name="P2">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2">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2">То есть, постоянно нажимают на вашу зеленую кнопку!</text:p>
      <text:p text:style-name="P46">* * *</text:p>
      <text:p text:style-name="P2">Вы тянули тяжести на пятый этаж или простояли у плиты весь день — вы заслужили, <text:soft-page-break/>вот вам награда. Хотите получить еще плюшек, придется повторить.</text:p>
      <text:p text:style-name="P2">Такие поощрения не есть плюшки.</text:p>
      <text:p text:style-name="P2">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2">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2">Чем же отличается положительное подкрепление от проявления внимания и любви к вам?</text:p>
      <text:p text:style-name="P2">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2"><text:soft-page-break/>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2">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2">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2">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text:soft-page-break/>будете прогибаться и подчиняться воле манипулятора.</text:p>
      <text:p text:style-name="P2"><text:span text:style-name="T10">Противостояние</text:span>:</text:p>
      <text:p text:style-name="P2">Помните, действия абьюзера рассчитаны на обеспечение собственного комфорта.</text:p>
      <text:p text:style-name="P2">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2">Если он выполнит вашу просьбу — похвалите его. Это будет вашим положительным подкреплением.</text:p>
      <text:list xml:id="list38623551" text:continue-numbering="true" text:style-name="диалог">
        <text:list-item>
          <text:p text:style-name="P98">Спасибо! Я очень рада! Ты приготовил действительно вкусный ужин!</text:p>
        </text:list-item>
        <text:list-item>
          <text:p text:style-name="P98">Спасибо! Это действительно важно для меня! Ты мне очень помог!</text:p>
        </text:list-item>
      </text:list>
      <text:p text:style-name="P2"><text:soft-page-break/>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7" text:outline-level="3"><text:bookmark-start text:name="Nieustoichivoie_ili_chastichnoie_podkrie"/>Неустойчивое или частичное подкрепление<text:bookmark-end text:name="Nieustoichivoie_ili_chastichnoie_podkrie"/></text:h>
      <text:p text:style-name="P2">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3">«Я сомневаюсь в том, что ты сделаешь так, как я хочу.»</text:p>
      <text:p text:style-name="P2">Он оценивает ваши действия, значительно занижая свои оценки вам, поощряя вас стараться лучше, упорствовать, угождать.</text:p>
      <text:list xml:id="list38626068" text:continue-numbering="true" text:style-name="диалог">
        <text:list-item>
          <text:p text:style-name="P98">Ты приготовила замечательный ужин! Вот если бы ты еще и десерт приготовила — цены бы тебе не было!</text:p>
        </text:list-item>
        <text:list-item>
          <text:p text:style-name="P98">Сегодня ты приготовила замечательный ужин! Но вчера ужин был вкуснее.</text:p>
        </text:list-item>
      </text:list>
      <text:p text:style-name="P2">Подобные ситуации, если они есть в ваших отношениях, гласят о том, что абьюзер де<text:soft-page-break/>монстрирует собственную власть над вами. Такая мотивация сосредоточена на том, чтобы остаться «чистеньким», не более не менее.</text:p>
      <text:p text:style-name="P2">Вместо того, чтобы потребовать отдачи, вы чувствуете свою вину в том, что у вас что-то получилось не так хорошо, как могло бы.</text:p>
      <text:p text:style-name="P2">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2">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8627800" text:continue-numbering="true" text:style-name="диалог">
        <text:list-item>
          <text:p text:style-name="P98">Ты прямо статусами из соц-сети заговорила!</text:p>
        </text:list-item>
        <text:list-item>
          <text:p text:style-name="P98">Вау, а что это за платье у тебя такое! Может наденешь что-то другое?</text:p>
        </text:list-item>
        <text:list-item>
          <text:p text:style-name="P98"><text:soft-page-break/>Тебе бы постричься не помешало... Только вчера была у парикмахера?.. Понятно...</text:p>
        </text:list-item>
      </text:list>
      <text:p text:style-name="P2">Или, например, с вами разговаривают, употребляя сложные термины, заводя тему, в которой вы не разбираетесь. Вы чувствуете себя неловко и глупо...</text:p>
      <text:p text:style-name="P2">Это из-за того, что по теореме эквивалентности при элементарных преобразованиях... Ну ты же понимаешь, о чем я, да?</text:p>
      <text:list xml:id="list38620857" text:continue-numbering="true" text:style-name="диалог">
        <text:list-item>
          <text:p text:style-name="P98">Также во многом это проявляется в быту:</text:p>
        </text:list-item>
        <text:list-item>
          <text:p text:style-name="P98">Ты вчера борщ пересолила, поэтому сегодня готовишь тоже ты.</text:p>
        </text:list-item>
        <text:list-item>
          <text:p text:style-name="P98">Я мыл лапы Рексу, поэтому гулять с ним идешь опять ты.</text:p>
        </text:list-item>
      </text:list>
      <text:p text:style-name="P2">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text:soft-page-break/>вает ваши — что создает видимость его участия.</text:p>
      <text:p text:style-name="P2">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2">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2">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text:soft-page-break/>раться для обеспечения комфорта для вашей пары.</text:p>
      <text:p text:style-name="P2">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2"><text:span text:style-name="T10">Противостояние</text:span>:</text:p>
      <text:p text:style-name="P2">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8617786" text:continue-numbering="true" text:style-name="диалог">
        <text:list-item>
          <text:p text:style-name="P98">Да, эта то самое платье, в котором я была на нашем свидании неделю назад. Ты еще сказал, что я хорошо выгляжу.</text:p>
        </text:list-item>
        <text:list-item>
          <text:p text:style-name="P98">Ты думаешь, что если скажешь мне пару незнакомых мне слов, я тебя любить больше буду?</text:p>
        </text:list-item>
        <text:list-item>
          <text:p text:style-name="P98">Если ты хочешь рыбу на ужин, то ты мог бы сам ее приготовить.</text:p>
        </text:list-item>
        <text:list-item>
          <text:p text:style-name="P98"><text:soft-page-break/>Не нравится — делай сам.</text:p>
        </text:list-item>
        <text:list-item>
          <text:p text:style-name="P98">Это все потому, что ты не помог мне. Легко говорить, когда ты даже не учавствовал.</text:p>
        </text:list-item>
      </text:list>
      <text:p text:style-name="P2">Вполне справедливо.</text:p>
      <text:p text:style-name="P2">Не берите на себя слишком много! Если это вам нужно — то вперед. Только потом не плачьте, что вас наказали или недооценили.</text:p>
      <text:list xml:id="list38605876" text:continue-numbering="true" text:style-name="диалог">
        <text:list-item>
          <text:p text:style-name="P98">Тебе надо, ты и делай! - услышите вы на все предложения.</text:p>
        </text:list-item>
      </text:list>
      <text:p text:style-name="P2">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2">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2"><text:soft-page-break/>Что касается бытовых вопросов, то тут сложнее, ведь вам придется прекратить проявлять инициативу (она наказуема).</text:p>
      <text:p text:style-name="P2">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77" text:outline-level="3"><text:bookmark-start text:name="Otritsatiel_noie_podkrieplieniie_"/>Отрицательное подкрепление<text:bookmark-end text:name="Otritsatiel_noie_podkrieplieniie_"/></text:h>
      <text:p text:style-name="P2">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3">«Если ты не сделаешь так, как я хочу, то тебя ждет наказание.»</text:p>
      <text:p text:style-name="P2">Используя отрицательное подкрепление, абьюзер создает угрозу и стимулирует вас на все, что поможет вам избежать этой угрозы.</text:p>
      <text:list xml:id="list38606595" text:continue-numbering="true" text:style-name="диалог">
        <text:list-item>
          <text:p text:style-name="P98">Если ты сейчас пойдешь гулять, то я с тобой не буду разговаривать.</text:p>
        </text:list-item>
        <text:list-item>
          <text:p text:style-name="P98">Если ты купишь это платье, то мы не поедем в отпуск.</text:p>
        </text:list-item>
        <text:list-item>
          <text:p text:style-name="P98">Если ты еще раз так сделаешь — пеняй на себя!</text:p>
        </text:list-item>
        <text:list-item>
          <text:p text:style-name="P98"><text:soft-page-break/>Если ты выйдешь из квартиры — можешь не возвращаться!</text:p>
        </text:list-item>
      </text:list>
      <text:p text:style-name="P2">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2">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2"><text:span text:style-name="T10">Противостояние</text:span>:</text:p>
      <text:p text:style-name="P2">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text:soft-page-break/>главное осознать, что над вами нависла угроза пострашнее «одноразовой» кары.</text:p>
      <text:p text:style-name="P2">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2">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2"><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text:soft-page-break/>с ним, то со всем остальным справиться будет легче.</text:p>
      <text:p text:style-name="P2">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2">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2">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2">— Объясни мне, по какой причине ты запрещаешь мне это делать (пойти гулять)?</text:p>
      <text:p text:style-name="P2"><text:soft-page-break/>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2">Оставайтесь спокойной, не повышайте интонацию. Скажите ровно и может даже с улыбкой:</text:p>
      <text:list xml:id="list38627795" text:continue-numbering="true" text:style-name="диалог">
        <text:list-item>
          <text:p text:style-name="P98">Но ты не можешь мне запретить!</text:p>
        </text:list-item>
      </text:list>
      <text:p text:style-name="P2">Вы хозяйка собственной жизни и вам решать, что вам делать. Никто, даже ваши родители, не могут вам запретить поступать так, как вам хочется.</text:p>
      <text:p text:style-name="P2">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text:soft-page-break/>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2">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2">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2">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text:soft-page-break/>ствии посторонних он будет вести себя спокойнее и вряд ли начнет распускать руки.</text:p>
      <text:list xml:id="list38624479" text:continue-numbering="true" text:style-name="диалог">
        <text:list-item>
          <text:p text:style-name="P98">Поговорим, когда я вернусь.</text:p>
        </text:list-item>
      </text:list>
      <text:p text:style-name="P2">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2">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2"><text:soft-page-break/>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2">Будьте готовы и к тому, что ваши попытки противостоять ему могут вызвать в нем море агрессии, которую он направит на вас мощным потоком.</text:p>
      <text:h text:style-name="P77" text:outline-level="3"><text:bookmark-start text:name="Travmiruiushchii_odnorazovyi_opyt_"/>Травмирующий одноразовый опыт<text:bookmark-end text:name="Travmiruiushchii_odnorazovyi_opyt_"/></text:h>
      <text:p text:style-name="P2">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3">«Так будет каждый раз, когда ты сделаешь то, чего я не хочу.»</text:p>
      <text:p text:style-name="P2">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2">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text:soft-page-break/>какое-то время или успокоить, мой парень посреди улицы схватил меня за руку и грубо встряхнул.</text:p>
      <text:p text:style-name="P2">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2">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2">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2">Понимание этого факта происходит на уровне ассоциаций. Если дальше, в ходе отношений, манипулятор вас ломает, то такой <text:soft-page-break/>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2"><text:span text:style-name="T10">Противостояние</text:span>:</text:p>
      <text:p text:style-name="P2">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6" text:outline-level="2"><text:bookmark-start text:name="Postoiannyie_zhaloby_"/>Постоянные жалобы<text:bookmark-end text:name="Postoiannyie_zhaloby_"/></text:h>
      <text:p text:style-name="P2">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2">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2">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text:soft-page-break/>рирования его проблем, вас выставят бездушным и бессердечным человеком, которому плевать на чужие проблемы.</text:p>
      <text:p text:style-name="P2">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2">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2">Пожалуй, я включу сюда еще один момент — жажда внимания. Рассмотрим сразу две формулировки:</text:p>
      <text:list xml:id="list38603204" text:continue-numbering="true" text:style-name="диалог">
        <text:list-item>
          <text:p text:style-name="P98">Ты уделяешь мне недостаточно внимания! — упрек.</text:p>
        </text:list-item>
        <text:list-item>
          <text:p text:style-name="P98">Ты должна уделять мне больше внимания! — приказ.</text:p>
        </text:list-item>
      </text:list>
      <text:p text:style-name="P2">В приказном тоне или же в качестве обвинения — это жалоба.</text:p>
      <text:p text:style-name="P2"><text:soft-page-break/>Вы, в коем-то веке, собрались с подругами — он вам без конца звонит. Вы чем-то заняты, но он вас зовет, а если вы не подходите — обижается...</text:p>
      <text:p text:style-name="P2">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2"><text:span text:style-name="T10">Противостояние</text:span>:</text:p>
      <text:p text:style-name="P2">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2">Этими приемами, зачастую, пользуются сами манипуляторы, люди невосприимчивые к манипуляциям и делают это они — подсознательно.</text:p>
      <text:p text:style-name="P2"><text:soft-page-break/>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2">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2">Вам понадобится чуток равнодушия и подход с юмором:</text:p>
      <text:list xml:id="list386231431" text:continue-numbering="true" text:style-name="диалог">
        <text:list-item>
          <text:p text:style-name="P98">Болит голова? Выпей таблетку. Вон там лежит...</text:p>
        </text:list-item>
        <text:list-item>
          <text:p text:style-name="P98">Что? Опять злодей-Володя тебе палки в колеса ставит? Вот паразит! Ужинать будешь?</text:p>
        </text:list-item>
        <text:list-item>
          <text:p text:style-name="P98">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8"><text:soft-page-break/>Милый, не могу подойти! Тебе надо — ты и подходи.</text:p>
        </text:list-item>
      </text:list>
      <text:p text:style-name="P2">В любом случае это не супер-сложные дела, чтоб вы летели к нему по первому зову.</text:p>
      <text:p text:style-name="P2">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6" text:outline-level="2"><text:bookmark-start text:name="Nieriashlivost__"/>О<text:bookmark-end text:name="Nieriashlivost__"/>тношение к чистоте</text:h>
      <text:p text:style-name="P2">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2"> </text:span><text:span text:style-name="T13">н</text:span>еряшливость.</text:h>
      <text:p text:style-name="P2">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2">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text:soft-page-break/>крошит — пройдет мимо), при этом отрицает свою причастность к беспорядку и совершенно не видит в этом проблему.</text:p>
      <text:p text:style-name="P2">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2"><text:span text:style-name="T10">Противостояние</text:span>:</text:p>
      <text:p text:style-name="P2">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2">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text:soft-page-break/>претензии по поводу дел, относящихся к самообслуживанию!</text:p>
      <text:p text:style-name="P2">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2">Попробуйте осторожно намекать, например, если он закинул одежду в которой был на пикнике в шкаф к чистым вещам:</text:p>
      <text:list xml:id="list38632505" text:continue-numbering="true" text:style-name="диалог">
        <text:list-item>
          <text:p text:style-name="P98">Фу, чем это так пахнет? Дорогой, это что, от тебя? Да ты у меня вонючка!</text:p>
        </text:list-item>
      </text:list>
      <text:p text:style-name="P2">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7" text:outline-level="3">Патологическое стремление к чистоте</text:h>
      <text:p text:style-name="P2">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2">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2">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2"><text:soft-page-break/>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1">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1">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1">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1"><text:soft-page-break/>В отношениях с маниакальным чистюлей этого недостаточно.</text:p>
      <text:p text:style-name="P11">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1">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1">Также, чрезмерная приверженность к чистоте может свидетельствовать о наличии таких качеств, как:</text:p>
      <text:list xml:id="list4691809901789217198" text:style-name="L19">
        <text:list-item>
          <text:p text:style-name="P143"><text:span text:style-name="T31">закомплексованность и неуверенность в себе</text:span><text:span text:style-name="T3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8"><text:soft-page-break/><text:span text:style-name="T12">сексуальная неудовлетворенность</text:span><text:span text:style-name="T11">, как считал Фрейд, хотя многие современные </text:span><text:span text:style-name="T11">психоаналитики склонны считать, что неудовлетворенность необязательно должна быть сексуальной;</text:span></text:p>
        </text:list-item>
        <text:list-item>
          <text:p text:style-name="P106"><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6"><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6"><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1"><text:soft-page-break/>Но что же делать вам, если именно от вас требуют идеальной чистоты в доме?</text:p>
      <text:p text:style-name="P12">Противостояние<text:span text:style-name="T11">:</text:span></text:p>
      <text:p text:style-name="P11">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2"><text:span text:style-name="T11">Вы не слуга! </text:span>Это первое и главное, что нужно усвоить!</text:p>
      <text:p text:style-name="P2">Если ваш партнер хочет видеть идеальный порядок — пусть наводит его сам.</text:p>
      <text:p text:style-name="P2">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2"><text:soft-page-break/>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Надо — делай сам. Точка. Конец предложения.</text:p>
      <text:p text:style-name="P2">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6" text:outline-level="2"><text:bookmark-start text:name="Nieghliekt_"/>Неглект<text:bookmark-end text:name="Nieghliekt_"/></text:h>
      <text:p text:style-name="P2">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2131024672122287463" text:style-name="L20">
        <text:list-item>
          <text:p text:style-name="P144"><text:soft-page-break/><text:span text:style-name="T20">в то время, как вы болеете и вам остро необходима помощь вашего партнера, он, </text:span><text:span text:style-name="T20">например, едет на рыбалку на выходные, оставляя вас в полной беспомощности;</text:span></text:p>
        </text:list-item>
        <text:list-item>
          <text:p text:style-name="P10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9">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9">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9">абьюзер считает, что у вас лишний вес и заставляет вас голодать: «Хватит жрать!»;</text:p>
        </text:list-item>
        <text:list-item>
          <text:p text:style-name="P109"><text:soft-page-break/>абьюзер создает условия, в которых заставляет вас мерзнуть: «Холодно? Приседай — быстрее согреешься!»;</text:p>
        </text:list-item>
        <text:list-item>
          <text:p text:style-name="P109">абьюзер мешает вам спать: «На том свете выспишься!»;</text:p>
        </text:list-item>
        <text:list-item>
          <text:p text:style-name="P109">абьюзер не разрешает вам проявлять симптомы болезни «Сколько уже можно кашлять?!» и т. д.</text:p>
        </text:list-item>
      </text:list>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2"><text:soft-page-break/><text:span text:style-name="T10">Противостояние</text:span>:</text:p>
      <text:p text:style-name="P2">У вас должна быть сила воли отказаться от его плюшек. Требуйте от него заботу или ищите ее в другом месте.</text:p>
      <text:list xml:id="list38633482" text:continue-list="list38632505" text:style-name="диалог">
        <text:list-item>
          <text:p text:style-name="P98">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8">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8">Ты же знаешь, что я на антибиотиках. Ты не хочешь, чтобы я поправилась?</text:p>
        </text:list-item>
        <text:list-item>
          <text:p text:style-name="P98">Если ты считаешь, что мне не стоит употреблять эти лекарства, тогда предложи мне альтернативу. Или ты хочешь, чтоб мне было плохо?</text:p>
        </text:list-item>
      </text:list>
      <text:p text:style-name="P2">Не советуясь с ним, вызовите врача и расскажите ему, что ваш заботливый партнер посоветовал вам эту технику лечения, но <text:soft-page-break/>вам, почему-то вдруг стало от нее только хуже. Прекрасно, если он станет свидетелем этого разговора.</text:p>
      <text:p text:style-name="P2">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2">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0">Это не шутка, так как </text:span><text:span text:style-name="_31__20_Text"><text:span text:style-name="T20">неглект может стать причиной смерти жертвы</text:span></text:span><text:span text:style-name="T20">. Если у вас, по каким-то причинам, нет возможности обратиться к близким или знакомым — звоните на горячие линии, обращайтесь в центры помощи, </text:span><text:soft-page-break/><text:span text:style-name="T20">говорите, что вы подвергаетесь физическому насилию и вам нужна помощь!</text:span></text:p>
      <text:h text:style-name="P76" text:outline-level="2"><text:bookmark-start text:name="Popytka_vytorghovat____pravo_nalievo____"/>Попытка выторговать право на «лево». Принуждение к трио<text:bookmark-end text:name="Popytka_vytorghovat____pravo_nalievo____"/></text:h>
      <text:p text:style-name="P2">Измены. Измены. Измены. Пожалуй этот раздел для меня самый тяжелый. Как лучше — описать прямо и вкратце, или расписать подробно? Как это сделать?</text:p>
      <text:p text:style-name="P2">Для многих измена — это самый настоящий удар. Удар по самолюбию. Жизнь после измены никогда не станет прежней. С этим человеком.</text:p>
      <text:p text:style-name="P2">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4">Лично я никогда об этом не задумывалась, но как-то разговорилась с девчонками на эту <text:soft-page-break/>тему и услышала довольно интересное мнение.</text:p>
      <text:list xml:id="list38603643" text:continue-numbering="true" text:style-name="диалог">
        <text:list-item>
          <text:p text:style-name="P98">Я бы простила измену. — сказала мне одна девушка, которая очень себя любит.</text:p>
        </text:list-item>
        <text:list-item>
          <text:p text:style-name="P98">Как же так? — спросила я. — Это же предательство!</text:p>
        </text:list-item>
      </text:list>
      <text:p text:style-name="P2">Но ответ был очень интересным. Она ответила, что сама не представляет, как это всю жизнь — одно и тоже. </text:p>
      <text:p text:style-name="P38">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5">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2">Их отношения распались. Но она до сих пор жалеет своего бывшего — он ее любил. <text:soft-page-break/>Его ошибка, его слабость не только подпортила ей нервы, но и его жизнь — он был вынужден бросить любимую и зарегистрировать брак с не-любимой.</text:p>
      <text:p text:style-name="P2">Говорить об изменах — все равно, что водить вилами по воде — бессмысленно. Что тут скажешь, когда дело сделано?..</text:p>
      <text:p text:style-name="P2">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2">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2">Так чем же банальная слабость отличается от деструктива?</text:p>
      <text:p text:style-name="P2">Слабость. Не смог устоять.</text:p>
      <text:p text:style-name="P2"><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2">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2">К сожалению, в парах такое встречается очень часто.</text:p>
      <text:p text:style-name="P2">В деструктивных отношениях все происходит несколько иначе.</text:p>
      <text:p text:style-name="P2">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2">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text:soft-page-break/>зера. Вы ищите проблему в себе, но не находите. Это изматывает.</text:p>
      <text:p text:style-name="P2">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2">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2">Так... я обещала не повторяться.</text:p>
      <text:p text:style-name="P2">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2"><text:soft-page-break/>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2">Он выбирает рубашку — ставит на ней пятно. Мозгов не хватает отстирать его и он эту рубашку выбрасывает: «Плохая некачественная рубашка!»</text:p>
      <text:p text:style-name="P2">Он покупает молоко. Забывает про него — оно скисает. Он выливает его: «Отвратительное молоко!»</text:p>
      <text:p text:style-name="P2">Он покупает себе ботинки. Хорошие кожаные качественные ботинки. Занашивает их до дыр и выбрасывает их: «Подделка!»</text:p>
      <text:p text:style-name="P2">Он выбирает женщину. Пользуется ей. Не заботится о ней. Обижает ее, может даже бьет, а потом бросает ее: «Разве это баба?! Вот Машка — вот это баба!»</text:p>
      <text:p text:style-name="P2">И начинается процесс замены.</text:p>
      <text:p text:style-name="P2"><text:soft-page-break/>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2">Если вы не понимаете, к чему я веду, то совсем скоро поймете.</text:p>
      <text:p text:style-name="P2">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2">* * *</text:p>
      <text:p text:style-name="P2">Начнем с измены.</text:p>
      <text:p text:style-name="P2">Вся соль в том, что вы о ней знаете. Возможно, он вам рассказывает сам об этих по<text:soft-page-break/>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2">Беда печаль.</text:p>
      <text:p text:style-name="P2">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2">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5"><text:soft-page-break/>Вы узнаёте об измене либо случайно, либо «типа» случайно. Обязательно в тот момент, когда у вас все хорошо!</text:p>
      <text:p text:style-name="P5">Для вас это удар. Полное опустошение. Вы не можете в это поверить. Слезы-сопли. Крики и отчаянные попытки заставить его объясниться. Вы в шоке.</text:p>
      <text:p text:style-name="P5">А в шоке от того, что он не видит в этом проблемы.</text:p>
      <text:list xml:id="list38609456" text:continue-numbering="true" text:style-name="диалог">
        <text:list-item>
          <text:p text:style-name="P110">Что здесь такого? Я же тебя люблю! А она для меня ничего не значит!</text:p>
        </text:list-item>
        <text:list-item>
          <text:p text:style-name="P110">Ну перепихнулся, ну и что здесь такого?!...</text:p>
        </text:list-item>
      </text:list>
      <text:p text:style-name="P5">Или, как было в моем случае — бросил самым жестоким образом, погулял и вернулся, мол — жить без тебя не могу.</text:p>
      <text:p text:style-name="P5">Все было хорошо, а потом, как вы помните:</text:p>
      <text:list xml:id="list38631923" text:continue-numbering="true" text:style-name="диалог">
        <text:list-item>
          <text:p text:style-name="P110">Не имеет значения, что произошло в тот момент, когда люди были, как бы, не вместе...</text:p>
        </text:list-item>
        <text:list-item>
          <text:p text:style-name="P110">Да, я трахаться хотел! Мне было плохо!..</text:p>
        </text:list-item>
      </text:list>
      <text:p text:style-name="P5"><text:soft-page-break/>Не можешь простить — дура. Из-за херни, пардон, отношения рушишь. Уходишь? - Не уходи! Я тебя люблю! И так далее...</text:p>
      <text:p text:style-name="P5">А знаете, что самое интересное? Он будет повторять подобные вещи с совершенно спокойным выражением лица. Типа:</text:p>
      <text:list xml:id="list38603318" text:continue-numbering="true" text:style-name="диалог">
        <text:list-item>
          <text:p text:style-name="P110">Подумаешь, кружку разбил. На счастье...</text:p>
        </text:list-item>
      </text:list>
      <text:p text:style-name="P5">Он продемонстрирует вам, что ничего такого не произошло. Ни-че-го! А вы поверите. После долгой, подобного рода, обработке.</text:p>
      <text:p text:style-name="P5">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5">—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2"><text:soft-page-break/>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2">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2">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2">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2"><text:soft-page-break/>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2">Здорово придумал, да?</text:p>
      <text:p text:style-name="P2">Неа, не прокатит. То, о чем вы сейчас подумали — не прокатит. Он не разрешит вам сделать что-либо подобное. Даже не пытайтесь!</text:p>
      <text:p text:style-name="P2">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2">Есть конечно и еще один вариант — он вам разрешит. И вот это для вас будет очень плохо.</text:p>
      <text:p text:style-name="P2">Ну, на самом деле, это для вас будет хорошо — весь этот деструктив закончится, ведь он вас обвинит в измене или, чего лучше, в <text:soft-page-break/>проституции и бросит, неверную! В любом случае он постарается сделать так, что вам будет очень плохо.</text:p>
      <text:p text:style-name="P2">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2">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2">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2">А ведь вы не сможете.</text:p>
      <text:p text:style-name="P2"><text:soft-page-break/>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2">Хм, кажется я повторяюсь...</text:p>
      <text:p text:style-name="P2">Так вот — это конец.</text:p>
      <text:list xml:id="list38605112" text:continue-numbering="true" text:style-name="диалог">
        <text:list-item>
          <text:p text:style-name="P98">У женщины мужик должен быть один. Только шлюхи трахаются со всеми подряд! — можете услышать вы в ответ.</text:p>
        </text:list-item>
      </text:list>
      <text:p text:style-name="P2">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2">Он ясно даст понять, либо же поставит перед фактом — ему это надо, мол, не нравится — на коридор. Дверь там.</text:p>
      <text:p text:style-name="P2">Он считает свое поведение абсолютно нормальным:</text:p>
      <text:list xml:id="list38607240" text:continue-numbering="true" text:style-name="диалог">
        <text:list-item>
          <text:p text:style-name="P98">А чё?!</text:p>
        </text:list-item>
      </text:list>
      <text:p text:style-name="P2"><text:soft-page-break/>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2">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2">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2">Не наверняка, конечно — это было бы слишком просто. Нет. Он сделает так, что вы догадаетесь, но знать точно не будете. Будете <text:soft-page-break/>ревновать, подозревать, замечать неладное... Очень изощренно!</text:p>
      <text:p text:style-name="P2">Он созванивается и переписывается с новыми пассиями не шифруясь.</text:p>
      <text:list xml:id="list38607502" text:continue-numbering="true" text:style-name="диалог">
        <text:list-item>
          <text:p text:style-name="P110">Это мои подружки!</text:p>
        </text:list-item>
      </text:list>
      <text:p text:style-name="P2">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2">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2">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text:soft-page-break/>вить, обстирывать и... не мешать. Только чтоб не бросил любимый!</text:p>
      <text:p text:style-name="P2">Тут мне, к сожалению, добавить больше нечего. Или к счастью...</text:p>
      <text:p text:style-name="P2">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Секс втроем</text:h>
      <text:p text:style-name="P2">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2">Это тот редкий случай, когда он проявит находчивость и захочет засунуть в ваши по<text:soft-page-break/>стельные приключения еще одного человека. Прямо в постель. Положить с вами рядышком и отыметь по очереди.</text:p>
      <text:p text:style-name="P2">Да, дальше речь пойдет о трио в постели.</text:p>
      <text:p text:style-name="P2">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2">Он преподнесет такие идеи, как что-то очень любопытное и интересное.</text:p>
      <text:list xml:id="list38613965" text:continue-numbering="true" text:style-name="диалог">
        <text:list-item>
          <text:p text:style-name="P98">Слууушай, а давай... А?!</text:p>
        </text:list-item>
      </text:list>
      <text:p text:style-name="P2">Он даже может это преподнести, как предложение сделать еще один серьезный шаг, перейти на новый уровень.</text:p>
      <text:list xml:id="list38605964" text:continue-numbering="true" text:style-name="диалог">
        <text:list-item>
          <text:p text:style-name="P98">Я думаю, что мы готовы к этому...</text:p>
        </text:list-item>
      </text:list>
      <text:p text:style-name="P2">Вы встречались. Потом начали жить вместе. Теперь «это». Ваши отношения, хотите вы этого или нет — набирают новые обороты.</text:p>
      <text:p text:style-name="P2">Девочка. Конечно третьей должна быть девочка (того же пола, что и жертва). Мужик <text:soft-page-break/>ведь в постели должен быть один — он. Мне, например, милый говорил, что, возможно, даже участвовать не будет:</text:p>
      <text:list xml:id="list38611085" text:continue-numbering="true" text:style-name="диалог">
        <text:list-item>
          <text:p text:style-name="P98">Я, — говорит. — просто посижу и посмотрю на вас!</text:p>
        </text:list-item>
      </text:list>
      <text:p text:style-name="P2">Весело, да?</text:p>
      <text:p text:style-name="P2">Я, конечно, отшучивалась, говорила, мол, что, мне тоже интересно попробовать... только с мальчиком. У него такие глаза были! Столько возмущений!..</text:p>
      <text:p text:style-name="P2">Конечно, ведь девочка в постели — это ничего. Подумаешь, ведь она такая же как и вы. Чем же это должно возмущать?! Этого он никогда не поймет.</text:p>
      <text:p text:style-name="P2">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2">Представьте себе, он в эту девочку влюбится, и третьей будете уже вы, а не она. А он вам скажет что-то вроде: «Ты нашла — вот и <text:soft-page-break/>сама виновата. Но вкусы у тебя неплохие! Молодец!»</text:p>
      <text:p text:style-name="P42">* * *</text:p>
      <text:p text:style-name="P2">Да, виноваты в любом случае будете вы. При совершенно исключительно любом исходе. Но что же этим своим поведением хочет сказать ваш партнер?</text:p>
      <text:p text:style-name="P2">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2">Этот нарциссизм во всей своей красе будет проявляться в его отношении... к себе, конечно!</text:p>
      <text:p text:style-name="P2">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2"><text:soft-page-break/>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2">Но цель одна — выбить вас из колеи.</text:p>
      <text:p text:style-name="P2">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2">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2">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text:soft-page-break/>должатся. Вы почувствуете, что теряете его и — начнете стараться еще лучше.</text:p>
      <text:p text:style-name="P2">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2">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2">Вас активно ломают, прогибают под свои аморальные идеи, садятся вам на голову. И все это прячут за маской нормальности. «Нормальности».</text:p>
      <text:list xml:id="list38622910" text:continue-numbering="true" text:style-name="диалог">
        <text:list-item>
          <text:p text:style-name="P98">Что здесь такого? — слышите вы в ответ на все ваши возмущения.</text:p>
        </text:list-item>
      </text:list>
      <text:p text:style-name="P2">Из вас делают дуру. Продолжают делать. И не остановятся никогда. Как бы вы не сопротивлялись — порог вашего терпения будет <text:soft-page-break/>подвергнут непрекращающимся испытаниям. Вы никогда не будете уверены, что в ваших отношениях все норм.</text:p>
      <text:p text:style-name="P2">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2">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2">Я призываю вас мне поверить. Если он заговорил, намекнул или даже пошутил на это тему — он вам изменит. Можете даже не сомневаться в этом.</text:p>
      <text:p text:style-name="P2">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2"><text:soft-page-break/>Это была Иллюзия с большой буквы! Это было очевидным фактом с самого первого раза, как я стала свидетелем разговора с его его друзьями:</text:p>
      <text:list xml:id="list38610621" text:continue-numbering="true" text:style-name="диалог">
        <text:list-item>
          <text:p text:style-name="P98">Измена — это искусство сделать так, чтоб о ней никто не узнал!</text:p>
        </text:list-item>
      </text:list>
      <text:p text:style-name="P2">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2">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2">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text:soft-page-break/>же, испытывали ревность, то вам, стало быть, тяжко пришлось.</text:p>
      <text:p text:style-name="P2">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2">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2"/>
      <text:p text:style-name="P2"/>
      <text:p text:style-name="P2"/>
      <text:h text:style-name="P76" text:outline-level="2"><text:bookmark-start text:name="Pierspiektitsid_"/>Перспектицид<text:bookmark-end text:name="Pierspiektitsid_"/></text:h>
      <text:p text:style-name="P2">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2">Исследователь Массачусетского университета Лиза Аронсон Фонтес описала перспектицид, как «неспособность знать то, что знаешь».</text:p>
      <text:p text:style-name="P36">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2">Перспектицид (<text:span text:style-name="T1">с англ.</text:span> <text:span text:style-name="T1">perspective</text:span> — точка зрения; окончание <text:span text:style-name="T1">cide</text:span> — убийство) — воз<text:soft-page-break/>действие на жертву с целью лишения ее собственных мыслей, идей и целей.</text:p>
      <text:p text:style-name="P2">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2">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2">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2"><text:span text:style-name="T10">Противостояние</text:span>:</text:p>
      <text:p text:style-name="P2">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text:soft-page-break/>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2">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6" text:outline-level="2">Сахарное шоу</text:h>
      <text:p text:style-name="P2">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2"><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8607740" text:continue-numbering="true" text:style-name="диалог">
        <text:list-item>
          <text:p text:style-name="P98">Меня никто, кроме тебя не понимает!</text:p>
        </text:list-item>
        <text:list-item>
          <text:p text:style-name="P98">Ты лучшее, что со мной случилось в жизни!</text:p>
        </text:list-item>
        <text:list-item>
          <text:p text:style-name="P98"><text:soft-page-break/>Как я мог так поступать с тобой?! Теперь я все понял!</text:p>
        </text:list-item>
      </text:list>
      <text:p text:style-name="P16">Если ты поймешь, что история заканчивается здесь — да будет так.</text:p>
      <text:p text:style-name="P2">Задумайтесь, почему он сначала делает все, чтоб вы ушли, а потом делает все, чтоб вы вернулись?</text:p>
      <text:p text:style-name="P2">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2">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2">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2">Оно вам надо?</text:p>
      <text:p text:style-name="P12"><text:soft-page-break/>Противостояние<text:span text:style-name="T11">:</text:span></text:p>
      <text:p text:style-name="P11">Не возвращайтесь!</text:p>
      <text:h text:style-name="P76" text:outline-level="2">Манипуляция разрывом<text:bookmark text:name="Zaiavlieniie_o_razryvie_otnoshienii_"/></text:h>
      <text:p text:style-name="P2">У вас все хорошо, или наконец наладилось после последней ссоры, но вдруг вам объявляют, что вас бросают:</text:p>
      <text:list xml:id="list38629830" text:continue-numbering="true" text:style-name="диалог">
        <text:list-item>
          <text:p text:style-name="P98">Так будет лучше для нас.</text:p>
        </text:list-item>
      </text:list>
      <text:p text:style-name="P2">Или:</text:p>
      <text:list xml:id="list38627657" text:continue-numbering="true" text:style-name="диалог">
        <text:list-item>
          <text:p text:style-name="P98">Так больше не может продолжаться, ведь ты...</text:p>
        </text:list-item>
      </text:list>
      <text:p text:style-name="P2">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2"><text:soft-page-break/>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2">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2">Второй тип, как я, и, стало быть — вы, кто поддается влиянию и становится марионеткой. Есть третий тип людей — манипуляторы.</text:p>
      <text:p text:style-name="P2">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2">Со вторым типом все понятно.</text:p>
      <text:p text:style-name="P2">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text:soft-page-break/>изменений вашего бывшего партнера. О, да! Они тоже ломаются.</text:p>
      <text:p text:style-name="P2">Они тоже становятся настоящими, такими, как мы с вами, жертвами. Психическое влияние — это очень сильное оружие.</text:p>
      <text:p text:style-name="P2">Но такой случай — очень редкое явление.</text:p>
      <text:p text:style-name="P42">* * *</text:p>
      <text:p text:style-name="P2">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2">Вы тешите себя иллюзией, что от осознания этого вам станет гораздо легче, но это не так.</text:p>
      <text:p text:style-name="P2">Вспомните, как развивались ваши отношения. Вы уже понимаете, что вашу психику насиловали постепенно. Прошло несколько лет, <text:soft-page-break/>чтобы вы смогли осознать, что вам с ним плохо и не вы — причина этого «плохо».</text:p>
      <text:p text:style-name="P2">Вам внушали, что нужно быть лучше. И вы снова и снова разрушали себя с его подачи, но — самостоятельно.</text:p>
      <text:p text:style-name="P2">Вот так будет и в его следующих отношениях, к сожалению для его новой жертвы.</text:p>
      <text:p text:style-name="P2">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2">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2">Ключевое слово — демонстрирует.</text:p>
      <text:p text:style-name="P2">Легче вам не стало, не станет и не стало бы. Все, чего вы добьетесь — это изведете себя еще больше.</text:p>
      <text:p text:style-name="P2"><text:soft-page-break/><text:span text:style-name="T10">Противостояние</text:span>:</text:p>
      <text:p text:style-name="P2">Хотите, чтоб вам стало лучше?</text:p>
      <text:p text:style-name="P2">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2">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2">Вы хороший человек, такой же, как и новая жертва. Он таких и выбирает — хороших.</text:p>
      <text:p text:style-name="P2">Разрыв с абьюзером — освобождение для вас. А его новая жертва... Скажите ей спасибо и пожалейте ее, ведь ее ждет то же самое, что и вас.</text:p>
      <text:p text:style-name="P2">Не осуждайте ее. Она, поверьте мне, ни в чем не виновата. И вы ни в чем не виноваты. Мало того, он тоже ни в чем не виноват. Он <text:soft-page-break/>такой, и тут уж ничего не поделаешь. А вы должны быть рады, что избавились от него.</text:p>
      <text:p text:style-name="P2">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2">Не проявляйте эмоции. Не показывайте ему их. Они — его главный инструмент.</text:p>
      <text:p text:style-name="P2">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2">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2"><text:soft-page-break/>Это его тактика. И вы должны понимать, что именно так и следует вести себя с манипуляторами впредь. Никаких эмоций.</text:p>
      <text:p text:style-name="P2">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5" text:outline-level="1">Эпилог</text:h>
      <text:p text:style-name="P11">Ну вот и все. Дело сделано.</text:p>
      <text:p text:style-name="P11">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1">Изначально, именно это стало целью для меня - найти и объяснить себе:</text:p>
      <text:list xml:id="list38603727" text:continue-numbering="true" text:style-name="диалог">
        <text:list-item>
          <text:p text:style-name="P105">Что это было?</text:p>
        </text:list-item>
        <text:list-item>
          <text:p text:style-name="P105">Почему это произошло со мной?</text:p>
        </text:list-item>
        <text:list-item>
          <text:p text:style-name="P105">За какие такие мои проступки мне причинили столько боли?</text:p>
        </text:list-item>
      </text:list>
      <text:p text:style-name="P11"><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2"><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1">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1">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text:soft-page-break/>шлом. Отчаяние, полное безумие и безвыходность остались позади.</text:p>
      <text:p text:style-name="P11">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1">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1">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text:soft-page-break/>здоровым человеком. Вами не манипулируют.</text:p>
      <text:p text:style-name="P11">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3">* * *</text:p>
      <text:p text:style-name="P11">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1">Для них это может стать новым стимулом для оскорблений и высмеивания, а также вызвать множество возмущений и обвинении меня в клевете.</text:p>
      <text:list xml:id="list38625411" text:continue-numbering="true" text:style-name="диалог">
        <text:list-item>
          <text:p text:style-name="P105">Это притянуто за уши;</text:p>
        </text:list-item>
        <text:list-item>
          <text:p text:style-name="P105"><text:soft-page-break/>Это абсолютная клевета;</text:p>
        </text:list-item>
        <text:list-item>
          <text:p text:style-name="P105">Она все это придумала;</text:p>
        </text:list-item>
        <text:list-item>
          <text:p text:style-name="P105">Это полный бред/абсурд;</text:p>
        </text:list-item>
        <text:list-item>
          <text:p text:style-name="P105">Это не стоит моего внимания;</text:p>
        </text:list-item>
        <text:list-item>
          <text:p text:style-name="P105">Это просто смешно;</text:p>
        </text:list-item>
        <text:list-item>
          <text:p text:style-name="P105">Это еще раз доказывает ее неадекватность;</text:p>
        </text:list-item>
      </text:list>
      <text:p text:style-name="P11">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1">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3"><text:soft-page-break/>* * *</text:p>
      <text:p text:style-name="P11">Напоследок не удержусь и нажелаю!</text:p>
      <text:p text:style-name="P11">Я желаю вам быть сильными и любить себя.</text:p>
      <text:p text:style-name="P11">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1">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1">Я желаю вам понимать, что для вас лучше и точно знать, что же приведет вас к счастью!</text:p>
      <text:p text:style-name="P11">Я желаю вам то, чего вы заслуживаете, без поблажек и привилегий!</text:p>
      <text:p text:style-name="P11"><text:span text:style-name="T32">PS: </text:span>О нет! Не нужно! Не делайте этого! Не судите и не осуждайте! Не оценивайте! Если вы не можете удержаться, если все же <text:s/>вам <text:soft-page-break/>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0">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1">Искренне ваша Я. Каминская.</text:p>
      <text:p text:style-name="P62"/>
      <text:p text:style-name="P150">Содержание</text:p>
      <text:p text:style-name="P31"/>
      <text:p text:style-name="P69">Пролог<text:tab/>3</text:p>
      <text:p text:style-name="P70">ЧАСТЬ 1. ФИРМЕННЫЕ ОТНОШЕНИЯ</text:p>
      <text:p text:style-name="P69">Глава 1. Это еще не конец<text:tab/>23</text:p>
      <text:p text:style-name="P69">Глава 2. Таблетка<text:tab/>26</text:p>
      <text:p text:style-name="P69">Глава 3. Останешься?<text:tab/>38</text:p>
      <text:p text:style-name="P69">Глава 4. Зачем платить больше?<text:tab/>42</text:p>
      <text:p text:style-name="P69">Глава 5. Интроверт<text:tab/>47</text:p>
      <text:p text:style-name="P69">Глава 6. Стразики<text:tab/>72</text:p>
      <text:p text:style-name="P69">Глава 7. З — Забота<text:tab/>84</text:p>
      <text:p text:style-name="P69">Глава 8. Сама, котик<text:tab/>101</text:p>
      <text:p text:style-name="P69">Глава 9. Мы так общаемся<text:tab/>116</text:p>
      <text:p text:style-name="P69">Глава 10. Это не я<text:tab/>133</text:p>
      <text:p text:style-name="P69">Глава 11. Трио<text:tab/>154</text:p>
      <text:p text:style-name="P69">Глава 12. Не ной<text:tab/>162</text:p>
      <text:p text:style-name="P69">Глава 13. Неадекватная<text:tab/>171</text:p>
      <text:p text:style-name="P69">Глава 14. Вожак<text:tab/>195</text:p>
      <text:p text:style-name="P69">Глава 15. Ад<text:tab/>213</text:p>
      <text:p text:style-name="P69">Глава 16. Nosce te ipsum<text:tab/>225</text:p>
      <text:p text:style-name="P69">Глава 17. Я все понял<text:tab/>234</text:p>
      <text:p text:style-name="P69">Глава 18. А зачем вам Она?<text:tab/>239</text:p>
      <text:p text:style-name="P69">Глава 19. Я подумаю<text:tab/>246</text:p>
      <text:p text:style-name="P69">Глава 20. Меньше нюансов<text:tab/>251</text:p>
      <text:p text:style-name="P69">Глава 21. Быть честным очень легко!<text:tab/>260</text:p>
      <text:p text:style-name="P69">Глава 22. Гори в аду<text:tab/>303</text:p>
      <text:p text:style-name="P69">Глава 23. Апофеоз отношений с манипулятором<text:tab/>322</text:p>
      <text:p text:style-name="P70">ЧАСТЬ 2. ЧТО-ТО ВРОДЕ СПРАВОЧНИКА</text:p>
      <text:p text:style-name="P69">Глава 24. Причины манипуляции<text:tab/>342</text:p>
      <text:p text:style-name="P69"><text:soft-page-break/>Глава 25. Признаки и последствия манипуляции<text:tab/>362</text:p>
      <text:p text:style-name="P71">Что с ним?<text:tab/>364</text:p>
      <text:p text:style-name="P71">Почему я?<text:tab/>370</text:p>
      <text:p text:style-name="P69">Глава 25. Приемы и противостояние манипуляции<text:tab/>384</text:p>
      <text:p text:style-name="P71">Демонстративное игнорирование собственных</text:p>
      <text:p text:style-name="P71">обязательств<text:tab/>384</text:p>
      <text:p text:style-name="P71">Газлайтинг<text:tab/>386</text:p>
      <text:p text:style-name="P71">Висхолдинг<text:tab/>390</text:p>
      <text:p text:style-name="P71">«Да, но &lt;...&gt;» (в доп. к описанию висхолдинга)<text:tab/>393</text:p>
      <text:p text:style-name="P71">Изоляция жертвы от ее окружения<text:tab/>395</text:p>
      <text:p text:style-name="P71">Пассивная агрессия<text:line-break/>(игнорирование, обида, внезапный бойкот)<text:tab/>398</text:p>
      <text:p text:style-name="P71">Эгоизм. Равнодушие<text:tab/>403</text:p>
      <text:p text:style-name="P71">Игра на ваших эмоциях или психологические</text:p>
      <text:p text:style-name="P71">триггеры<text:tab/>404</text:p>
      <text:p text:style-name="P71">Виктимблейминг<text:tab/>408</text:p>
      <text:p text:style-name="P71">Вам редко уступают или не уступают вообще<text:tab/>413</text:p>
      <text:p text:style-name="P71">Патологическая ложь.<text:line-break/>Введение в болезненное состояние ожидания<text:tab/>418</text:p>
      <text:p text:style-name="P71">Триангуляция<text:tab/>424</text:p>
      <text:p text:style-name="P71">Дабл байнд<text:tab/>427</text:p>
      <text:p text:style-name="P71">Демонстрация (в доп. к описанию дабл байнда)<text:tab/>436</text:p>
      <text:p text:style-name="P67">Демонстрация занятости<text:tab/>436</text:p>
      <text:p text:style-name="P67">Демонстрация любви<text:tab/>440</text:p>
      <text:p text:style-name="P71">Подкрепление.<text:line-break/>Стимуляция на действия<text:tab/>444</text:p>
      <text:p text:style-name="P67">Положительное подкрепление<text:tab/>445</text:p>
      <text:p text:style-name="P67">Неустойчивое или частичное подкрепление<text:tab/>451</text:p>
      <text:p text:style-name="P67">Отрицательное подкрепление<text:tab/>455</text:p>
      <text:p text:style-name="P67">Травмирующий одноразовый опыт<text:tab/>460</text:p>
      <text:p text:style-name="P71">Постоянные жалобы<text:tab/>462</text:p>
      <text:p text:style-name="P71">Отношение к чистоте<text:tab/>465</text:p>
      <text:p text:style-name="P67">Патологическая неряшливость.<text:tab/>465</text:p>
      <text:p text:style-name="P67"><text:soft-page-break/>Патологическое стремление к чистоте<text:tab/>467</text:p>
      <text:p text:style-name="P71">Неглект<text:tab/>471</text:p>
      <text:p text:style-name="P71">Попытка выторговать право на «лево». Принуждение</text:p>
      <text:p text:style-name="P71">к трио<text:tab/>475</text:p>
      <text:p text:style-name="P67">Вариант 1. <text:s/>Ничто не предвещало беды<text:tab/>479</text:p>
      <text:p text:style-name="P67">Вариант 2. Ну мааам<text:tab/>481</text:p>
      <text:p text:style-name="P67">Вариант 3. Я уже взрослый<text:tab/>484</text:p>
      <text:p text:style-name="P67">Секс втроем<text:tab/>485</text:p>
      <text:p text:style-name="P71">Перспектицид<text:tab/>491</text:p>
      <text:p text:style-name="P71">Сахарное шоу<text:tab/>493</text:p>
      <text:p text:style-name="P71">Манипуляция разрывом<text:tab/>495</text:p>
      <text:p text:style-name="P69">Эпилог<text:tab/>499</text:p>
      <table:table table:name="Таблица1" table:style-name="Таблица1">
        <table:table-column table:style-name="Таблица1.A"/>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
      <text:p text:style-name="P63"><text:span text:style-name="Default_20_Paragraph_20_Font"><text:span text:style-name="T21"><text:s text:c="1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Verdana6"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bold"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class="extra">
      <style:paragraph-properties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649cm" fo:margin-left="1.649cm"/>
        </style:list-level-properties>
      </text:list-level-style-number>
      <text:list-level-style-bullet text:level="3" text:style-name="Strong_20_Emphasis" text:bullet-char="•">
        <style:list-level-properties text:list-level-position-and-space-mode="label-alignment">
          <style:list-level-label-alignment text:label-followed-by="space" fo:text-indent="-0.302cm" fo:margin-left="1.951cm"/>
        </style:list-level-properties>
        <style:text-properties style:font-name="StarSymbol"/>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3cm" fo:margin-left="1.3cm"/>
        </style:list-level-properties>
        <style:text-properties style:font-name="Verdana6"/>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651cm" fo:margin-left="1.15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01cm"/>
        </style:list-level-properties>
        <style:text-properties style:font-name="Verdana6"/>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649cm" fo:margin-left="1.649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3cm" fo:page-height="17.2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3cm" fo:page-height="17.2cm" style:num-format="1" style:print-orientation="portrait" fo:margin-top="1cm" fo:margin-bottom="1cm" fo:margin-left="1cm" fo:margin-right="1.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3cm" fo:page-height="17.2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Header_20_left"><text:chapter text:display="number-and-name" text:outline-level="3">Эпилог</text:chapter></text:p>
      </style:header-left>
      <style:footer>
        <text:p text:style-name="Footer"/>
      </style:footer>
      <style:footer-left>
        <text:p text:style-name="Footer"><text:page-number text:select-page="current">866</text:page-number></text:p>
      </style:footer-left>
    </style:master-page>
    <style:master-page style:name="Right_20_Page" style:display-name="Right Page" style:page-layout-name="Mpm5" style:next-style-name="Left_20_Page">
      <style:header>
        <text:p text:style-name="Header_20_right"><text:chapter text:display="name" text:outline-level="3">Эпилог</text:chapter></text:p>
      </style:header>
      <style:footer>
        <text:p text:style-name="Footer"><text:page-number text:select-page="current">86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2-20T18:42:11.75</dc:date>
    <meta:editing-cycles>413</meta:editing-cycles>
    <meta:editing-duration>P15DT12H1M27S</meta:editing-duration>
    <meta:document-statistic meta:table-count="1" meta:image-count="0" meta:object-count="0" meta:page-count="873" meta:paragraph-count="4037" meta:word-count="102512" meta:character-count="641152"/>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